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able-cell-properties fo:background-color="transparent" fo:border="0.06pt solid #000000"/>
      <style:text-properties style:use-window-font-color="true" fo:language="cs" fo:country="CZ"/>
    </style:style>
    <style:style style:name="ce23" style:family="table-cell" style:parent-style-name="Default" style:data-style-name="N0">
      <style:text-properties style:use-window-font-color="true"/>
    </style:style>
    <style:style style:name="ce24" style:family="table-cell" style:parent-style-name="Default" style:data-style-name="N0">
      <style:table-cell-properties fo:background-color="#ff0000" fo:border="0.06pt solid #000000"/>
    </style:style>
    <style:style style:name="ce25" style:family="table-cell" style:parent-style-name="Default" style:data-style-name="N0">
      <style:table-cell-properties fo:border="0.06pt solid #000000"/>
      <style:text-properties fo:language="en" fo:country="US"/>
    </style:style>
    <style:style style:name="ce26" style:family="table-cell" style:parent-style-name="Default" style:data-style-name="N0">
      <style:table-cell-properties fo:background-color="#ffff00" fo:border="0.06pt solid #000000"/>
    </style:style>
    <style:style style:name="ce2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29" style:family="table-cell" style:parent-style-name="Default" style:data-style-name="N2">
      <style:table-cell-properties fo:border="0.06pt solid #000000"/>
    </style:style>
    <style:style style:name="ce30" style:family="table-cell" style:parent-style-name="Default" style:data-style-name="N1">
      <style:table-cell-properties fo:border="0.06pt solid #000000"/>
    </style:style>
    <style:style style:name="ce31"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2" style:family="table-cell" style:parent-style-name="Default" style:data-style-name="N2"/>
    <style:style style:name="ce33" style:family="table-cell" style:parent-style-name="Default" style:data-style-name="N2">
      <style:text-properties fo:font-weight="bold" style:font-weight-asian="bold" style:font-weight-complex="bold"/>
    </style:style>
    <style:style style:name="ce34" style:family="table-cell" style:parent-style-name="Default" style:data-style-name="N2">
      <style:table-cell-properties fo:background-color="#ffff00" fo:border="0.06pt solid #000000"/>
    </style:style>
    <style:style style:name="ce35" style:family="table-cell" style:parent-style-name="Default" style:data-style-name="N2">
      <style:table-cell-properties fo:background-color="transparent" fo:border="0.06pt solid #000000"/>
    </style:style>
    <style:style style:name="ce36" style:family="table-cell" style:parent-style-name="Default" style:data-style-name="N2">
      <style:table-cell-properties fo:background-color="#ffff66" fo:border="0.06pt solid #000000"/>
    </style:style>
    <style:style style:name="ce3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38"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39" style:family="table-cell" style:parent-style-name="Default" style:data-style-name="N0">
      <style:table-cell-properties fo:background-color="transparent"/>
    </style:style>
    <style:style style:name="ce40" style:family="table-cell" style:parent-style-name="Default">
      <style:table-cell-properties fo:background-color="transparent"/>
    </style:style>
    <style:style style:name="ce4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8" table:default-cell-style-name="ce23"/>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number-columns-repeated="14" table:default-cell-style-name="ce5"/>
        <table:table-column table:style-name="co13" table:default-cell-style-name="ce32"/>
        <table:table-column table:style-name="co14" table:number-columns-repeated="2" table:default-cell-style-name="ce5"/>
        <table:table-column table:style-name="co14" table:default-cell-style-name="ce32"/>
        <table:table-column table:style-name="co14" table:number-columns-repeated="990" table:default-cell-style-name="ce5"/>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Brand</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7" office:value-type="string" calcext:value-type="string" table:number-columns-spanned="2" table:number-rows-spanned="1">
            <text:p>Train size</text:p>
          </table:table-cell>
          <table:covered-table-cell/>
          <table:table-cell table:style-name="ce28" office:value-type="string" calcext:value-type="string" table:number-columns-spanned="2" table:number-rows-spanned="1">
            <text:p>Dev size</text:p>
          </table:table-cell>
          <table:covered-table-cell table:style-name="ce1"/>
          <table:table-cell table:style-name="ce27" office:value-type="string" calcext:value-type="string" table:number-columns-spanned="2" table:number-rows-spanned="1">
            <text:p>Test size</text:p>
          </table:table-cell>
          <table:covered-table-cell/>
          <table:table-cell table:style-name="ce27" office:value-type="string" calcext:value-type="string" table:number-columns-spanned="2" table:number-rows-spanned="1">
            <text:p>Total size</text:p>
          </table:table-cell>
          <table:covered-table-cell/>
          <table:table-cell/>
          <table:table-cell table:style-name="ce28" office:value-type="string" calcext:value-type="string" table:number-columns-spanned="3" table:number-rows-spanned="1">
            <text:p>Training/Dev/TestSnt</text:p>
          </table:table-cell>
          <table:covered-table-cell table:style-name="ce28"/>
          <table:covered-table-cell table:style-name="ce1"/>
          <table:table-cell table:style-name="ce31" office:value-type="string" calcext:value-type="string" table:number-columns-spanned="2" table:number-rows-spanned="1">
            <text:p>Nonprojectivity (harmonized or original?)</text:p>
          </table:table-cell>
          <table:covered-table-cell/>
          <table:table-cell table:style-name="ce37" office:value-type="string" calcext:value-type="string" table:number-columns-spanned="3" table:number-rows-spanned="1">
            <text:p>Morphological richness</text:p>
          </table:table-cell>
          <table:covered-table-cell table:style-name="ce1"/>
          <table:covered-table-cell table:style-name="ce33"/>
          <table:table-cell table:number-columns-repeated="991"/>
        </table:table-row>
        <table:table-row table:style-name="ro1">
          <table:covered-table-cell table:number-columns-repeated="5" table:style-name="ce1"/>
          <table:covered-table-cell table:number-columns-repeated="4" table:style-name="ce13"/>
          <table:covered-table-cell table:style-name="ce18"/>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8" office:value-type="string" calcext:value-type="string">
            <text:p>%</text:p>
          </table:table-cell>
          <table:table-cell table:style-name="ce1" office:value-type="string" calcext:value-type="string">
            <text:p>Deps</text:p>
          </table:table-cell>
          <table:table-cell table:style-name="ce33" office:value-type="string" calcext:value-type="string">
            <text:p>Percent</text:p>
          </table:table-cell>
          <table:table-cell table:style-name="ce28" office:value-type="string" calcext:value-type="string">
            <text:p>Forms</text:p>
          </table:table-cell>
          <table:table-cell table:style-name="ce28" office:value-type="string" calcext:value-type="string">
            <text:p>Lemmas</text:p>
          </table:table-cell>
          <table:table-cell table:style-name="ce38"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Q3]+[.S3]+[.U3]" office:value-type="float" office:value="1606" calcext:value-type="float">
            <text:p>1606</text:p>
          </table:table-cell>
          <table:table-cell table:style-name="ce6" table:formula="of:=[.R3]+[.T3]+[.V3]" office:value-type="float" office:value="59752" calcext:value-type="float">
            <text:p>59752</text:p>
          </table:table-cell>
          <table:table-cell table:style-name="ce29" table:formula="of:=([.R3]+[.T3]+[.V3])/([.Q3]+[.S3]+[.U3])" office:value-type="float" office:value="37.2054794520548" calcext:value-type="float">
            <text:p>37,21</text:p>
          </table:table-cell>
          <table:table-cell table:style-name="ce30" table:formula="of:=[.Q3]/[.W3]*100" office:value-type="float" office:value="90.9090909090909" calcext:value-type="float">
            <text:p>91</text:p>
          </table:table-cell>
          <table:table-cell table:style-name="ce30" table:formula="of:=[.S3]/[.W3]*100" office:value-type="float" office:value="0" calcext:value-type="float">
            <text:p>0</text:p>
          </table:table-cell>
          <table:table-cell table:style-name="ce30" table:formula="of:=[.U3]/[.W3]*100" office:value-type="float" office:value="9.09090909090909" calcext:value-type="float">
            <text:p>9</text:p>
          </table:table-cell>
          <table:table-cell table:style-name="ce7"/>
          <table:table-cell table:style-name="ce29" table:formula="of:=[.AC3]/[.X3]*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Q4]+[.S4]+[.U4]" office:value-type="float" office:value="3043" calcext:value-type="float">
            <text:p>3043</text:p>
          </table:table-cell>
          <table:table-cell table:style-name="ce6" table:formula="of:=[.R4]+[.T4]+[.V4]" office:value-type="float" office:value="116793" calcext:value-type="float">
            <text:p>116793</text:p>
          </table:table-cell>
          <table:table-cell table:style-name="ce29" table:formula="of:=([.R4]+[.T4]+[.V4])/([.Q4]+[.S4]+[.U4])" office:value-type="float" office:value="38.3808741373644" calcext:value-type="float">
            <text:p>38,38</text:p>
          </table:table-cell>
          <table:table-cell table:style-name="ce30" table:formula="of:=[.Q4]/[.W4]*100" office:value-type="float" office:value="95.695037791653" calcext:value-type="float">
            <text:p>96</text:p>
          </table:table-cell>
          <table:table-cell table:style-name="ce30" table:formula="of:=[.S4]/[.W4]*100" office:value-type="float" office:value="0" calcext:value-type="float">
            <text:p>0</text:p>
          </table:table-cell>
          <table:table-cell table:style-name="ce30" table:formula="of:=[.U4]/[.W4]*100" office:value-type="float" office:value="4.30496220834703" calcext:value-type="float">
            <text:p>4</text:p>
          </table:table-cell>
          <table:table-cell table:style-name="ce6" office:value-type="float" office:value="431" calcext:value-type="float">
            <text:p>431</text:p>
          </table:table-cell>
          <table:table-cell table:style-name="ce29" table:formula="of:=[.AC4]/[.X4]*100" office:value-type="float" office:value="0.369028965777059" calcext:value-type="float">
            <text:p>0,37</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6" office:value-type="string" calcext:value-type="string">
            <text:p>PADT 1.5 r349 minus sentences with empty afuns</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Q5]+[.S5]+[.U5]" office:value-type="float" office:value="7664" calcext:value-type="float">
            <text:p>7664</text:p>
          </table:table-cell>
          <table:table-cell table:style-name="ce6" table:formula="of:=[.R5]+[.T5]+[.V5]" office:value-type="float" office:value="282384" calcext:value-type="float">
            <text:p>282384</text:p>
          </table:table-cell>
          <table:table-cell table:style-name="ce29" table:formula="of:=([.R5]+[.T5]+[.V5])/([.Q5]+[.S5]+[.U5])" office:value-type="float" office:value="36.8455114822547" calcext:value-type="float">
            <text:p>36,85</text:p>
          </table:table-cell>
          <table:table-cell table:style-name="ce30" table:formula="of:=[.Q5]/[.W5]*100" office:value-type="float" office:value="80.5584551148226" calcext:value-type="float">
            <text:p>81</text:p>
          </table:table-cell>
          <table:table-cell table:style-name="ce30" table:formula="of:=[.S5]/[.W5]*100" office:value-type="float" office:value="10.2557411273486" calcext:value-type="float">
            <text:p>10</text:p>
          </table:table-cell>
          <table:table-cell table:style-name="ce30" table:formula="of:=[.U5]/[.W5]*100" office:value-type="float" office:value="9.18580375782881" calcext:value-type="float">
            <text:p>9</text:p>
          </table:table-cell>
          <table:table-cell table:style-name="ce7" office:value-type="float" office:value="1992" calcext:value-type="float">
            <text:p>1992</text:p>
          </table:table-cell>
          <table:table-cell table:style-name="ce34" table:formula="of:=[.AC5]/[.X5]*100" office:value-type="float" office:value="0.705422403535611" calcext:value-type="float">
            <text:p>0,71</text:p>
          </table:table-cell>
          <table:table-cell table:number-columns-repeated="2" table:style-name="ce26" office:value-type="float" office:value="6970" calcext:value-type="float">
            <text:p>6970</text:p>
          </table:table-cell>
          <table:table-cell table:style-name="ce34" table:formula="of:=[.AE5]/[.AF5]" office:value-type="float" office:value="1" calcext:value-type="float">
            <text:p>1,00</text:p>
          </table:table-cell>
          <table:table-cell table:number-columns-repeated="991"/>
        </table:table-row>
        <table:table-row table:style-name="ro1">
          <table:table-cell table:style-name="ce4" office:value-type="string" calcext:value-type="string">
            <text:p>ar</text:p>
          </table:table-cell>
          <table:table-cell table:style-name="ce7"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7" office:value-type="string" calcext:value-type="string">
            <text:p>UD 1.2 Arabic / PADT</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Arabic</text:p>
          </table:table-cell>
          <table:table-cell table:style-name="ce7"/>
          <table:table-cell table:style-name="ce7" office:value-type="string" calcext:value-type="string">
            <text:p>PADT r349</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7" office:value-type="float" office:value="704" calcext:value-type="float">
            <text:p>704</text:p>
          </table:table-cell>
          <table:table-cell table:style-name="ce7" office:value-type="float" office:value="28268" calcext:value-type="float">
            <text:p>28268</text:p>
          </table:table-cell>
          <table:table-cell table:style-name="ce6" table:formula="of:=[.Q6]+[.S6]+[.U6]" office:value-type="float" office:value="7664" calcext:value-type="float">
            <text:p>7664</text:p>
          </table:table-cell>
          <table:table-cell table:style-name="ce6" table:formula="of:=[.R6]+[.T6]+[.V6]" office:value-type="float" office:value="282384" calcext:value-type="float">
            <text:p>282384</text:p>
          </table:table-cell>
          <table:table-cell table:style-name="ce29" table:formula="of:=([.R6]+[.T6]+[.V6])/([.Q6]+[.S6]+[.U6])" office:value-type="float" office:value="36.8455114822547" calcext:value-type="float">
            <text:p>36,85</text:p>
          </table:table-cell>
          <table:table-cell table:style-name="ce30" table:formula="of:=[.Q6]/[.W6]*100" office:value-type="float" office:value="80.5584551148226" calcext:value-type="float">
            <text:p>81</text:p>
          </table:table-cell>
          <table:table-cell table:style-name="ce30" table:formula="of:=[.S6]/[.W6]*100" office:value-type="float" office:value="10.2557411273486" calcext:value-type="float">
            <text:p>10</text:p>
          </table:table-cell>
          <table:table-cell table:style-name="ce30" table:formula="of:=[.U6]/[.W6]*100" office:value-type="float" office:value="9.18580375782881" calcext:value-type="float">
            <text:p>9</text:p>
          </table:table-cell>
          <table:table-cell table:style-name="ce7"/>
          <table:table-cell table:style-name="ce35"/>
          <table:table-cell table:style-name="ce7" office:value-type="float" office:value="35631" calcext:value-type="float">
            <text:p>35631</text:p>
          </table:table-cell>
          <table:table-cell table:style-name="ce7" office:value-type="float" office:value="1" calcext:value-type="float">
            <text:p>1</text:p>
          </table:table-cell>
          <table:table-cell table:style-name="ce35" table:formula="of:=[.AE6]/[.AF6]" office:value-type="float" office:value="35631" calcext:value-type="float">
            <text:p>35631,00</text:p>
          </table:table-cell>
          <table:table-cell table:style-name="ce39" table:number-columns-repeated="990"/>
          <table:table-cell table:style-name="ce40"/>
        </table:table-row>
        <table:table-row table:style-name="ro1">
          <table:table-cell table:style-name="ce2"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6" office:value-type="string" calcext:value-type="string">
            <text:p>PROIEL</text:p>
          </table:table-cell>
          <table:table-cell table:style-name="ce14" table:number-columns-repeated="4"/>
          <table:table-cell table:style-name="ce19"/>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Q7]+[.S7]+[.U7]" office:value-type="float" office:value="0" calcext:value-type="float">
            <text:p>0</text:p>
          </table:table-cell>
          <table:table-cell table:style-name="ce6" table:formula="of:=[.R7]+[.T7]+[.V7]" office:value-type="float" office:value="0" calcext:value-type="float">
            <text:p>0</text:p>
          </table:table-cell>
          <table:table-cell table:style-name="ce29" table:formula="of:=([.R7]+[.T7]+[.V7])/([.Q7]+[.S7]+[.U7])" office:value-type="string" office:string-value="" calcext:value-type="error">
            <text:p>#DIV/0!</text:p>
          </table:table-cell>
          <table:table-cell table:style-name="ce30" table:formula="of:=[.Q7]/[.W7]*100" office:value-type="string" office:string-value="" calcext:value-type="error">
            <text:p>#DIV/0!</text:p>
          </table:table-cell>
          <table:table-cell table:style-name="ce30" table:formula="of:=[.S7]/[.W7]*100" office:value-type="string" office:string-value="" calcext:value-type="error">
            <text:p>#DIV/0!</text:p>
          </table:table-cell>
          <table:table-cell table:style-name="ce30" table:formula="of:=[.U7]/[.W7]*100" office:value-type="string" office:string-value="" calcext:value-type="error">
            <text:p>#DIV/0!</text:p>
          </table:table-cell>
          <table:table-cell table:style-name="ce7"/>
          <table:table-cell table:style-name="ce29" table:formula="of:=[.AC7]/[.X7]*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Q8]+[.S8]+[.U8]" office:value-type="float" office:value="11226" calcext:value-type="float">
            <text:p>11226</text:p>
          </table:table-cell>
          <table:table-cell table:style-name="ce6" table:formula="of:=[.R8]+[.T8]+[.V8]" office:value-type="float" office:value="151604" calcext:value-type="float">
            <text:p>151604</text:p>
          </table:table-cell>
          <table:table-cell table:style-name="ce29" table:formula="of:=([.R8]+[.T8]+[.V8])/([.Q8]+[.S8]+[.U8])" office:value-type="float" office:value="13.5047211829681" calcext:value-type="float">
            <text:p>13,50</text:p>
          </table:table-cell>
          <table:table-cell table:style-name="ce30" table:formula="of:=[.Q8]/[.W8]*100" office:value-type="float" office:value="90.0053447354356" calcext:value-type="float">
            <text:p>90</text:p>
          </table:table-cell>
          <table:table-cell table:style-name="ce30" table:formula="of:=[.S8]/[.W8]*100" office:value-type="float" office:value="0" calcext:value-type="float">
            <text:p>0</text:p>
          </table:table-cell>
          <table:table-cell table:style-name="ce30" table:formula="of:=[.U8]/[.W8]*100" office:value-type="float" office:value="9.9946552645644" calcext:value-type="float">
            <text:p>10</text:p>
          </table:table-cell>
          <table:table-cell table:style-name="ce7" office:value-type="float" office:value="1925" calcext:value-type="float">
            <text:p>1925</text:p>
          </table:table-cell>
          <table:table-cell table:style-name="ce29" table:formula="of:=[.AC8]/[.X8]*100" office:value-type="float" office:value="1.2697554154244" calcext:value-type="float">
            <text:p>1,27</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4"/>
          <table:table-cell table:style-name="ce15" table:number-columns-repeated="3"/>
          <table:table-cell table:style-name="ce20"/>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Q9]+[.S9]+[.U9]" office:value-type="float" office:value="3524" calcext:value-type="float">
            <text:p>3524</text:p>
          </table:table-cell>
          <table:table-cell table:style-name="ce6" table:formula="of:=[.R9]+[.T9]+[.V9]" office:value-type="float" office:value="55916" calcext:value-type="float">
            <text:p>55916</text:p>
          </table:table-cell>
          <table:table-cell table:style-name="ce29" table:formula="of:=([.R9]+[.T9]+[.V9])/([.Q9]+[.S9]+[.U9])" office:value-type="float" office:value="15.8671963677639" calcext:value-type="float">
            <text:p>15,87</text:p>
          </table:table-cell>
          <table:table-cell table:style-name="ce30" table:formula="of:=[.Q9]/[.W9]*100" office:value-type="float" office:value="90.522133938706" calcext:value-type="float">
            <text:p>91</text:p>
          </table:table-cell>
          <table:table-cell table:style-name="ce30" table:formula="of:=[.S9]/[.W9]*100" office:value-type="float" office:value="0" calcext:value-type="float">
            <text:p>0</text:p>
          </table:table-cell>
          <table:table-cell table:style-name="ce30" table:formula="of:=[.U9]/[.W9]*100" office:value-type="float" office:value="9.47786606129398" calcext:value-type="float">
            <text:p>9</text:p>
          </table:table-cell>
          <table:table-cell table:style-name="ce7"/>
          <table:table-cell table:style-name="ce29" table:formula="of:=[.AC9]/[.X9]*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Q10]+[.S10]+[.U10]" office:value-type="float" office:value="8525" calcext:value-type="float">
            <text:p>8525</text:p>
          </table:table-cell>
          <table:table-cell table:style-name="ce6" table:formula="of:=[.R10]+[.T10]+[.V10]" office:value-type="float" office:value="110219" calcext:value-type="float">
            <text:p>110219</text:p>
          </table:table-cell>
          <table:table-cell table:style-name="ce29" table:formula="of:=([.R10]+[.T10]+[.V10])/([.Q10]+[.S10]+[.U10])" office:value-type="float" office:value="12.9289149560117" calcext:value-type="float">
            <text:p>12,93</text:p>
          </table:table-cell>
          <table:table-cell table:style-name="ce30" table:formula="of:=[.Q10]/[.W10]*100" office:value-type="float" office:value="88.8797653958944" calcext:value-type="float">
            <text:p>89</text:p>
          </table:table-cell>
          <table:table-cell table:style-name="ce30" table:formula="of:=[.S10]/[.W10]*100" office:value-type="float" office:value="11.1202346041056" calcext:value-type="float">
            <text:p>11</text:p>
          </table:table-cell>
          <table:table-cell table:style-name="ce30" table:formula="of:=[.U10]/[.W10]*100" office:value-type="float" office:value="0" calcext:value-type="float">
            <text:p>0</text:p>
          </table:table-cell>
          <table:table-cell table:style-name="ce7"/>
          <table:table-cell table:style-name="ce29" table:formula="of:=[.AC10]/[.X10]*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eu</text:p>
          </table:table-cell>
          <table:table-cell table:style-name="ce7" office:value-type="string" calcext:value-type="string">
            <text:p>Basque</text:p>
          </table:table-cell>
          <table:table-cell table:style-name="ce8" office:value-type="string" calcext:value-type="string">
            <text:p>bdt</text:p>
          </table:table-cell>
          <table:table-cell table:style-name="ce12" office:value-type="string" calcext:value-type="string">
            <text:p>ud11</text:p>
          </table:table-cell>
          <table:table-cell table:style-name="ce7" office:value-type="string" calcext:value-type="string">
            <text:p>UD 1.1 Basque</text:p>
          </table:table-cell>
          <table:table-cell table:style-name="ce14"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Q11]+[.S11]+[.U11]" office:value-type="float" office:value="5273" calcext:value-type="float">
            <text:p>5273</text:p>
          </table:table-cell>
          <table:table-cell table:style-name="ce6" table:formula="of:=[.R11]+[.T11]+[.V11]" office:value-type="float" office:value="60563" calcext:value-type="float">
            <text:p>60563</text:p>
          </table:table-cell>
          <table:table-cell table:style-name="ce29" table:formula="of:=([.R11]+[.T11]+[.V11])/([.Q11]+[.S11]+[.U11])" office:value-type="float" office:value="11.4854921297174" calcext:value-type="float">
            <text:p>11,49</text:p>
          </table:table-cell>
          <table:table-cell table:style-name="ce30" table:formula="of:=[.Q11]/[.W11]*100" office:value-type="float" office:value="60.0037929072634" calcext:value-type="float">
            <text:p>60</text:p>
          </table:table-cell>
          <table:table-cell table:style-name="ce30" table:formula="of:=[.S11]/[.W11]*100" office:value-type="float" office:value="19.9886212782097" calcext:value-type="float">
            <text:p>20</text:p>
          </table:table-cell>
          <table:table-cell table:style-name="ce30" table:formula="of:=[.U11]/[.W11]*100" office:value-type="float" office:value="20.0075858145268" calcext:value-type="float">
            <text:p>20</text:p>
          </table:table-cell>
          <table:table-cell table:style-name="ce7" office:value-type="float" office:value="2307" calcext:value-type="float">
            <text:p>2307</text:p>
          </table:table-cell>
          <table:table-cell table:style-name="ce34" table:formula="of:=[.AC11]/[.X11]*100" office:value-type="float" office:value="3.80925647672671" calcext:value-type="float">
            <text:p>3,81</text:p>
          </table:table-cell>
          <table:table-cell table:style-name="ce6" office:value-type="float" office:value="16222" calcext:value-type="float">
            <text:p>16222</text:p>
          </table:table-cell>
          <table:table-cell table:style-name="ce6" office:value-type="float" office:value="7049" calcext:value-type="float">
            <text:p>7049</text:p>
          </table:table-cell>
          <table:table-cell table:style-name="ce35" table:formula="of:=[.AE11]/[.AF11]" office:value-type="float" office:value="2.30131933607604" calcext:value-type="float">
            <text:p>2,30</text:p>
          </table:table-cell>
          <table:table-cell table:number-columns-repeated="991"/>
        </table:table-row>
        <table:table-row table:style-name="ro2">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7" office:value-type="string" calcext:value-type="string">
            <text:p>UD 1.2 Basque</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Basque</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5396" calcext:value-type="float">
            <text:p>5396</text:p>
          </table:table-cell>
          <table:table-cell table:style-name="ce7" office:value-type="float" office:value="72974" calcext:value-type="float">
            <text:p>72974</text:p>
          </table:table-cell>
          <table:table-cell table:style-name="ce7" office:value-type="float" office:value="1798" calcext:value-type="float">
            <text:p>1798</text:p>
          </table:table-cell>
          <table:table-cell table:style-name="ce7" office:value-type="float" office:value="24095" calcext:value-type="float">
            <text:p>24095</text:p>
          </table:table-cell>
          <table:table-cell table:style-name="ce7" office:value-type="float" office:value="1799" calcext:value-type="float">
            <text:p>1799</text:p>
          </table:table-cell>
          <table:table-cell table:style-name="ce7" office:value-type="float" office:value="24374" calcext:value-type="float">
            <text:p>24374</text:p>
          </table:table-cell>
          <table:table-cell table:style-name="ce6" table:formula="of:=[.Q12]+[.S12]+[.U12]" office:value-type="float" office:value="8993" calcext:value-type="float">
            <text:p>8993</text:p>
          </table:table-cell>
          <table:table-cell table:style-name="ce6" table:formula="of:=[.R12]+[.T12]+[.V12]" office:value-type="float" office:value="121443" calcext:value-type="float">
            <text:p>121443</text:p>
          </table:table-cell>
          <table:table-cell table:style-name="ce29" table:formula="of:=([.R12]+[.T12]+[.V12])/([.Q12]+[.S12]+[.U12])" office:value-type="float" office:value="13.5041699099299" calcext:value-type="float">
            <text:p>13,50</text:p>
          </table:table-cell>
          <table:table-cell table:style-name="ce30" table:formula="of:=[.Q12]/[.W12]*100" office:value-type="float" office:value="60.0022239519626" calcext:value-type="float">
            <text:p>60</text:p>
          </table:table-cell>
          <table:table-cell table:style-name="ce30" table:formula="of:=[.S12]/[.W12]*100" office:value-type="float" office:value="19.9933281441121" calcext:value-type="float">
            <text:p>20</text:p>
          </table:table-cell>
          <table:table-cell table:style-name="ce30" table:formula="of:=[.U12]/[.W12]*100" office:value-type="float" office:value="20.0044479039253" calcext:value-type="float">
            <text:p>20</text:p>
          </table:table-cell>
          <table:table-cell table:style-name="ce7"/>
          <table:table-cell table:style-name="ce35"/>
          <table:table-cell table:style-name="ce7" office:value-type="float" office:value="24259" calcext:value-type="float">
            <text:p>24259</text:p>
          </table:table-cell>
          <table:table-cell table:style-name="ce7" office:value-type="float" office:value="10999" calcext:value-type="float">
            <text:p>10999</text:p>
          </table:table-cell>
          <table:table-cell table:style-name="ce35" table:formula="of:=[.AE12]/[.AF12]" office:value-type="float" office:value="2.20556414219475" calcext:value-type="float">
            <text:p>2,21</text:p>
          </table:table-cell>
          <table:table-cell table:style-name="ce39" table:number-columns-repeated="990"/>
          <table:table-cell table:style-name="ce40"/>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table-cell table:style-name="ce15"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office:value-type="float" office:value="150" calcext:value-type="float">
            <text:p>150</text:p>
          </table:table-cell>
          <table:table-cell table:style-name="ce6" office:value-type="float" office:value="811" calcext:value-type="float">
            <text:p>811</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Q13]+[.S13]+[.U13]" office:value-type="float" office:value="1280" calcext:value-type="float">
            <text:p>1280</text:p>
          </table:table-cell>
          <table:table-cell table:style-name="ce6" table:formula="of:=[.R13]+[.T13]+[.V13]" office:value-type="float" office:value="8221" calcext:value-type="float">
            <text:p>8221</text:p>
          </table:table-cell>
          <table:table-cell table:style-name="ce29" table:formula="of:=([.R13]+[.T13]+[.V13])/([.Q13]+[.S13]+[.U13])" office:value-type="float" office:value="6.42265625" calcext:value-type="float">
            <text:p>6,42</text:p>
          </table:table-cell>
          <table:table-cell table:style-name="ce30" table:formula="of:=[.Q13]/[.W13]*100" office:value-type="float" office:value="76.5625" calcext:value-type="float">
            <text:p>77</text:p>
          </table:table-cell>
          <table:table-cell table:style-name="ce30" table:formula="of:=[.S13]/[.W13]*100" office:value-type="float" office:value="11.71875" calcext:value-type="float">
            <text:p>12</text:p>
          </table:table-cell>
          <table:table-cell table:style-name="ce30" table:formula="of:=[.U13]/[.W13]*100" office:value-type="float" office:value="11.71875" calcext:value-type="float">
            <text:p>12</text:p>
          </table:table-cell>
          <table:table-cell table:style-name="ce7"/>
          <table:table-cell table:style-name="ce29" table:formula="of:=[.AC13]/[.X13]*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6" office:value-type="string" calcext:value-type="string">
            <text:p>ICON 2010</text:p>
          </table:table-cell>
          <table:table-cell table:style-name="ce14" office:value-type="string" calcext:value-type="string">
            <text:p>HamleDT 3.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office:value-type="float" office:value="150" calcext:value-type="float">
            <text:p>150</text:p>
          </table:table-cell>
          <table:table-cell table:style-name="ce6" office:value-type="float" office:value="812" calcext:value-type="float">
            <text:p>812</text:p>
          </table:table-cell>
          <table:table-cell table:style-name="ce6" office:value-type="float" office:value="150" calcext:value-type="float">
            <text:p>150</text:p>
          </table:table-cell>
          <table:table-cell table:style-name="ce6" office:value-type="float" office:value="961" calcext:value-type="float">
            <text:p>961</text:p>
          </table:table-cell>
          <table:table-cell table:style-name="ce6" table:formula="of:=[.Q14]+[.S14]+[.U14]" office:value-type="float" office:value="1279" calcext:value-type="float">
            <text:p>1279</text:p>
          </table:table-cell>
          <table:table-cell table:style-name="ce6" table:formula="of:=[.R14]+[.T14]+[.V14]" office:value-type="float" office:value="8213" calcext:value-type="float">
            <text:p>8213</text:p>
          </table:table-cell>
          <table:table-cell table:style-name="ce29" table:formula="of:=([.R14]+[.T14]+[.V14])/([.Q14]+[.S14]+[.U14])" office:value-type="float" office:value="6.42142298670837" calcext:value-type="float">
            <text:p>6,42</text:p>
          </table:table-cell>
          <table:table-cell table:style-name="ce30" table:formula="of:=[.Q14]/[.W14]*100" office:value-type="float" office:value="76.5441751368256" calcext:value-type="float">
            <text:p>77</text:p>
          </table:table-cell>
          <table:table-cell table:style-name="ce30" table:formula="of:=[.S14]/[.W14]*100" office:value-type="float" office:value="11.7279124315872" calcext:value-type="float">
            <text:p>12</text:p>
          </table:table-cell>
          <table:table-cell table:style-name="ce30" table:formula="of:=[.U14]/[.W14]*100" office:value-type="float" office:value="11.7279124315872" calcext:value-type="float">
            <text:p>12</text:p>
          </table:table-cell>
          <table:table-cell table:style-name="ce6" office:value-type="float" office:value="63" calcext:value-type="float">
            <text:p>63</text:p>
          </table:table-cell>
          <table:table-cell table:style-name="ce34" table:formula="of:=[.AC14]/[.X14]*100" office:value-type="float" office:value="0.767076585900402" calcext:value-type="float">
            <text:p>0,77</text:p>
          </table:table-cell>
          <table:table-cell table:style-name="ce6" office:value-type="float" office:value="3582" calcext:value-type="float">
            <text:p>3582</text:p>
          </table:table-cell>
          <table:table-cell table:style-name="ce6" office:value-type="float" office:value="2727" calcext:value-type="float">
            <text:p>2727</text:p>
          </table:table-cell>
          <table:table-cell table:style-name="ce35" table:formula="of:=[.AE14]/[.AF14]"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4"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Q15]+[.S15]+[.U15]" office:value-type="float" office:value="13267" calcext:value-type="float">
            <text:p>13267</text:p>
          </table:table-cell>
          <table:table-cell table:style-name="ce6" table:formula="of:=[.R15]+[.T15]+[.V15]" office:value-type="float" office:value="196587" calcext:value-type="float">
            <text:p>196587</text:p>
          </table:table-cell>
          <table:table-cell table:style-name="ce29" table:formula="of:=([.R15]+[.T15]+[.V15])/([.Q15]+[.S15]+[.U15])" office:value-type="float" office:value="14.8177432727821" calcext:value-type="float">
            <text:p>14,82</text:p>
          </table:table-cell>
          <table:table-cell table:style-name="ce30" table:formula="of:=[.Q15]/[.W15]*100" office:value-type="float" office:value="97.0000753749906" calcext:value-type="float">
            <text:p>97</text:p>
          </table:table-cell>
          <table:table-cell table:style-name="ce30" table:formula="of:=[.S15]/[.W15]*100" office:value-type="float" office:value="0" calcext:value-type="float">
            <text:p>0</text:p>
          </table:table-cell>
          <table:table-cell table:style-name="ce30" table:formula="of:=[.U15]/[.W15]*100" office:value-type="float" office:value="2.99992462500942" calcext:value-type="float">
            <text:p>3</text:p>
          </table:table-cell>
          <table:table-cell table:style-name="ce6"/>
          <table:table-cell table:style-name="ce29" table:formula="of:=[.AC15]/[.X15]*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Q16]+[.S16]+[.U16]" office:value-type="float" office:value="13221" calcext:value-type="float">
            <text:p>13221</text:p>
          </table:table-cell>
          <table:table-cell table:style-name="ce6" table:formula="of:=[.R16]+[.T16]+[.V16]" office:value-type="float" office:value="196151" calcext:value-type="float">
            <text:p>196151</text:p>
          </table:table-cell>
          <table:table-cell table:style-name="ce29" table:formula="of:=([.R16]+[.T16]+[.V16])/([.Q16]+[.S16]+[.U16])" office:value-type="float" office:value="14.8363210044626" calcext:value-type="float">
            <text:p>14,84</text:p>
          </table:table-cell>
          <table:table-cell table:style-name="ce30" table:formula="of:=[.Q16]/[.W16]*100" office:value-type="float" office:value="90.764692534604" calcext:value-type="float">
            <text:p>91</text:p>
          </table:table-cell>
          <table:table-cell table:style-name="ce30" table:formula="of:=[.S16]/[.W16]*100" office:value-type="float" office:value="6.22494516299826" calcext:value-type="float">
            <text:p>6</text:p>
          </table:table-cell>
          <table:table-cell table:style-name="ce30" table:formula="of:=[.U16]/[.W16]*100" office:value-type="float" office:value="3.0103623023977" calcext:value-type="float">
            <text:p>3</text:p>
          </table:table-cell>
          <table:table-cell table:style-name="ce6" office:value-type="float" office:value="747" calcext:value-type="float">
            <text:p>747</text:p>
          </table:table-cell>
          <table:table-cell table:style-name="ce29" table:formula="of:=[.AC16]/[.X16]*100" office:value-type="float" office:value="0.380829055166683" calcext:value-type="float">
            <text:p>0,38</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bultreebank</text:p>
          </table:table-cell>
          <table:table-cell table:style-name="ce12" office:value-type="string" calcext:value-type="string">
            <text:p>ud11</text:p>
          </table:table-cell>
          <table:table-cell table:style-name="ce6" office:value-type="string" calcext:value-type="string">
            <text:p>UD 1.1 Bulgarian</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Q17]+[.S17]+[.U17]" office:value-type="float" office:value="9405" calcext:value-type="float">
            <text:p>9405</text:p>
          </table:table-cell>
          <table:table-cell table:style-name="ce6" table:formula="of:=[.R17]+[.T17]+[.V17]" office:value-type="float" office:value="125592" calcext:value-type="float">
            <text:p>125592</text:p>
          </table:table-cell>
          <table:table-cell table:style-name="ce29" table:formula="of:=([.R17]+[.T17]+[.V17])/([.Q17]+[.S17]+[.U17])" office:value-type="float" office:value="13.3537480063796" calcext:value-type="float">
            <text:p>13,35</text:p>
          </table:table-cell>
          <table:table-cell table:style-name="ce30" table:formula="of:=[.Q17]/[.W17]*100" office:value-type="float" office:value="80" calcext:value-type="float">
            <text:p>80</text:p>
          </table:table-cell>
          <table:table-cell table:style-name="ce30" table:formula="of:=[.S17]/[.W17]*100" office:value-type="float" office:value="9.99468367889421" calcext:value-type="float">
            <text:p>10</text:p>
          </table:table-cell>
          <table:table-cell table:style-name="ce30" table:formula="of:=[.U17]/[.W17]*100" office:value-type="float" office:value="10.0053163211058" calcext:value-type="float">
            <text:p>10</text:p>
          </table:table-cell>
          <table:table-cell table:style-name="ce6" office:value-type="float" office:value="229" calcext:value-type="float">
            <text:p>229</text:p>
          </table:table-cell>
          <table:table-cell table:style-name="ce34" table:formula="of:=[.AC17]/[.X17]*100" office:value-type="float" office:value="0.182336454551245" calcext:value-type="float">
            <text:p>0,18</text:p>
          </table:table-cell>
          <table:table-cell table:style-name="ce6" office:value-type="float" office:value="25250" calcext:value-type="float">
            <text:p>25250</text:p>
          </table:table-cell>
          <table:table-cell table:style-name="ce6" office:value-type="float" office:value="12984" calcext:value-type="float">
            <text:p>12984</text:p>
          </table:table-cell>
          <table:table-cell table:style-name="ce35" table:formula="of:=[.AE17]/[.AF17]" office:value-type="float" office:value="1.9447011706716" calcext:value-type="float">
            <text:p>1,94</text:p>
          </table:table-cell>
          <table:table-cell table:number-columns-repeated="991"/>
        </table:table-row>
        <table:table-row table:style-name="ro2">
          <table:table-cell table:style-name="ce4" office:value-type="string" calcext:value-type="string">
            <text:p>bg</text:p>
          </table:table-cell>
          <table:table-cell table:style-name="ce7"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7" office:value-type="string" calcext:value-type="string">
            <text:p>UD 1.2 Bulgarian</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Bulgar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BY-SA 4.0</text:p>
          </table:table-cell>
          <table:table-cell table:style-name="ce7"/>
          <table:table-cell table:style-name="ce7" office:value-type="string" calcext:value-type="string">
            <text:p>official</text:p>
          </table:table-cell>
          <table:table-cell table:style-name="ce7" office:value-type="float" office:value="8907" calcext:value-type="float">
            <text:p>8907</text:p>
          </table:table-cell>
          <table:table-cell table:style-name="ce7" office:value-type="float" office:value="124474" calcext:value-type="float">
            <text:p>124474</text:p>
          </table:table-cell>
          <table:table-cell table:style-name="ce7" office:value-type="float" office:value="1115" calcext:value-type="float">
            <text:p>1115</text:p>
          </table:table-cell>
          <table:table-cell table:style-name="ce7" office:value-type="float" office:value="16111" calcext:value-type="float">
            <text:p>16111</text:p>
          </table:table-cell>
          <table:table-cell table:style-name="ce7" office:value-type="float" office:value="1116" calcext:value-type="float">
            <text:p>1116</text:p>
          </table:table-cell>
          <table:table-cell table:style-name="ce7" office:value-type="float" office:value="15734" calcext:value-type="float">
            <text:p>15734</text:p>
          </table:table-cell>
          <table:table-cell table:style-name="ce6" table:formula="of:=[.Q18]+[.S18]+[.U18]" office:value-type="float" office:value="11138" calcext:value-type="float">
            <text:p>11138</text:p>
          </table:table-cell>
          <table:table-cell table:style-name="ce6" table:formula="of:=[.R18]+[.T18]+[.V18]" office:value-type="float" office:value="156319" calcext:value-type="float">
            <text:p>156319</text:p>
          </table:table-cell>
          <table:table-cell table:style-name="ce29" table:formula="of:=([.R18]+[.T18]+[.V18])/([.Q18]+[.S18]+[.U18])" office:value-type="float" office:value="14.034745914886" calcext:value-type="float">
            <text:p>14,03</text:p>
          </table:table-cell>
          <table:table-cell table:style-name="ce30" table:formula="of:=[.Q18]/[.W18]*100" office:value-type="float" office:value="79.9694738732268" calcext:value-type="float">
            <text:p>80</text:p>
          </table:table-cell>
          <table:table-cell table:style-name="ce30" table:formula="of:=[.S18]/[.W18]*100" office:value-type="float" office:value="10.0107739270964" calcext:value-type="float">
            <text:p>10</text:p>
          </table:table-cell>
          <table:table-cell table:style-name="ce30" table:formula="of:=[.U18]/[.W18]*100" office:value-type="float" office:value="10.0197521996768" calcext:value-type="float">
            <text:p>10</text:p>
          </table:table-cell>
          <table:table-cell table:style-name="ce7"/>
          <table:table-cell table:style-name="ce35"/>
          <table:table-cell table:style-name="ce7" office:value-type="float" office:value="26388" calcext:value-type="float">
            <text:p>26388</text:p>
          </table:table-cell>
          <table:table-cell table:style-name="ce7" office:value-type="float" office:value="14899" calcext:value-type="float">
            <text:p>14899</text:p>
          </table:table-cell>
          <table:table-cell table:style-name="ce35" table:formula="of:=[.AE18]/[.AF18]" office:value-type="float" office:value="1.77112557889791" calcext:value-type="float">
            <text:p>1,77</text:p>
          </table:table-cell>
          <table:table-cell table:style-name="ce39" table:number-columns-repeated="990"/>
          <table:table-cell table:style-name="ce40"/>
        </table:table-row>
        <table:table-row table:style-name="ro1">
          <table:table-cell table:style-name="ce4" office:value-type="string" calcext:value-type="string">
            <text:p>ca</text:p>
          </table:table-cell>
          <table:table-cell table:style-name="ce7"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Q19]+[.S19]+[.U19]" office:value-type="float" office:value="15125" calcext:value-type="float">
            <text:p>15125</text:p>
          </table:table-cell>
          <table:table-cell table:style-name="ce6" table:formula="of:=[.R19]+[.T19]+[.V19]" office:value-type="float" office:value="435860" calcext:value-type="float">
            <text:p>435860</text:p>
          </table:table-cell>
          <table:table-cell table:style-name="ce29" table:formula="of:=([.R19]+[.T19]+[.V19])/([.Q19]+[.S19]+[.U19])" office:value-type="float" office:value="28.8171900826446" calcext:value-type="float">
            <text:p>28,82</text:p>
          </table:table-cell>
          <table:table-cell table:style-name="ce30" table:formula="of:=[.Q19]/[.W19]*100" office:value-type="float" office:value="98.895867768595" calcext:value-type="float">
            <text:p>99</text:p>
          </table:table-cell>
          <table:table-cell table:style-name="ce30" table:formula="of:=[.S19]/[.W19]*100" office:value-type="float" office:value="0" calcext:value-type="float">
            <text:p>0</text:p>
          </table:table-cell>
          <table:table-cell table:style-name="ce30" table:formula="of:=[.U19]/[.W19]*100" office:value-type="float" office:value="1.10413223140496" calcext:value-type="float">
            <text:p>1</text:p>
          </table:table-cell>
          <table:table-cell table:style-name="ce6"/>
          <table:table-cell table:style-name="ce29" table:formula="of:=[.AC19]/[.X19]*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ca</text:p>
          </table:table-cell>
          <table:table-cell table:style-name="ce7"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7" office:value-type="string" calcext:value-type="string">
            <text:p>AnCora-CA/CoNLL 2009</text:p>
          </table:table-cell>
          <table:table-cell table:style-name="ce14" office:value-type="string" calcext:value-type="string">
            <text:p>HamleDT 3.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7" office:value-type="string" calcext:value-type="string">
            <text:p>official</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7" office:value-type="float" office:value="1724" calcext:value-type="float">
            <text:p>1724</text:p>
          </table:table-cell>
          <table:table-cell table:style-name="ce7" office:value-type="float" office:value="53015" calcext:value-type="float">
            <text:p>53015</text:p>
          </table:table-cell>
          <table:table-cell table:style-name="ce6" office:value-type="float" office:value="1862" calcext:value-type="float">
            <text:p>1862</text:p>
          </table:table-cell>
          <table:table-cell table:style-name="ce6" office:value-type="float" office:value="53355" calcext:value-type="float">
            <text:p>53355</text:p>
          </table:table-cell>
          <table:table-cell table:style-name="ce6" table:formula="of:=[.Q20]+[.S20]+[.U20]" office:value-type="float" office:value="16786" calcext:value-type="float">
            <text:p>16786</text:p>
          </table:table-cell>
          <table:table-cell table:style-name="ce6" table:formula="of:=[.R20]+[.T20]+[.V20]" office:value-type="float" office:value="496672" calcext:value-type="float">
            <text:p>496672</text:p>
          </table:table-cell>
          <table:table-cell table:style-name="ce29" table:formula="of:=([.R20]+[.T20]+[.V20])/([.Q20]+[.S20]+[.U20])" office:value-type="float" office:value="29.5884665792923" calcext:value-type="float">
            <text:p>29,59</text:p>
          </table:table-cell>
          <table:table-cell table:style-name="ce30" table:formula="of:=[.Q20]/[.W20]*100" office:value-type="float" office:value="78.6369593709043" calcext:value-type="float">
            <text:p>79</text:p>
          </table:table-cell>
          <table:table-cell table:style-name="ce30" table:formula="of:=[.S20]/[.W20]*100" office:value-type="float" office:value="10.2704634814727" calcext:value-type="float">
            <text:p>10</text:p>
          </table:table-cell>
          <table:table-cell table:style-name="ce30" table:formula="of:=[.U20]/[.W20]*100" office:value-type="float" office:value="11.092577147623" calcext:value-type="float">
            <text:p>11</text:p>
          </table:table-cell>
          <table:table-cell table:style-name="ce6" office:value-type="float" office:value="107" calcext:value-type="float">
            <text:p>107</text:p>
          </table:table-cell>
          <table:table-cell table:style-name="ce34" table:formula="of:=[.AC20]/[.X20]*100" office:value-type="float" office:value="0.0215433928226274" calcext:value-type="float">
            <text:p>0,02</text:p>
          </table:table-cell>
          <table:table-cell table:style-name="ce6" office:value-type="float" office:value="37248" calcext:value-type="float">
            <text:p>37248</text:p>
          </table:table-cell>
          <table:table-cell table:style-name="ce6" office:value-type="float" office:value="25168" calcext:value-type="float">
            <text:p>25168</text:p>
          </table:table-cell>
          <table:table-cell table:style-name="ce35" table:formula="of:=[.AE20]/[.AF20]" office:value-type="float" office:value="1.47997457088366" calcext:value-type="float">
            <text:p>1,48</text:p>
          </table:table-cell>
          <table:table-cell table:number-columns-repeated="991"/>
        </table:table-row>
        <table:table-row table:style-name="ro2">
          <table:table-cell table:style-name="ce4" office:value-type="string" calcext:value-type="string">
            <text:p>hr</text:p>
          </table:table-cell>
          <table:table-cell table:style-name="ce7"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7" office:value-type="string" calcext:value-type="string">
            <text:p>HOBS</text:p>
          </table:table-cell>
          <table:table-cell table:style-name="ce15" table:number-columns-repeated="2"/>
          <table:table-cell table:style-name="ce17" table:number-columns-repeated="2"/>
          <table:table-cell table:style-name="ce21"/>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Q21]+[.S21]+[.U21]" office:value-type="float" office:value="3465" calcext:value-type="float">
            <text:p>3465</text:p>
          </table:table-cell>
          <table:table-cell table:style-name="ce6" table:formula="of:=[.R21]+[.T21]+[.V21]" office:value-type="float" office:value="88045" calcext:value-type="float">
            <text:p>88045</text:p>
          </table:table-cell>
          <table:table-cell table:style-name="ce29" table:formula="of:=([.R21]+[.T21]+[.V21])/([.Q21]+[.S21]+[.U21])" office:value-type="float" office:value="25.4098124098124" calcext:value-type="float">
            <text:p>25,41</text:p>
          </table:table-cell>
          <table:table-cell table:style-name="ce30" table:formula="of:=[.Q21]/[.W21]*100" office:value-type="float" office:value="100" calcext:value-type="float">
            <text:p>100</text:p>
          </table:table-cell>
          <table:table-cell table:style-name="ce30" table:formula="of:=[.S21]/[.W21]*100" office:value-type="float" office:value="0" calcext:value-type="float">
            <text:p>0</text:p>
          </table:table-cell>
          <table:table-cell table:style-name="ce30" table:formula="of:=[.U21]/[.W21]*100" office:value-type="float" office:value="0" calcext:value-type="float">
            <text:p>0</text:p>
          </table:table-cell>
          <table:table-cell table:style-name="ce6"/>
          <table:table-cell table:style-name="ce29" table:formula="of:=[.AC21]/[.X21]*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hr</text:p>
          </table:table-cell>
          <table:table-cell table:style-name="ce7"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Q22]+[.S22]+[.U22]" office:value-type="float" office:value="3736" calcext:value-type="float">
            <text:p>3736</text:p>
          </table:table-cell>
          <table:table-cell table:style-name="ce6" table:formula="of:=[.R22]+[.T22]+[.V22]" office:value-type="float" office:value="83640" calcext:value-type="float">
            <text:p>83640</text:p>
          </table:table-cell>
          <table:table-cell table:style-name="ce29" table:formula="of:=([.R22]+[.T22]+[.V22])/([.Q22]+[.S22]+[.U22])" office:value-type="float" office:value="22.3875802997859" calcext:value-type="float">
            <text:p>22,39</text:p>
          </table:table-cell>
          <table:table-cell table:style-name="ce30" table:formula="of:=[.Q22]/[.W22]*100" office:value-type="float" office:value="79.9785867237687" calcext:value-type="float">
            <text:p>80</text:p>
          </table:table-cell>
          <table:table-cell table:style-name="ce30" table:formula="of:=[.S22]/[.W22]*100" office:value-type="float" office:value="10.0107066381156" calcext:value-type="float">
            <text:p>10</text:p>
          </table:table-cell>
          <table:table-cell table:style-name="ce30" table:formula="of:=[.U22]/[.W22]*100" office:value-type="float" office:value="10.0107066381156" calcext:value-type="float">
            <text:p>10</text:p>
          </table:table-cell>
          <table:table-cell table:style-name="ce6" office:value-type="float" office:value="461" calcext:value-type="float">
            <text:p>461</text:p>
          </table:table-cell>
          <table:table-cell table:style-name="ce29" table:formula="of:=[.AC22]/[.X22]*100" office:value-type="float" office:value="0.55117168818747" calcext:value-type="float">
            <text:p>0,55</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hr</text:p>
          </table:table-cell>
          <table:table-cell table:style-name="ce7" office:value-type="string" calcext:value-type="string">
            <text:p>Croatian</text:p>
          </table:table-cell>
          <table:table-cell table:style-name="ce8" office:value-type="string" calcext:value-type="string">
            <text:p>setimes</text:p>
          </table:table-cell>
          <table:table-cell table:style-name="ce12" office:value-type="string" calcext:value-type="string">
            <text:p>ud11</text:p>
          </table:table-cell>
          <table:table-cell table:style-name="ce7" office:value-type="string" calcext:value-type="string">
            <text:p>UD 1.1 Croatian / SETimes.HR</text:p>
          </table:table-cell>
          <table:table-cell table:style-name="ce14" office:value-type="string" calcext:value-type="string">
            <text:p>HamleDT 3.0</text:p>
          </table:table-cell>
          <table:table-cell table:style-name="ce15" office:value-type="string" calcext:value-type="string">
            <text:p>YES</text:p>
          </table:table-cell>
          <table:table-cell table:style-name="ce17" table:number-columns-repeated="2"/>
          <table:table-cell table:style-name="ce21" office:value-type="string" calcext:value-type="string">
            <text:p>/net/data/treebanks/ud-1.1/hr</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6" table:formula="of:=[.Q23]+[.S23]+[.U23]" office:value-type="float" office:value="3957" calcext:value-type="float">
            <text:p>3957</text:p>
          </table:table-cell>
          <table:table-cell table:style-name="ce6" table:formula="of:=[.R23]+[.T23]+[.V23]" office:value-type="float" office:value="87765" calcext:value-type="float">
            <text:p>87765</text:p>
          </table:table-cell>
          <table:table-cell table:style-name="ce29" table:formula="of:=([.R23]+[.T23]+[.V23])/([.Q23]+[.S23]+[.U23])" office:value-type="float" office:value="22.1796815769522" calcext:value-type="float">
            <text:p>22,18</text:p>
          </table:table-cell>
          <table:table-cell table:style-name="ce30" table:formula="of:=[.Q23]/[.W23]*100" office:value-type="float" office:value="89.8913318170331" calcext:value-type="float">
            <text:p>90</text:p>
          </table:table-cell>
          <table:table-cell table:style-name="ce30" table:formula="of:=[.S23]/[.W23]*100" office:value-type="float" office:value="5.05433409148345" calcext:value-type="float">
            <text:p>5</text:p>
          </table:table-cell>
          <table:table-cell table:style-name="ce30" table:formula="of:=[.U23]/[.W23]*100" office:value-type="float" office:value="5.05433409148345" calcext:value-type="float">
            <text:p>5</text:p>
          </table:table-cell>
          <table:table-cell table:style-name="ce6" office:value-type="float" office:value="405" calcext:value-type="float">
            <text:p>405</text:p>
          </table:table-cell>
          <table:table-cell table:style-name="ce34" table:formula="of:=[.AC23]/[.X23]*100" office:value-type="float" office:value="0.46145957955905" calcext:value-type="float">
            <text:p>0,46</text:p>
          </table:table-cell>
          <table:table-cell table:style-name="ce6" office:value-type="float" office:value="18294" calcext:value-type="float">
            <text:p>18294</text:p>
          </table:table-cell>
          <table:table-cell table:style-name="ce6" office:value-type="float" office:value="8475" calcext:value-type="float">
            <text:p>8475</text:p>
          </table:table-cell>
          <table:table-cell table:style-name="ce35" table:formula="of:=[.AE23]/[.AF23]" office:value-type="float" office:value="2.15858407079646" calcext:value-type="float">
            <text:p>2,16</text:p>
          </table:table-cell>
          <table:table-cell table:number-columns-repeated="991"/>
        </table:table-row>
        <table:table-row table:style-name="ro2">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7" office:value-type="string" calcext:value-type="string">
            <text:p>UD 1.2 Croatian / SETimes.HR</text:p>
          </table:table-cell>
          <table:table-cell table:style-name="ce15"/>
          <table:table-cell table:style-name="ce15" office:value-type="string" calcext:value-type="string">
            <text:p>YES</text:p>
          </table:table-cell>
          <table:table-cell table:style-name="ce17" table:number-columns-repeated="2"/>
          <table:table-cell table:style-name="ce22" office:value-type="string" calcext:value-type="string">
            <text:p>/net/data/universal-dependencies-1.2/UD_Croat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BY-SA 4.0</text:p>
          </table:table-cell>
          <table:table-cell table:style-name="ce7" office:value-type="string" calcext:value-type="string">
            <text:p>No change since UD 1.1.</text:p>
          </table:table-cell>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6" table:formula="of:=[.Q24]+[.S24]+[.U24]" office:value-type="float" office:value="3957" calcext:value-type="float">
            <text:p>3957</text:p>
          </table:table-cell>
          <table:table-cell table:style-name="ce6" table:formula="of:=[.R24]+[.T24]+[.V24]" office:value-type="float" office:value="87765" calcext:value-type="float">
            <text:p>87765</text:p>
          </table:table-cell>
          <table:table-cell table:style-name="ce29" table:formula="of:=([.R24]+[.T24]+[.V24])/([.Q24]+[.S24]+[.U24])" office:value-type="float" office:value="22.1796815769522" calcext:value-type="float">
            <text:p>22,18</text:p>
          </table:table-cell>
          <table:table-cell table:style-name="ce30" table:formula="of:=[.Q24]/[.W24]*100" office:value-type="float" office:value="89.8913318170331" calcext:value-type="float">
            <text:p>90</text:p>
          </table:table-cell>
          <table:table-cell table:style-name="ce30" table:formula="of:=[.S24]/[.W24]*100" office:value-type="float" office:value="5.05433409148345" calcext:value-type="float">
            <text:p>5</text:p>
          </table:table-cell>
          <table:table-cell table:style-name="ce30" table:formula="of:=[.U24]/[.W24]*100" office:value-type="float" office:value="5.05433409148345" calcext:value-type="float">
            <text:p>5</text:p>
          </table:table-cell>
          <table:table-cell table:style-name="ce7"/>
          <table:table-cell table:style-name="ce35"/>
          <table:table-cell table:style-name="ce7" office:value-type="float" office:value="17130" calcext:value-type="float">
            <text:p>17130</text:p>
          </table:table-cell>
          <table:table-cell table:style-name="ce7" office:value-type="float" office:value="8827" calcext:value-type="float">
            <text:p>8827</text:p>
          </table:table-cell>
          <table:table-cell table:style-name="ce35" table:formula="of:=[.AE24]/[.AF24]" office:value-type="float" office:value="1.94063668290472" calcext:value-type="float">
            <text:p>1,94</text:p>
          </table:table-cell>
          <table:table-cell table:style-name="ce39" table:number-columns-repeated="990"/>
          <table:table-cell table:style-name="ce40"/>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6" office:value-type="string" calcext:value-type="string">
            <text:p>ČAK 2.0</text:p>
          </table:table-cell>
          <table:table-cell table:style-name="ce14" table:number-columns-repeated="4"/>
          <table:table-cell table:style-name="ce19"/>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Q25]+[.S25]+[.U25]" office:value-type="float" office:value="0" calcext:value-type="float">
            <text:p>0</text:p>
          </table:table-cell>
          <table:table-cell table:style-name="ce6" table:formula="of:=[.R25]+[.T25]+[.V25]" office:value-type="float" office:value="0" calcext:value-type="float">
            <text:p>0</text:p>
          </table:table-cell>
          <table:table-cell table:style-name="ce29" table:formula="of:=([.R25]+[.T25]+[.V25])/([.Q25]+[.S25]+[.U25])" office:value-type="string" office:string-value="" calcext:value-type="error">
            <text:p>#DIV/0!</text:p>
          </table:table-cell>
          <table:table-cell table:style-name="ce30" table:formula="of:=[.Q25]/[.W25]*100" office:value-type="string" office:string-value="" calcext:value-type="error">
            <text:p>#DIV/0!</text:p>
          </table:table-cell>
          <table:table-cell table:style-name="ce30" table:formula="of:=[.S25]/[.W25]*100" office:value-type="string" office:string-value="" calcext:value-type="error">
            <text:p>#DIV/0!</text:p>
          </table:table-cell>
          <table:table-cell table:style-name="ce30" table:formula="of:=[.U25]/[.W25]*100" office:value-type="string" office:string-value="" calcext:value-type="error">
            <text:p>#DIV/0!</text:p>
          </table:table-cell>
          <table:table-cell table:style-name="ce6"/>
          <table:table-cell table:style-name="ce29" table:formula="of:=[.AC25]/[.X25]*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6"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Q26]+[.S26]+[.U26]" office:value-type="float" office:value="0" calcext:value-type="float">
            <text:p>0</text:p>
          </table:table-cell>
          <table:table-cell table:style-name="ce6" table:formula="of:=[.R26]+[.T26]+[.V26]" office:value-type="float" office:value="0" calcext:value-type="float">
            <text:p>0</text:p>
          </table:table-cell>
          <table:table-cell table:style-name="ce29" table:formula="of:=([.R26]+[.T26]+[.V26])/([.Q26]+[.S26]+[.U26])" office:value-type="string" office:string-value="" calcext:value-type="error">
            <text:p>#DIV/0!</text:p>
          </table:table-cell>
          <table:table-cell table:style-name="ce30" table:formula="of:=[.Q26]/[.W26]*100" office:value-type="string" office:string-value="" calcext:value-type="error">
            <text:p>#DIV/0!</text:p>
          </table:table-cell>
          <table:table-cell table:style-name="ce30" table:formula="of:=[.S26]/[.W26]*100" office:value-type="string" office:string-value="" calcext:value-type="error">
            <text:p>#DIV/0!</text:p>
          </table:table-cell>
          <table:table-cell table:style-name="ce30" table:formula="of:=[.U26]/[.W26]*100" office:value-type="string" office:string-value="" calcext:value-type="error">
            <text:p>#DIV/0!</text:p>
          </table:table-cell>
          <table:table-cell table:style-name="ce6"/>
          <table:table-cell table:style-name="ce29" table:formula="of:=[.AC26]/[.X26]*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Q27]+[.S27]+[.U27]" office:value-type="float" office:value="73068" calcext:value-type="float">
            <text:p>73068</text:p>
          </table:table-cell>
          <table:table-cell table:style-name="ce6" table:formula="of:=[.R27]+[.T27]+[.V27]" office:value-type="float" office:value="1255261" calcext:value-type="float">
            <text:p>1255261</text:p>
          </table:table-cell>
          <table:table-cell table:style-name="ce29" table:formula="of:=([.R27]+[.T27]+[.V27])/([.Q27]+[.S27]+[.U27])" office:value-type="float" office:value="17.1793534789511" calcext:value-type="float">
            <text:p>17,18</text:p>
          </table:table-cell>
          <table:table-cell table:style-name="ce30" table:formula="of:=[.Q27]/[.W27]*100" office:value-type="float" office:value="99.5004653199759" calcext:value-type="float">
            <text:p>100</text:p>
          </table:table-cell>
          <table:table-cell table:style-name="ce30" table:formula="of:=[.S27]/[.W27]*100" office:value-type="float" office:value="0" calcext:value-type="float">
            <text:p>0</text:p>
          </table:table-cell>
          <table:table-cell table:style-name="ce30" table:formula="of:=[.U27]/[.W27]*100" office:value-type="float" office:value="0.499534680024087" calcext:value-type="float">
            <text:p>0</text:p>
          </table:table-cell>
          <table:table-cell table:style-name="ce6"/>
          <table:table-cell table:style-name="ce29" table:formula="of:=[.AC27]/[.X27]*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Q28]+[.S28]+[.U28]" office:value-type="float" office:value="25650" calcext:value-type="float">
            <text:p>25650</text:p>
          </table:table-cell>
          <table:table-cell table:style-name="ce6" table:formula="of:=[.R28]+[.T28]+[.V28]" office:value-type="float" office:value="437020" calcext:value-type="float">
            <text:p>437020</text:p>
          </table:table-cell>
          <table:table-cell table:style-name="ce29" table:formula="of:=([.R28]+[.T28]+[.V28])/([.Q28]+[.S28]+[.U28])" office:value-type="float" office:value="17.0378167641326" calcext:value-type="float">
            <text:p>17,04</text:p>
          </table:table-cell>
          <table:table-cell table:style-name="ce30" table:formula="of:=[.Q28]/[.W28]*100" office:value-type="float" office:value="98.8849902534113" calcext:value-type="float">
            <text:p>99</text:p>
          </table:table-cell>
          <table:table-cell table:style-name="ce30" table:formula="of:=[.S28]/[.W28]*100" office:value-type="float" office:value="0" calcext:value-type="float">
            <text:p>0</text:p>
          </table:table-cell>
          <table:table-cell table:style-name="ce30" table:formula="of:=[.U28]/[.W28]*100" office:value-type="float" office:value="1.11500974658869" calcext:value-type="float">
            <text:p>1</text:p>
          </table:table-cell>
          <table:table-cell table:style-name="ce6" office:value-type="float" office:value="8351" calcext:value-type="float">
            <text:p>8351</text:p>
          </table:table-cell>
          <table:table-cell table:style-name="ce29" table:formula="of:=[.AC28]/[.X28]*100" office:value-type="float" office:value="1.91089652647476" calcext:value-type="float">
            <text:p>1,91</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6"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6"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Q29]+[.S29]+[.U29]" office:value-type="float" office:value="42940" calcext:value-type="float">
            <text:p>42940</text:p>
          </table:table-cell>
          <table:table-cell table:style-name="ce6" table:formula="of:=[.R29]+[.T29]+[.V29]" office:value-type="float" office:value="722892" calcext:value-type="float">
            <text:p>722892</text:p>
          </table:table-cell>
          <table:table-cell table:style-name="ce29" table:formula="of:=([.R29]+[.T29]+[.V29])/([.Q29]+[.S29]+[.U29])" office:value-type="float" office:value="16.8349324639031" calcext:value-type="float">
            <text:p>16,83</text:p>
          </table:table-cell>
          <table:table-cell table:style-name="ce30" table:formula="of:=[.Q29]/[.W29]*100" office:value-type="float" office:value="90.1886353050768" calcext:value-type="float">
            <text:p>90</text:p>
          </table:table-cell>
          <table:table-cell table:style-name="ce30" table:formula="of:=[.S29]/[.W29]*100" office:value-type="float" office:value="0" calcext:value-type="float">
            <text:p>0</text:p>
          </table:table-cell>
          <table:table-cell table:style-name="ce30" table:formula="of:=[.U29]/[.W29]*100" office:value-type="float" office:value="9.81136469492315" calcext:value-type="float">
            <text:p>10</text:p>
          </table:table-cell>
          <table:table-cell table:style-name="ce6"/>
          <table:table-cell table:style-name="ce29" table:formula="of:=[.AC29]/[.X29]*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6" office:value-type="string" calcext:value-type="string">
            <text:p>PDT 3.0</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Q30]+[.S30]+[.U30]" office:value-type="float" office:value="87913" calcext:value-type="float">
            <text:p>87913</text:p>
          </table:table-cell>
          <table:table-cell table:style-name="ce6" table:formula="of:=[.R30]+[.T30]+[.V30]" office:value-type="float" office:value="1503738" calcext:value-type="float">
            <text:p>1503738</text:p>
          </table:table-cell>
          <table:table-cell table:style-name="ce29" table:formula="of:=([.R30]+[.T30]+[.V30])/([.Q30]+[.S30]+[.U30])" office:value-type="float" office:value="17.1048422872613" calcext:value-type="float">
            <text:p>17,10</text:p>
          </table:table-cell>
          <table:table-cell table:style-name="ce30" table:formula="of:=[.Q30]/[.W30]*100" office:value-type="float" office:value="77.9122541603631" calcext:value-type="float">
            <text:p>78</text:p>
          </table:table-cell>
          <table:table-cell table:style-name="ce30" table:formula="of:=[.S30]/[.W30]*100" office:value-type="float" office:value="10.5445156006506" calcext:value-type="float">
            <text:p>11</text:p>
          </table:table-cell>
          <table:table-cell table:style-name="ce30" table:formula="of:=[.U30]/[.W30]*100" office:value-type="float" office:value="11.5432302389863" calcext:value-type="float">
            <text:p>12</text:p>
          </table:table-cell>
          <table:table-cell table:style-name="ce26" office:value-type="float" office:value="28488" calcext:value-type="float">
            <text:p>28488</text:p>
          </table:table-cell>
          <table:table-cell table:style-name="ce29" table:formula="of:=[.AC30]/[.X30]*100" office:value-type="float" office:value="1.89447895843558" calcext:value-type="float">
            <text:p>1,89</text:p>
          </table:table-cell>
          <table:table-cell table:style-name="ce6" office:value-type="float" office:value="119769" calcext:value-type="float">
            <text:p>119769</text:p>
          </table:table-cell>
          <table:table-cell table:style-name="ce6" office:value-type="float" office:value="45445" calcext:value-type="float">
            <text:p>45445</text:p>
          </table:table-cell>
          <table:table-cell table:style-name="ce35" table:formula="of:=[.AE30]/[.AF30]" office:value-type="float" office:value="2.63547144900429" calcext:value-type="float">
            <text:p>2,64</text:p>
          </table:table-cell>
          <table:table-cell table:number-columns-repeated="991"/>
        </table:table-row>
        <table:table-row table:style-name="ro1">
          <table:table-cell table:style-name="ce2"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4"/>
          <table:table-cell table:style-name="ce14" office:value-type="string" calcext:value-type="string">
            <text:p>YES</text:p>
          </table:table-cell>
          <table:table-cell table:style-name="ce14" table:number-columns-repeated="2"/>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Q31]+[.S31]+[.U31]" office:value-type="float" office:value="87913" calcext:value-type="float">
            <text:p>87913</text:p>
          </table:table-cell>
          <table:table-cell table:style-name="ce6" table:formula="of:=[.R31]+[.T31]+[.V31]" office:value-type="float" office:value="1506490" calcext:value-type="float">
            <text:p>1506490</text:p>
          </table:table-cell>
          <table:table-cell table:style-name="ce29" table:formula="of:=([.R31]+[.T31]+[.V31])/([.Q31]+[.S31]+[.U31])" office:value-type="float" office:value="17.1361459624856" calcext:value-type="float">
            <text:p>17,14</text:p>
          </table:table-cell>
          <table:table-cell table:style-name="ce30" table:formula="of:=[.Q31]/[.W31]*100" office:value-type="float" office:value="77.9122541603631" calcext:value-type="float">
            <text:p>78</text:p>
          </table:table-cell>
          <table:table-cell table:style-name="ce30" table:formula="of:=[.S31]/[.W31]*100" office:value-type="float" office:value="10.5445156006506" calcext:value-type="float">
            <text:p>11</text:p>
          </table:table-cell>
          <table:table-cell table:style-name="ce30" table:formula="of:=[.U31]/[.W31]*100" office:value-type="float" office:value="11.5432302389863" calcext:value-type="float">
            <text:p>12</text:p>
          </table:table-cell>
          <table:table-cell table:style-name="ce6" office:value-type="float" office:value="16039" calcext:value-type="float">
            <text:p>16039</text:p>
          </table:table-cell>
          <table:table-cell table:style-name="ce29" table:formula="of:=[.AC31]/[.X31]*100" office:value-type="float" office:value="1.06466023670917" calcext:value-type="float">
            <text:p>1,06</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6" office:value-type="string" calcext:value-type="string">
            <text:p>UD 1.1 Czech / PDT 3.0</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Q32]+[.S32]+[.U32]" office:value-type="float" office:value="87913" calcext:value-type="float">
            <text:p>87913</text:p>
          </table:table-cell>
          <table:table-cell table:style-name="ce6" table:formula="of:=[.R32]+[.T32]+[.V32]" office:value-type="float" office:value="1506490" calcext:value-type="float">
            <text:p>1506490</text:p>
          </table:table-cell>
          <table:table-cell table:style-name="ce29" table:formula="of:=([.R32]+[.T32]+[.V32])/([.Q32]+[.S32]+[.U32])" office:value-type="float" office:value="17.1361459624856" calcext:value-type="float">
            <text:p>17,14</text:p>
          </table:table-cell>
          <table:table-cell table:style-name="ce30" table:formula="of:=[.Q32]/[.W32]*100" office:value-type="float" office:value="77.9122541603631" calcext:value-type="float">
            <text:p>78</text:p>
          </table:table-cell>
          <table:table-cell table:style-name="ce30" table:formula="of:=[.S32]/[.W32]*100" office:value-type="float" office:value="10.5445156006506" calcext:value-type="float">
            <text:p>11</text:p>
          </table:table-cell>
          <table:table-cell table:style-name="ce30" table:formula="of:=[.U32]/[.W32]*100" office:value-type="float" office:value="11.5432302389863" calcext:value-type="float">
            <text:p>12</text:p>
          </table:table-cell>
          <table:table-cell table:style-name="ce6" office:value-type="float" office:value="13990" calcext:value-type="float">
            <text:p>13990</text:p>
          </table:table-cell>
          <table:table-cell table:style-name="ce34" table:formula="of:=[.AC32]/[.X32]*100" office:value-type="float" office:value="0.928648713234074" calcext:value-type="float">
            <text:p>0,93</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cs</text:p>
          </table:table-cell>
          <table:table-cell table:style-name="ce6"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6" office:value-type="string" calcext:value-type="string">
            <text:p>UD 1.2 Czech / PDT 3.0</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universal-dependencies-1.2/UD_Czech</text:p>
          </table:table-cell>
          <table:table-cell table:style-name="ce6"/>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Q33]+[.S33]+[.U33]" office:value-type="float" office:value="87913" calcext:value-type="float">
            <text:p>87913</text:p>
          </table:table-cell>
          <table:table-cell table:style-name="ce6" table:formula="of:=[.R33]+[.T33]+[.V33]" office:value-type="float" office:value="1506490" calcext:value-type="float">
            <text:p>1506490</text:p>
          </table:table-cell>
          <table:table-cell table:style-name="ce29" table:formula="of:=([.R33]+[.T33]+[.V33])/([.Q33]+[.S33]+[.U33])" office:value-type="float" office:value="17.1361459624856" calcext:value-type="float">
            <text:p>17,14</text:p>
          </table:table-cell>
          <table:table-cell table:style-name="ce30" table:formula="of:=[.Q33]/[.W33]*100" office:value-type="float" office:value="77.9122541603631" calcext:value-type="float">
            <text:p>78</text:p>
          </table:table-cell>
          <table:table-cell table:style-name="ce30" table:formula="of:=[.S33]/[.W33]*100" office:value-type="float" office:value="10.5445156006506" calcext:value-type="float">
            <text:p>11</text:p>
          </table:table-cell>
          <table:table-cell table:style-name="ce30" table:formula="of:=[.U33]/[.W33]*100" office:value-type="float" office:value="11.5432302389863" calcext:value-type="float">
            <text:p>12</text:p>
          </table:table-cell>
          <table:table-cell table:style-name="ce6"/>
          <table:table-cell table:style-name="ce34"/>
          <table:table-cell table:style-name="ce6" office:value-type="float" office:value="128228" calcext:value-type="float">
            <text:p>128228</text:p>
          </table:table-cell>
          <table:table-cell table:style-name="ce6" office:value-type="float" office:value="57900" calcext:value-type="float">
            <text:p>57900</text:p>
          </table:table-cell>
          <table:table-cell table:style-name="ce35" table:formula="of:=[.AE33]/[.AF33]" office:value-type="float" office:value="2.21464594127807" calcext:value-type="float">
            <text:p>2,21</text:p>
          </table:table-cell>
          <table:table-cell table:number-columns-repeated="991"/>
        </table:table-row>
        <table:table-row table:style-name="ro1">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6" office:value-type="string" calcext:value-type="string">
            <text:p>Copenhagen DT</text:p>
          </table:table-cell>
          <table:table-cell table:style-name="ce14" table:number-columns-repeated="4"/>
          <table:table-cell table:style-name="ce19"/>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Q34]+[.S34]+[.U34]" office:value-type="float" office:value="0" calcext:value-type="float">
            <text:p>0</text:p>
          </table:table-cell>
          <table:table-cell table:style-name="ce6" table:formula="of:=[.R34]+[.T34]+[.V34]" office:value-type="float" office:value="0" calcext:value-type="float">
            <text:p>0</text:p>
          </table:table-cell>
          <table:table-cell table:style-name="ce29" table:formula="of:=([.R34]+[.T34]+[.V34])/([.Q34]+[.S34]+[.U34])" office:value-type="string" office:string-value="" calcext:value-type="error">
            <text:p>#DIV/0!</text:p>
          </table:table-cell>
          <table:table-cell table:style-name="ce30" table:formula="of:=[.Q34]/[.W34]*100" office:value-type="string" office:string-value="" calcext:value-type="error">
            <text:p>#DIV/0!</text:p>
          </table:table-cell>
          <table:table-cell table:style-name="ce30" table:formula="of:=[.S34]/[.W34]*100" office:value-type="string" office:string-value="" calcext:value-type="error">
            <text:p>#DIV/0!</text:p>
          </table:table-cell>
          <table:table-cell table:style-name="ce30" table:formula="of:=[.U34]/[.W34]*100" office:value-type="string" office:string-value="" calcext:value-type="error">
            <text:p>#DIV/0!</text:p>
          </table:table-cell>
          <table:table-cell table:style-name="ce6"/>
          <table:table-cell table:style-name="ce29" table:formula="of:=[.AC34]/[.X34]*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Q35]+[.S35]+[.U35]" office:value-type="float" office:value="5512" calcext:value-type="float">
            <text:p>5512</text:p>
          </table:table-cell>
          <table:table-cell table:style-name="ce6" table:formula="of:=[.R35]+[.T35]+[.V35]" office:value-type="float" office:value="100238" calcext:value-type="float">
            <text:p>100238</text:p>
          </table:table-cell>
          <table:table-cell table:style-name="ce29" table:formula="of:=([.R35]+[.T35]+[.V35])/([.Q35]+[.S35]+[.U35])" office:value-type="float" office:value="18.1854136429608" calcext:value-type="float">
            <text:p>18,19</text:p>
          </table:table-cell>
          <table:table-cell table:style-name="ce30" table:formula="of:=[.Q35]/[.W35]*100" office:value-type="float" office:value="94.1582002902758" calcext:value-type="float">
            <text:p>94</text:p>
          </table:table-cell>
          <table:table-cell table:style-name="ce30" table:formula="of:=[.S35]/[.W35]*100" office:value-type="float" office:value="0" calcext:value-type="float">
            <text:p>0</text:p>
          </table:table-cell>
          <table:table-cell table:style-name="ce30" table:formula="of:=[.U35]/[.W35]*100" office:value-type="float" office:value="5.84179970972424" calcext:value-type="float">
            <text:p>6</text:p>
          </table:table-cell>
          <table:table-cell table:style-name="ce6" office:value-type="float" office:value="988" calcext:value-type="float">
            <text:p>988</text:p>
          </table:table-cell>
          <table:table-cell table:style-name="ce29" table:formula="of:=[.AC35]/[.X35]*100" office:value-type="float" office:value="0.985654143139328" calcext:value-type="float">
            <text:p>0,99</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ddt</text:p>
          </table:table-cell>
          <table:table-cell table:style-name="ce12" office:value-type="string" calcext:value-type="string">
            <text:p>ud11</text:p>
          </table:table-cell>
          <table:table-cell table:style-name="ce6" office:value-type="string" calcext:value-type="string">
            <text:p>UD 1.1 Danish</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Q36]+[.S36]+[.U36]" office:value-type="float" office:value="5512" calcext:value-type="float">
            <text:p>5512</text:p>
          </table:table-cell>
          <table:table-cell table:style-name="ce6" table:formula="of:=[.R36]+[.T36]+[.V36]" office:value-type="float" office:value="100238" calcext:value-type="float">
            <text:p>100238</text:p>
          </table:table-cell>
          <table:table-cell table:style-name="ce29" table:formula="of:=([.R36]+[.T36]+[.V36])/([.Q36]+[.S36]+[.U36])" office:value-type="float" office:value="18.1854136429608" calcext:value-type="float">
            <text:p>18,19</text:p>
          </table:table-cell>
          <table:table-cell table:style-name="ce30" table:formula="of:=[.Q36]/[.W36]*100" office:value-type="float" office:value="88.3164005805515" calcext:value-type="float">
            <text:p>88</text:p>
          </table:table-cell>
          <table:table-cell table:style-name="ce30" table:formula="of:=[.S36]/[.W36]*100" office:value-type="float" office:value="5.84179970972424" calcext:value-type="float">
            <text:p>6</text:p>
          </table:table-cell>
          <table:table-cell table:style-name="ce30" table:formula="of:=[.U36]/[.W36]*100" office:value-type="float" office:value="5.84179970972424" calcext:value-type="float">
            <text:p>6</text:p>
          </table:table-cell>
          <table:table-cell table:style-name="ce6" office:value-type="float" office:value="2072" calcext:value-type="float">
            <text:p>2072</text:p>
          </table:table-cell>
          <table:table-cell table:style-name="ce34" table:formula="of:=[.AC36]/[.X36]*100" office:value-type="float" office:value="2.06708034876993" calcext:value-type="float">
            <text:p>2,07</text:p>
          </table:table-cell>
          <table:table-cell table:style-name="ce6" office:value-type="float" office:value="18893" calcext:value-type="float">
            <text:p>18893</text:p>
          </table:table-cell>
          <table:table-cell table:style-name="ce6" office:value-type="float" office:value="12854" calcext:value-type="float">
            <text:p>12854</text:p>
          </table:table-cell>
          <table:table-cell table:style-name="ce35" table:formula="of:=[.AE36]/[.AF36]" office:value-type="float" office:value="1.46981484362844" calcext:value-type="float">
            <text:p>1,47</text:p>
          </table:table-cell>
          <table:table-cell table:number-columns-repeated="991"/>
        </table:table-row>
        <table:table-row table:style-name="ro2">
          <table:table-cell table:style-name="ce4" office:value-type="string" calcext:value-type="string">
            <text:p>da</text:p>
          </table:table-cell>
          <table:table-cell table:style-name="ce7"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7" office:value-type="string" calcext:value-type="string">
            <text:p>UD 1.2 Danish</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Danis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979" calcext:value-type="float">
            <text:p>88979</text:p>
          </table:table-cell>
          <table:table-cell table:style-name="ce7" office:value-type="float" office:value="322" calcext:value-type="float">
            <text:p>322</text:p>
          </table:table-cell>
          <table:table-cell table:style-name="ce7" office:value-type="float" office:value="5870" calcext:value-type="float">
            <text:p>5870</text:p>
          </table:table-cell>
          <table:table-cell table:style-name="ce7" office:value-type="float" office:value="322" calcext:value-type="float">
            <text:p>322</text:p>
          </table:table-cell>
          <table:table-cell table:style-name="ce7" office:value-type="float" office:value="5884" calcext:value-type="float">
            <text:p>5884</text:p>
          </table:table-cell>
          <table:table-cell table:style-name="ce6" table:formula="of:=[.Q37]+[.S37]+[.U37]" office:value-type="float" office:value="5512" calcext:value-type="float">
            <text:p>5512</text:p>
          </table:table-cell>
          <table:table-cell table:style-name="ce6" table:formula="of:=[.R37]+[.T37]+[.V37]" office:value-type="float" office:value="100733" calcext:value-type="float">
            <text:p>100733</text:p>
          </table:table-cell>
          <table:table-cell table:style-name="ce29" table:formula="of:=([.R37]+[.T37]+[.V37])/([.Q37]+[.S37]+[.U37])" office:value-type="float" office:value="18.2752177068215" calcext:value-type="float">
            <text:p>18,28</text:p>
          </table:table-cell>
          <table:table-cell table:style-name="ce30" table:formula="of:=[.Q37]/[.W37]*100" office:value-type="float" office:value="88.3164005805515" calcext:value-type="float">
            <text:p>88</text:p>
          </table:table-cell>
          <table:table-cell table:style-name="ce30" table:formula="of:=[.S37]/[.W37]*100" office:value-type="float" office:value="5.84179970972424" calcext:value-type="float">
            <text:p>6</text:p>
          </table:table-cell>
          <table:table-cell table:style-name="ce30" table:formula="of:=[.U37]/[.W37]*100" office:value-type="float" office:value="5.84179970972424" calcext:value-type="float">
            <text:p>6</text:p>
          </table:table-cell>
          <table:table-cell table:style-name="ce7"/>
          <table:table-cell table:style-name="ce35"/>
          <table:table-cell table:style-name="ce7" office:value-type="float" office:value="17875" calcext:value-type="float">
            <text:p>17875</text:p>
          </table:table-cell>
          <table:table-cell table:style-name="ce7" office:value-type="float" office:value="13229" calcext:value-type="float">
            <text:p>13229</text:p>
          </table:table-cell>
          <table:table-cell table:style-name="ce35" table:formula="of:=[.AE37]/[.AF37]" office:value-type="float" office:value="1.35119812533071" calcext:value-type="float">
            <text:p>1,35</text:p>
          </table:table-cell>
          <table:table-cell table:style-name="ce39" table:number-columns-repeated="990"/>
          <table:table-cell table:style-name="ce40"/>
        </table:table-row>
        <table:table-row table:style-name="ro2">
          <table:table-cell table:style-name="ce3" office:value-type="string" calcext:value-type="string">
            <text:p>nl</text:p>
          </table:table-cell>
          <table:table-cell table:style-name="ce7"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7" office:value-type="string" calcext:value-type="string">
            <text:p>Alpino/CoNLL 2006</text:p>
          </table:table-cell>
          <table:table-cell table:style-name="ce14" office:value-type="string" calcext:value-type="string">
            <text:p>HamleDT 3.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 train split to our train+dev; official test is test</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Q38]+[.S38]+[.U38]" office:value-type="float" office:value="13735" calcext:value-type="float">
            <text:p>13735</text:p>
          </table:table-cell>
          <table:table-cell table:style-name="ce6" table:formula="of:=[.R38]+[.T38]+[.V38]" office:value-type="float" office:value="200654" calcext:value-type="float">
            <text:p>200654</text:p>
          </table:table-cell>
          <table:table-cell table:style-name="ce29" table:formula="of:=([.R38]+[.T38]+[.V38])/([.Q38]+[.S38]+[.U38])" office:value-type="float" office:value="14.6089552238806" calcext:value-type="float">
            <text:p>14,61</text:p>
          </table:table-cell>
          <table:table-cell table:style-name="ce30" table:formula="of:=[.Q38]/[.W38]*100" office:value-type="float" office:value="94.6487076811067" calcext:value-type="float">
            <text:p>95</text:p>
          </table:table-cell>
          <table:table-cell table:style-name="ce30" table:formula="of:=[.S38]/[.W38]*100" office:value-type="float" office:value="2.54095376774663" calcext:value-type="float">
            <text:p>3</text:p>
          </table:table-cell>
          <table:table-cell table:style-name="ce30" table:formula="of:=[.U38]/[.W38]*100" office:value-type="float" office:value="2.81033855114671" calcext:value-type="float">
            <text:p>3</text:p>
          </table:table-cell>
          <table:table-cell table:style-name="ce7" office:value-type="float" office:value="9137" calcext:value-type="float">
            <text:p>9137</text:p>
          </table:table-cell>
          <table:table-cell table:style-name="ce34" table:formula="of:=[.AC38]/[.X38]*100" office:value-type="float" office:value="4.55360969629312" calcext:value-type="float">
            <text:p>4,55</text:p>
          </table:table-cell>
          <table:table-cell table:style-name="ce6" office:value-type="float" office:value="29373" calcext:value-type="float">
            <text:p>29373</text:p>
          </table:table-cell>
          <table:table-cell table:style-name="ce6" office:value-type="float" office:value="20302" calcext:value-type="float">
            <text:p>20302</text:p>
          </table:table-cell>
          <table:table-cell table:style-name="ce35" table:formula="of:=[.AE38]/[.AF38]" office:value-type="float" office:value="1.44680327061373" calcext:value-type="float">
            <text:p>1,45</text:p>
          </table:table-cell>
          <table:table-cell table:number-columns-repeated="991"/>
        </table:table-row>
        <table:table-row table:style-name="ro2">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7" office:value-type="string" calcext:value-type="string">
            <text:p>UD 1.2 Dutch / CoNLL 2006</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Dutc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6" table:formula="of:=[.Q39]+[.S39]+[.U39]" office:value-type="float" office:value="13735" calcext:value-type="float">
            <text:p>13735</text:p>
          </table:table-cell>
          <table:table-cell table:style-name="ce6" table:formula="of:=[.R39]+[.T39]+[.V39]" office:value-type="float" office:value="200654" calcext:value-type="float">
            <text:p>200654</text:p>
          </table:table-cell>
          <table:table-cell table:style-name="ce29" table:formula="of:=([.R39]+[.T39]+[.V39])/([.Q39]+[.S39]+[.U39])" office:value-type="float" office:value="14.6089552238806" calcext:value-type="float">
            <text:p>14,61</text:p>
          </table:table-cell>
          <table:table-cell table:style-name="ce30" table:formula="of:=[.Q39]/[.W39]*100" office:value-type="float" office:value="94.6487076811067" calcext:value-type="float">
            <text:p>95</text:p>
          </table:table-cell>
          <table:table-cell table:style-name="ce30" table:formula="of:=[.S39]/[.W39]*100" office:value-type="float" office:value="2.54095376774663" calcext:value-type="float">
            <text:p>3</text:p>
          </table:table-cell>
          <table:table-cell table:style-name="ce30" table:formula="of:=[.U39]/[.W39]*100" office:value-type="float" office:value="2.81033855114671" calcext:value-type="float">
            <text:p>3</text:p>
          </table:table-cell>
          <table:table-cell table:style-name="ce7"/>
          <table:table-cell table:style-name="ce35"/>
          <table:table-cell table:style-name="ce7" office:value-type="float" office:value="27879" calcext:value-type="float">
            <text:p>27879</text:p>
          </table:table-cell>
          <table:table-cell table:style-name="ce7" office:value-type="float" office:value="21227" calcext:value-type="float">
            <text:p>21227</text:p>
          </table:table-cell>
          <table:table-cell table:style-name="ce35" table:formula="of:=[.AE39]/[.AF39]" office:value-type="float" office:value="1.31337447590333" calcext:value-type="float">
            <text:p>1,31</text:p>
          </table:table-cell>
          <table:table-cell table:style-name="ce39" table:number-columns-repeated="990"/>
          <table:table-cell table:style-name="ce40"/>
        </table:table-row>
        <table:table-row table:style-name="ro2">
          <table:table-cell table:style-name="ce4" office:value-type="string" calcext:value-type="string">
            <text:p>nl</text:p>
          </table:table-cell>
          <table:table-cell table:style-name="ce7"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7"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Q40]+[.S40]+[.U40]" office:value-type="float" office:value="0" calcext:value-type="float">
            <text:p>0</text:p>
          </table:table-cell>
          <table:table-cell table:style-name="ce6" table:formula="of:=[.R40]+[.T40]+[.V40]" office:value-type="float" office:value="0" calcext:value-type="float">
            <text:p>0</text:p>
          </table:table-cell>
          <table:table-cell table:style-name="ce29" table:formula="of:=([.R40]+[.T40]+[.V40])/([.Q40]+[.S40]+[.U40])" office:value-type="string" office:string-value="" calcext:value-type="error">
            <text:p>#DIV/0!</text:p>
          </table:table-cell>
          <table:table-cell table:style-name="ce30" table:formula="of:=[.Q40]/[.W40]*100" office:value-type="string" office:string-value="" calcext:value-type="error">
            <text:p>#DIV/0!</text:p>
          </table:table-cell>
          <table:table-cell table:style-name="ce30" table:formula="of:=[.S40]/[.W40]*100" office:value-type="string" office:string-value="" calcext:value-type="error">
            <text:p>#DIV/0!</text:p>
          </table:table-cell>
          <table:table-cell table:style-name="ce30" table:formula="of:=[.U40]/[.W40]*100" office:value-type="string" office:string-value="" calcext:value-type="error">
            <text:p>#DIV/0!</text:p>
          </table:table-cell>
          <table:table-cell table:style-name="ce7"/>
          <table:table-cell table:style-name="ce29" table:formula="of:=[.AC40]/[.X40]*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7" office:value-type="string" calcext:value-type="string">
            <text:p>Penn/CoNLL 2007</text:p>
          </table:table-cell>
          <table:table-cell table:style-name="ce14" office:value-type="string" calcext:value-type="string">
            <text:p>HamleDT 3.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5"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6" office:value-type="string" calcext:value-type="string">
            <text:p>official train split to our train+dev; official test is test</text:p>
          </table:table-cell>
          <table:table-cell table:style-name="ce6" office:value-type="float" office:value="18200" calcext:value-type="float">
            <text:p>18200</text:p>
          </table:table-cell>
          <table:table-cell table:style-name="ce6" office:value-type="float" office:value="437044" calcext:value-type="float">
            <text:p>437044</text:p>
          </table:table-cell>
          <table:table-cell table:style-name="ce6" office:value-type="float" office:value="377" calcext:value-type="float">
            <text:p>377</text:p>
          </table:table-cell>
          <table:table-cell table:style-name="ce6" office:value-type="float" office:value="9529" calcext:value-type="float">
            <text:p>9529</text:p>
          </table:table-cell>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Q41]+[.S41]+[.U41]" office:value-type="float" office:value="18791" calcext:value-type="float">
            <text:p>18791</text:p>
          </table:table-cell>
          <table:table-cell table:style-name="ce6" table:formula="of:=[.R41]+[.T41]+[.V41]" office:value-type="float" office:value="451576" calcext:value-type="float">
            <text:p>451576</text:p>
          </table:table-cell>
          <table:table-cell table:style-name="ce29" table:formula="of:=([.R41]+[.T41]+[.V41])/([.Q41]+[.S41]+[.U41])" office:value-type="float" office:value="24.0315044436166" calcext:value-type="float">
            <text:p>24,03</text:p>
          </table:table-cell>
          <table:table-cell table:style-name="ce30" table:formula="of:=[.Q41]/[.W41]*100" office:value-type="float" office:value="96.8548773348944" calcext:value-type="float">
            <text:p>97</text:p>
          </table:table-cell>
          <table:table-cell table:style-name="ce30" table:formula="of:=[.S41]/[.W41]*100" office:value-type="float" office:value="2.0062796019371" calcext:value-type="float">
            <text:p>2</text:p>
          </table:table-cell>
          <table:table-cell table:style-name="ce30" table:formula="of:=[.U41]/[.W41]*100" office:value-type="float" office:value="1.13884306316854" calcext:value-type="float">
            <text:p>1</text:p>
          </table:table-cell>
          <table:table-cell table:style-name="ce6" office:value-type="float" office:value="1493" calcext:value-type="float">
            <text:p>1493</text:p>
          </table:table-cell>
          <table:table-cell table:style-name="ce29" table:formula="of:=[.AC41]/[.X41]*100" office:value-type="float" office:value="0.330619873509664" calcext:value-type="float">
            <text:p>0,33</text:p>
          </table:table-cell>
          <table:table-cell table:style-name="ce6" office:value-type="float" office:value="28075" calcext:value-type="float">
            <text:p>28075</text:p>
          </table:table-cell>
          <table:table-cell table:style-name="ce6" office:value-type="float" office:value="20709" calcext:value-type="float">
            <text:p>20709</text:p>
          </table:table-cell>
          <table:table-cell table:style-name="ce35" table:formula="of:=[.AE41]/[.AF41]" office:value-type="float" office:value="1.35569076247042" calcext:value-type="float">
            <text:p>1,36</text:p>
          </table:table-cell>
          <table:table-cell table:number-columns-repeated="991"/>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6"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6"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Q42]+[.S42]+[.U42]" office:value-type="float" office:value="40613" calcext:value-type="float">
            <text:p>40613</text:p>
          </table:table-cell>
          <table:table-cell table:style-name="ce6" table:formula="of:=[.R42]+[.T42]+[.V42]" office:value-type="float" office:value="991535" calcext:value-type="float">
            <text:p>991535</text:p>
          </table:table-cell>
          <table:table-cell table:style-name="ce29" table:formula="of:=([.R42]+[.T42]+[.V42])/([.Q42]+[.S42]+[.U42])" office:value-type="float" office:value="24.4142269716593" calcext:value-type="float">
            <text:p>24,41</text:p>
          </table:table-cell>
          <table:table-cell table:style-name="ce30" table:formula="of:=[.Q42]/[.W42]*100" office:value-type="float" office:value="96.7153374535247" calcext:value-type="float">
            <text:p>97</text:p>
          </table:table-cell>
          <table:table-cell table:style-name="ce30" table:formula="of:=[.S42]/[.W42]*100" office:value-type="float" office:value="0" calcext:value-type="float">
            <text:p>0</text:p>
          </table:table-cell>
          <table:table-cell table:style-name="ce30" table:formula="of:=[.U42]/[.W42]*100" office:value-type="float" office:value="3.28466254647527" calcext:value-type="float">
            <text:p>3</text:p>
          </table:table-cell>
          <table:table-cell table:style-name="ce6" office:value-type="float" office:value="3819" calcext:value-type="float">
            <text:p>3819</text:p>
          </table:table-cell>
          <table:table-cell table:style-name="ce29" table:formula="of:=[.AC42]/[.X42]*100" office:value-type="float" office:value="0.385160382639039" calcext:value-type="float">
            <text:p>0,39</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7" table:number-columns-repeated="2"/>
          <table:table-cell table:style-name="ce7" office:value-type="string" calcext:value-type="string">
            <text:p>buy</text:p>
          </table:table-cell>
          <table:table-cell table:style-name="ce6" table:number-columns-repeated="9"/>
          <table:table-cell table:style-name="ce6" table:formula="of:=[.Q43]+[.S43]+[.U43]" office:value-type="float" office:value="0" calcext:value-type="float">
            <text:p>0</text:p>
          </table:table-cell>
          <table:table-cell table:style-name="ce6" table:formula="of:=[.R43]+[.T43]+[.V43]" office:value-type="float" office:value="0" calcext:value-type="float">
            <text:p>0</text:p>
          </table:table-cell>
          <table:table-cell table:style-name="ce29" table:formula="of:=([.R43]+[.T43]+[.V43])/([.Q43]+[.S43]+[.U43])" office:value-type="string" office:string-value="" calcext:value-type="error">
            <text:p>#DIV/0!</text:p>
          </table:table-cell>
          <table:table-cell table:style-name="ce30" table:formula="of:=[.Q43]/[.W43]*100" office:value-type="string" office:string-value="" calcext:value-type="error">
            <text:p>#DIV/0!</text:p>
          </table:table-cell>
          <table:table-cell table:style-name="ce30" table:formula="of:=[.S43]/[.W43]*100" office:value-type="string" office:string-value="" calcext:value-type="error">
            <text:p>#DIV/0!</text:p>
          </table:table-cell>
          <table:table-cell table:style-name="ce30" table:formula="of:=[.U43]/[.W43]*100" office:value-type="string" office:string-value="" calcext:value-type="error">
            <text:p>#DIV/0!</text:p>
          </table:table-cell>
          <table:table-cell table:style-name="ce6"/>
          <table:table-cell table:style-name="ce29" table:formula="of:=[.AC43]/[.X43]*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en</text:p>
          </table:table-cell>
          <table:table-cell table:style-name="ce7"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7" office:value-type="string" calcext:value-type="string">
            <text:p>Penn/UDT 2.0</text:p>
          </table:table-cell>
          <table:table-cell table:style-name="ce14"/>
          <table:table-cell table:style-name="ce15" table:number-columns-repeated="3"/>
          <table:table-cell table:style-name="ce20"/>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44]+[.S44]+[.U44]" office:value-type="float" office:value="0" calcext:value-type="float">
            <text:p>0</text:p>
          </table:table-cell>
          <table:table-cell table:style-name="ce6" table:formula="of:=[.R44]+[.T44]+[.V44]" office:value-type="float" office:value="0" calcext:value-type="float">
            <text:p>0</text:p>
          </table:table-cell>
          <table:table-cell table:style-name="ce29" table:formula="of:=([.R44]+[.T44]+[.V44])/([.Q44]+[.S44]+[.U44])" office:value-type="string" office:string-value="" calcext:value-type="error">
            <text:p>#DIV/0!</text:p>
          </table:table-cell>
          <table:table-cell table:style-name="ce30" table:formula="of:=[.Q44]/[.W44]*100" office:value-type="string" office:string-value="" calcext:value-type="error">
            <text:p>#DIV/0!</text:p>
          </table:table-cell>
          <table:table-cell table:style-name="ce30" table:formula="of:=[.S44]/[.W44]*100" office:value-type="string" office:string-value="" calcext:value-type="error">
            <text:p>#DIV/0!</text:p>
          </table:table-cell>
          <table:table-cell table:style-name="ce30" table:formula="of:=[.U44]/[.W44]*100" office:value-type="string" office:string-value="" calcext:value-type="error">
            <text:p>#DIV/0!</text:p>
          </table:table-cell>
          <table:table-cell table:style-name="ce6"/>
          <table:table-cell table:style-name="ce29" table:formula="of:=[.AC44]/[.X44]*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Q45]+[.S45]+[.U45]" office:value-type="float" office:value="16622" calcext:value-type="float">
            <text:p>16622</text:p>
          </table:table-cell>
          <table:table-cell table:style-name="ce6" table:formula="of:=[.R45]+[.T45]+[.V45]" office:value-type="float" office:value="254830" calcext:value-type="float">
            <text:p>254830</text:p>
          </table:table-cell>
          <table:table-cell table:style-name="ce29" table:formula="of:=([.R45]+[.T45]+[.V45])/([.Q45]+[.S45]+[.U45])" office:value-type="float" office:value="15.3308867765612" calcext:value-type="float">
            <text:p>15,33</text:p>
          </table:table-cell>
          <table:table-cell table:style-name="ce30" table:formula="of:=[.Q45]/[.W45]*100" office:value-type="float" office:value="75.4602334255806" calcext:value-type="float">
            <text:p>75</text:p>
          </table:table-cell>
          <table:table-cell table:style-name="ce30" table:formula="of:=[.S45]/[.W45]*100" office:value-type="float" office:value="12.0442786668271" calcext:value-type="float">
            <text:p>12</text:p>
          </table:table-cell>
          <table:table-cell table:style-name="ce30" table:formula="of:=[.U45]/[.W45]*100" office:value-type="float" office:value="12.4954879075923" calcext:value-type="float">
            <text:p>12</text:p>
          </table:table-cell>
          <table:table-cell table:style-name="ce6" office:value-type="float" office:value="1373" calcext:value-type="float">
            <text:p>1373</text:p>
          </table:table-cell>
          <table:table-cell table:style-name="ce29" table:formula="of:=[.AC45]/[.X45]*100" office:value-type="float" office:value="0.53879056625986" calcext:value-type="float">
            <text:p>0,54</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webtb</text:p>
          </table:table-cell>
          <table:table-cell table:style-name="ce12" office:value-type="string" calcext:value-type="string">
            <text:p>ud11</text:p>
          </table:table-cell>
          <table:table-cell table:style-name="ce6" office:value-type="string" calcext:value-type="string">
            <text:p>UD 1.1 English / Web Treebank</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en</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Q46]+[.S46]+[.U46]" office:value-type="float" office:value="16622" calcext:value-type="float">
            <text:p>16622</text:p>
          </table:table-cell>
          <table:table-cell table:style-name="ce6" table:formula="of:=[.R46]+[.T46]+[.V46]" office:value-type="float" office:value="254830" calcext:value-type="float">
            <text:p>254830</text:p>
          </table:table-cell>
          <table:table-cell table:style-name="ce29" table:formula="of:=([.R46]+[.T46]+[.V46])/([.Q46]+[.S46]+[.U46])" office:value-type="float" office:value="15.3308867765612" calcext:value-type="float">
            <text:p>15,33</text:p>
          </table:table-cell>
          <table:table-cell table:style-name="ce30" table:formula="of:=[.Q46]/[.W46]*100" office:value-type="float" office:value="75.4602334255806" calcext:value-type="float">
            <text:p>75</text:p>
          </table:table-cell>
          <table:table-cell table:style-name="ce30" table:formula="of:=[.S46]/[.W46]*100" office:value-type="float" office:value="12.0442786668271" calcext:value-type="float">
            <text:p>12</text:p>
          </table:table-cell>
          <table:table-cell table:style-name="ce30" table:formula="of:=[.U46]/[.W46]*100" office:value-type="float" office:value="12.4954879075923" calcext:value-type="float">
            <text:p>12</text:p>
          </table:table-cell>
          <table:table-cell table:style-name="ce6" office:value-type="float" office:value="1215" calcext:value-type="float">
            <text:p>1215</text:p>
          </table:table-cell>
          <table:table-cell table:style-name="ce34" table:formula="of:=[.AC46]/[.X46]*100" office:value-type="float" office:value="0.476788447200094" calcext:value-type="float">
            <text:p>0,48</text:p>
          </table:table-cell>
          <table:table-cell table:style-name="ce6" office:value-type="float" office:value="22607" calcext:value-type="float">
            <text:p>22607</text:p>
          </table:table-cell>
          <table:table-cell table:style-name="ce6" office:value-type="float" office:value="16270" calcext:value-type="float">
            <text:p>16270</text:p>
          </table:table-cell>
          <table:table-cell table:style-name="ce35" table:formula="of:=[.AE46]/[.AF46]" office:value-type="float" office:value="1.38948985863553" calcext:value-type="float">
            <text:p>1,39</text:p>
          </table:table-cell>
          <table:table-cell table:number-columns-repeated="991"/>
        </table:table-row>
        <table:table-row table:style-name="ro2">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7" office:value-type="string" calcext:value-type="string">
            <text:p>UD 1.2 English / Web Treebank</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Englis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SA 4.0</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6" table:formula="of:=[.Q47]+[.S47]+[.U47]" office:value-type="float" office:value="16622" calcext:value-type="float">
            <text:p>16622</text:p>
          </table:table-cell>
          <table:table-cell table:style-name="ce6" table:formula="of:=[.R47]+[.T47]+[.V47]" office:value-type="float" office:value="254830" calcext:value-type="float">
            <text:p>254830</text:p>
          </table:table-cell>
          <table:table-cell table:style-name="ce29" table:formula="of:=([.R47]+[.T47]+[.V47])/([.Q47]+[.S47]+[.U47])" office:value-type="float" office:value="15.3308867765612" calcext:value-type="float">
            <text:p>15,33</text:p>
          </table:table-cell>
          <table:table-cell table:style-name="ce30" table:formula="of:=[.Q47]/[.W47]*100" office:value-type="float" office:value="75.4602334255806" calcext:value-type="float">
            <text:p>75</text:p>
          </table:table-cell>
          <table:table-cell table:style-name="ce30" table:formula="of:=[.S47]/[.W47]*100" office:value-type="float" office:value="12.0442786668271" calcext:value-type="float">
            <text:p>12</text:p>
          </table:table-cell>
          <table:table-cell table:style-name="ce30" table:formula="of:=[.U47]/[.W47]*100" office:value-type="float" office:value="12.4954879075923" calcext:value-type="float">
            <text:p>12</text:p>
          </table:table-cell>
          <table:table-cell table:style-name="ce7"/>
          <table:table-cell table:style-name="ce35"/>
          <table:table-cell table:style-name="ce7" office:value-type="float" office:value="19407" calcext:value-type="float">
            <text:p>19407</text:p>
          </table:table-cell>
          <table:table-cell table:style-name="ce7" office:value-type="float" office:value="16300" calcext:value-type="float">
            <text:p>16300</text:p>
          </table:table-cell>
          <table:table-cell table:style-name="ce35" table:formula="of:=[.AE47]/[.AF47]" office:value-type="float" office:value="1.19061349693252" calcext:value-type="float">
            <text:p>1,19</text:p>
          </table:table-cell>
          <table:table-cell table:style-name="ce39" table:number-columns-repeated="990"/>
          <table:table-cell table:style-name="ce40"/>
        </table:table-row>
        <table:table-row table:style-name="ro1">
          <table:table-cell table:style-name="ce4" office:value-type="string" calcext:value-type="string">
            <text:p>ang</text:p>
          </table:table-cell>
          <table:table-cell table:style-name="ce7"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table-cell table:style-name="ce15" table:number-columns-repeated="3"/>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48]+[.S48]+[.U48]" office:value-type="float" office:value="0" calcext:value-type="float">
            <text:p>0</text:p>
          </table:table-cell>
          <table:table-cell table:style-name="ce6" table:formula="of:=[.R48]+[.T48]+[.V48]" office:value-type="float" office:value="0" calcext:value-type="float">
            <text:p>0</text:p>
          </table:table-cell>
          <table:table-cell table:style-name="ce29" table:formula="of:=([.R48]+[.T48]+[.V48])/([.Q48]+[.S48]+[.U48])" office:value-type="string" office:string-value="" calcext:value-type="error">
            <text:p>#DIV/0!</text:p>
          </table:table-cell>
          <table:table-cell table:style-name="ce30" table:formula="of:=[.Q48]/[.W48]*100" office:value-type="string" office:string-value="" calcext:value-type="error">
            <text:p>#DIV/0!</text:p>
          </table:table-cell>
          <table:table-cell table:style-name="ce30" table:formula="of:=[.S48]/[.W48]*100" office:value-type="string" office:string-value="" calcext:value-type="error">
            <text:p>#DIV/0!</text:p>
          </table:table-cell>
          <table:table-cell table:style-name="ce30" table:formula="of:=[.U48]/[.W48]*100" office:value-type="string" office:string-value="" calcext:value-type="error">
            <text:p>#DIV/0!</text:p>
          </table:table-cell>
          <table:table-cell table:style-name="ce6"/>
          <table:table-cell table:style-name="ce29" table:formula="of:=[.AC48]/[.X48]*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et</text:p>
          </table:table-cell>
          <table:table-cell table:style-name="ce7"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7" office:value-type="string" calcext:value-type="string">
            <text:p>Puudepank</text:p>
          </table:table-cell>
          <table:table-cell table:style-name="ce14" office:value-type="string" calcext:value-type="string">
            <text:p>HamleDT 3.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066" calcext:value-type="float">
            <text:p>1066</text:p>
          </table:table-cell>
          <table:table-cell table:style-name="ce7" office:value-type="float" office:value="7687" calcext:value-type="float">
            <text:p>7687</text:p>
          </table:table-cell>
          <table:table-cell table:style-name="ce7" office:value-type="float" office:value="118" calcext:value-type="float">
            <text:p>118</text:p>
          </table:table-cell>
          <table:table-cell table:style-name="ce7" office:value-type="float" office:value="848" calcext:value-type="float">
            <text:p>848</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Q49]+[.S49]+[.U49]" office:value-type="float" office:value="1315" calcext:value-type="float">
            <text:p>1315</text:p>
          </table:table-cell>
          <table:table-cell table:style-name="ce6" table:formula="of:=[.R49]+[.T49]+[.V49]" office:value-type="float" office:value="9491" calcext:value-type="float">
            <text:p>9491</text:p>
          </table:table-cell>
          <table:table-cell table:style-name="ce29" table:formula="of:=([.R49]+[.T49]+[.V49])/([.Q49]+[.S49]+[.U49])" office:value-type="float" office:value="7.21749049429658" calcext:value-type="float">
            <text:p>7,22</text:p>
          </table:table-cell>
          <table:table-cell table:style-name="ce30" table:formula="of:=[.Q49]/[.W49]*100" office:value-type="float" office:value="81.06463878327" calcext:value-type="float">
            <text:p>81</text:p>
          </table:table-cell>
          <table:table-cell table:style-name="ce30" table:formula="of:=[.S49]/[.W49]*100" office:value-type="float" office:value="8.97338403041825" calcext:value-type="float">
            <text:p>9</text:p>
          </table:table-cell>
          <table:table-cell table:style-name="ce30" table:formula="of:=[.U49]/[.W49]*100" office:value-type="float" office:value="9.96197718631179" calcext:value-type="float">
            <text:p>10</text:p>
          </table:table-cell>
          <table:table-cell table:style-name="ce7" office:value-type="float" office:value="8" calcext:value-type="float">
            <text:p>8</text:p>
          </table:table-cell>
          <table:table-cell table:style-name="ce34" table:formula="of:=[.AC49]/[.X49]*100" office:value-type="float" office:value="0.0842903803603414" calcext:value-type="float">
            <text:p>0,08</text:p>
          </table:table-cell>
          <table:table-cell table:style-name="ce26" office:value-type="float" office:value="2080" calcext:value-type="float">
            <text:p>2080</text:p>
          </table:table-cell>
          <table:table-cell table:style-name="ce26" office:value-type="float" office:value="1980" calcext:value-type="float">
            <text:p>1980</text:p>
          </table:table-cell>
          <table:table-cell table:style-name="ce34" table:formula="of:=[.AE49]/[.AF49]" office:value-type="float" office:value="1.05050505050505" calcext:value-type="float">
            <text:p>1,05</text:p>
          </table:table-cell>
          <table:table-cell table:number-columns-repeated="991"/>
        </table:table-row>
        <table:table-row table:style-name="ro2">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7" office:value-type="string" calcext:value-type="string">
            <text:p>UD 1.2 Estonian / Puudepank</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Eston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66" calcext:value-type="float">
            <text:p>1066</text:p>
          </table:table-cell>
          <table:table-cell table:style-name="ce7" office:value-type="float" office:value="7687" calcext:value-type="float">
            <text:p>7687</text:p>
          </table:table-cell>
          <table:table-cell table:style-name="ce7" office:value-type="float" office:value="118" calcext:value-type="float">
            <text:p>118</text:p>
          </table:table-cell>
          <table:table-cell table:style-name="ce7" office:value-type="float" office:value="848" calcext:value-type="float">
            <text:p>848</text:p>
          </table:table-cell>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Q50]+[.S50]+[.U50]" office:value-type="float" office:value="1315" calcext:value-type="float">
            <text:p>1315</text:p>
          </table:table-cell>
          <table:table-cell table:style-name="ce6" table:formula="of:=[.R50]+[.T50]+[.V50]" office:value-type="float" office:value="9491" calcext:value-type="float">
            <text:p>9491</text:p>
          </table:table-cell>
          <table:table-cell table:style-name="ce29" table:formula="of:=([.R50]+[.T50]+[.V50])/([.Q50]+[.S50]+[.U50])" office:value-type="float" office:value="7.21749049429658" calcext:value-type="float">
            <text:p>7,22</text:p>
          </table:table-cell>
          <table:table-cell table:style-name="ce30" table:formula="of:=[.Q50]/[.W50]*100" office:value-type="float" office:value="81.06463878327" calcext:value-type="float">
            <text:p>81</text:p>
          </table:table-cell>
          <table:table-cell table:style-name="ce30" table:formula="of:=[.S50]/[.W50]*100" office:value-type="float" office:value="8.97338403041825" calcext:value-type="float">
            <text:p>9</text:p>
          </table:table-cell>
          <table:table-cell table:style-name="ce30" table:formula="of:=[.U50]/[.W50]*100" office:value-type="float" office:value="9.96197718631179" calcext:value-type="float">
            <text:p>10</text:p>
          </table:table-cell>
          <table:table-cell table:style-name="ce7"/>
          <table:table-cell table:style-name="ce35"/>
          <table:table-cell table:style-name="ce7" office:value-type="float" office:value="3763" calcext:value-type="float">
            <text:p>3763</text:p>
          </table:table-cell>
          <table:table-cell table:style-name="ce7" office:value-type="float" office:value="3627" calcext:value-type="float">
            <text:p>3627</text:p>
          </table:table-cell>
          <table:table-cell table:style-name="ce34" table:formula="of:=[.AE50]/[.AF50]" office:value-type="float" office:value="1.03749655362559" calcext:value-type="float">
            <text:p>1,04</text:p>
          </table:table-cell>
          <table:table-cell table:style-name="ce39" table:number-columns-repeated="990"/>
          <table:table-cell table:style-name="ce40"/>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finntb</text:p>
          </table:table-cell>
          <table:table-cell table:style-name="ce12" office:value-type="string" calcext:value-type="string">
            <text:p>ud11ftb</text:p>
          </table:table-cell>
          <table:table-cell table:style-name="ce6" office:value-type="string" calcext:value-type="string">
            <text:p>UD 1.1 Finnish / FinnTreeBank</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fi-ftb</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LGPLv3+</text:p>
          </table:table-cell>
          <table:table-cell table:style-name="ce6"/>
          <table:table-cell table:style-name="ce6" office:value-type="string" calcext:value-type="string">
            <text:p>official</text:p>
          </table:table-cell>
          <table:table-cell table:style-name="ce6" office:value-type="float" office:value="11459" calcext:value-type="float">
            <text:p>11459</text:p>
          </table:table-cell>
          <table:table-cell table:style-name="ce6" office:value-type="float" office:value="97165" calcext:value-type="float">
            <text:p>97165</text:p>
          </table:table-cell>
          <table:table-cell table:style-name="ce6" office:value-type="float" office:value="3819" calcext:value-type="float">
            <text:p>3819</text:p>
          </table:table-cell>
          <table:table-cell table:style-name="ce6" office:value-type="float" office:value="32439" calcext:value-type="float">
            <text:p>32439</text:p>
          </table:table-cell>
          <table:table-cell table:style-name="ce6" office:value-type="float" office:value="3819" calcext:value-type="float">
            <text:p>3819</text:p>
          </table:table-cell>
          <table:table-cell table:style-name="ce6" office:value-type="float" office:value="32380" calcext:value-type="float">
            <text:p>32380</text:p>
          </table:table-cell>
          <table:table-cell table:style-name="ce6" table:formula="of:=[.Q51]+[.S51]+[.U51]" office:value-type="float" office:value="19097" calcext:value-type="float">
            <text:p>19097</text:p>
          </table:table-cell>
          <table:table-cell table:style-name="ce6" table:formula="of:=[.R51]+[.T51]+[.V51]" office:value-type="float" office:value="161984" calcext:value-type="float">
            <text:p>161984</text:p>
          </table:table-cell>
          <table:table-cell table:style-name="ce29" table:formula="of:=([.R51]+[.T51]+[.V51])/([.Q51]+[.S51]+[.U51])" office:value-type="float" office:value="8.48216997434152" calcext:value-type="float">
            <text:p>8,48</text:p>
          </table:table-cell>
          <table:table-cell table:style-name="ce30" table:formula="of:=[.Q51]/[.W51]*100" office:value-type="float" office:value="60.0041891396554" calcext:value-type="float">
            <text:p>60</text:p>
          </table:table-cell>
          <table:table-cell table:style-name="ce30" table:formula="of:=[.S51]/[.W51]*100" office:value-type="float" office:value="19.9979054301723" calcext:value-type="float">
            <text:p>20</text:p>
          </table:table-cell>
          <table:table-cell table:style-name="ce30" table:formula="of:=[.U51]/[.W51]*100" office:value-type="float" office:value="19.9979054301723" calcext:value-type="float">
            <text:p>20</text:p>
          </table:table-cell>
          <table:table-cell table:style-name="ce6" office:value-type="float" office:value="1746" calcext:value-type="float">
            <text:p>1746</text:p>
          </table:table-cell>
          <table:table-cell table:style-name="ce34" table:formula="of:=[.AC51]/[.X51]*100" office:value-type="float" office:value="1.07788423548005" calcext:value-type="float">
            <text:p>1,08</text:p>
          </table:table-cell>
          <table:table-cell table:style-name="ce6" office:value-type="float" office:value="46702" calcext:value-type="float">
            <text:p>46702</text:p>
          </table:table-cell>
          <table:table-cell table:style-name="ce6" office:value-type="float" office:value="21033" calcext:value-type="float">
            <text:p>21033</text:p>
          </table:table-cell>
          <table:table-cell table:style-name="ce35" table:formula="of:=[.AE51]/[.AF51]" office:value-type="float" office:value="2.22041553748871" calcext:value-type="float">
            <text:p>2,22</text:p>
          </table:table-cell>
          <table:table-cell table:number-columns-repeated="991"/>
        </table:table-row>
        <table:table-row table:style-name="ro2">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7" office:value-type="string" calcext:value-type="string">
            <text:p>UD 1.2 Finnish / FinnTreeBank</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Finnish-FTB</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 4.0</text:p>
          </table:table-cell>
          <table:table-cell table:style-name="ce7"/>
          <table:table-cell table:style-name="ce7" office:value-type="string" calcext:value-type="string">
            <text:p>official</text:p>
          </table:table-cell>
          <table:table-cell table:style-name="ce7" office:value-type="float" office:value="15034" calcext:value-type="float">
            <text:p>15034</text:p>
          </table:table-cell>
          <table:table-cell table:style-name="ce7" office:value-type="float" office:value="127737" calcext:value-type="float">
            <text:p>127737</text:p>
          </table:table-cell>
          <table:table-cell table:style-name="ce7" office:value-type="float" office:value="1879" calcext:value-type="float">
            <text:p>1879</text:p>
          </table:table-cell>
          <table:table-cell table:style-name="ce7" office:value-type="float" office:value="15728" calcext:value-type="float">
            <text:p>15728</text:p>
          </table:table-cell>
          <table:table-cell table:style-name="ce7" office:value-type="float" office:value="1879" calcext:value-type="float">
            <text:p>1879</text:p>
          </table:table-cell>
          <table:table-cell table:style-name="ce7" office:value-type="float" office:value="16364" calcext:value-type="float">
            <text:p>16364</text:p>
          </table:table-cell>
          <table:table-cell table:style-name="ce6" table:formula="of:=[.Q52]+[.S52]+[.U52]" office:value-type="float" office:value="18792" calcext:value-type="float">
            <text:p>18792</text:p>
          </table:table-cell>
          <table:table-cell table:style-name="ce6" table:formula="of:=[.R52]+[.T52]+[.V52]" office:value-type="float" office:value="159829" calcext:value-type="float">
            <text:p>159829</text:p>
          </table:table-cell>
          <table:table-cell table:style-name="ce29" table:formula="of:=([.R52]+[.T52]+[.V52])/([.Q52]+[.S52]+[.U52])" office:value-type="float" office:value="8.50516177096637" calcext:value-type="float">
            <text:p>8,51</text:p>
          </table:table-cell>
          <table:table-cell table:style-name="ce30" table:formula="of:=[.Q52]/[.W52]*100" office:value-type="float" office:value="80.002128565347" calcext:value-type="float">
            <text:p>80</text:p>
          </table:table-cell>
          <table:table-cell table:style-name="ce30" table:formula="of:=[.S52]/[.W52]*100" office:value-type="float" office:value="9.99893571732652" calcext:value-type="float">
            <text:p>10</text:p>
          </table:table-cell>
          <table:table-cell table:style-name="ce30" table:formula="of:=[.U52]/[.W52]*100" office:value-type="float" office:value="9.99893571732652" calcext:value-type="float">
            <text:p>10</text:p>
          </table:table-cell>
          <table:table-cell table:style-name="ce7"/>
          <table:table-cell table:style-name="ce35"/>
          <table:table-cell table:style-name="ce7" office:value-type="float" office:value="43826" calcext:value-type="float">
            <text:p>43826</text:p>
          </table:table-cell>
          <table:table-cell table:style-name="ce7" office:value-type="float" office:value="21571" calcext:value-type="float">
            <text:p>21571</text:p>
          </table:table-cell>
          <table:table-cell table:style-name="ce35" table:formula="of:=[.AE52]/[.AF52]" office:value-type="float" office:value="2.03170923925641" calcext:value-type="float">
            <text:p>2,03</text:p>
          </table:table-cell>
          <table:table-cell table:style-name="ce39" table:number-columns-repeated="990"/>
          <table:table-cell table:style-name="ce40"/>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7"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Q53]+[.S53]+[.U53]" office:value-type="float" office:value="4307" calcext:value-type="float">
            <text:p>4307</text:p>
          </table:table-cell>
          <table:table-cell table:style-name="ce6" table:formula="of:=[.R53]+[.T53]+[.V53]" office:value-type="float" office:value="58576" calcext:value-type="float">
            <text:p>58576</text:p>
          </table:table-cell>
          <table:table-cell table:style-name="ce29" table:formula="of:=([.R53]+[.T53]+[.V53])/([.Q53]+[.S53]+[.U53])" office:value-type="float" office:value="13.6001857441375" calcext:value-type="float">
            <text:p>13,60</text:p>
          </table:table-cell>
          <table:table-cell table:style-name="ce30" table:formula="of:=[.Q53]/[.W53]*100" office:value-type="float" office:value="90.0162526120269" calcext:value-type="float">
            <text:p>90</text:p>
          </table:table-cell>
          <table:table-cell table:style-name="ce30" table:formula="of:=[.S53]/[.W53]*100" office:value-type="float" office:value="0" calcext:value-type="float">
            <text:p>0</text:p>
          </table:table-cell>
          <table:table-cell table:style-name="ce30" table:formula="of:=[.U53]/[.W53]*100" office:value-type="float" office:value="9.98374738797307" calcext:value-type="float">
            <text:p>10</text:p>
          </table:table-cell>
          <table:table-cell table:style-name="ce7" office:value-type="float" office:value="299" calcext:value-type="float">
            <text:p>299</text:p>
          </table:table-cell>
          <table:table-cell table:style-name="ce29" table:formula="of:=[.AC53]/[.X53]*100" office:value-type="float" office:value="0.510447965036875" calcext:value-type="float">
            <text:p>0,51</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Q54]+[.S54]+[.U54]" office:value-type="float" office:value="13581" calcext:value-type="float">
            <text:p>13581</text:p>
          </table:table-cell>
          <table:table-cell table:style-name="ce6" table:formula="of:=[.R54]+[.T54]+[.V54]" office:value-type="float" office:value="181022" calcext:value-type="float">
            <text:p>181022</text:p>
          </table:table-cell>
          <table:table-cell table:style-name="ce29" table:formula="of:=([.R54]+[.T54]+[.V54])/([.Q54]+[.S54]+[.U54])" office:value-type="float" office:value="13.3290626610706" calcext:value-type="float">
            <text:p>13,33</text:p>
          </table:table-cell>
          <table:table-cell table:style-name="ce30" table:formula="of:=[.Q54]/[.W54]*100" office:value-type="float" office:value="89.9565569545689" calcext:value-type="float">
            <text:p>90</text:p>
          </table:table-cell>
          <table:table-cell table:style-name="ce30" table:formula="of:=[.S54]/[.W54]*100" office:value-type="float" office:value="5.27207127604742" calcext:value-type="float">
            <text:p>5</text:p>
          </table:table-cell>
          <table:table-cell table:style-name="ce30" table:formula="of:=[.U54]/[.W54]*100" office:value-type="float" office:value="4.7713717693837" calcext:value-type="float">
            <text:p>5</text:p>
          </table:table-cell>
          <table:table-cell table:style-name="ce6" office:value-type="float" office:value="1355" calcext:value-type="float">
            <text:p>1355</text:p>
          </table:table-cell>
          <table:table-cell table:style-name="ce29" table:formula="of:=[.AC54]/[.X54]*100" office:value-type="float" office:value="0.748527803250434" calcext:value-type="float">
            <text:p>0,75</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12" office:value-type="string" calcext:value-type="string">
            <text:p>ud11</text:p>
          </table:table-cell>
          <table:table-cell table:style-name="ce6" office:value-type="string" calcext:value-type="string">
            <text:p>UD 1.1 Finnish / Turku DT</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fi</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Q55]+[.S55]+[.U55]" office:value-type="float" office:value="13581" calcext:value-type="float">
            <text:p>13581</text:p>
          </table:table-cell>
          <table:table-cell table:style-name="ce6" table:formula="of:=[.R55]+[.T55]+[.V55]" office:value-type="float" office:value="181022" calcext:value-type="float">
            <text:p>181022</text:p>
          </table:table-cell>
          <table:table-cell table:style-name="ce29" table:formula="of:=([.R55]+[.T55]+[.V55])/([.Q55]+[.S55]+[.U55])" office:value-type="float" office:value="13.3290626610706" calcext:value-type="float">
            <text:p>13,33</text:p>
          </table:table-cell>
          <table:table-cell table:style-name="ce30" table:formula="of:=[.Q55]/[.W55]*100" office:value-type="float" office:value="89.9565569545689" calcext:value-type="float">
            <text:p>90</text:p>
          </table:table-cell>
          <table:table-cell table:style-name="ce30" table:formula="of:=[.S55]/[.W55]*100" office:value-type="float" office:value="5.27207127604742" calcext:value-type="float">
            <text:p>5</text:p>
          </table:table-cell>
          <table:table-cell table:style-name="ce30" table:formula="of:=[.U55]/[.W55]*100" office:value-type="float" office:value="4.7713717693837" calcext:value-type="float">
            <text:p>5</text:p>
          </table:table-cell>
          <table:table-cell table:style-name="ce6" office:value-type="float" office:value="1350" calcext:value-type="float">
            <text:p>1350</text:p>
          </table:table-cell>
          <table:table-cell table:style-name="ce34" table:formula="of:=[.AC55]/[.X55]*100" office:value-type="float" office:value="0.745765708035487" calcext:value-type="float">
            <text:p>0,75</text:p>
          </table:table-cell>
          <table:table-cell table:style-name="ce6" office:value-type="float" office:value="52510" calcext:value-type="float">
            <text:p>52510</text:p>
          </table:table-cell>
          <table:table-cell table:style-name="ce6" office:value-type="float" office:value="22829" calcext:value-type="float">
            <text:p>22829</text:p>
          </table:table-cell>
          <table:table-cell table:style-name="ce35" table:formula="of:=[.AE55]/[.AF55]" office:value-type="float" office:value="2.30014455298086" calcext:value-type="float">
            <text:p>2,30</text:p>
          </table:table-cell>
          <table:table-cell table:number-columns-repeated="991"/>
        </table:table-row>
        <table:table-row table:style-name="ro2">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7" office:value-type="string" calcext:value-type="string">
            <text:p>UD 1.2 Finnish / Turku DT</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Finnis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SA 4.0</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6" table:formula="of:=[.Q56]+[.S56]+[.U56]" office:value-type="float" office:value="13581" calcext:value-type="float">
            <text:p>13581</text:p>
          </table:table-cell>
          <table:table-cell table:style-name="ce6" table:formula="of:=[.R56]+[.T56]+[.V56]" office:value-type="float" office:value="181022" calcext:value-type="float">
            <text:p>181022</text:p>
          </table:table-cell>
          <table:table-cell table:style-name="ce29" table:formula="of:=([.R56]+[.T56]+[.V56])/([.Q56]+[.S56]+[.U56])" office:value-type="float" office:value="13.3290626610706" calcext:value-type="float">
            <text:p>13,33</text:p>
          </table:table-cell>
          <table:table-cell table:style-name="ce30" table:formula="of:=[.Q56]/[.W56]*100" office:value-type="float" office:value="89.9565569545689" calcext:value-type="float">
            <text:p>90</text:p>
          </table:table-cell>
          <table:table-cell table:style-name="ce30" table:formula="of:=[.S56]/[.W56]*100" office:value-type="float" office:value="5.27207127604742" calcext:value-type="float">
            <text:p>5</text:p>
          </table:table-cell>
          <table:table-cell table:style-name="ce30" table:formula="of:=[.U56]/[.W56]*100" office:value-type="float" office:value="4.7713717693837" calcext:value-type="float">
            <text:p>5</text:p>
          </table:table-cell>
          <table:table-cell table:style-name="ce7"/>
          <table:table-cell table:style-name="ce35"/>
          <table:table-cell table:style-name="ce7" office:value-type="float" office:value="49957" calcext:value-type="float">
            <text:p>49957</text:p>
          </table:table-cell>
          <table:table-cell table:style-name="ce7" office:value-type="float" office:value="23932" calcext:value-type="float">
            <text:p>23932</text:p>
          </table:table-cell>
          <table:table-cell table:style-name="ce35" table:formula="of:=[.AE56]/[.AF56]" office:value-type="float" office:value="2.08745612568945" calcext:value-type="float">
            <text:p>2,09</text:p>
          </table:table-cell>
          <table:table-cell table:style-name="ce39" table:number-columns-repeated="990"/>
          <table:table-cell table:style-name="ce40"/>
        </table:table-row>
        <table:table-row table:style-name="ro1">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4"/>
          <table:table-cell table:style-name="ce15" table:number-columns-repeated="3"/>
          <table:table-cell table:style-name="ce20"/>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Q57]+[.S57]+[.U57]" office:value-type="float" office:value="0" calcext:value-type="float">
            <text:p>0</text:p>
          </table:table-cell>
          <table:table-cell table:style-name="ce6" table:formula="of:=[.R57]+[.T57]+[.V57]" office:value-type="float" office:value="0" calcext:value-type="float">
            <text:p>0</text:p>
          </table:table-cell>
          <table:table-cell table:style-name="ce29" table:formula="of:=([.R57]+[.T57]+[.V57])/([.Q57]+[.S57]+[.U57])" office:value-type="string" office:string-value="" calcext:value-type="error">
            <text:p>#DIV/0!</text:p>
          </table:table-cell>
          <table:table-cell table:style-name="ce30" table:formula="of:=[.Q57]/[.W57]*100" office:value-type="string" office:string-value="" calcext:value-type="error">
            <text:p>#DIV/0!</text:p>
          </table:table-cell>
          <table:table-cell table:style-name="ce30" table:formula="of:=[.S57]/[.W57]*100" office:value-type="string" office:string-value="" calcext:value-type="error">
            <text:p>#DIV/0!</text:p>
          </table:table-cell>
          <table:table-cell table:style-name="ce30" table:formula="of:=[.U57]/[.W57]*100" office:value-type="string" office:string-value="" calcext:value-type="error">
            <text:p>#DIV/0!</text:p>
          </table:table-cell>
          <table:table-cell table:style-name="ce7"/>
          <table:table-cell table:style-name="ce29" table:formula="of:=[.AC57]/[.X57]*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Q58]+[.S58]+[.U58]" office:value-type="float" office:value="3099" calcext:value-type="float">
            <text:p>3099</text:p>
          </table:table-cell>
          <table:table-cell table:style-name="ce6" table:formula="of:=[.R58]+[.T58]+[.V58]" office:value-type="float" office:value="67038" calcext:value-type="float">
            <text:p>67038</text:p>
          </table:table-cell>
          <table:table-cell table:style-name="ce29" table:formula="of:=([.R58]+[.T58]+[.V58])/([.Q58]+[.S58]+[.U58])" office:value-type="float" office:value="21.6321393998064" calcext:value-type="float">
            <text:p>21,63</text:p>
          </table:table-cell>
          <table:table-cell table:style-name="ce30" table:formula="of:=[.Q58]/[.W58]*100" office:value-type="float" office:value="100" calcext:value-type="float">
            <text:p>100</text:p>
          </table:table-cell>
          <table:table-cell table:style-name="ce30" table:formula="of:=[.S58]/[.W58]*100" office:value-type="float" office:value="0" calcext:value-type="float">
            <text:p>0</text:p>
          </table:table-cell>
          <table:table-cell table:style-name="ce30" table:formula="of:=[.U58]/[.W58]*100" office:value-type="float" office:value="0" calcext:value-type="float">
            <text:p>0</text:p>
          </table:table-cell>
          <table:table-cell table:style-name="ce7"/>
          <table:table-cell table:style-name="ce29" table:formula="of:=[.AC58]/[.X58]*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7"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Q59]+[.S59]+[.U59]" office:value-type="float" office:value="0" calcext:value-type="float">
            <text:p>0</text:p>
          </table:table-cell>
          <table:table-cell table:style-name="ce6" table:formula="of:=[.R59]+[.T59]+[.V59]" office:value-type="float" office:value="0" calcext:value-type="float">
            <text:p>0</text:p>
          </table:table-cell>
          <table:table-cell table:style-name="ce29" table:formula="of:=([.R59]+[.T59]+[.V59])/([.Q59]+[.S59]+[.U59])" office:value-type="string" office:string-value="" calcext:value-type="error">
            <text:p>#DIV/0!</text:p>
          </table:table-cell>
          <table:table-cell table:style-name="ce30" table:formula="of:=[.Q59]/[.W59]*100" office:value-type="string" office:string-value="" calcext:value-type="error">
            <text:p>#DIV/0!</text:p>
          </table:table-cell>
          <table:table-cell table:style-name="ce30" table:formula="of:=[.S59]/[.W59]*100" office:value-type="string" office:string-value="" calcext:value-type="error">
            <text:p>#DIV/0!</text:p>
          </table:table-cell>
          <table:table-cell table:style-name="ce30" table:formula="of:=[.U59]/[.W59]*100" office:value-type="string" office:string-value="" calcext:value-type="error">
            <text:p>#DIV/0!</text:p>
          </table:table-cell>
          <table:table-cell table:style-name="ce7"/>
          <table:table-cell table:style-name="ce29" table:formula="of:=[.AC59]/[.X59]*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4"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Q60]+[.S60]+[.U60]" office:value-type="float" office:value="15994" calcext:value-type="float">
            <text:p>15994</text:p>
          </table:table-cell>
          <table:table-cell table:style-name="ce6" table:formula="of:=[.R60]+[.T60]+[.V60]" office:value-type="float" office:value="481933" calcext:value-type="float">
            <text:p>481933</text:p>
          </table:table-cell>
          <table:table-cell table:style-name="ce29" table:formula="of:=([.R60]+[.T60]+[.V60])/([.Q60]+[.S60]+[.U60])" office:value-type="float" office:value="30.1321120420158" calcext:value-type="float">
            <text:p>30,13</text:p>
          </table:table-cell>
          <table:table-cell table:style-name="ce30" table:formula="of:=[.Q60]/[.W60]*100" office:value-type="float" office:value="92.2783543828936" calcext:value-type="float">
            <text:p>92</text:p>
          </table:table-cell>
          <table:table-cell table:style-name="ce30" table:formula="of:=[.S60]/[.W60]*100" office:value-type="float" office:value="7.72164561710642" calcext:value-type="float">
            <text:p>8</text:p>
          </table:table-cell>
          <table:table-cell table:style-name="ce30" table:formula="of:=[.U60]/[.W60]*100" office:value-type="float" office:value="0" calcext:value-type="float">
            <text:p>0</text:p>
          </table:table-cell>
          <table:table-cell table:style-name="ce7"/>
          <table:table-cell table:style-name="ce29" table:formula="of:=[.AC60]/[.X60]*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Q61]+[.S61]+[.U61]" office:value-type="float" office:value="16418" calcext:value-type="float">
            <text:p>16418</text:p>
          </table:table-cell>
          <table:table-cell table:style-name="ce6" table:formula="of:=[.R61]+[.T61]+[.V61]" office:value-type="float" office:value="400620" calcext:value-type="float">
            <text:p>400620</text:p>
          </table:table-cell>
          <table:table-cell table:style-name="ce29" table:formula="of:=([.R61]+[.T61]+[.V61])/([.Q61]+[.S61]+[.U61])" office:value-type="float" office:value="24.4012669021805" calcext:value-type="float">
            <text:p>24,40</text:p>
          </table:table-cell>
          <table:table-cell table:style-name="ce30" table:formula="of:=[.Q61]/[.W61]*100" office:value-type="float" office:value="88.3603362163479" calcext:value-type="float">
            <text:p>88</text:p>
          </table:table-cell>
          <table:table-cell table:style-name="ce30" table:formula="of:=[.S61]/[.W61]*100" office:value-type="float" office:value="9.81240102326715" calcext:value-type="float">
            <text:p>10</text:p>
          </table:table-cell>
          <table:table-cell table:style-name="ce30" table:formula="of:=[.U61]/[.W61]*100" office:value-type="float" office:value="1.82726276038494" calcext:value-type="float">
            <text:p>2</text:p>
          </table:table-cell>
          <table:table-cell table:style-name="ce6" office:value-type="float" office:value="3201" calcext:value-type="float">
            <text:p>3201</text:p>
          </table:table-cell>
          <table:table-cell table:style-name="ce29" table:formula="of:=[.AC61]/[.X61]*100" office:value-type="float" office:value="0.799011532125206" calcext:value-type="float">
            <text:p>0,8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12" office:value-type="string" calcext:value-type="string">
            <text:p>ud11</text:p>
          </table:table-cell>
          <table:table-cell table:style-name="ce6" office:value-type="string" calcext:value-type="string">
            <text:p>UD 1.1 French / Google</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fr</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51" calcext:value-type="float">
            <text:p>14551</text:p>
          </table:table-cell>
          <table:table-cell table:style-name="ce6" office:value-type="float" office:value="354690" calcext:value-type="float">
            <text:p>354690</text:p>
          </table:table-cell>
          <table:table-cell table:style-name="ce6" office:value-type="float" office:value="1617" calcext:value-type="float">
            <text:p>1617</text:p>
          </table:table-cell>
          <table:table-cell table:style-name="ce6" office:value-type="float" office:value="38858" calcext:value-type="float">
            <text:p>38858</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Q62]+[.S62]+[.U62]" office:value-type="float" office:value="16468" calcext:value-type="float">
            <text:p>16468</text:p>
          </table:table-cell>
          <table:table-cell table:style-name="ce6" table:formula="of:=[.R62]+[.T62]+[.V62]" office:value-type="float" office:value="400627" calcext:value-type="float">
            <text:p>400627</text:p>
          </table:table-cell>
          <table:table-cell table:style-name="ce29" table:formula="of:=([.R62]+[.T62]+[.V62])/([.Q62]+[.S62]+[.U62])" office:value-type="float" office:value="24.3276050522225" calcext:value-type="float">
            <text:p>24,33</text:p>
          </table:table-cell>
          <table:table-cell table:style-name="ce30" table:formula="of:=[.Q62]/[.W62]*100" office:value-type="float" office:value="88.3592421666262" calcext:value-type="float">
            <text:p>88</text:p>
          </table:table-cell>
          <table:table-cell table:style-name="ce30" table:formula="of:=[.S62]/[.W62]*100" office:value-type="float" office:value="9.81904299247024" calcext:value-type="float">
            <text:p>10</text:p>
          </table:table-cell>
          <table:table-cell table:style-name="ce30" table:formula="of:=[.U62]/[.W62]*100" office:value-type="float" office:value="1.82171484090357" calcext:value-type="float">
            <text:p>2</text:p>
          </table:table-cell>
          <table:table-cell table:style-name="ce6" office:value-type="float" office:value="3192" calcext:value-type="float">
            <text:p>3192</text:p>
          </table:table-cell>
          <table:table-cell table:style-name="ce34" table:formula="of:=[.AC62]/[.X62]*100" office:value-type="float" office:value="0.796751092662252" calcext:value-type="float">
            <text:p>0,80</text:p>
          </table:table-cell>
          <table:table-cell table:style-name="ce26" office:value-type="float" office:value="43137" calcext:value-type="float">
            <text:p>43137</text:p>
          </table:table-cell>
          <table:table-cell table:style-name="ce26" office:value-type="float" office:value="1" calcext:value-type="float">
            <text:p>1</text:p>
          </table:table-cell>
          <table:table-cell table:style-name="ce34" table:formula="of:=[.AE62]/[.AF62]" office:value-type="float" office:value="43137" calcext:value-type="float">
            <text:p>43137,00</text:p>
          </table:table-cell>
          <table:table-cell table:number-columns-repeated="991"/>
        </table:table-row>
        <table:table-row table:style-name="ro2">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7" office:value-type="string" calcext:value-type="string">
            <text:p>UD 1.2 French / Google</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Frenc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 US</text:p>
          </table:table-cell>
          <table:table-cell table:style-name="ce7"/>
          <table:table-cell table:style-name="ce7" office:value-type="string" calcext:value-type="string">
            <text:p>official</text:p>
          </table:table-cell>
          <table:table-cell table:style-name="ce7" office:value-type="float" office:value="14552" calcext:value-type="float">
            <text:p>14552</text:p>
          </table:table-cell>
          <table:table-cell table:style-name="ce7" office:value-type="float" office:value="355811" calcext:value-type="float">
            <text:p>355811</text:p>
          </table:table-cell>
          <table:table-cell table:style-name="ce7" office:value-type="float" office:value="1596" calcext:value-type="float">
            <text:p>1596</text:p>
          </table:table-cell>
          <table:table-cell table:style-name="ce7" office:value-type="float" office:value="38662" calcext:value-type="float">
            <text:p>38662</text:p>
          </table:table-cell>
          <table:table-cell table:style-name="ce7" office:value-type="float" office:value="298" calcext:value-type="float">
            <text:p>298</text:p>
          </table:table-cell>
          <table:table-cell table:style-name="ce7" office:value-type="float" office:value="7018" calcext:value-type="float">
            <text:p>7018</text:p>
          </table:table-cell>
          <table:table-cell table:style-name="ce6" table:formula="of:=[.Q63]+[.S63]+[.U63]" office:value-type="float" office:value="16446" calcext:value-type="float">
            <text:p>16446</text:p>
          </table:table-cell>
          <table:table-cell table:style-name="ce6" table:formula="of:=[.R63]+[.T63]+[.V63]" office:value-type="float" office:value="401491" calcext:value-type="float">
            <text:p>401491</text:p>
          </table:table-cell>
          <table:table-cell table:style-name="ce29" table:formula="of:=([.R63]+[.T63]+[.V63])/([.Q63]+[.S63]+[.U63])" office:value-type="float" office:value="24.4126839353034" calcext:value-type="float">
            <text:p>24,41</text:p>
          </table:table-cell>
          <table:table-cell table:style-name="ce30" table:formula="of:=[.Q63]/[.W63]*100" office:value-type="float" office:value="88.4835218290162" calcext:value-type="float">
            <text:p>88</text:p>
          </table:table-cell>
          <table:table-cell table:style-name="ce30" table:formula="of:=[.S63]/[.W63]*100" office:value-type="float" office:value="9.70448741335279" calcext:value-type="float">
            <text:p>10</text:p>
          </table:table-cell>
          <table:table-cell table:style-name="ce30" table:formula="of:=[.U63]/[.W63]*100" office:value-type="float" office:value="1.81199075763103" calcext:value-type="float">
            <text:p>2</text:p>
          </table:table-cell>
          <table:table-cell table:style-name="ce7"/>
          <table:table-cell table:style-name="ce35"/>
          <table:table-cell table:style-name="ce7" office:value-type="float" office:value="42472" calcext:value-type="float">
            <text:p>42472</text:p>
          </table:table-cell>
          <table:table-cell table:style-name="ce7" office:value-type="float" office:value="1" calcext:value-type="float">
            <text:p>1</text:p>
          </table:table-cell>
          <table:table-cell table:style-name="ce34" table:formula="of:=[.AE63]/[.AF63]" office:value-type="float" office:value="42472" calcext:value-type="float">
            <text:p>42472,00</text:p>
          </table:table-cell>
          <table:table-cell table:style-name="ce39" table:number-columns-repeated="990"/>
          <table:table-cell table:style-name="ce40"/>
        </table:table-row>
        <table:table-row table:style-name="ro1">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7" office:value-type="string" calcext:value-type="string">
            <text:p>UDT 2.0</text:p>
          </table:table-cell>
          <table:table-cell table:style-name="ce14"/>
          <table:table-cell table:style-name="ce15" table:number-columns-repeated="3"/>
          <table:table-cell table:style-name="ce20"/>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Q64]+[.S64]+[.U64]" office:value-type="float" office:value="0" calcext:value-type="float">
            <text:p>0</text:p>
          </table:table-cell>
          <table:table-cell table:style-name="ce6" table:formula="of:=[.R64]+[.T64]+[.V64]" office:value-type="float" office:value="0" calcext:value-type="float">
            <text:p>0</text:p>
          </table:table-cell>
          <table:table-cell table:style-name="ce29" table:formula="of:=([.R64]+[.T64]+[.V64])/([.Q64]+[.S64]+[.U64])" office:value-type="string" office:string-value="" calcext:value-type="error">
            <text:p>#DIV/0!</text:p>
          </table:table-cell>
          <table:table-cell table:style-name="ce30" table:formula="of:=[.Q64]/[.W64]*100" office:value-type="string" office:string-value="" calcext:value-type="error">
            <text:p>#DIV/0!</text:p>
          </table:table-cell>
          <table:table-cell table:style-name="ce30" table:formula="of:=[.S64]/[.W64]*100" office:value-type="string" office:string-value="" calcext:value-type="error">
            <text:p>#DIV/0!</text:p>
          </table:table-cell>
          <table:table-cell table:style-name="ce30" table:formula="of:=[.U64]/[.W64]*100" office:value-type="string" office:string-value="" calcext:value-type="error">
            <text:p>#DIV/0!</text:p>
          </table:table-cell>
          <table:table-cell table:style-name="ce7"/>
          <table:table-cell table:style-name="ce29" table:formula="of:=[.AC64]/[.X64]*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fro</text:p>
          </table:table-cell>
          <table:table-cell table:style-name="ce7"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table-cell table:style-name="ce15" table:number-columns-repeated="3"/>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Q65]+[.S65]+[.U65]" office:value-type="float" office:value="0" calcext:value-type="float">
            <text:p>0</text:p>
          </table:table-cell>
          <table:table-cell table:style-name="ce6" table:formula="of:=[.R65]+[.T65]+[.V65]" office:value-type="float" office:value="0" calcext:value-type="float">
            <text:p>0</text:p>
          </table:table-cell>
          <table:table-cell table:style-name="ce29" table:formula="of:=([.R65]+[.T65]+[.V65])/([.Q65]+[.S65]+[.U65])" office:value-type="string" office:string-value="" calcext:value-type="error">
            <text:p>#DIV/0!</text:p>
          </table:table-cell>
          <table:table-cell table:style-name="ce30" table:formula="of:=[.Q65]/[.W65]*100" office:value-type="string" office:string-value="" calcext:value-type="error">
            <text:p>#DIV/0!</text:p>
          </table:table-cell>
          <table:table-cell table:style-name="ce30" table:formula="of:=[.S65]/[.W65]*100" office:value-type="string" office:string-value="" calcext:value-type="error">
            <text:p>#DIV/0!</text:p>
          </table:table-cell>
          <table:table-cell table:style-name="ce30" table:formula="of:=[.U65]/[.W65]*100" office:value-type="string" office:string-value="" calcext:value-type="error">
            <text:p>#DIV/0!</text:p>
          </table:table-cell>
          <table:table-cell table:style-name="ce7"/>
          <table:table-cell table:style-name="ce29" table:formula="of:=[.AC65]/[.X65]*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ka</text:p>
          </table:table-cell>
          <table:table-cell table:style-name="ce7"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7"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Q66]+[.S66]+[.U66]" office:value-type="float" office:value="45" calcext:value-type="float">
            <text:p>45</text:p>
          </table:table-cell>
          <table:table-cell table:style-name="ce6" table:formula="of:=[.R66]+[.T66]+[.V66]" office:value-type="float" office:value="0" calcext:value-type="float">
            <text:p>0</text:p>
          </table:table-cell>
          <table:table-cell table:style-name="ce29" table:formula="of:=([.R66]+[.T66]+[.V66])/([.Q66]+[.S66]+[.U66])" office:value-type="float" office:value="0" calcext:value-type="float">
            <text:p>0,00</text:p>
          </table:table-cell>
          <table:table-cell table:style-name="ce30" table:formula="of:=[.Q66]/[.W66]*100" office:value-type="float" office:value="100" calcext:value-type="float">
            <text:p>100</text:p>
          </table:table-cell>
          <table:table-cell table:style-name="ce30" table:formula="of:=[.S66]/[.W66]*100" office:value-type="float" office:value="0" calcext:value-type="float">
            <text:p>0</text:p>
          </table:table-cell>
          <table:table-cell table:style-name="ce30" table:formula="of:=[.U66]/[.W66]*100" office:value-type="float" office:value="0" calcext:value-type="float">
            <text:p>0</text:p>
          </table:table-cell>
          <table:table-cell table:style-name="ce7"/>
          <table:table-cell table:style-name="ce29" table:formula="of:=[.AC66]/[.X66]*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6" office:value-type="string" calcext:value-type="string">
            <text:p>UD 1.0 German / Google</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Q67]+[.S67]+[.U67]" office:value-type="float" office:value="15918" calcext:value-type="float">
            <text:p>15918</text:p>
          </table:table-cell>
          <table:table-cell table:style-name="ce6" table:formula="of:=[.R67]+[.T67]+[.V67]" office:value-type="float" office:value="298614" calcext:value-type="float">
            <text:p>298614</text:p>
          </table:table-cell>
          <table:table-cell table:style-name="ce29" table:formula="of:=([.R67]+[.T67]+[.V67])/([.Q67]+[.S67]+[.U67])" office:value-type="float" office:value="18.7595175273276" calcext:value-type="float">
            <text:p>18,76</text:p>
          </table:table-cell>
          <table:table-cell table:style-name="ce30" table:formula="of:=[.Q67]/[.W67]*100" office:value-type="float" office:value="88.6920467395401" calcext:value-type="float">
            <text:p>89</text:p>
          </table:table-cell>
          <table:table-cell table:style-name="ce30" table:formula="of:=[.S67]/[.W67]*100" office:value-type="float" office:value="5.02575700464883" calcext:value-type="float">
            <text:p>5</text:p>
          </table:table-cell>
          <table:table-cell table:style-name="ce30" table:formula="of:=[.U67]/[.W67]*100" office:value-type="float" office:value="6.28219625581103" calcext:value-type="float">
            <text:p>6</text:p>
          </table:table-cell>
          <table:table-cell table:style-name="ce6" office:value-type="float" office:value="2702" calcext:value-type="float">
            <text:p>2702</text:p>
          </table:table-cell>
          <table:table-cell table:style-name="ce29" table:formula="of:=[.AC67]/[.X67]*100" office:value-type="float" office:value="0.904847060084256" calcext:value-type="float">
            <text:p>0,9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12" office:value-type="string" calcext:value-type="string">
            <text:p>ud11</text:p>
          </table:table-cell>
          <table:table-cell table:style-name="ce6" office:value-type="string" calcext:value-type="string">
            <text:p>UD 1.1 German / Google</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Q68]+[.S68]+[.U68]" office:value-type="float" office:value="15918" calcext:value-type="float">
            <text:p>15918</text:p>
          </table:table-cell>
          <table:table-cell table:style-name="ce6" table:formula="of:=[.R68]+[.T68]+[.V68]" office:value-type="float" office:value="298614" calcext:value-type="float">
            <text:p>298614</text:p>
          </table:table-cell>
          <table:table-cell table:style-name="ce29" table:formula="of:=([.R68]+[.T68]+[.V68])/([.Q68]+[.S68]+[.U68])" office:value-type="float" office:value="18.7595175273276" calcext:value-type="float">
            <text:p>18,76</text:p>
          </table:table-cell>
          <table:table-cell table:style-name="ce30" table:formula="of:=[.Q68]/[.W68]*100" office:value-type="float" office:value="88.6920467395401" calcext:value-type="float">
            <text:p>89</text:p>
          </table:table-cell>
          <table:table-cell table:style-name="ce30" table:formula="of:=[.S68]/[.W68]*100" office:value-type="float" office:value="5.02575700464883" calcext:value-type="float">
            <text:p>5</text:p>
          </table:table-cell>
          <table:table-cell table:style-name="ce30" table:formula="of:=[.U68]/[.W68]*100" office:value-type="float" office:value="6.28219625581103" calcext:value-type="float">
            <text:p>6</text:p>
          </table:table-cell>
          <table:table-cell table:style-name="ce6" office:value-type="float" office:value="2702" calcext:value-type="float">
            <text:p>2702</text:p>
          </table:table-cell>
          <table:table-cell table:style-name="ce34" table:formula="of:=[.AC68]/[.X68]*100" office:value-type="float" office:value="0.904847060084256" calcext:value-type="float">
            <text:p>0,90</text:p>
          </table:table-cell>
          <table:table-cell table:style-name="ce26" office:value-type="float" office:value="50662" calcext:value-type="float">
            <text:p>50662</text:p>
          </table:table-cell>
          <table:table-cell table:style-name="ce26" office:value-type="float" office:value="1" calcext:value-type="float">
            <text:p>1</text:p>
          </table:table-cell>
          <table:table-cell table:style-name="ce34" table:formula="of:=[.AE68]/[.AF68]" office:value-type="float" office:value="50662" calcext:value-type="float">
            <text:p>50662,00</text:p>
          </table:table-cell>
          <table:table-cell table:number-columns-repeated="991"/>
        </table:table-row>
        <table:table-row table:style-name="ro2">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7" office:value-type="string" calcext:value-type="string">
            <text:p>UD 1.2 German / Google</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Germ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 US</text:p>
          </table:table-cell>
          <table:table-cell table:style-name="ce6" office:value-type="string" calcext:value-type="string">
            <text:p>This treebank includes parts of the Tiger corpus but they are not identical.</text:p>
          </table:table-cell>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799" calcext:value-type="float">
            <text:p>799</text:p>
          </table:table-cell>
          <table:table-cell table:style-name="ce7" office:value-type="float" office:value="12348" calcext:value-type="float">
            <text:p>12348</text:p>
          </table:table-cell>
          <table:table-cell table:style-name="ce7" office:value-type="float" office:value="977" calcext:value-type="float">
            <text:p>977</text:p>
          </table:table-cell>
          <table:table-cell table:style-name="ce7" office:value-type="float" office:value="16268" calcext:value-type="float">
            <text:p>16268</text:p>
          </table:table-cell>
          <table:table-cell table:style-name="ce6" table:formula="of:=[.Q69]+[.S69]+[.U69]" office:value-type="float" office:value="15894" calcext:value-type="float">
            <text:p>15894</text:p>
          </table:table-cell>
          <table:table-cell table:style-name="ce6" table:formula="of:=[.R69]+[.T69]+[.V69]" office:value-type="float" office:value="298242" calcext:value-type="float">
            <text:p>298242</text:p>
          </table:table-cell>
          <table:table-cell table:style-name="ce29" table:formula="of:=([.R69]+[.T69]+[.V69])/([.Q69]+[.S69]+[.U69])" office:value-type="float" office:value="18.7644394110985" calcext:value-type="float">
            <text:p>18,76</text:p>
          </table:table-cell>
          <table:table-cell table:style-name="ce30" table:formula="of:=[.Q69]/[.W69]*100" office:value-type="float" office:value="88.8259720649302" calcext:value-type="float">
            <text:p>89</text:p>
          </table:table-cell>
          <table:table-cell table:style-name="ce30" table:formula="of:=[.S69]/[.W69]*100" office:value-type="float" office:value="5.02705423430225" calcext:value-type="float">
            <text:p>5</text:p>
          </table:table-cell>
          <table:table-cell table:style-name="ce30" table:formula="of:=[.U69]/[.W69]*100" office:value-type="float" office:value="6.14697370076759" calcext:value-type="float">
            <text:p>6</text:p>
          </table:table-cell>
          <table:table-cell table:style-name="ce7"/>
          <table:table-cell table:style-name="ce35"/>
          <table:table-cell table:style-name="ce7" office:value-type="float" office:value="50548" calcext:value-type="float">
            <text:p>50548</text:p>
          </table:table-cell>
          <table:table-cell table:style-name="ce7" office:value-type="float" office:value="1" calcext:value-type="float">
            <text:p>1</text:p>
          </table:table-cell>
          <table:table-cell table:style-name="ce34" table:formula="of:=[.AE69]/[.AF69]" office:value-type="float" office:value="50548" calcext:value-type="float">
            <text:p>50548,00</text:p>
          </table:table-cell>
          <table:table-cell table:style-name="ce39" table:number-columns-repeated="990"/>
          <table:table-cell table:style-name="ce40"/>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6" office:value-type="string" calcext:value-type="string">
            <text:p>Tiger/UDT 2.0</text:p>
          </table:table-cell>
          <table:table-cell table:style-name="ce14" table:number-columns-repeated="4"/>
          <table:table-cell table:style-name="ce19"/>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70]+[.S70]+[.U70]" office:value-type="float" office:value="0" calcext:value-type="float">
            <text:p>0</text:p>
          </table:table-cell>
          <table:table-cell table:style-name="ce6" table:formula="of:=[.R70]+[.T70]+[.V70]" office:value-type="float" office:value="0" calcext:value-type="float">
            <text:p>0</text:p>
          </table:table-cell>
          <table:table-cell table:style-name="ce29" table:formula="of:=([.R70]+[.T70]+[.V70])/([.Q70]+[.S70]+[.U70])" office:value-type="string" office:string-value="" calcext:value-type="error">
            <text:p>#DIV/0!</text:p>
          </table:table-cell>
          <table:table-cell table:style-name="ce30" table:formula="of:=[.Q70]/[.W70]*100" office:value-type="string" office:string-value="" calcext:value-type="error">
            <text:p>#DIV/0!</text:p>
          </table:table-cell>
          <table:table-cell table:style-name="ce30" table:formula="of:=[.S70]/[.W70]*100" office:value-type="string" office:string-value="" calcext:value-type="error">
            <text:p>#DIV/0!</text:p>
          </table:table-cell>
          <table:table-cell table:style-name="ce30" table:formula="of:=[.U70]/[.W70]*100" office:value-type="string" office:string-value="" calcext:value-type="error">
            <text:p>#DIV/0!</text:p>
          </table:table-cell>
          <table:table-cell table:style-name="ce6"/>
          <table:table-cell table:style-name="ce29" table:formula="of:=[.AC70]/[.X70]*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6"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Q71]+[.S71]+[.U71]" office:value-type="float" office:value="45" calcext:value-type="float">
            <text:p>45</text:p>
          </table:table-cell>
          <table:table-cell table:style-name="ce6" table:formula="of:=[.R71]+[.T71]+[.V71]" office:value-type="float" office:value="0" calcext:value-type="float">
            <text:p>0</text:p>
          </table:table-cell>
          <table:table-cell table:style-name="ce29" table:formula="of:=([.R71]+[.T71]+[.V71])/([.Q71]+[.S71]+[.U71])" office:value-type="float" office:value="0" calcext:value-type="float">
            <text:p>0,00</text:p>
          </table:table-cell>
          <table:table-cell table:style-name="ce30" table:formula="of:=[.Q71]/[.W71]*100" office:value-type="float" office:value="100" calcext:value-type="float">
            <text:p>100</text:p>
          </table:table-cell>
          <table:table-cell table:style-name="ce30" table:formula="of:=[.S71]/[.W71]*100" office:value-type="float" office:value="0" calcext:value-type="float">
            <text:p>0</text:p>
          </table:table-cell>
          <table:table-cell table:style-name="ce30" table:formula="of:=[.U71]/[.W71]*100" office:value-type="float" office:value="0" calcext:value-type="float">
            <text:p>0</text:p>
          </table:table-cell>
          <table:table-cell table:style-name="ce6"/>
          <table:table-cell table:style-name="ce29" table:formula="of:=[.AC71]/[.X71]*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4" table:number-columns-repeated="4"/>
          <table:table-cell table:style-name="ce19"/>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Q72]+[.S72]+[.U72]" office:value-type="float" office:value="101999" calcext:value-type="float">
            <text:p>101999</text:p>
          </table:table-cell>
          <table:table-cell table:style-name="ce6" table:formula="of:=[.R72]+[.T72]+[.V72]" office:value-type="float" office:value="0" calcext:value-type="float">
            <text:p>0</text:p>
          </table:table-cell>
          <table:table-cell table:style-name="ce29" table:formula="of:=([.R72]+[.T72]+[.V72])/([.Q72]+[.S72]+[.U72])" office:value-type="float" office:value="0" calcext:value-type="float">
            <text:p>0,00</text:p>
          </table:table-cell>
          <table:table-cell table:style-name="ce30" table:formula="of:=[.Q72]/[.W72]*100" office:value-type="float" office:value="100" calcext:value-type="float">
            <text:p>100</text:p>
          </table:table-cell>
          <table:table-cell table:style-name="ce30" table:formula="of:=[.S72]/[.W72]*100" office:value-type="float" office:value="0" calcext:value-type="float">
            <text:p>0</text:p>
          </table:table-cell>
          <table:table-cell table:style-name="ce30" table:formula="of:=[.U72]/[.W72]*100" office:value-type="float" office:value="0" calcext:value-type="float">
            <text:p>0</text:p>
          </table:table-cell>
          <table:table-cell table:style-name="ce6"/>
          <table:table-cell table:style-name="ce29" table:formula="of:=[.AC72]/[.X72]*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Q73]+[.S73]+[.U73]" office:value-type="float" office:value="39573" calcext:value-type="float">
            <text:p>39573</text:p>
          </table:table-cell>
          <table:table-cell table:style-name="ce6" table:formula="of:=[.R73]+[.T73]+[.V73]" office:value-type="float" office:value="705304" calcext:value-type="float">
            <text:p>705304</text:p>
          </table:table-cell>
          <table:table-cell table:style-name="ce29" table:formula="of:=([.R73]+[.T73]+[.V73])/([.Q73]+[.S73]+[.U73])" office:value-type="float" office:value="17.8228590200389" calcext:value-type="float">
            <text:p>17,82</text:p>
          </table:table-cell>
          <table:table-cell table:style-name="ce30" table:formula="of:=[.Q73]/[.W73]*100" office:value-type="float" office:value="99.0978697596846" calcext:value-type="float">
            <text:p>99</text:p>
          </table:table-cell>
          <table:table-cell table:style-name="ce30" table:formula="of:=[.S73]/[.W73]*100" office:value-type="float" office:value="0" calcext:value-type="float">
            <text:p>0</text:p>
          </table:table-cell>
          <table:table-cell table:style-name="ce30" table:formula="of:=[.U73]/[.W73]*100" office:value-type="float" office:value="0.902130240315366" calcext:value-type="float">
            <text:p>1</text:p>
          </table:table-cell>
          <table:table-cell table:style-name="ce6"/>
          <table:table-cell table:style-name="ce29" table:formula="of:=[.AC73]/[.X73]*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6" office:value-type="string" calcext:value-type="string">
            <text:p>Tiger/CoNLL 2009</text:p>
          </table:table-cell>
          <table:table-cell table:style-name="ce14" office:value-type="string" calcext:value-type="string">
            <text:p>HamleDT 3.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7" office:value-type="float" office:value="2000" calcext:value-type="float">
            <text:p>2000</text:p>
          </table:table-cell>
          <table:table-cell table:style-name="ce7" office:value-type="float" office:value="32033" calcext:value-type="float">
            <text:p>32033</text:p>
          </table:table-cell>
          <table:table-cell table:style-name="ce6" office:value-type="float" office:value="2000" calcext:value-type="float">
            <text:p>2000</text:p>
          </table:table-cell>
          <table:table-cell table:style-name="ce6" office:value-type="float" office:value="31622" calcext:value-type="float">
            <text:p>31622</text:p>
          </table:table-cell>
          <table:table-cell table:style-name="ce6" table:formula="of:=[.Q74]+[.S74]+[.U74]" office:value-type="float" office:value="40020" calcext:value-type="float">
            <text:p>40020</text:p>
          </table:table-cell>
          <table:table-cell table:style-name="ce6" table:formula="of:=[.R74]+[.T74]+[.V74]" office:value-type="float" office:value="712332" calcext:value-type="float">
            <text:p>712332</text:p>
          </table:table-cell>
          <table:table-cell table:style-name="ce29" table:formula="of:=([.R74]+[.T74]+[.V74])/([.Q74]+[.S74]+[.U74])" office:value-type="float" office:value="17.7994002998501" calcext:value-type="float">
            <text:p>17,80</text:p>
          </table:table-cell>
          <table:table-cell table:style-name="ce30" table:formula="of:=[.Q74]/[.W74]*100" office:value-type="float" office:value="90.0049975012494" calcext:value-type="float">
            <text:p>90</text:p>
          </table:table-cell>
          <table:table-cell table:style-name="ce30" table:formula="of:=[.S74]/[.W74]*100" office:value-type="float" office:value="4.99750124937531" calcext:value-type="float">
            <text:p>5</text:p>
          </table:table-cell>
          <table:table-cell table:style-name="ce30" table:formula="of:=[.U74]/[.W74]*100" office:value-type="float" office:value="4.99750124937531" calcext:value-type="float">
            <text:p>5</text:p>
          </table:table-cell>
          <table:table-cell table:style-name="ce6" office:value-type="float" office:value="15875" calcext:value-type="float">
            <text:p>15875</text:p>
          </table:table-cell>
          <table:table-cell table:style-name="ce29" table:formula="of:=[.AC74]/[.X74]*100" office:value-type="float" office:value="2.22859565483511" calcext:value-type="float">
            <text:p>2,23</text:p>
          </table:table-cell>
          <table:table-cell table:style-name="ce6" office:value-type="float" office:value="77368" calcext:value-type="float">
            <text:p>77368</text:p>
          </table:table-cell>
          <table:table-cell table:style-name="ce6" office:value-type="float" office:value="53876" calcext:value-type="float">
            <text:p>53876</text:p>
          </table:table-cell>
          <table:table-cell table:style-name="ce35" table:formula="of:=[.AE74]/[.AF74]" office:value-type="float" office:value="1.43603831019378" calcext:value-type="float">
            <text:p>1,44</text:p>
          </table:table-cell>
          <table:table-cell table:number-columns-repeated="991"/>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Q75]+[.S75]+[.U75]" office:value-type="float" office:value="45472" calcext:value-type="float">
            <text:p>45472</text:p>
          </table:table-cell>
          <table:table-cell table:style-name="ce6" table:formula="of:=[.R75]+[.T75]+[.V75]" office:value-type="float" office:value="796234" calcext:value-type="float">
            <text:p>796234</text:p>
          </table:table-cell>
          <table:table-cell table:style-name="ce29" table:formula="of:=([.R75]+[.T75]+[.V75])/([.Q75]+[.S75]+[.U75])" office:value-type="float" office:value="17.5104239971851" calcext:value-type="float">
            <text:p>17,51</text:p>
          </table:table-cell>
          <table:table-cell table:style-name="ce30" table:formula="of:=[.Q75]/[.W75]*100" office:value-type="float" office:value="89.0042223786066" calcext:value-type="float">
            <text:p>89</text:p>
          </table:table-cell>
          <table:table-cell table:style-name="ce30" table:formula="of:=[.S75]/[.W75]*100" office:value-type="float" office:value="10.9957776213934" calcext:value-type="float">
            <text:p>11</text:p>
          </table:table-cell>
          <table:table-cell table:style-name="ce30" table:formula="of:=[.U75]/[.W75]*100" office:value-type="float" office:value="0" calcext:value-type="float">
            <text:p>0</text:p>
          </table:table-cell>
          <table:table-cell table:style-name="ce7"/>
          <table:table-cell table:style-name="ce29" table:formula="of:=[.AC75]/[.X75]*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6" office:value-type="string" calcext:value-type="string">
            <text:p>TüBa-D/Z 10.0</text:p>
          </table:table-cell>
          <table:table-cell table:style-name="ce14" table:number-columns-repeated="4"/>
          <table:table-cell table:style-name="ce19"/>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office:value-type="string" calcext:value-type="string">
            <text:p>sign and download</text:p>
          </table:table-cell>
          <table:table-cell table:style-name="ce6" office:value-type="string" calcext:value-type="string">
            <text:p>free for scientific use</text:p>
          </table:table-cell>
          <table:table-cell table:style-name="ce6" office:value-type="string" calcext:value-type="string">
            <text:p>See mail from Marie Hinrichs, 14.8.2015.</text:p>
          </table:table-cell>
          <table:table-cell table:style-name="ce6"/>
          <table:table-cell table:style-name="ce6" office:value-type="float" office:value="95595" calcext:value-type="float">
            <text:p>95595</text:p>
          </table:table-cell>
          <table:table-cell table:style-name="ce6" office:value-type="float" office:value="1787801" calcext:value-type="float">
            <text:p>1787801</text:p>
          </table:table-cell>
          <table:table-cell table:style-name="ce6" table:number-columns-repeated="4"/>
          <table:table-cell table:style-name="ce6" table:formula="of:=[.Q76]+[.S76]+[.U76]" office:value-type="float" office:value="95595" calcext:value-type="float">
            <text:p>95595</text:p>
          </table:table-cell>
          <table:table-cell table:style-name="ce6" table:formula="of:=[.R76]+[.T76]+[.V76]" office:value-type="float" office:value="1787801" calcext:value-type="float">
            <text:p>1787801</text:p>
          </table:table-cell>
          <table:table-cell table:style-name="ce29" table:formula="of:=([.R76]+[.T76]+[.V76])/([.Q76]+[.S76]+[.U76])" office:value-type="float" office:value="18.7018254092787" calcext:value-type="float">
            <text:p>18,70</text:p>
          </table:table-cell>
          <table:table-cell table:style-name="ce30" table:formula="of:=[.Q76]/[.W76]*100" office:value-type="float" office:value="100" calcext:value-type="float">
            <text:p>100</text:p>
          </table:table-cell>
          <table:table-cell table:style-name="ce30" table:formula="of:=[.S76]/[.W76]*100" office:value-type="float" office:value="0" calcext:value-type="float">
            <text:p>0</text:p>
          </table:table-cell>
          <table:table-cell table:style-name="ce30" table:formula="of:=[.U76]/[.W76]*100" office:value-type="float" office:value="0" calcext:value-type="float">
            <text:p>0</text:p>
          </table:table-cell>
          <table:table-cell table:style-name="ce6"/>
          <table:table-cell table:style-name="ce29" table:formula="of:=[.AC76]/[.X76]*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6" office:value-type="string" calcext:value-type="string">
            <text:p>PROIEL</text:p>
          </table:table-cell>
          <table:table-cell table:style-name="ce14" table:number-columns-repeated="4"/>
          <table:table-cell table:style-name="ce19"/>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77]+[.S77]+[.U77]" office:value-type="float" office:value="0" calcext:value-type="float">
            <text:p>0</text:p>
          </table:table-cell>
          <table:table-cell table:style-name="ce6" table:formula="of:=[.R77]+[.T77]+[.V77]" office:value-type="float" office:value="0" calcext:value-type="float">
            <text:p>0</text:p>
          </table:table-cell>
          <table:table-cell table:style-name="ce29" table:formula="of:=([.R77]+[.T77]+[.V77])/([.Q77]+[.S77]+[.U77])" office:value-type="string" office:string-value="" calcext:value-type="error">
            <text:p>#DIV/0!</text:p>
          </table:table-cell>
          <table:table-cell table:style-name="ce30" table:formula="of:=[.Q77]/[.W77]*100" office:value-type="string" office:string-value="" calcext:value-type="error">
            <text:p>#DIV/0!</text:p>
          </table:table-cell>
          <table:table-cell table:style-name="ce30" table:formula="of:=[.S77]/[.W77]*100" office:value-type="string" office:string-value="" calcext:value-type="error">
            <text:p>#DIV/0!</text:p>
          </table:table-cell>
          <table:table-cell table:style-name="ce30" table:formula="of:=[.U77]/[.W77]*100" office:value-type="string" office:string-value="" calcext:value-type="error">
            <text:p>#DIV/0!</text:p>
          </table:table-cell>
          <table:table-cell table:style-name="ce6"/>
          <table:table-cell table:style-name="ce29" table:formula="of:=[.AC77]/[.X77]*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got</text:p>
          </table:table-cell>
          <table:table-cell table:style-name="ce6"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6" office:value-type="string" calcext:value-type="string">
            <text:p>UD 1.2 Gothic / PROIEL</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universal-dependencies-1.2/UD_Gothic</text:p>
          </table:table-cell>
          <table:table-cell table:style-name="ce6"/>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360" calcext:value-type="float">
            <text:p>4360</text:p>
          </table:table-cell>
          <table:table-cell table:style-name="ce6" office:value-type="float" office:value="44722" calcext:value-type="float">
            <text:p>44722</text:p>
          </table:table-cell>
          <table:table-cell table:style-name="ce6" office:value-type="float" office:value="605" calcext:value-type="float">
            <text:p>605</text:p>
          </table:table-cell>
          <table:table-cell table:style-name="ce6" office:value-type="float" office:value="6248" calcext:value-type="float">
            <text:p>6248</text:p>
          </table:table-cell>
          <table:table-cell table:style-name="ce6" office:value-type="float" office:value="485" calcext:value-type="float">
            <text:p>485</text:p>
          </table:table-cell>
          <table:table-cell table:style-name="ce6" office:value-type="float" office:value="5158" calcext:value-type="float">
            <text:p>5158</text:p>
          </table:table-cell>
          <table:table-cell table:style-name="ce6" table:formula="of:=[.Q78]+[.S78]+[.U78]" office:value-type="float" office:value="5450" calcext:value-type="float">
            <text:p>5450</text:p>
          </table:table-cell>
          <table:table-cell table:style-name="ce6" table:formula="of:=[.R78]+[.T78]+[.V78]" office:value-type="float" office:value="56128" calcext:value-type="float">
            <text:p>56128</text:p>
          </table:table-cell>
          <table:table-cell table:style-name="ce29" table:formula="of:=([.R78]+[.T78]+[.V78])/([.Q78]+[.S78]+[.U78])" office:value-type="float" office:value="10.2987155963303" calcext:value-type="float">
            <text:p>10,30</text:p>
          </table:table-cell>
          <table:table-cell table:style-name="ce30" table:formula="of:=[.Q78]/[.W78]*100" office:value-type="float" office:value="80" calcext:value-type="float">
            <text:p>80</text:p>
          </table:table-cell>
          <table:table-cell table:style-name="ce30" table:formula="of:=[.S78]/[.W78]*100" office:value-type="float" office:value="11.1009174311927" calcext:value-type="float">
            <text:p>11</text:p>
          </table:table-cell>
          <table:table-cell table:style-name="ce30" table:formula="of:=[.U78]/[.W78]*100" office:value-type="float" office:value="8.89908256880734" calcext:value-type="float">
            <text:p>9</text:p>
          </table:table-cell>
          <table:table-cell table:style-name="ce6"/>
          <table:table-cell table:style-name="ce29"/>
          <table:table-cell table:style-name="ce6" office:value-type="float" office:value="8796" calcext:value-type="float">
            <text:p>8796</text:p>
          </table:table-cell>
          <table:table-cell table:style-name="ce6" office:value-type="float" office:value="3351" calcext:value-type="float">
            <text:p>3351</text:p>
          </table:table-cell>
          <table:table-cell table:style-name="ce35" table:formula="of:=[.AE78]/[.AF78]"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6"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Q79]+[.S79]+[.U79]" office:value-type="float" office:value="2902" calcext:value-type="float">
            <text:p>2902</text:p>
          </table:table-cell>
          <table:table-cell table:style-name="ce6" table:formula="of:=[.R79]+[.T79]+[.V79]" office:value-type="float" office:value="70223" calcext:value-type="float">
            <text:p>70223</text:p>
          </table:table-cell>
          <table:table-cell table:style-name="ce29" table:formula="of:=([.R79]+[.T79]+[.V79])/([.Q79]+[.S79]+[.U79])" office:value-type="float" office:value="24.1981392143349" calcext:value-type="float">
            <text:p>24,20</text:p>
          </table:table-cell>
          <table:table-cell table:style-name="ce30" table:formula="of:=[.Q79]/[.W79]*100" office:value-type="float" office:value="93.2115782219159" calcext:value-type="float">
            <text:p>93</text:p>
          </table:table-cell>
          <table:table-cell table:style-name="ce30" table:formula="of:=[.S79]/[.W79]*100" office:value-type="float" office:value="0" calcext:value-type="float">
            <text:p>0</text:p>
          </table:table-cell>
          <table:table-cell table:style-name="ce30" table:formula="of:=[.U79]/[.W79]*100" office:value-type="float" office:value="6.78842177808408" calcext:value-type="float">
            <text:p>7</text:p>
          </table:table-cell>
          <table:table-cell table:style-name="ce6" office:value-type="float" office:value="823" calcext:value-type="float">
            <text:p>823</text:p>
          </table:table-cell>
          <table:table-cell table:style-name="ce29" table:formula="of:=[.AC79]/[.X79]*100" office:value-type="float" office:value="1.17198069008729" calcext:value-type="float">
            <text:p>1,17</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gdt</text:p>
          </table:table-cell>
          <table:table-cell table:style-name="ce12" office:value-type="string" calcext:value-type="string">
            <text:p>ud11</text:p>
          </table:table-cell>
          <table:table-cell table:style-name="ce6" office:value-type="string" calcext:value-type="string">
            <text:p>UD 1.1 Greek</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el</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6" table:formula="of:=[.Q80]+[.S80]+[.U80]" office:value-type="float" office:value="2411" calcext:value-type="float">
            <text:p>2411</text:p>
          </table:table-cell>
          <table:table-cell table:style-name="ce6" table:formula="of:=[.R80]+[.T80]+[.V80]" office:value-type="float" office:value="59156" calcext:value-type="float">
            <text:p>59156</text:p>
          </table:table-cell>
          <table:table-cell table:style-name="ce29" table:formula="of:=([.R80]+[.T80]+[.V80])/([.Q80]+[.S80]+[.U80])" office:value-type="float" office:value="24.5358772293654" calcext:value-type="float">
            <text:p>24,54</text:p>
          </table:table-cell>
          <table:table-cell table:style-name="ce30" table:formula="of:=[.Q80]/[.W80]*100" office:value-type="float" office:value="80.0082953131481" calcext:value-type="float">
            <text:p>80</text:p>
          </table:table-cell>
          <table:table-cell table:style-name="ce30" table:formula="of:=[.S80]/[.W80]*100" office:value-type="float" office:value="9.99585234342596" calcext:value-type="float">
            <text:p>10</text:p>
          </table:table-cell>
          <table:table-cell table:style-name="ce30" table:formula="of:=[.U80]/[.W80]*100" office:value-type="float" office:value="9.99585234342596" calcext:value-type="float">
            <text:p>10</text:p>
          </table:table-cell>
          <table:table-cell table:style-name="ce6" office:value-type="float" office:value="1146" calcext:value-type="float">
            <text:p>1146</text:p>
          </table:table-cell>
          <table:table-cell table:style-name="ce34" table:formula="of:=[.AC80]/[.X80]*100" office:value-type="float" office:value="1.93725065927378" calcext:value-type="float">
            <text:p>1,94</text:p>
          </table:table-cell>
          <table:table-cell table:style-name="ce6" office:value-type="float" office:value="11488" calcext:value-type="float">
            <text:p>11488</text:p>
          </table:table-cell>
          <table:table-cell table:style-name="ce6" office:value-type="float" office:value="5784" calcext:value-type="float">
            <text:p>5784</text:p>
          </table:table-cell>
          <table:table-cell table:style-name="ce35" table:formula="of:=[.AE80]/[.AF80]" office:value-type="float" office:value="1.98616874135546" calcext:value-type="float">
            <text:p>1,99</text:p>
          </table:table-cell>
          <table:table-cell table:number-columns-repeated="991"/>
        </table:table-row>
        <table:table-row table:style-name="ro2">
          <table:table-cell table:style-name="ce4" office:value-type="string" calcext:value-type="string">
            <text:p>el</text:p>
          </table:table-cell>
          <table:table-cell table:style-name="ce7"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7" office:value-type="string" calcext:value-type="string">
            <text:p>UD 1.2 Greek</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Greek</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6" table:formula="of:=[.Q81]+[.S81]+[.U81]" office:value-type="float" office:value="2411" calcext:value-type="float">
            <text:p>2411</text:p>
          </table:table-cell>
          <table:table-cell table:style-name="ce6" table:formula="of:=[.R81]+[.T81]+[.V81]" office:value-type="float" office:value="59156" calcext:value-type="float">
            <text:p>59156</text:p>
          </table:table-cell>
          <table:table-cell table:style-name="ce29" table:formula="of:=([.R81]+[.T81]+[.V81])/([.Q81]+[.S81]+[.U81])" office:value-type="float" office:value="24.5358772293654" calcext:value-type="float">
            <text:p>24,54</text:p>
          </table:table-cell>
          <table:table-cell table:style-name="ce30" table:formula="of:=[.Q81]/[.W81]*100" office:value-type="float" office:value="80.0082953131481" calcext:value-type="float">
            <text:p>80</text:p>
          </table:table-cell>
          <table:table-cell table:style-name="ce30" table:formula="of:=[.S81]/[.W81]*100" office:value-type="float" office:value="9.99585234342596" calcext:value-type="float">
            <text:p>10</text:p>
          </table:table-cell>
          <table:table-cell table:style-name="ce30" table:formula="of:=[.U81]/[.W81]*100" office:value-type="float" office:value="9.99585234342596" calcext:value-type="float">
            <text:p>10</text:p>
          </table:table-cell>
          <table:table-cell table:style-name="ce7"/>
          <table:table-cell table:style-name="ce35"/>
          <table:table-cell table:style-name="ce7" office:value-type="float" office:value="11104" calcext:value-type="float">
            <text:p>11104</text:p>
          </table:table-cell>
          <table:table-cell table:style-name="ce7" office:value-type="float" office:value="6171" calcext:value-type="float">
            <text:p>6171</text:p>
          </table:table-cell>
          <table:table-cell table:style-name="ce35" table:formula="of:=[.AE81]/[.AF81]" office:value-type="float" office:value="1.79938421649652" calcext:value-type="float">
            <text:p>1,80</text:p>
          </table:table-cell>
          <table:table-cell table:style-name="ce39" table:number-columns-repeated="990"/>
          <table:table-cell table:style-name="ce40"/>
        </table:table-row>
        <table:table-row table:style-name="ro1">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6" office:value-type="string" calcext:value-type="string">
            <text:p>AGDT</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126" calcext:value-type="float">
            <text:p>20126</text:p>
          </table:table-cell>
          <table:table-cell table:style-name="ce7" office:value-type="float" office:value="296927" calcext:value-type="float">
            <text:p>296927</text:p>
          </table:table-cell>
          <table:table-cell table:style-name="ce7" office:value-type="float" office:value="518" calcext:value-type="float">
            <text:p>518</text:p>
          </table:table-cell>
          <table:table-cell table:style-name="ce7" office:value-type="float" office:value="6206" calcext:value-type="float">
            <text:p>6206</text:p>
          </table:table-cell>
          <table:table-cell table:style-name="ce7" office:value-type="float" office:value="529" calcext:value-type="float">
            <text:p>529</text:p>
          </table:table-cell>
          <table:table-cell table:style-name="ce7" office:value-type="float" office:value="5949" calcext:value-type="float">
            <text:p>5949</text:p>
          </table:table-cell>
          <table:table-cell table:style-name="ce6" table:formula="of:=[.Q82]+[.S82]+[.U82]" office:value-type="float" office:value="21173" calcext:value-type="float">
            <text:p>21173</text:p>
          </table:table-cell>
          <table:table-cell table:style-name="ce6" table:formula="of:=[.R82]+[.T82]+[.V82]" office:value-type="float" office:value="309082" calcext:value-type="float">
            <text:p>309082</text:p>
          </table:table-cell>
          <table:table-cell table:style-name="ce29" table:formula="of:=([.R82]+[.T82]+[.V82])/([.Q82]+[.S82]+[.U82])" office:value-type="float" office:value="14.5979313276343" calcext:value-type="float">
            <text:p>14,60</text:p>
          </table:table-cell>
          <table:table-cell table:style-name="ce30" table:formula="of:=[.Q82]/[.W82]*100" office:value-type="float" office:value="95.0550229065319" calcext:value-type="float">
            <text:p>95</text:p>
          </table:table-cell>
          <table:table-cell table:style-name="ce30" table:formula="of:=[.S82]/[.W82]*100" office:value-type="float" office:value="2.44651206725547" calcext:value-type="float">
            <text:p>2</text:p>
          </table:table-cell>
          <table:table-cell table:style-name="ce30" table:formula="of:=[.U82]/[.W82]*100" office:value-type="float" office:value="2.49846502621263" calcext:value-type="float">
            <text:p>2</text:p>
          </table:table-cell>
          <table:table-cell table:style-name="ce7" office:value-type="float" office:value="29723" calcext:value-type="float">
            <text:p>29723</text:p>
          </table:table-cell>
          <table:table-cell table:style-name="ce34" table:formula="of:=[.AC82]/[.X82]*100" office:value-type="float" office:value="9.61654188856032" calcext:value-type="float">
            <text:p>9,62</text:p>
          </table:table-cell>
          <table:table-cell table:style-name="ce6" office:value-type="float" office:value="19847" calcext:value-type="float">
            <text:p>19847</text:p>
          </table:table-cell>
          <table:table-cell table:style-name="ce6" office:value-type="float" office:value="7648" calcext:value-type="float">
            <text:p>7648</text:p>
          </table:table-cell>
          <table:table-cell table:style-name="ce35" table:formula="of:=[.AE82]/[.AF82]" office:value-type="float" office:value="2.59505753138075" calcext:value-type="float">
            <text:p>2,60</text:p>
          </table:table-cell>
          <table:table-cell table:number-columns-repeated="991"/>
        </table:table-row>
        <table:table-row table:style-name="ro2">
          <table:table-cell table:style-name="ce4" office:value-type="string" calcext:value-type="string">
            <text:p>grc</text:p>
          </table:table-cell>
          <table:table-cell table:style-name="ce7"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7" office:value-type="string" calcext:value-type="string">
            <text:p>UD 1.2 Ancient Greek / AGDT 2.0</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Ancient_Greek</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2.5</text:p>
          </table:table-cell>
          <table:table-cell table:style-name="ce7"/>
          <table:table-cell table:style-name="ce7" office:value-type="string" calcext:value-type="string">
            <text:p>official</text:p>
          </table:table-cell>
          <table:table-cell table:style-name="ce7" office:value-type="float" office:value="13185" calcext:value-type="float">
            <text:p>13185</text:p>
          </table:table-cell>
          <table:table-cell table:style-name="ce7" office:value-type="float" office:value="196083" calcext:value-type="float">
            <text:p>196083</text:p>
          </table:table-cell>
          <table:table-cell table:style-name="ce7" office:value-type="float" office:value="2083" calcext:value-type="float">
            <text:p>2083</text:p>
          </table:table-cell>
          <table:table-cell table:style-name="ce7" office:value-type="float" office:value="23659" calcext:value-type="float">
            <text:p>23659</text:p>
          </table:table-cell>
          <table:table-cell table:style-name="ce7" office:value-type="float" office:value="953" calcext:value-type="float">
            <text:p>953</text:p>
          </table:table-cell>
          <table:table-cell table:style-name="ce7" office:value-type="float" office:value="25251" calcext:value-type="float">
            <text:p>25251</text:p>
          </table:table-cell>
          <table:table-cell table:style-name="ce6" table:formula="of:=[.Q83]+[.S83]+[.U83]" office:value-type="float" office:value="16221" calcext:value-type="float">
            <text:p>16221</text:p>
          </table:table-cell>
          <table:table-cell table:style-name="ce6" table:formula="of:=[.R83]+[.T83]+[.V83]" office:value-type="float" office:value="244993" calcext:value-type="float">
            <text:p>244993</text:p>
          </table:table-cell>
          <table:table-cell table:style-name="ce29" table:formula="of:=([.R83]+[.T83]+[.V83])/([.Q83]+[.S83]+[.U83])" office:value-type="float" office:value="15.1034461500524" calcext:value-type="float">
            <text:p>15,10</text:p>
          </table:table-cell>
          <table:table-cell table:style-name="ce30" table:formula="of:=[.Q83]/[.W83]*100" office:value-type="float" office:value="81.2835213611985" calcext:value-type="float">
            <text:p>81</text:p>
          </table:table-cell>
          <table:table-cell table:style-name="ce30" table:formula="of:=[.S83]/[.W83]*100" office:value-type="float" office:value="12.841378460021" calcext:value-type="float">
            <text:p>13</text:p>
          </table:table-cell>
          <table:table-cell table:style-name="ce30" table:formula="of:=[.U83]/[.W83]*100" office:value-type="float" office:value="5.87510017878059" calcext:value-type="float">
            <text:p>6</text:p>
          </table:table-cell>
          <table:table-cell table:style-name="ce7"/>
          <table:table-cell table:style-name="ce35"/>
          <table:table-cell table:style-name="ce7" office:value-type="float" office:value="48347" calcext:value-type="float">
            <text:p>48347</text:p>
          </table:table-cell>
          <table:table-cell table:style-name="ce7" office:value-type="float" office:value="15514" calcext:value-type="float">
            <text:p>15514</text:p>
          </table:table-cell>
          <table:table-cell table:style-name="ce35" table:formula="of:=[.AE83]/[.AF83]" office:value-type="float" office:value="3.11634652571871" calcext:value-type="float">
            <text:p>3,12</text:p>
          </table:table-cell>
          <table:table-cell table:style-name="ce39" table:number-columns-repeated="990"/>
          <table:table-cell table:style-name="ce40"/>
        </table:table-row>
        <table:table-row table:style-name="ro1">
          <table:table-cell table:style-name="ce2"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6" office:value-type="string" calcext:value-type="string">
            <text:p>PROIEL</text:p>
          </table:table-cell>
          <table:table-cell table:style-name="ce14" table:number-columns-repeated="4"/>
          <table:table-cell table:style-name="ce19"/>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84]+[.S84]+[.U84]" office:value-type="float" office:value="0" calcext:value-type="float">
            <text:p>0</text:p>
          </table:table-cell>
          <table:table-cell table:style-name="ce6" table:formula="of:=[.R84]+[.T84]+[.V84]" office:value-type="float" office:value="0" calcext:value-type="float">
            <text:p>0</text:p>
          </table:table-cell>
          <table:table-cell table:style-name="ce29" table:formula="of:=([.R84]+[.T84]+[.V84])/([.Q84]+[.S84]+[.U84])" office:value-type="string" office:string-value="" calcext:value-type="error">
            <text:p>#DIV/0!</text:p>
          </table:table-cell>
          <table:table-cell table:style-name="ce30" table:formula="of:=[.Q84]/[.W84]*100" office:value-type="string" office:string-value="" calcext:value-type="error">
            <text:p>#DIV/0!</text:p>
          </table:table-cell>
          <table:table-cell table:style-name="ce30" table:formula="of:=[.S84]/[.W84]*100" office:value-type="string" office:string-value="" calcext:value-type="error">
            <text:p>#DIV/0!</text:p>
          </table:table-cell>
          <table:table-cell table:style-name="ce30" table:formula="of:=[.U84]/[.W84]*100" office:value-type="string" office:string-value="" calcext:value-type="error">
            <text:p>#DIV/0!</text:p>
          </table:table-cell>
          <table:table-cell table:style-name="ce7"/>
          <table:table-cell table:style-name="ce29" table:formula="of:=[.AC84]/[.X84]*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7" office:value-type="string" calcext:value-type="string">
            <text:p>UD 1.2 Ancient Greek / PROIEL</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Ancient_Greek-PROIEL</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3306" calcext:value-type="float">
            <text:p>13306</text:p>
          </table:table-cell>
          <table:table-cell table:style-name="ce7" office:value-type="float" office:value="166061" calcext:value-type="float">
            <text:p>166061</text:p>
          </table:table-cell>
          <table:table-cell table:style-name="ce7" office:value-type="float" office:value="1848" calcext:value-type="float">
            <text:p>1848</text:p>
          </table:table-cell>
          <table:table-cell table:style-name="ce7" office:value-type="float" office:value="22403" calcext:value-type="float">
            <text:p>22403</text:p>
          </table:table-cell>
          <table:table-cell table:style-name="ce7" office:value-type="float" office:value="1479" calcext:value-type="float">
            <text:p>1479</text:p>
          </table:table-cell>
          <table:table-cell table:style-name="ce7" office:value-type="float" office:value="18502" calcext:value-type="float">
            <text:p>18502</text:p>
          </table:table-cell>
          <table:table-cell table:style-name="ce6" table:formula="of:=[.Q85]+[.S85]+[.U85]" office:value-type="float" office:value="16633" calcext:value-type="float">
            <text:p>16633</text:p>
          </table:table-cell>
          <table:table-cell table:style-name="ce6" table:formula="of:=[.R85]+[.T85]+[.V85]" office:value-type="float" office:value="206966" calcext:value-type="float">
            <text:p>206966</text:p>
          </table:table-cell>
          <table:table-cell table:style-name="ce29" table:formula="of:=([.R85]+[.T85]+[.V85])/([.Q85]+[.S85]+[.U85])" office:value-type="float" office:value="12.4430950520051" calcext:value-type="float">
            <text:p>12,44</text:p>
          </table:table-cell>
          <table:table-cell table:style-name="ce30" table:formula="of:=[.Q85]/[.W85]*100" office:value-type="float" office:value="79.9975951421872" calcext:value-type="float">
            <text:p>80</text:p>
          </table:table-cell>
          <table:table-cell table:style-name="ce30" table:formula="of:=[.S85]/[.W85]*100" office:value-type="float" office:value="11.110443095052" calcext:value-type="float">
            <text:p>11</text:p>
          </table:table-cell>
          <table:table-cell table:style-name="ce30" table:formula="of:=[.U85]/[.W85]*100" office:value-type="float" office:value="8.89196176276078" calcext:value-type="float">
            <text:p>9</text:p>
          </table:table-cell>
          <table:table-cell table:style-name="ce7"/>
          <table:table-cell table:style-name="ce35"/>
          <table:table-cell table:style-name="ce7" office:value-type="float" office:value="31916" calcext:value-type="float">
            <text:p>31916</text:p>
          </table:table-cell>
          <table:table-cell table:style-name="ce7" office:value-type="float" office:value="9213" calcext:value-type="float">
            <text:p>9213</text:p>
          </table:table-cell>
          <table:table-cell table:style-name="ce35" table:formula="of:=[.AE85]/[.AF85]" office:value-type="float" office:value="3.46423531965701" calcext:value-type="float">
            <text:p>3,46</text:p>
          </table:table-cell>
          <table:table-cell table:style-name="ce39" table:number-columns-repeated="990"/>
          <table:table-cell table:style-name="ce40"/>
        </table:table-row>
        <table:table-row table:style-name="ro1">
          <table:table-cell table:style-name="ce4" office:value-type="string" calcext:value-type="string">
            <text:p>he</text:p>
          </table:table-cell>
          <table:table-cell table:style-name="ce7"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Q86]+[.S86]+[.U86]" office:value-type="float" office:value="5500" calcext:value-type="float">
            <text:p>5500</text:p>
          </table:table-cell>
          <table:table-cell table:style-name="ce6" table:formula="of:=[.R86]+[.T86]+[.V86]" office:value-type="float" office:value="139347" calcext:value-type="float">
            <text:p>139347</text:p>
          </table:table-cell>
          <table:table-cell table:style-name="ce29" table:formula="of:=([.R86]+[.T86]+[.V86])/([.Q86]+[.S86]+[.U86])" office:value-type="float" office:value="25.3358181818182" calcext:value-type="float">
            <text:p>25,34</text:p>
          </table:table-cell>
          <table:table-cell table:style-name="ce30" table:formula="of:=[.Q86]/[.W86]*100" office:value-type="float" office:value="90.9090909090909" calcext:value-type="float">
            <text:p>91</text:p>
          </table:table-cell>
          <table:table-cell table:style-name="ce30" table:formula="of:=[.S86]/[.W86]*100" office:value-type="float" office:value="9.09090909090909" calcext:value-type="float">
            <text:p>9</text:p>
          </table:table-cell>
          <table:table-cell table:style-name="ce30" table:formula="of:=[.U86]/[.W86]*100" office:value-type="float" office:value="0" calcext:value-type="float">
            <text:p>0</text:p>
          </table:table-cell>
          <table:table-cell table:style-name="ce7"/>
          <table:table-cell table:style-name="ce29" table:formula="of:=[.AC86]/[.X86]*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he</text:p>
          </table:table-cell>
          <table:table-cell table:style-name="ce7" office:value-type="string" calcext:value-type="string">
            <text:p>Hebrew</text:p>
          </table:table-cell>
          <table:table-cell table:style-name="ce8" office:value-type="string" calcext:value-type="string">
            <text:p>hdt</text:p>
          </table:table-cell>
          <table:table-cell table:style-name="ce12" office:value-type="string" calcext:value-type="string">
            <text:p>ud11</text:p>
          </table:table-cell>
          <table:table-cell table:style-name="ce7" office:value-type="string" calcext:value-type="string">
            <text:p>UD 1.1 Hebrew</text:p>
          </table:table-cell>
          <table:table-cell table:style-name="ce14"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h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4.0 International</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Q87]+[.S87]+[.U87]" office:value-type="float" office:value="6216" calcext:value-type="float">
            <text:p>6216</text:p>
          </table:table-cell>
          <table:table-cell table:style-name="ce6" table:formula="of:=[.R87]+[.T87]+[.V87]" office:value-type="float" office:value="158855" calcext:value-type="float">
            <text:p>158855</text:p>
          </table:table-cell>
          <table:table-cell table:style-name="ce29" table:formula="of:=([.R87]+[.T87]+[.V87])/([.Q87]+[.S87]+[.U87])" office:value-type="float" office:value="25.5558236808237" calcext:value-type="float">
            <text:p>25,56</text:p>
          </table:table-cell>
          <table:table-cell table:style-name="ce30" table:formula="of:=[.Q87]/[.W87]*100" office:value-type="float" office:value="84.3146718146718" calcext:value-type="float">
            <text:p>84</text:p>
          </table:table-cell>
          <table:table-cell table:style-name="ce30" table:formula="of:=[.S87]/[.W87]*100" office:value-type="float" office:value="7.78635778635779" calcext:value-type="float">
            <text:p>8</text:p>
          </table:table-cell>
          <table:table-cell table:style-name="ce30" table:formula="of:=[.U87]/[.W87]*100" office:value-type="float" office:value="7.8989703989704" calcext:value-type="float">
            <text:p>8</text:p>
          </table:table-cell>
          <table:table-cell table:style-name="ce7" office:value-type="float" office:value="0" calcext:value-type="float">
            <text:p>0</text:p>
          </table:table-cell>
          <table:table-cell table:style-name="ce34" table:formula="of:=[.AC87]/[.X87]*100" office:value-type="float" office:value="0" calcext:value-type="float">
            <text:p>0,00</text:p>
          </table:table-cell>
          <table:table-cell table:style-name="ce26" office:value-type="float" office:value="17836" calcext:value-type="float">
            <text:p>17836</text:p>
          </table:table-cell>
          <table:table-cell table:style-name="ce26" office:value-type="float" office:value="1" calcext:value-type="float">
            <text:p>1</text:p>
          </table:table-cell>
          <table:table-cell table:style-name="ce34" table:formula="of:=[.AE87]/[.AF87]" office:value-type="float" office:value="17836" calcext:value-type="float">
            <text:p>17836,00</text:p>
          </table:table-cell>
          <table:table-cell table:number-columns-repeated="991"/>
        </table:table-row>
        <table:table-row table:style-name="ro2">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7" office:value-type="string" calcext:value-type="string">
            <text:p>UD 1.2 Hebrew</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Hebrew</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4.0</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7" office:value-type="float" office:value="491" calcext:value-type="float">
            <text:p>491</text:p>
          </table:table-cell>
          <table:table-cell table:style-name="ce7" office:value-type="float" office:value="12125" calcext:value-type="float">
            <text:p>12125</text:p>
          </table:table-cell>
          <table:table-cell table:style-name="ce6" table:formula="of:=[.Q88]+[.S88]+[.U88]" office:value-type="float" office:value="6216" calcext:value-type="float">
            <text:p>6216</text:p>
          </table:table-cell>
          <table:table-cell table:style-name="ce6" table:formula="of:=[.R88]+[.T88]+[.V88]" office:value-type="float" office:value="158855" calcext:value-type="float">
            <text:p>158855</text:p>
          </table:table-cell>
          <table:table-cell table:style-name="ce29" table:formula="of:=([.R88]+[.T88]+[.V88])/([.Q88]+[.S88]+[.U88])" office:value-type="float" office:value="25.5558236808237" calcext:value-type="float">
            <text:p>25,56</text:p>
          </table:table-cell>
          <table:table-cell table:style-name="ce30" table:formula="of:=[.Q88]/[.W88]*100" office:value-type="float" office:value="84.3146718146718" calcext:value-type="float">
            <text:p>84</text:p>
          </table:table-cell>
          <table:table-cell table:style-name="ce30" table:formula="of:=[.S88]/[.W88]*100" office:value-type="float" office:value="7.78635778635779" calcext:value-type="float">
            <text:p>8</text:p>
          </table:table-cell>
          <table:table-cell table:style-name="ce30" table:formula="of:=[.U88]/[.W88]*100" office:value-type="float" office:value="7.8989703989704" calcext:value-type="float">
            <text:p>8</text:p>
          </table:table-cell>
          <table:table-cell table:style-name="ce7"/>
          <table:table-cell table:style-name="ce35"/>
          <table:table-cell table:style-name="ce7" office:value-type="float" office:value="18368" calcext:value-type="float">
            <text:p>18368</text:p>
          </table:table-cell>
          <table:table-cell table:style-name="ce7" office:value-type="float" office:value="1" calcext:value-type="float">
            <text:p>1</text:p>
          </table:table-cell>
          <table:table-cell table:style-name="ce34" table:formula="of:=[.AE88]/[.AF88]" office:value-type="float" office:value="18368" calcext:value-type="float">
            <text:p>18368,00</text:p>
          </table:table-cell>
          <table:table-cell table:style-name="ce39" table:number-columns-repeated="990"/>
          <table:table-cell table:style-name="ce40"/>
        </table:table-row>
        <table:table-row table:style-name="ro2">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Q89]+[.S89]+[.U89]" office:value-type="float" office:value="0" calcext:value-type="float">
            <text:p>0</text:p>
          </table:table-cell>
          <table:table-cell table:style-name="ce6" table:formula="of:=[.R89]+[.T89]+[.V89]" office:value-type="float" office:value="0" calcext:value-type="float">
            <text:p>0</text:p>
          </table:table-cell>
          <table:table-cell table:style-name="ce29" table:formula="of:=([.R89]+[.T89]+[.V89])/([.Q89]+[.S89]+[.U89])" office:value-type="string" office:string-value="" calcext:value-type="error">
            <text:p>#DIV/0!</text:p>
          </table:table-cell>
          <table:table-cell table:style-name="ce30" table:formula="of:=[.Q89]/[.W89]*100" office:value-type="string" office:string-value="" calcext:value-type="error">
            <text:p>#DIV/0!</text:p>
          </table:table-cell>
          <table:table-cell table:style-name="ce30" table:formula="of:=[.S89]/[.W89]*100" office:value-type="string" office:string-value="" calcext:value-type="error">
            <text:p>#DIV/0!</text:p>
          </table:table-cell>
          <table:table-cell table:style-name="ce30" table:formula="of:=[.U89]/[.W89]*100" office:value-type="string" office:string-value="" calcext:value-type="error">
            <text:p>#DIV/0!</text:p>
          </table:table-cell>
          <table:table-cell table:style-name="ce7"/>
          <table:table-cell table:style-name="ce29" table:formula="of:=[.AC89]/[.X89]*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6" office:value-type="string" calcext:value-type="string">
            <text:p>Hyderabad HTB 0.5</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 test is blind; thus our test is official development, and official train is split to our train and our development</text:p>
          </table:table-cell>
          <table:table-cell table:style-name="ce6" office:value-type="float" office:value="11000" calcext:value-type="float">
            <text:p>11000</text:p>
          </table:table-cell>
          <table:table-cell table:style-name="ce6" office:value-type="float" office:value="245493" calcext:value-type="float">
            <text:p>245493</text:p>
          </table:table-cell>
          <table:table-cell table:style-name="ce6" office:value-type="float" office:value="1041" calcext:value-type="float">
            <text:p>1041</text:p>
          </table:table-cell>
          <table:table-cell table:style-name="ce6" office:value-type="float" office:value="22600" calcext:value-type="float">
            <text:p>22600</text:p>
          </table:table-cell>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Q90]+[.S90]+[.U90]" office:value-type="float" office:value="13274" calcext:value-type="float">
            <text:p>13274</text:p>
          </table:table-cell>
          <table:table-cell table:style-name="ce6" table:formula="of:=[.R90]+[.T90]+[.V90]" office:value-type="float" office:value="294509" calcext:value-type="float">
            <text:p>294509</text:p>
          </table:table-cell>
          <table:table-cell table:style-name="ce29" table:formula="of:=([.R90]+[.T90]+[.V90])/([.Q90]+[.S90]+[.U90])" office:value-type="float" office:value="22.1869067349706" calcext:value-type="float">
            <text:p>22,19</text:p>
          </table:table-cell>
          <table:table-cell table:style-name="ce30" table:formula="of:=[.Q90]/[.W90]*100" office:value-type="float" office:value="82.8687660087389" calcext:value-type="float">
            <text:p>83</text:p>
          </table:table-cell>
          <table:table-cell table:style-name="ce30" table:formula="of:=[.S90]/[.W90]*100" office:value-type="float" office:value="7.84239867409974" calcext:value-type="float">
            <text:p>8</text:p>
          </table:table-cell>
          <table:table-cell table:style-name="ce30" table:formula="of:=[.U90]/[.W90]*100" office:value-type="float" office:value="9.28883531716137" calcext:value-type="float">
            <text:p>9</text:p>
          </table:table-cell>
          <table:table-cell table:style-name="ce7" office:value-type="float" office:value="3887" calcext:value-type="float">
            <text:p>3887</text:p>
          </table:table-cell>
          <table:table-cell table:style-name="ce34" table:formula="of:=[.AC90]/[.X90]*100" office:value-type="float" office:value="1.31982384239531" calcext:value-type="float">
            <text:p>1,32</text:p>
          </table:table-cell>
          <table:table-cell table:style-name="ce6" office:value-type="float" office:value="17477" calcext:value-type="float">
            <text:p>17477</text:p>
          </table:table-cell>
          <table:table-cell table:style-name="ce6" office:value-type="float" office:value="13632" calcext:value-type="float">
            <text:p>13632</text:p>
          </table:table-cell>
          <table:table-cell table:style-name="ce35" table:formula="of:=[.AE90]/[.AF90]"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6" office:value-type="string" calcext:value-type="string">
            <text:p>ICON 2009</text:p>
          </table:table-cell>
          <table:table-cell table:style-name="ce14"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Q91]+[.S91]+[.U91]" office:value-type="float" office:value="1651" calcext:value-type="float">
            <text:p>1651</text:p>
          </table:table-cell>
          <table:table-cell table:style-name="ce6" table:formula="of:=[.R91]+[.T91]+[.V91]" office:value-type="float" office:value="15029" calcext:value-type="float">
            <text:p>15029</text:p>
          </table:table-cell>
          <table:table-cell table:style-name="ce29" table:formula="of:=([.R91]+[.T91]+[.V91])/([.Q91]+[.S91]+[.U91])" office:value-type="float" office:value="9.10296789824349" calcext:value-type="float">
            <text:p>9,10</text:p>
          </table:table-cell>
          <table:table-cell table:style-name="ce30" table:formula="of:=[.Q91]/[.W91]*100" office:value-type="float" office:value="90.9145972138098" calcext:value-type="float">
            <text:p>91</text:p>
          </table:table-cell>
          <table:table-cell table:style-name="ce30" table:formula="of:=[.S91]/[.W91]*100" office:value-type="float" office:value="0" calcext:value-type="float">
            <text:p>0</text:p>
          </table:table-cell>
          <table:table-cell table:style-name="ce30" table:formula="of:=[.U91]/[.W91]*100" office:value-type="float" office:value="9.08540278619019" calcext:value-type="float">
            <text:p>9</text:p>
          </table:table-cell>
          <table:table-cell table:style-name="ce7"/>
          <table:table-cell table:style-name="ce29" table:formula="of:=[.AC91]/[.X91]*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6"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Q92]+[.S92]+[.U92]" office:value-type="float" office:value="3515" calcext:value-type="float">
            <text:p>3515</text:p>
          </table:table-cell>
          <table:table-cell table:style-name="ce6" table:formula="of:=[.R92]+[.T92]+[.V92]" office:value-type="float" office:value="77068" calcext:value-type="float">
            <text:p>77068</text:p>
          </table:table-cell>
          <table:table-cell table:style-name="ce29" table:formula="of:=([.R92]+[.T92]+[.V92])/([.Q92]+[.S92]+[.U92])" office:value-type="float" office:value="21.9254623044097" calcext:value-type="float">
            <text:p>21,93</text:p>
          </table:table-cell>
          <table:table-cell table:style-name="ce30" table:formula="of:=[.Q92]/[.W92]*100" office:value-type="float" office:value="84.551920341394" calcext:value-type="float">
            <text:p>85</text:p>
          </table:table-cell>
          <table:table-cell table:style-name="ce30" table:formula="of:=[.S92]/[.W92]*100" office:value-type="float" office:value="0" calcext:value-type="float">
            <text:p>0</text:p>
          </table:table-cell>
          <table:table-cell table:style-name="ce30" table:formula="of:=[.U92]/[.W92]*100" office:value-type="float" office:value="15.448079658606" calcext:value-type="float">
            <text:p>15</text:p>
          </table:table-cell>
          <table:table-cell table:style-name="ce7" office:value-type="float" office:value="862" calcext:value-type="float">
            <text:p>862</text:p>
          </table:table-cell>
          <table:table-cell table:style-name="ce29" table:formula="of:=[.AC92]/[.X92]*100" office:value-type="float" office:value="1.11849275964084" calcext:value-type="float">
            <text:p>1,12</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hi</text:p>
          </table:table-cell>
          <table:table-cell table:style-name="ce6"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6" office:value-type="string" calcext:value-type="string">
            <text:p>UD 1.2 Hindi / Hyderabad</text:p>
          </table:table-cell>
          <table:table-cell table:style-name="ce14"/>
          <table:table-cell table:style-name="ce14" office:value-type="string" calcext:value-type="string">
            <text:p>YES</text:p>
          </table:table-cell>
          <table:table-cell table:style-name="ce14" table:number-columns-repeated="2"/>
          <table:table-cell office:value-type="string" calcext:value-type="string">
            <text:p>/net/data/universal-dependencies-1.2/UD_Hindi</text:p>
          </table:table-cell>
          <table:table-cell table:style-name="ce6"/>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6" office:value-type="string" calcext:value-type="string">
            <text:p>CC BY-NC-SA 4.0</text:p>
          </table:table-cell>
          <table:table-cell table:style-name="ce7"/>
          <table:table-cell table:style-name="ce7" office:value-type="string" calcext:value-type="string">
            <text:p>official</text:p>
          </table:table-cell>
          <table:table-cell table:style-name="ce7" office:value-type="float" office:value="13304" calcext:value-type="float">
            <text:p>13304</text:p>
          </table:table-cell>
          <table:table-cell table:style-name="ce7" office:value-type="float" office:value="281057" calcext:value-type="float">
            <text:p>281057</text:p>
          </table:table-cell>
          <table:table-cell table:style-name="ce7" office:value-type="float" office:value="1659" calcext:value-type="float">
            <text:p>1659</text:p>
          </table:table-cell>
          <table:table-cell table:style-name="ce7" office:value-type="float" office:value="35217" calcext:value-type="float">
            <text:p>35217</text:p>
          </table:table-cell>
          <table:table-cell table:style-name="ce7" office:value-type="float" office:value="1684" calcext:value-type="float">
            <text:p>1684</text:p>
          </table:table-cell>
          <table:table-cell table:style-name="ce7" office:value-type="float" office:value="35430" calcext:value-type="float">
            <text:p>35430</text:p>
          </table:table-cell>
          <table:table-cell table:style-name="ce6" table:formula="of:=[.Q93]+[.S93]+[.U93]" office:value-type="float" office:value="16647" calcext:value-type="float">
            <text:p>16647</text:p>
          </table:table-cell>
          <table:table-cell table:style-name="ce6" table:formula="of:=[.R93]+[.T93]+[.V93]" office:value-type="float" office:value="351704" calcext:value-type="float">
            <text:p>351704</text:p>
          </table:table-cell>
          <table:table-cell table:style-name="ce29" table:formula="of:=([.R93]+[.T93]+[.V93])/([.Q93]+[.S93]+[.U93])" office:value-type="float" office:value="21.1271700606716" calcext:value-type="float">
            <text:p>21,13</text:p>
          </table:table-cell>
          <table:table-cell table:style-name="ce30" table:formula="of:=[.Q93]/[.W93]*100" office:value-type="float" office:value="79.9183035982459" calcext:value-type="float">
            <text:p>80</text:p>
          </table:table-cell>
          <table:table-cell table:style-name="ce30" table:formula="of:=[.S93]/[.W93]*100" office:value-type="float" office:value="9.96575959632366" calcext:value-type="float">
            <text:p>10</text:p>
          </table:table-cell>
          <table:table-cell table:style-name="ce30" table:formula="of:=[.U93]/[.W93]*100" office:value-type="float" office:value="10.1159368054304" calcext:value-type="float">
            <text:p>10</text:p>
          </table:table-cell>
          <table:table-cell table:style-name="ce7"/>
          <table:table-cell table:style-name="ce29"/>
          <table:table-cell table:style-name="ce6" office:value-type="float" office:value="19232" calcext:value-type="float">
            <text:p>19232</text:p>
          </table:table-cell>
          <table:table-cell table:style-name="ce6" office:value-type="float" office:value="15586" calcext:value-type="float">
            <text:p>15586</text:p>
          </table:table-cell>
          <table:table-cell table:style-name="ce35" table:formula="of:=[.AE93]/[.AF93]" office:value-type="float" office:value="1.23392788399846" calcext:value-type="float">
            <text:p>1,23</text:p>
          </table:table-cell>
          <table:table-cell table:number-columns-repeated="991"/>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Q94]+[.S94]+[.U94]" office:value-type="float" office:value="6424" calcext:value-type="float">
            <text:p>6424</text:p>
          </table:table-cell>
          <table:table-cell table:style-name="ce6" table:formula="of:=[.R94]+[.T94]+[.V94]" office:value-type="float" office:value="139143" calcext:value-type="float">
            <text:p>139143</text:p>
          </table:table-cell>
          <table:table-cell table:style-name="ce29" table:formula="of:=([.R94]+[.T94]+[.V94])/([.Q94]+[.S94]+[.U94])" office:value-type="float" office:value="21.6598692403487" calcext:value-type="float">
            <text:p>21,66</text:p>
          </table:table-cell>
          <table:table-cell table:style-name="ce30" table:formula="of:=[.Q94]/[.W94]*100" office:value-type="float" office:value="93.9290161892902" calcext:value-type="float">
            <text:p>94</text:p>
          </table:table-cell>
          <table:table-cell table:style-name="ce30" table:formula="of:=[.S94]/[.W94]*100" office:value-type="float" office:value="0" calcext:value-type="float">
            <text:p>0</text:p>
          </table:table-cell>
          <table:table-cell table:style-name="ce30" table:formula="of:=[.U94]/[.W94]*100" office:value-type="float" office:value="6.07098381070984" calcext:value-type="float">
            <text:p>6</text:p>
          </table:table-cell>
          <table:table-cell table:style-name="ce7" office:value-type="float" office:value="4032" calcext:value-type="float">
            <text:p>4032</text:p>
          </table:table-cell>
          <table:table-cell table:style-name="ce29" table:formula="of:=[.AC94]/[.X94]*100" office:value-type="float" office:value="2.89773829800996" calcext:value-type="float">
            <text:p>2,9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4"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Q95]+[.S95]+[.U95]" office:value-type="float" office:value="9197" calcext:value-type="float">
            <text:p>9197</text:p>
          </table:table-cell>
          <table:table-cell table:style-name="ce6" table:formula="of:=[.R95]+[.T95]+[.V95]" office:value-type="float" office:value="200130" calcext:value-type="float">
            <text:p>200130</text:p>
          </table:table-cell>
          <table:table-cell table:style-name="ce29" table:formula="of:=([.R95]+[.T95]+[.V95])/([.Q95]+[.S95]+[.U95])" office:value-type="float" office:value="21.7603566380341" calcext:value-type="float">
            <text:p>21,76</text:p>
          </table:table-cell>
          <table:table-cell table:style-name="ce30" table:formula="of:=[.Q95]/[.W95]*100" office:value-type="float" office:value="88.572360552354" calcext:value-type="float">
            <text:p>89</text:p>
          </table:table-cell>
          <table:table-cell table:style-name="ce30" table:formula="of:=[.S95]/[.W95]*100" office:value-type="float" office:value="11.427639447646" calcext:value-type="float">
            <text:p>11</text:p>
          </table:table-cell>
          <table:table-cell table:style-name="ce30" table:formula="of:=[.U95]/[.W95]*100" office:value-type="float" office:value="0" calcext:value-type="float">
            <text:p>0</text:p>
          </table:table-cell>
          <table:table-cell table:style-name="ce7"/>
          <table:table-cell table:style-name="ce29" table:formula="of:=[.AC95]/[.X95]*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6" office:value-type="string" calcext:value-type="string">
            <text:p>UD 1.0 Hungarian / Szeged Treebank</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Q96]+[.S96]+[.U96]" office:value-type="float" office:value="1299" calcext:value-type="float">
            <text:p>1299</text:p>
          </table:table-cell>
          <table:table-cell table:style-name="ce6" table:formula="of:=[.R96]+[.T96]+[.V96]" office:value-type="float" office:value="26538" calcext:value-type="float">
            <text:p>26538</text:p>
          </table:table-cell>
          <table:table-cell table:style-name="ce29" table:formula="of:=([.R96]+[.T96]+[.V96])/([.Q96]+[.S96]+[.U96])" office:value-type="float" office:value="20.4295612009238" calcext:value-type="float">
            <text:p>20,43</text:p>
          </table:table-cell>
          <table:table-cell table:style-name="ce30" table:formula="of:=[.Q96]/[.W96]*100" office:value-type="float" office:value="79.445727482679" calcext:value-type="float">
            <text:p>79</text:p>
          </table:table-cell>
          <table:table-cell table:style-name="ce30" table:formula="of:=[.S96]/[.W96]*100" office:value-type="float" office:value="9.93071593533487" calcext:value-type="float">
            <text:p>10</text:p>
          </table:table-cell>
          <table:table-cell table:style-name="ce30" table:formula="of:=[.U96]/[.W96]*100" office:value-type="float" office:value="10.6235565819861" calcext:value-type="float">
            <text:p>11</text:p>
          </table:table-cell>
          <table:table-cell table:style-name="ce6" office:value-type="float" office:value="554" calcext:value-type="float">
            <text:p>554</text:p>
          </table:table-cell>
          <table:table-cell table:style-name="ce29" table:formula="of:=[.AC96]/[.X96]*100" office:value-type="float" office:value="2.08757253749341" calcext:value-type="float">
            <text:p>2,09</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12" office:value-type="string" calcext:value-type="string">
            <text:p>ud11</text:p>
          </table:table-cell>
          <table:table-cell table:style-name="ce6" office:value-type="string" calcext:value-type="string">
            <text:p>UD 1.1 Hungarian</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hu</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Q97]+[.S97]+[.U97]" office:value-type="float" office:value="1299" calcext:value-type="float">
            <text:p>1299</text:p>
          </table:table-cell>
          <table:table-cell table:style-name="ce6" table:formula="of:=[.R97]+[.T97]+[.V97]" office:value-type="float" office:value="26538" calcext:value-type="float">
            <text:p>26538</text:p>
          </table:table-cell>
          <table:table-cell table:style-name="ce29" table:formula="of:=([.R97]+[.T97]+[.V97])/([.Q97]+[.S97]+[.U97])" office:value-type="float" office:value="20.4295612009238" calcext:value-type="float">
            <text:p>20,43</text:p>
          </table:table-cell>
          <table:table-cell table:style-name="ce30" table:formula="of:=[.Q97]/[.W97]*100" office:value-type="float" office:value="79.445727482679" calcext:value-type="float">
            <text:p>79</text:p>
          </table:table-cell>
          <table:table-cell table:style-name="ce30" table:formula="of:=[.S97]/[.W97]*100" office:value-type="float" office:value="9.93071593533487" calcext:value-type="float">
            <text:p>10</text:p>
          </table:table-cell>
          <table:table-cell table:style-name="ce30" table:formula="of:=[.U97]/[.W97]*100" office:value-type="float" office:value="10.6235565819861" calcext:value-type="float">
            <text:p>11</text:p>
          </table:table-cell>
          <table:table-cell table:style-name="ce6" office:value-type="float" office:value="554" calcext:value-type="float">
            <text:p>554</text:p>
          </table:table-cell>
          <table:table-cell table:style-name="ce34" table:formula="of:=[.AC97]/[.X97]*100" office:value-type="float" office:value="2.08757253749341" calcext:value-type="float">
            <text:p>2,09</text:p>
          </table:table-cell>
          <table:table-cell table:style-name="ce6" office:value-type="float" office:value="9607" calcext:value-type="float">
            <text:p>9607</text:p>
          </table:table-cell>
          <table:table-cell table:style-name="ce6" office:value-type="float" office:value="6243" calcext:value-type="float">
            <text:p>6243</text:p>
          </table:table-cell>
          <table:table-cell table:style-name="ce35" table:formula="of:=[.AE97]/[.AF97]" office:value-type="float" office:value="1.53884350472529" calcext:value-type="float">
            <text:p>1,54</text:p>
          </table:table-cell>
          <table:table-cell table:number-columns-repeated="991"/>
        </table:table-row>
        <table:table-row table:style-name="ro2">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7" office:value-type="string" calcext:value-type="string">
            <text:p>UD 1.2 Hungarian</text:p>
          </table:table-cell>
          <table:table-cell table:style-name="ce15"/>
          <table:table-cell table:style-name="ce15" office:value-type="string" calcext:value-type="string">
            <text:p>YES</text:p>
          </table:table-cell>
          <table:table-cell table:style-name="ce15" table:number-columns-repeated="2"/>
          <table:table-cell office:value-type="string" calcext:value-type="string">
            <text:p>/net/data/universal-dependencies-1.2/UD_Hungar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6" table:formula="of:=[.Q98]+[.S98]+[.U98]" office:value-type="float" office:value="1299" calcext:value-type="float">
            <text:p>1299</text:p>
          </table:table-cell>
          <table:table-cell table:style-name="ce6" table:formula="of:=[.R98]+[.T98]+[.V98]" office:value-type="float" office:value="26538" calcext:value-type="float">
            <text:p>26538</text:p>
          </table:table-cell>
          <table:table-cell table:style-name="ce29" table:formula="of:=([.R98]+[.T98]+[.V98])/([.Q98]+[.S98]+[.U98])" office:value-type="float" office:value="20.4295612009238" calcext:value-type="float">
            <text:p>20,43</text:p>
          </table:table-cell>
          <table:table-cell table:style-name="ce30" table:formula="of:=[.Q98]/[.W98]*100" office:value-type="float" office:value="79.445727482679" calcext:value-type="float">
            <text:p>79</text:p>
          </table:table-cell>
          <table:table-cell table:style-name="ce30" table:formula="of:=[.S98]/[.W98]*100" office:value-type="float" office:value="9.93071593533487" calcext:value-type="float">
            <text:p>10</text:p>
          </table:table-cell>
          <table:table-cell table:style-name="ce30" table:formula="of:=[.U98]/[.W98]*100" office:value-type="float" office:value="10.6235565819861" calcext:value-type="float">
            <text:p>11</text:p>
          </table:table-cell>
          <table:table-cell table:style-name="ce7"/>
          <table:table-cell table:style-name="ce35"/>
          <table:table-cell table:style-name="ce7" office:value-type="float" office:value="9478" calcext:value-type="float">
            <text:p>9478</text:p>
          </table:table-cell>
          <table:table-cell table:style-name="ce7" office:value-type="float" office:value="6366" calcext:value-type="float">
            <text:p>6366</text:p>
          </table:table-cell>
          <table:table-cell table:style-name="ce35" table:formula="of:=[.AE98]/[.AF98]" office:value-type="float" office:value="1.48884699968583" calcext:value-type="float">
            <text:p>1,49</text:p>
          </table:table-cell>
          <table:table-cell table:style-name="ce39" table:number-columns-repeated="990"/>
          <table:table-cell table:style-name="ce40"/>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6"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6"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Q99]+[.S99]+[.U99]" office:value-type="float" office:value="24039" calcext:value-type="float">
            <text:p>24039</text:p>
          </table:table-cell>
          <table:table-cell table:style-name="ce6" table:formula="of:=[.R99]+[.T99]+[.V99]" office:value-type="float" office:value="658680" calcext:value-type="float">
            <text:p>658680</text:p>
          </table:table-cell>
          <table:table-cell table:style-name="ce29" table:formula="of:=([.R99]+[.T99]+[.V99])/([.Q99]+[.S99]+[.U99])" office:value-type="float" office:value="27.4004742293773" calcext:value-type="float">
            <text:p>27,40</text:p>
          </table:table-cell>
          <table:table-cell table:style-name="ce30" table:formula="of:=[.Q99]/[.W99]*100" office:value-type="float" office:value="92.6702441865302" calcext:value-type="float">
            <text:p>93</text:p>
          </table:table-cell>
          <table:table-cell table:style-name="ce30" table:formula="of:=[.S99]/[.W99]*100" office:value-type="float" office:value="0" calcext:value-type="float">
            <text:p>0</text:p>
          </table:table-cell>
          <table:table-cell table:style-name="ce30" table:formula="of:=[.U99]/[.W99]*100" office:value-type="float" office:value="7.32975581346978" calcext:value-type="float">
            <text:p>7</text:p>
          </table:table-cell>
          <table:table-cell table:style-name="ce6"/>
          <table:table-cell table:style-name="ce29" table:formula="of:=[.AC99]/[.X99]*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Q100]+[.S100]+[.U100]" office:value-type="float" office:value="57821" calcext:value-type="float">
            <text:p>57821</text:p>
          </table:table-cell>
          <table:table-cell table:style-name="ce6" table:formula="of:=[.R100]+[.T100]+[.V100]" office:value-type="float" office:value="342197" calcext:value-type="float">
            <text:p>342197</text:p>
          </table:table-cell>
          <table:table-cell table:style-name="ce29" table:formula="of:=([.R100]+[.T100]+[.V100])/([.Q100]+[.S100]+[.U100])" office:value-type="float" office:value="5.91821310596496" calcext:value-type="float">
            <text:p>5,92</text:p>
          </table:table-cell>
          <table:table-cell table:style-name="ce30" table:formula="of:=[.Q100]/[.W100]*100" office:value-type="float" office:value="100" calcext:value-type="float">
            <text:p>100</text:p>
          </table:table-cell>
          <table:table-cell table:style-name="ce30" table:formula="of:=[.S100]/[.W100]*100" office:value-type="float" office:value="0" calcext:value-type="float">
            <text:p>0</text:p>
          </table:table-cell>
          <table:table-cell table:style-name="ce30" table:formula="of:=[.U100]/[.W100]*100" office:value-type="float" office:value="0" calcext:value-type="float">
            <text:p>0</text:p>
          </table:table-cell>
          <table:table-cell table:style-name="ce6"/>
          <table:table-cell table:style-name="ce29" table:formula="of:=[.AC100]/[.X100]*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zh</text:p>
          </table:table-cell>
          <table:table-cell table:style-name="ce7"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Q101]+[.S101]+[.U101]" office:value-type="float" office:value="57647" calcext:value-type="float">
            <text:p>57647</text:p>
          </table:table-cell>
          <table:table-cell table:style-name="ce6" table:formula="of:=[.R101]+[.T101]+[.V101]" office:value-type="float" office:value="342336" calcext:value-type="float">
            <text:p>342336</text:p>
          </table:table-cell>
          <table:table-cell table:style-name="ce29" table:formula="of:=([.R101]+[.T101]+[.V101])/([.Q101]+[.S101]+[.U101])" office:value-type="float" office:value="5.93848769233438" calcext:value-type="float">
            <text:p>5,94</text:p>
          </table:table-cell>
          <table:table-cell table:style-name="ce30" table:formula="of:=[.Q101]/[.W101]*100" office:value-type="float" office:value="98.8030600031225" calcext:value-type="float">
            <text:p>99</text:p>
          </table:table-cell>
          <table:table-cell table:style-name="ce30" table:formula="of:=[.S101]/[.W101]*100" office:value-type="float" office:value="0" calcext:value-type="float">
            <text:p>0</text:p>
          </table:table-cell>
          <table:table-cell table:style-name="ce30" table:formula="of:=[.U101]/[.W101]*100" office:value-type="float" office:value="1.19693999687755" calcext:value-type="float">
            <text:p>1</text:p>
          </table:table-cell>
          <table:table-cell table:style-name="ce6"/>
          <table:table-cell table:style-name="ce29" table:formula="of:=[.AC101]/[.X101]*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cu</text:p>
          </table:table-cell>
          <table:table-cell table:style-name="ce7"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7" office:value-type="string" calcext:value-type="string">
            <text:p>PROIEL</text:p>
          </table:table-cell>
          <table:table-cell table:style-name="ce15" table:number-columns-repeated="2"/>
          <table:table-cell table:style-name="ce17" table:number-columns-repeated="2"/>
          <table:table-cell table:style-name="ce21"/>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Q102]+[.S102]+[.U102]" office:value-type="float" office:value="7818" calcext:value-type="float">
            <text:p>7818</text:p>
          </table:table-cell>
          <table:table-cell table:style-name="ce6" table:formula="of:=[.R102]+[.T102]+[.V102]" office:value-type="float" office:value="71525" calcext:value-type="float">
            <text:p>71525</text:p>
          </table:table-cell>
          <table:table-cell table:style-name="ce29" table:formula="of:=([.R102]+[.T102]+[.V102])/([.Q102]+[.S102]+[.U102])" office:value-type="float" office:value="9.14875927347148" calcext:value-type="float">
            <text:p>9,15</text:p>
          </table:table-cell>
          <table:table-cell table:style-name="ce30" table:formula="of:=[.Q102]/[.W102]*100" office:value-type="float" office:value="100" calcext:value-type="float">
            <text:p>100</text:p>
          </table:table-cell>
          <table:table-cell table:style-name="ce30" table:formula="of:=[.S102]/[.W102]*100" office:value-type="float" office:value="0" calcext:value-type="float">
            <text:p>0</text:p>
          </table:table-cell>
          <table:table-cell table:style-name="ce30" table:formula="of:=[.U102]/[.W102]*100" office:value-type="float" office:value="0" calcext:value-type="float">
            <text:p>0</text:p>
          </table:table-cell>
          <table:table-cell table:style-name="ce6"/>
          <table:table-cell table:style-name="ce29" table:formula="of:=[.AC102]/[.X102]*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7" office:value-type="string" calcext:value-type="string">
            <text:p>UD 1.2 Old Church Slavonic / PROIEL</text:p>
          </table:table-cell>
          <table:table-cell table:style-name="ce15"/>
          <table:table-cell table:style-name="ce15" office:value-type="string" calcext:value-type="string">
            <text:p>YES</text:p>
          </table:table-cell>
          <table:table-cell table:style-name="ce17" table:number-columns-repeated="2"/>
          <table:table-cell office:value-type="string" calcext:value-type="string">
            <text:p>/net/data/universal-dependencies-1.2/UD_Old_Church_Slavonic</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5077" calcext:value-type="float">
            <text:p>5077</text:p>
          </table:table-cell>
          <table:table-cell table:style-name="ce7" office:value-type="float" office:value="46025" calcext:value-type="float">
            <text:p>46025</text:p>
          </table:table-cell>
          <table:table-cell table:style-name="ce7" office:value-type="float" office:value="705" calcext:value-type="float">
            <text:p>705</text:p>
          </table:table-cell>
          <table:table-cell table:style-name="ce7" office:value-type="float" office:value="6403" calcext:value-type="float">
            <text:p>6403</text:p>
          </table:table-cell>
          <table:table-cell table:style-name="ce7" office:value-type="float" office:value="564" calcext:value-type="float">
            <text:p>564</text:p>
          </table:table-cell>
          <table:table-cell table:style-name="ce7" office:value-type="float" office:value="5079" calcext:value-type="float">
            <text:p>5079</text:p>
          </table:table-cell>
          <table:table-cell table:style-name="ce6" table:formula="of:=[.Q103]+[.S103]+[.U103]" office:value-type="float" office:value="6346" calcext:value-type="float">
            <text:p>6346</text:p>
          </table:table-cell>
          <table:table-cell table:style-name="ce6" table:formula="of:=[.R103]+[.T103]+[.V103]" office:value-type="float" office:value="57507" calcext:value-type="float">
            <text:p>57507</text:p>
          </table:table-cell>
          <table:table-cell table:style-name="ce29" table:formula="of:=([.R103]+[.T103]+[.V103])/([.Q103]+[.S103]+[.U103])" office:value-type="float" office:value="9.06192877403089" calcext:value-type="float">
            <text:p>9,06</text:p>
          </table:table-cell>
          <table:table-cell table:style-name="ce30" table:formula="of:=[.Q103]/[.W103]*100" office:value-type="float" office:value="80.0031515915537" calcext:value-type="float">
            <text:p>80</text:p>
          </table:table-cell>
          <table:table-cell table:style-name="ce30" table:formula="of:=[.S103]/[.W103]*100" office:value-type="float" office:value="11.1093602269146" calcext:value-type="float">
            <text:p>11</text:p>
          </table:table-cell>
          <table:table-cell table:style-name="ce30" table:formula="of:=[.U103]/[.W103]*100" office:value-type="float" office:value="8.88748818153167" calcext:value-type="float">
            <text:p>9</text:p>
          </table:table-cell>
          <table:table-cell table:style-name="ce7"/>
          <table:table-cell table:style-name="ce35"/>
          <table:table-cell table:style-name="ce7" office:value-type="float" office:value="9887" calcext:value-type="float">
            <text:p>9887</text:p>
          </table:table-cell>
          <table:table-cell table:style-name="ce7" office:value-type="float" office:value="2964" calcext:value-type="float">
            <text:p>2964</text:p>
          </table:table-cell>
          <table:table-cell table:style-name="ce35" table:formula="of:=[.AE103]/[.AF103]" office:value-type="float" office:value="3.33569500674764" calcext:value-type="float">
            <text:p>3,34</text:p>
          </table:table-cell>
          <table:table-cell table:style-name="ce39" table:number-columns-repeated="990"/>
          <table:table-cell table:style-name="ce40"/>
        </table:table-row>
        <table:table-row table:style-name="ro2">
          <table:table-cell table:style-name="ce4" office:value-type="string" calcext:value-type="string">
            <text:p>is</text:p>
          </table:table-cell>
          <table:table-cell table:style-name="ce7" office:value-type="string" calcext:value-type="string">
            <text:p>Icelandic</text:p>
          </table:table-cell>
          <table:table-cell table:style-name="ce8" office:value-type="string" calcext:value-type="string">
            <text:p>icelandic</text:p>
          </table:table-cell>
          <table:table-cell table:style-name="ce9"/>
          <table:table-cell table:style-name="ce7"/>
          <table:table-cell table:style-name="ce15" office:value-type="string" calcext:value-type="string">
            <text:p>source; no training-test split yet</text:p>
          </table:table-cell>
          <table:table-cell table:style-name="ce15" table:number-columns-repeated="3"/>
          <table:table-cell table:style-name="ce20"/>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Q104]+[.S104]+[.U104]" office:value-type="float" office:value="9124" calcext:value-type="float">
            <text:p>9124</text:p>
          </table:table-cell>
          <table:table-cell table:style-name="ce6" table:formula="of:=[.R104]+[.T104]+[.V104]" office:value-type="string" office:string-value="" calcext:value-type="error">
            <text:p>#VALUE!</text:p>
          </table:table-cell>
          <table:table-cell table:style-name="ce29" table:formula="of:=([.R104]+[.T104]+[.V104])/([.Q104]+[.S104]+[.U104])" office:value-type="string" office:string-value="" calcext:value-type="error">
            <text:p>#VALUE!</text:p>
          </table:table-cell>
          <table:table-cell table:style-name="ce30" table:formula="of:=[.Q104]/[.W104]*100" office:value-type="float" office:value="100" calcext:value-type="float">
            <text:p>100</text:p>
          </table:table-cell>
          <table:table-cell table:style-name="ce30" table:formula="of:=[.S104]/[.W104]*100" office:value-type="float" office:value="0" calcext:value-type="float">
            <text:p>0</text:p>
          </table:table-cell>
          <table:table-cell table:style-name="ce30" table:formula="of:=[.U104]/[.W104]*100" office:value-type="float" office:value="0" calcext:value-type="float">
            <text:p>0</text:p>
          </table:table-cell>
          <table:table-cell table:style-name="ce7"/>
          <table:table-cell table:style-name="ce29" table:formula="of:=[.AC104]/[.X104]*100" office:value-type="string" office:string-value="" calcext:value-type="error">
            <text:p>#VALUE!</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id</text:p>
          </table:table-cell>
          <table:table-cell table:style-name="ce7" office:value-type="string" calcext:value-type="string">
            <text:p>Indonesian</text:p>
          </table:table-cell>
          <table:table-cell table:style-name="ce8" office:value-type="string" calcext:value-type="string">
            <text:p>google-id</text:p>
          </table:table-cell>
          <table:table-cell table:style-name="ce12" office:value-type="string" calcext:value-type="string">
            <text:p>ud11</text:p>
          </table:table-cell>
          <table:table-cell table:style-name="ce7" office:value-type="string" calcext:value-type="string">
            <text:p>UD 1.1 Indonesian / Google</text:p>
          </table:table-cell>
          <table:table-cell table:style-name="ce14"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id</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6" table:formula="of:=[.Q105]+[.S105]+[.U105]" office:value-type="float" office:value="5593" calcext:value-type="float">
            <text:p>5593</text:p>
          </table:table-cell>
          <table:table-cell table:style-name="ce6" table:formula="of:=[.R105]+[.T105]+[.V105]" office:value-type="float" office:value="121923" calcext:value-type="float">
            <text:p>121923</text:p>
          </table:table-cell>
          <table:table-cell table:style-name="ce29" table:formula="of:=([.R105]+[.T105]+[.V105])/([.Q105]+[.S105]+[.U105])" office:value-type="float" office:value="21.7992133023422" calcext:value-type="float">
            <text:p>21,80</text:p>
          </table:table-cell>
          <table:table-cell table:style-name="ce30" table:formula="of:=[.Q105]/[.W105]*100" office:value-type="float" office:value="80.0464866797783" calcext:value-type="float">
            <text:p>80</text:p>
          </table:table-cell>
          <table:table-cell table:style-name="ce30" table:formula="of:=[.S105]/[.W105]*100" office:value-type="float" office:value="9.99463615233327" calcext:value-type="float">
            <text:p>10</text:p>
          </table:table-cell>
          <table:table-cell table:style-name="ce30" table:formula="of:=[.U105]/[.W105]*100" office:value-type="float" office:value="9.95887716788843" calcext:value-type="float">
            <text:p>10</text:p>
          </table:table-cell>
          <table:table-cell table:style-name="ce7" office:value-type="float" office:value="161" calcext:value-type="float">
            <text:p>161</text:p>
          </table:table-cell>
          <table:table-cell table:style-name="ce34" table:formula="of:=[.AC105]/[.X105]*100" office:value-type="float" office:value="0.132050556498774" calcext:value-type="float">
            <text:p>0,13</text:p>
          </table:table-cell>
          <table:table-cell table:style-name="ce26" office:value-type="float" office:value="21334" calcext:value-type="float">
            <text:p>21334</text:p>
          </table:table-cell>
          <table:table-cell table:style-name="ce26" office:value-type="float" office:value="1" calcext:value-type="float">
            <text:p>1</text:p>
          </table:table-cell>
          <table:table-cell table:style-name="ce34" table:formula="of:=[.AE105]/[.AF105]" office:value-type="float" office:value="21334" calcext:value-type="float">
            <text:p>21334,00</text:p>
          </table:table-cell>
          <table:table-cell table:number-columns-repeated="991"/>
        </table:table-row>
        <table:table-row table:style-name="ro2">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7" office:value-type="string" calcext:value-type="string">
            <text:p>UD 1.2 Indonesian / Google</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Indones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 US</text:p>
          </table:table-cell>
          <table:table-cell table:style-name="ce7" office:value-type="string" calcext:value-type="string">
            <text:p>No change since UD 1.1.</text:p>
          </table:table-cell>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6" table:formula="of:=[.Q106]+[.S106]+[.U106]" office:value-type="float" office:value="5593" calcext:value-type="float">
            <text:p>5593</text:p>
          </table:table-cell>
          <table:table-cell table:style-name="ce6" table:formula="of:=[.R106]+[.T106]+[.V106]" office:value-type="float" office:value="121923" calcext:value-type="float">
            <text:p>121923</text:p>
          </table:table-cell>
          <table:table-cell table:style-name="ce29" table:formula="of:=([.R106]+[.T106]+[.V106])/([.Q106]+[.S106]+[.U106])" office:value-type="float" office:value="21.7992133023422" calcext:value-type="float">
            <text:p>21,80</text:p>
          </table:table-cell>
          <table:table-cell table:style-name="ce30" table:formula="of:=[.Q106]/[.W106]*100" office:value-type="float" office:value="80.0464866797783" calcext:value-type="float">
            <text:p>80</text:p>
          </table:table-cell>
          <table:table-cell table:style-name="ce30" table:formula="of:=[.S106]/[.W106]*100" office:value-type="float" office:value="9.99463615233327" calcext:value-type="float">
            <text:p>10</text:p>
          </table:table-cell>
          <table:table-cell table:style-name="ce30" table:formula="of:=[.U106]/[.W106]*100" office:value-type="float" office:value="9.95887716788843" calcext:value-type="float">
            <text:p>10</text:p>
          </table:table-cell>
          <table:table-cell table:style-name="ce7"/>
          <table:table-cell table:style-name="ce35"/>
          <table:table-cell table:style-name="ce7" office:value-type="float" office:value="19982" calcext:value-type="float">
            <text:p>19982</text:p>
          </table:table-cell>
          <table:table-cell table:style-name="ce7" office:value-type="float" office:value="1" calcext:value-type="float">
            <text:p>1</text:p>
          </table:table-cell>
          <table:table-cell table:style-name="ce34" table:formula="of:=[.AE106]/[.AF106]" office:value-type="float" office:value="19982" calcext:value-type="float">
            <text:p>19982,00</text:p>
          </table:table-cell>
          <table:table-cell table:style-name="ce39" table:number-columns-repeated="990"/>
          <table:table-cell table:style-name="ce40"/>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7" office:value-type="string" calcext:value-type="string">
            <text:p>UDT 2.0</text:p>
          </table:table-cell>
          <table:table-cell table:style-name="ce15" table:number-columns-repeated="4"/>
          <table:table-cell table:style-name="ce20"/>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07]+[.S107]+[.U107]" office:value-type="float" office:value="0" calcext:value-type="float">
            <text:p>0</text:p>
          </table:table-cell>
          <table:table-cell table:style-name="ce6" table:formula="of:=[.R107]+[.T107]+[.V107]" office:value-type="float" office:value="0" calcext:value-type="float">
            <text:p>0</text:p>
          </table:table-cell>
          <table:table-cell table:style-name="ce29" table:formula="of:=([.R107]+[.T107]+[.V107])/([.Q107]+[.S107]+[.U107])" office:value-type="string" office:string-value="" calcext:value-type="error">
            <text:p>#DIV/0!</text:p>
          </table:table-cell>
          <table:table-cell table:style-name="ce30" table:formula="of:=[.Q107]/[.W107]*100" office:value-type="string" office:string-value="" calcext:value-type="error">
            <text:p>#DIV/0!</text:p>
          </table:table-cell>
          <table:table-cell table:style-name="ce30" table:formula="of:=[.S107]/[.W107]*100" office:value-type="string" office:string-value="" calcext:value-type="error">
            <text:p>#DIV/0!</text:p>
          </table:table-cell>
          <table:table-cell table:style-name="ce30" table:formula="of:=[.U107]/[.W107]*100" office:value-type="string" office:string-value="" calcext:value-type="error">
            <text:p>#DIV/0!</text:p>
          </table:table-cell>
          <table:table-cell table:style-name="ce7"/>
          <table:table-cell table:style-name="ce29" table:formula="of:=[.AC107]/[.X107]*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id</text:p>
          </table:table-cell>
          <table:table-cell table:style-name="ce7" office:value-type="string" calcext:value-type="string">
            <text:p>Indonesian</text:p>
          </table:table-cell>
          <table:table-cell table:style-name="ce8" office:value-type="string" calcext:value-type="string">
            <text:p>indotina</text:p>
          </table:table-cell>
          <table:table-cell table:style-name="ce9"/>
          <table:table-cell table:style-name="ce7" office:value-type="string" calcext:value-type="string">
            <text:p>Tina???</text:p>
          </table:table-cell>
          <table:table-cell table:style-name="ce15" table:number-columns-repeated="4"/>
          <table:table-cell table:style-name="ce20"/>
          <table:table-cell table:style-name="ce7" table:number-columns-repeated="3"/>
          <table:table-cell table:style-name="ce6" table:number-columns-repeated="9"/>
          <table:table-cell table:style-name="ce6" table:formula="of:=[.Q108]+[.S108]+[.U108]" office:value-type="float" office:value="0" calcext:value-type="float">
            <text:p>0</text:p>
          </table:table-cell>
          <table:table-cell table:style-name="ce6" table:formula="of:=[.R108]+[.T108]+[.V108]" office:value-type="float" office:value="0" calcext:value-type="float">
            <text:p>0</text:p>
          </table:table-cell>
          <table:table-cell table:style-name="ce29" table:formula="of:=([.R108]+[.T108]+[.V108])/([.Q108]+[.S108]+[.U108])" office:value-type="string" office:string-value="" calcext:value-type="error">
            <text:p>#DIV/0!</text:p>
          </table:table-cell>
          <table:table-cell table:style-name="ce30" table:formula="of:=[.Q108]/[.W108]*100" office:value-type="string" office:string-value="" calcext:value-type="error">
            <text:p>#DIV/0!</text:p>
          </table:table-cell>
          <table:table-cell table:style-name="ce30" table:formula="of:=[.S108]/[.W108]*100" office:value-type="string" office:string-value="" calcext:value-type="error">
            <text:p>#DIV/0!</text:p>
          </table:table-cell>
          <table:table-cell table:style-name="ce30" table:formula="of:=[.U108]/[.W108]*100" office:value-type="string" office:string-value="" calcext:value-type="error">
            <text:p>#DIV/0!</text:p>
          </table:table-cell>
          <table:table-cell table:style-name="ce7"/>
          <table:table-cell table:style-name="ce29" table:formula="of:=[.AC108]/[.X108]*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ga</text:p>
          </table:table-cell>
          <table:table-cell table:style-name="ce6"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6" office:value-type="string" calcext:value-type="string">
            <text:p>UD 1.0 Irish</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Q109]+[.S109]+[.U109]" office:value-type="float" office:value="1020" calcext:value-type="float">
            <text:p>1020</text:p>
          </table:table-cell>
          <table:table-cell table:style-name="ce6" table:formula="of:=[.R109]+[.T109]+[.V109]" office:value-type="float" office:value="23686" calcext:value-type="float">
            <text:p>23686</text:p>
          </table:table-cell>
          <table:table-cell table:style-name="ce29" table:formula="of:=([.R109]+[.T109]+[.V109])/([.Q109]+[.S109]+[.U109])" office:value-type="float" office:value="23.221568627451" calcext:value-type="float">
            <text:p>23,22</text:p>
          </table:table-cell>
          <table:table-cell table:style-name="ce30" table:formula="of:=[.Q109]/[.W109]*100" office:value-type="float" office:value="70.5882352941177" calcext:value-type="float">
            <text:p>71</text:p>
          </table:table-cell>
          <table:table-cell table:style-name="ce30" table:formula="of:=[.S109]/[.W109]*100" office:value-type="float" office:value="14.7058823529412" calcext:value-type="float">
            <text:p>15</text:p>
          </table:table-cell>
          <table:table-cell table:style-name="ce30" table:formula="of:=[.U109]/[.W109]*100" office:value-type="float" office:value="14.7058823529412" calcext:value-type="float">
            <text:p>15</text:p>
          </table:table-cell>
          <table:table-cell table:style-name="ce6" office:value-type="float" office:value="190" calcext:value-type="float">
            <text:p>190</text:p>
          </table:table-cell>
          <table:table-cell table:style-name="ce29" table:formula="of:=[.AC109]/[.X109]*100" office:value-type="float" office:value="0.802161614455797" calcext:value-type="float">
            <text:p>0,8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irishdt</text:p>
          </table:table-cell>
          <table:table-cell table:style-name="ce12" office:value-type="string" calcext:value-type="string">
            <text:p>ud11</text:p>
          </table:table-cell>
          <table:table-cell table:style-name="ce6" office:value-type="string" calcext:value-type="string">
            <text:p>UD 1.1 Irish</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g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Q110]+[.S110]+[.U110]" office:value-type="float" office:value="1020" calcext:value-type="float">
            <text:p>1020</text:p>
          </table:table-cell>
          <table:table-cell table:style-name="ce6" table:formula="of:=[.R110]+[.T110]+[.V110]" office:value-type="float" office:value="23686" calcext:value-type="float">
            <text:p>23686</text:p>
          </table:table-cell>
          <table:table-cell table:style-name="ce29" table:formula="of:=([.R110]+[.T110]+[.V110])/([.Q110]+[.S110]+[.U110])" office:value-type="float" office:value="23.221568627451" calcext:value-type="float">
            <text:p>23,22</text:p>
          </table:table-cell>
          <table:table-cell table:style-name="ce30" table:formula="of:=[.Q110]/[.W110]*100" office:value-type="float" office:value="70.5882352941177" calcext:value-type="float">
            <text:p>71</text:p>
          </table:table-cell>
          <table:table-cell table:style-name="ce30" table:formula="of:=[.S110]/[.W110]*100" office:value-type="float" office:value="14.7058823529412" calcext:value-type="float">
            <text:p>15</text:p>
          </table:table-cell>
          <table:table-cell table:style-name="ce30" table:formula="of:=[.U110]/[.W110]*100" office:value-type="float" office:value="14.7058823529412" calcext:value-type="float">
            <text:p>15</text:p>
          </table:table-cell>
          <table:table-cell table:style-name="ce6" office:value-type="float" office:value="191" calcext:value-type="float">
            <text:p>191</text:p>
          </table:table-cell>
          <table:table-cell table:style-name="ce34" table:formula="of:=[.AC110]/[.X110]*100" office:value-type="float" office:value="0.806383517689774" calcext:value-type="float">
            <text:p>0,81</text:p>
          </table:table-cell>
          <table:table-cell table:style-name="ce6" office:value-type="float" office:value="6162" calcext:value-type="float">
            <text:p>6162</text:p>
          </table:table-cell>
          <table:table-cell table:style-name="ce6" office:value-type="float" office:value="3823" calcext:value-type="float">
            <text:p>3823</text:p>
          </table:table-cell>
          <table:table-cell table:style-name="ce35" table:formula="of:=[.AE110]/[.AF110]" office:value-type="float" office:value="1.61182317551661" calcext:value-type="float">
            <text:p>1,61</text:p>
          </table:table-cell>
          <table:table-cell table:number-columns-repeated="991"/>
        </table:table-row>
        <table:table-row table:style-name="ro2">
          <table:table-cell table:style-name="ce4" office:value-type="string" calcext:value-type="string">
            <text:p>ga</text:p>
          </table:table-cell>
          <table:table-cell table:style-name="ce7"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7" office:value-type="string" calcext:value-type="string">
            <text:p>UD 1.2 Irish</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Iris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6" table:formula="of:=[.Q111]+[.S111]+[.U111]" office:value-type="float" office:value="1020" calcext:value-type="float">
            <text:p>1020</text:p>
          </table:table-cell>
          <table:table-cell table:style-name="ce6" table:formula="of:=[.R111]+[.T111]+[.V111]" office:value-type="float" office:value="23686" calcext:value-type="float">
            <text:p>23686</text:p>
          </table:table-cell>
          <table:table-cell table:style-name="ce29" table:formula="of:=([.R111]+[.T111]+[.V111])/([.Q111]+[.S111]+[.U111])" office:value-type="float" office:value="23.221568627451" calcext:value-type="float">
            <text:p>23,22</text:p>
          </table:table-cell>
          <table:table-cell table:style-name="ce30" table:formula="of:=[.Q111]/[.W111]*100" office:value-type="float" office:value="70.5882352941177" calcext:value-type="float">
            <text:p>71</text:p>
          </table:table-cell>
          <table:table-cell table:style-name="ce30" table:formula="of:=[.S111]/[.W111]*100" office:value-type="float" office:value="14.7058823529412" calcext:value-type="float">
            <text:p>15</text:p>
          </table:table-cell>
          <table:table-cell table:style-name="ce30" table:formula="of:=[.U111]/[.W111]*100" office:value-type="float" office:value="14.7058823529412" calcext:value-type="float">
            <text:p>15</text:p>
          </table:table-cell>
          <table:table-cell table:style-name="ce7"/>
          <table:table-cell table:style-name="ce35"/>
          <table:table-cell table:style-name="ce7" office:value-type="float" office:value="5767" calcext:value-type="float">
            <text:p>5767</text:p>
          </table:table-cell>
          <table:table-cell table:style-name="ce7" office:value-type="float" office:value="3916" calcext:value-type="float">
            <text:p>3916</text:p>
          </table:table-cell>
          <table:table-cell table:style-name="ce35" table:formula="of:=[.AE111]/[.AF111]" office:value-type="float" office:value="1.47267620020429" calcext:value-type="float">
            <text:p>1,47</text:p>
          </table:table-cell>
          <table:table-cell table:style-name="ce39" table:number-columns-repeated="990"/>
          <table:table-cell table:style-name="ce40"/>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Q112]+[.S112]+[.U112]" office:value-type="float" office:value="3359" calcext:value-type="float">
            <text:p>3359</text:p>
          </table:table-cell>
          <table:table-cell table:style-name="ce6" table:formula="of:=[.R112]+[.T112]+[.V112]" office:value-type="float" office:value="76295" calcext:value-type="float">
            <text:p>76295</text:p>
          </table:table-cell>
          <table:table-cell table:style-name="ce29" table:formula="of:=([.R112]+[.T112]+[.V112])/([.Q112]+[.S112]+[.U112])" office:value-type="float" office:value="22.7136052396547" calcext:value-type="float">
            <text:p>22,71</text:p>
          </table:table-cell>
          <table:table-cell table:style-name="ce30" table:formula="of:=[.Q112]/[.W112]*100" office:value-type="float" office:value="92.5870794879428" calcext:value-type="float">
            <text:p>93</text:p>
          </table:table-cell>
          <table:table-cell table:style-name="ce30" table:formula="of:=[.S112]/[.W112]*100" office:value-type="float" office:value="0" calcext:value-type="float">
            <text:p>0</text:p>
          </table:table-cell>
          <table:table-cell table:style-name="ce30" table:formula="of:=[.U112]/[.W112]*100" office:value-type="float" office:value="7.41292051205716" calcext:value-type="float">
            <text:p>7</text:p>
          </table:table-cell>
          <table:table-cell table:style-name="ce7" office:value-type="float" office:value="354" calcext:value-type="float">
            <text:p>354</text:p>
          </table:table-cell>
          <table:table-cell table:style-name="ce29" table:formula="of:=[.AC112]/[.X112]*100" office:value-type="float" office:value="0.463988465823448" calcext:value-type="float">
            <text:p>0,46</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Q113]+[.S113]+[.U113]" office:value-type="float" office:value="10077" calcext:value-type="float">
            <text:p>10077</text:p>
          </table:table-cell>
          <table:table-cell table:style-name="ce6" table:formula="of:=[.R113]+[.T113]+[.V113]" office:value-type="float" office:value="214748" calcext:value-type="float">
            <text:p>214748</text:p>
          </table:table-cell>
          <table:table-cell table:style-name="ce29" table:formula="of:=([.R113]+[.T113]+[.V113])/([.Q113]+[.S113]+[.U113])" office:value-type="float" office:value="21.3107075518508" calcext:value-type="float">
            <text:p>21,31</text:p>
          </table:table-cell>
          <table:table-cell table:style-name="ce30" table:formula="of:=[.Q113]/[.W113]*100" office:value-type="float" office:value="90.0764116304456" calcext:value-type="float">
            <text:p>90</text:p>
          </table:table-cell>
          <table:table-cell table:style-name="ce30" table:formula="of:=[.S113]/[.W113]*100" office:value-type="float" office:value="4.96179418477722" calcext:value-type="float">
            <text:p>5</text:p>
          </table:table-cell>
          <table:table-cell table:style-name="ce30" table:formula="of:=[.U113]/[.W113]*100" office:value-type="float" office:value="4.96179418477722" calcext:value-type="float">
            <text:p>5</text:p>
          </table:table-cell>
          <table:table-cell table:style-name="ce6"/>
          <table:table-cell table:style-name="ce29" table:formula="of:=[.AC113]/[.X113]*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12" office:value-type="string" calcext:value-type="string">
            <text:p>ud11</text:p>
          </table:table-cell>
          <table:table-cell table:style-name="ce6" office:value-type="string" calcext:value-type="string">
            <text:p>UD 1.1 Italian</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it</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330" calcext:value-type="float">
            <text:p>11330</text:p>
          </table:table-cell>
          <table:table-cell table:style-name="ce6" office:value-type="float" office:value="254224" calcext:value-type="float">
            <text:p>254224</text:p>
          </table:table-cell>
          <table:table-cell table:style-name="ce6" office:value-type="float" office:value="500" calcext:value-type="float">
            <text:p>500</text:p>
          </table:table-cell>
          <table:table-cell table:style-name="ce6" office:value-type="float" office:value="11541" calcext:value-type="float">
            <text:p>11541</text:p>
          </table:table-cell>
          <table:table-cell table:style-name="ce6" office:value-type="float" office:value="500" calcext:value-type="float">
            <text:p>500</text:p>
          </table:table-cell>
          <table:table-cell table:style-name="ce6" office:value-type="float" office:value="11444" calcext:value-type="float">
            <text:p>11444</text:p>
          </table:table-cell>
          <table:table-cell table:style-name="ce6" table:formula="of:=[.Q114]+[.S114]+[.U114]" office:value-type="float" office:value="12330" calcext:value-type="float">
            <text:p>12330</text:p>
          </table:table-cell>
          <table:table-cell table:style-name="ce6" table:formula="of:=[.R114]+[.T114]+[.V114]" office:value-type="float" office:value="277209" calcext:value-type="float">
            <text:p>277209</text:p>
          </table:table-cell>
          <table:table-cell table:style-name="ce29" table:formula="of:=([.R114]+[.T114]+[.V114])/([.Q114]+[.S114]+[.U114])" office:value-type="float" office:value="22.4824817518248" calcext:value-type="float">
            <text:p>22,48</text:p>
          </table:table-cell>
          <table:table-cell table:style-name="ce30" table:formula="of:=[.Q114]/[.W114]*100" office:value-type="float" office:value="91.889699918897" calcext:value-type="float">
            <text:p>92</text:p>
          </table:table-cell>
          <table:table-cell table:style-name="ce30" table:formula="of:=[.S114]/[.W114]*100" office:value-type="float" office:value="4.0551500405515" calcext:value-type="float">
            <text:p>4</text:p>
          </table:table-cell>
          <table:table-cell table:style-name="ce30" table:formula="of:=[.U114]/[.W114]*100" office:value-type="float" office:value="4.0551500405515" calcext:value-type="float">
            <text:p>4</text:p>
          </table:table-cell>
          <table:table-cell table:style-name="ce6" office:value-type="float" office:value="923" calcext:value-type="float">
            <text:p>923</text:p>
          </table:table-cell>
          <table:table-cell table:style-name="ce34" table:formula="of:=[.AC114]/[.X114]*100" office:value-type="float" office:value="0.332961772525423" calcext:value-type="float">
            <text:p>0,33</text:p>
          </table:table-cell>
          <table:table-cell table:style-name="ce6" office:value-type="float" office:value="28550" calcext:value-type="float">
            <text:p>28550</text:p>
          </table:table-cell>
          <table:table-cell table:style-name="ce6" office:value-type="float" office:value="17482" calcext:value-type="float">
            <text:p>17482</text:p>
          </table:table-cell>
          <table:table-cell table:style-name="ce35" table:formula="of:=[.AE114]/[.AF114]" office:value-type="float" office:value="1.63310834000686" calcext:value-type="float">
            <text:p>1,63</text:p>
          </table:table-cell>
          <table:table-cell table:number-columns-repeated="991"/>
        </table:table-row>
        <table:table-row table:style-name="ro2">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7" office:value-type="string" calcext:value-type="string">
            <text:p>UD 1.2 Italian</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Ital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699" calcext:value-type="float">
            <text:p>11699</text:p>
          </table:table-cell>
          <table:table-cell table:style-name="ce7" office:value-type="float" office:value="249307" calcext:value-type="float">
            <text:p>249307</text:p>
          </table:table-cell>
          <table:table-cell table:style-name="ce7" office:value-type="float" office:value="489" calcext:value-type="float">
            <text:p>489</text:p>
          </table:table-cell>
          <table:table-cell table:style-name="ce7" office:value-type="float" office:value="10921" calcext:value-type="float">
            <text:p>10921</text:p>
          </table:table-cell>
          <table:table-cell table:style-name="ce7" office:value-type="float" office:value="489" calcext:value-type="float">
            <text:p>489</text:p>
          </table:table-cell>
          <table:table-cell table:style-name="ce7" office:value-type="float" office:value="10952" calcext:value-type="float">
            <text:p>10952</text:p>
          </table:table-cell>
          <table:table-cell table:style-name="ce6" table:formula="of:=[.Q115]+[.S115]+[.U115]" office:value-type="float" office:value="12677" calcext:value-type="float">
            <text:p>12677</text:p>
          </table:table-cell>
          <table:table-cell table:style-name="ce6" table:formula="of:=[.R115]+[.T115]+[.V115]" office:value-type="float" office:value="271180" calcext:value-type="float">
            <text:p>271180</text:p>
          </table:table-cell>
          <table:table-cell table:style-name="ce29" table:formula="of:=([.R115]+[.T115]+[.V115])/([.Q115]+[.S115]+[.U115])" office:value-type="float" office:value="21.3914964108227" calcext:value-type="float">
            <text:p>21,39</text:p>
          </table:table-cell>
          <table:table-cell table:style-name="ce30" table:formula="of:=[.Q115]/[.W115]*100" office:value-type="float" office:value="92.2852409876154" calcext:value-type="float">
            <text:p>92</text:p>
          </table:table-cell>
          <table:table-cell table:style-name="ce30" table:formula="of:=[.S115]/[.W115]*100" office:value-type="float" office:value="3.85737950619232" calcext:value-type="float">
            <text:p>4</text:p>
          </table:table-cell>
          <table:table-cell table:style-name="ce30" table:formula="of:=[.U115]/[.W115]*100" office:value-type="float" office:value="3.85737950619232" calcext:value-type="float">
            <text:p>4</text:p>
          </table:table-cell>
          <table:table-cell table:style-name="ce7"/>
          <table:table-cell table:style-name="ce35"/>
          <table:table-cell table:style-name="ce7" office:value-type="float" office:value="26498" calcext:value-type="float">
            <text:p>26498</text:p>
          </table:table-cell>
          <table:table-cell table:style-name="ce7" office:value-type="float" office:value="17897" calcext:value-type="float">
            <text:p>17897</text:p>
          </table:table-cell>
          <table:table-cell table:style-name="ce35" table:formula="of:=[.AE115]/[.AF115]" office:value-type="float" office:value="1.48058333798961" calcext:value-type="float">
            <text:p>1,48</text:p>
          </table:table-cell>
          <table:table-cell table:style-name="ce39" table:number-columns-repeated="990"/>
          <table:table-cell table:style-name="ce40"/>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7" office:value-type="string" calcext:value-type="string">
            <text:p>UDT 2.0</text:p>
          </table:table-cell>
          <table:table-cell table:style-name="ce14"/>
          <table:table-cell table:style-name="ce15"/>
          <table:table-cell table:style-name="ce14" table:number-columns-repeated="2"/>
          <table:table-cell table:style-name="ce19"/>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16]+[.S116]+[.U116]" office:value-type="float" office:value="0" calcext:value-type="float">
            <text:p>0</text:p>
          </table:table-cell>
          <table:table-cell table:style-name="ce6" table:formula="of:=[.R116]+[.T116]+[.V116]" office:value-type="float" office:value="0" calcext:value-type="float">
            <text:p>0</text:p>
          </table:table-cell>
          <table:table-cell table:style-name="ce29" table:formula="of:=([.R116]+[.T116]+[.V116])/([.Q116]+[.S116]+[.U116])" office:value-type="string" office:string-value="" calcext:value-type="error">
            <text:p>#DIV/0!</text:p>
          </table:table-cell>
          <table:table-cell table:style-name="ce30" table:formula="of:=[.Q116]/[.W116]*100" office:value-type="string" office:string-value="" calcext:value-type="error">
            <text:p>#DIV/0!</text:p>
          </table:table-cell>
          <table:table-cell table:style-name="ce30" table:formula="of:=[.S116]/[.W116]*100" office:value-type="string" office:string-value="" calcext:value-type="error">
            <text:p>#DIV/0!</text:p>
          </table:table-cell>
          <table:table-cell table:style-name="ce30" table:formula="of:=[.U116]/[.W116]*100" office:value-type="string" office:string-value="" calcext:value-type="error">
            <text:p>#DIV/0!</text:p>
          </table:table-cell>
          <table:table-cell table:style-name="ce7"/>
          <table:table-cell table:style-name="ce29" table:formula="of:=[.AC116]/[.X116]*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turin</text:p>
          </table:table-cell>
          <table:table-cell table:style-name="ce9"/>
          <table:table-cell table:style-name="ce7"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7" table:number-columns-repeated="3"/>
          <table:table-cell table:style-name="ce6" table:number-columns-repeated="9"/>
          <table:table-cell table:style-name="ce6" table:formula="of:=[.Q117]+[.S117]+[.U117]" office:value-type="float" office:value="0" calcext:value-type="float">
            <text:p>0</text:p>
          </table:table-cell>
          <table:table-cell table:style-name="ce6" table:formula="of:=[.R117]+[.T117]+[.V117]" office:value-type="float" office:value="0" calcext:value-type="float">
            <text:p>0</text:p>
          </table:table-cell>
          <table:table-cell table:style-name="ce29" table:formula="of:=([.R117]+[.T117]+[.V117])/([.Q117]+[.S117]+[.U117])" office:value-type="string" office:string-value="" calcext:value-type="error">
            <text:p>#DIV/0!</text:p>
          </table:table-cell>
          <table:table-cell table:style-name="ce30" table:formula="of:=[.Q117]/[.W117]*100" office:value-type="string" office:string-value="" calcext:value-type="error">
            <text:p>#DIV/0!</text:p>
          </table:table-cell>
          <table:table-cell table:style-name="ce30" table:formula="of:=[.S117]/[.W117]*100" office:value-type="string" office:string-value="" calcext:value-type="error">
            <text:p>#DIV/0!</text:p>
          </table:table-cell>
          <table:table-cell table:style-name="ce30" table:formula="of:=[.U117]/[.W117]*100" office:value-type="string" office:string-value="" calcext:value-type="error">
            <text:p>#DIV/0!</text:p>
          </table:table-cell>
          <table:table-cell table:style-name="ce7"/>
          <table:table-cell table:style-name="ce29" table:formula="of:=[.AC117]/[.X117]*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6" office:value-type="string" calcext:value-type="string">
            <text:p>UDT 2.0</text:p>
          </table:table-cell>
          <table:table-cell table:style-name="ce14" table:number-columns-repeated="4"/>
          <table:table-cell table:style-name="ce19"/>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Q118]+[.S118]+[.U118]" office:value-type="float" office:value="0" calcext:value-type="float">
            <text:p>0</text:p>
          </table:table-cell>
          <table:table-cell table:style-name="ce6" table:formula="of:=[.R118]+[.T118]+[.V118]" office:value-type="float" office:value="0" calcext:value-type="float">
            <text:p>0</text:p>
          </table:table-cell>
          <table:table-cell table:style-name="ce29" table:formula="of:=([.R118]+[.T118]+[.V118])/([.Q118]+[.S118]+[.U118])" office:value-type="string" office:string-value="" calcext:value-type="error">
            <text:p>#DIV/0!</text:p>
          </table:table-cell>
          <table:table-cell table:style-name="ce30" table:formula="of:=[.Q118]/[.W118]*100" office:value-type="string" office:string-value="" calcext:value-type="error">
            <text:p>#DIV/0!</text:p>
          </table:table-cell>
          <table:table-cell table:style-name="ce30" table:formula="of:=[.S118]/[.W118]*100" office:value-type="string" office:string-value="" calcext:value-type="error">
            <text:p>#DIV/0!</text:p>
          </table:table-cell>
          <table:table-cell table:style-name="ce30" table:formula="of:=[.U118]/[.W118]*100" office:value-type="string" office:string-value="" calcext:value-type="error">
            <text:p>#DIV/0!</text:p>
          </table:table-cell>
          <table:table-cell table:style-name="ce7"/>
          <table:table-cell table:style-name="ce29" table:formula="of:=[.AC118]/[.X118]*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6" office:value-type="string" calcext:value-type="string">
            <text:p>UD 1.2 Japanese / Kyoto Text Corpus</text:p>
          </table:table-cell>
          <table:table-cell table:style-name="ce14" table:number-columns-repeated="4"/>
          <table:table-cell table:style-name="ce19" office:value-type="string" calcext:value-type="string">
            <text:p>/net/data/universal-dependencies-1.2/UD_Japanese-KTC</text:p>
          </table:table-cell>
          <table:table-cell table:style-name="ce6"/>
          <table:table-cell table:style-name="ce7" office:value-type="string" calcext:value-type="string">
            <text:p><text:a xlink:href="http://hdl.handle.net/11234/1-1548" xlink:type="simple">http://hdl.handle.net/11234/1-1548</text:a></text:p>
          </table:table-cell>
          <table:table-cell table:style-name="ce7" office:value-type="string" calcext:value-type="string">
            <text:p>buy</text:p>
          </table:table-cell>
          <table:table-cell table:style-name="ce7" office:value-type="string" calcext:value-type="string">
            <text:p>UD annotation CC BY-SA 4.0 but the underlying text is not freely available</text:p>
          </table:table-cell>
          <table:table-cell table:style-name="ce7"/>
          <table:table-cell table:style-name="ce7" office:value-type="string" calcext:value-type="string">
            <text:p>official</text:p>
          </table:table-cell>
          <table:table-cell table:style-name="ce6" office:value-type="float" office:value="6039" calcext:value-type="float">
            <text:p>6039</text:p>
          </table:table-cell>
          <table:table-cell table:style-name="ce6" office:value-type="float" office:value="158032" calcext:value-type="float">
            <text:p>158032</text:p>
          </table:table-cell>
          <table:table-cell table:style-name="ce6" office:value-type="float" office:value="1119" calcext:value-type="float">
            <text:p>1119</text:p>
          </table:table-cell>
          <table:table-cell table:style-name="ce6" office:value-type="float" office:value="31911" calcext:value-type="float">
            <text:p>31911</text:p>
          </table:table-cell>
          <table:table-cell table:style-name="ce6" office:value-type="float" office:value="2837" calcext:value-type="float">
            <text:p>2837</text:p>
          </table:table-cell>
          <table:table-cell table:style-name="ce6" office:value-type="float" office:value="77688" calcext:value-type="float">
            <text:p>77688</text:p>
          </table:table-cell>
          <table:table-cell table:style-name="ce6" table:formula="of:=[.Q119]+[.S119]+[.U119]" office:value-type="float" office:value="9995" calcext:value-type="float">
            <text:p>9995</text:p>
          </table:table-cell>
          <table:table-cell table:style-name="ce6" table:formula="of:=[.R119]+[.T119]+[.V119]" office:value-type="float" office:value="267631" calcext:value-type="float">
            <text:p>267631</text:p>
          </table:table-cell>
          <table:table-cell table:style-name="ce29" table:formula="of:=([.R119]+[.T119]+[.V119])/([.Q119]+[.S119]+[.U119])" office:value-type="float" office:value="26.7764882441221" calcext:value-type="float">
            <text:p>26,78</text:p>
          </table:table-cell>
          <table:table-cell table:style-name="ce30" table:formula="of:=[.Q119]/[.W119]*100" office:value-type="float" office:value="60.4202101050525" calcext:value-type="float">
            <text:p>60</text:p>
          </table:table-cell>
          <table:table-cell table:style-name="ce30" table:formula="of:=[.S119]/[.W119]*100" office:value-type="float" office:value="11.1955977988994" calcext:value-type="float">
            <text:p>11</text:p>
          </table:table-cell>
          <table:table-cell table:style-name="ce30" table:formula="of:=[.U119]/[.W119]*100" office:value-type="float" office:value="28.384192096048" calcext:value-type="float">
            <text:p>28</text:p>
          </table:table-cell>
          <table:table-cell table:style-name="ce7"/>
          <table:table-cell table:style-name="ce29"/>
          <table:table-cell table:style-name="ce26" office:value-type="float" office:value="1" calcext:value-type="float">
            <text:p>1</text:p>
          </table:table-cell>
          <table:table-cell table:style-name="ce26" office:value-type="float" office:value="5240" calcext:value-type="float">
            <text:p>5240</text:p>
          </table:table-cell>
          <table:table-cell table:style-name="ce34" table:formula="of:=[.AE119]/[.AF119]"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6"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4" office:value-type="string" calcext:value-type="string">
            <text:p>cannot use after CoNLL 2009</text:p>
          </table:table-cell>
          <table:table-cell table:style-name="ce24" office:value-type="string" calcext:value-type="string">
            <text:p>2009 data is different than 2007 and its license expired (shared task only)</text:p>
          </table:table-cell>
          <table:table-cell table:style-name="ce24"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6"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Q120]+[.S120]+[.U120]" office:value-type="float" office:value="4893" calcext:value-type="float">
            <text:p>4893</text:p>
          </table:table-cell>
          <table:table-cell table:style-name="ce6" table:formula="of:=[.R120]+[.T120]+[.V120]" office:value-type="float" office:value="126170" calcext:value-type="float">
            <text:p>126170</text:p>
          </table:table-cell>
          <table:table-cell table:style-name="ce29" table:formula="of:=([.R120]+[.T120]+[.V120])/([.Q120]+[.S120]+[.U120])" office:value-type="float" office:value="25.7858164725117" calcext:value-type="float">
            <text:p>25,79</text:p>
          </table:table-cell>
          <table:table-cell table:style-name="ce30" table:formula="of:=[.Q120]/[.W120]*100" office:value-type="float" office:value="89.7813202534233" calcext:value-type="float">
            <text:p>90</text:p>
          </table:table-cell>
          <table:table-cell table:style-name="ce30" table:formula="of:=[.S120]/[.W120]*100" office:value-type="float" office:value="0" calcext:value-type="float">
            <text:p>0</text:p>
          </table:table-cell>
          <table:table-cell table:style-name="ce30" table:formula="of:=[.U120]/[.W120]*100" office:value-type="float" office:value="10.2186797465767" calcext:value-type="float">
            <text:p>10</text:p>
          </table:table-cell>
          <table:table-cell table:style-name="ce7"/>
          <table:table-cell table:style-name="ce29" table:formula="of:=[.AC120]/[.X120]*100" office:value-type="float" office:value="0" calcext:value-type="float">
            <text:p>0,00</text:p>
          </table:table-cell>
          <table:table-cell table:style-name="ce7" table:number-columns-repeated="2"/>
          <table:table-cell table:style-name="ce35"/>
          <table:table-cell table:number-columns-repeated="991"/>
        </table:table-row>
        <table:table-row table:style-name="ro1">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6" office:value-type="string" calcext:value-type="string">
            <text:p>TüBa J/S Verbmobil</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6400" calcext:value-type="float">
            <text:p>16400</text:p>
          </table:table-cell>
          <table:table-cell table:style-name="ce6" office:value-type="float" office:value="145189" calcext:value-type="float">
            <text:p>145189</text:p>
          </table:table-cell>
          <table:table-cell table:style-name="ce6" office:value-type="float" office:value="644" calcext:value-type="float">
            <text:p>644</text:p>
          </table:table-cell>
          <table:table-cell table:style-name="ce6" office:value-type="float" office:value="6272" calcext:value-type="float">
            <text:p>6272</text:p>
          </table:table-cell>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Q121]+[.S121]+[.U121]" office:value-type="float" office:value="17753" calcext:value-type="float">
            <text:p>17753</text:p>
          </table:table-cell>
          <table:table-cell table:style-name="ce6" table:formula="of:=[.R121]+[.T121]+[.V121]" office:value-type="float" office:value="157172" calcext:value-type="float">
            <text:p>157172</text:p>
          </table:table-cell>
          <table:table-cell table:style-name="ce29" table:formula="of:=([.R121]+[.T121]+[.V121])/([.Q121]+[.S121]+[.U121])" office:value-type="float" office:value="8.85326423703036" calcext:value-type="float">
            <text:p>8,85</text:p>
          </table:table-cell>
          <table:table-cell table:style-name="ce30" table:formula="of:=[.Q121]/[.W121]*100" office:value-type="float" office:value="92.378752886836" calcext:value-type="float">
            <text:p>92</text:p>
          </table:table-cell>
          <table:table-cell table:style-name="ce30" table:formula="of:=[.S121]/[.W121]*100" office:value-type="float" office:value="3.62755590604405" calcext:value-type="float">
            <text:p>4</text:p>
          </table:table-cell>
          <table:table-cell table:style-name="ce30" table:formula="of:=[.U121]/[.W121]*100" office:value-type="float" office:value="3.99369120711992" calcext:value-type="float">
            <text:p>4</text:p>
          </table:table-cell>
          <table:table-cell table:style-name="ce7" office:value-type="float" office:value="2838" calcext:value-type="float">
            <text:p>2838</text:p>
          </table:table-cell>
          <table:table-cell table:style-name="ce34" table:formula="of:=[.AC121]/[.X121]*100" office:value-type="float" office:value="1.80566513119385" calcext:value-type="float">
            <text:p>1,81</text:p>
          </table:table-cell>
          <table:table-cell table:style-name="ce26" office:value-type="float" office:value="3274" calcext:value-type="float">
            <text:p>3274</text:p>
          </table:table-cell>
          <table:table-cell table:style-name="ce26" office:value-type="float" office:value="1" calcext:value-type="float">
            <text:p>1</text:p>
          </table:table-cell>
          <table:table-cell table:style-name="ce34" table:formula="of:=[.AE121]/[.AF121]" office:value-type="float" office:value="3274" calcext:value-type="float">
            <text:p>3274,00</text:p>
          </table:table-cell>
          <table:table-cell table:number-columns-repeated="991"/>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6" office:value-type="string" calcext:value-type="string">
            <text:p>UDT 2.0</text:p>
          </table:table-cell>
          <table:table-cell table:style-name="ce14" table:number-columns-repeated="4"/>
          <table:table-cell table:style-name="ce19"/>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Q122]+[.S122]+[.U122]" office:value-type="float" office:value="0" calcext:value-type="float">
            <text:p>0</text:p>
          </table:table-cell>
          <table:table-cell table:style-name="ce6" table:formula="of:=[.R122]+[.T122]+[.V122]" office:value-type="float" office:value="0" calcext:value-type="float">
            <text:p>0</text:p>
          </table:table-cell>
          <table:table-cell table:style-name="ce29" table:formula="of:=([.R122]+[.T122]+[.V122])/([.Q122]+[.S122]+[.U122])" office:value-type="string" office:string-value="" calcext:value-type="error">
            <text:p>#DIV/0!</text:p>
          </table:table-cell>
          <table:table-cell table:style-name="ce30" table:formula="of:=[.Q122]/[.W122]*100" office:value-type="string" office:string-value="" calcext:value-type="error">
            <text:p>#DIV/0!</text:p>
          </table:table-cell>
          <table:table-cell table:style-name="ce30" table:formula="of:=[.S122]/[.W122]*100" office:value-type="string" office:string-value="" calcext:value-type="error">
            <text:p>#DIV/0!</text:p>
          </table:table-cell>
          <table:table-cell table:style-name="ce30" table:formula="of:=[.U122]/[.W122]*100" office:value-type="string" office:string-value="" calcext:value-type="error">
            <text:p>#DIV/0!</text:p>
          </table:table-cell>
          <table:table-cell table:style-name="ce7"/>
          <table:table-cell table:style-name="ce29" table:formula="of:=[.AC122]/[.X122]*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ko</text:p>
          </table:table-cell>
          <table:table-cell table:style-name="ce6"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Q123]+[.S123]+[.U123]" office:value-type="float" office:value="25076" calcext:value-type="float">
            <text:p>25076</text:p>
          </table:table-cell>
          <table:table-cell table:style-name="ce6" table:formula="of:=[.R123]+[.T123]+[.V123]" office:value-type="float" office:value="321724" calcext:value-type="float">
            <text:p>321724</text:p>
          </table:table-cell>
          <table:table-cell table:style-name="ce29" table:formula="of:=([.R123]+[.T123]+[.V123])/([.Q123]+[.S123]+[.U123])" office:value-type="float" office:value="12.82995693093" calcext:value-type="float">
            <text:p>12,83</text:p>
          </table:table-cell>
          <table:table-cell table:style-name="ce30" table:formula="of:=[.Q123]/[.W123]*100" office:value-type="float" office:value="91.7610464188866" calcext:value-type="float">
            <text:p>92</text:p>
          </table:table-cell>
          <table:table-cell table:style-name="ce30" table:formula="of:=[.S123]/[.W123]*100" office:value-type="float" office:value="8.23895358111341" calcext:value-type="float">
            <text:p>8</text:p>
          </table:table-cell>
          <table:table-cell table:style-name="ce30" table:formula="of:=[.U123]/[.W123]*100" office:value-type="float" office:value="0" calcext:value-type="float">
            <text:p>0</text:p>
          </table:table-cell>
          <table:table-cell table:style-name="ce7"/>
          <table:table-cell table:style-name="ce29" table:formula="of:=[.AC123]/[.X123]*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6" office:value-type="string" calcext:value-type="string">
            <text:p>LDT</text:p>
          </table:table-cell>
          <table:table-cell table:style-name="ce14" office:value-type="string" calcext:value-type="string">
            <text:p>HamleDT 3.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2979" calcext:value-type="float">
            <text:p>2979</text:p>
          </table:table-cell>
          <table:table-cell table:style-name="ce7" office:value-type="float" office:value="45741" calcext:value-type="float">
            <text:p>45741</text:p>
          </table:table-cell>
          <table:table-cell table:style-name="ce7" office:value-type="float" office:value="178" calcext:value-type="float">
            <text:p>178</text:p>
          </table:table-cell>
          <table:table-cell table:style-name="ce7" office:value-type="float" office:value="2613" calcext:value-type="float">
            <text:p>2613</text:p>
          </table:table-cell>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Q124]+[.S124]+[.U124]" office:value-type="float" office:value="3473" calcext:value-type="float">
            <text:p>3473</text:p>
          </table:table-cell>
          <table:table-cell table:style-name="ce6" table:formula="of:=[.R124]+[.T124]+[.V124]" office:value-type="float" office:value="53143" calcext:value-type="float">
            <text:p>53143</text:p>
          </table:table-cell>
          <table:table-cell table:style-name="ce29" table:formula="of:=([.R124]+[.T124]+[.V124])/([.Q124]+[.S124]+[.U124])" office:value-type="float" office:value="15.3017564065649" calcext:value-type="float">
            <text:p>15,30</text:p>
          </table:table-cell>
          <table:table-cell table:style-name="ce30" table:formula="of:=[.Q124]/[.W124]*100" office:value-type="float" office:value="85.7759861790959" calcext:value-type="float">
            <text:p>86</text:p>
          </table:table-cell>
          <table:table-cell table:style-name="ce30" table:formula="of:=[.S124]/[.W124]*100" office:value-type="float" office:value="5.12525194356464" calcext:value-type="float">
            <text:p>5</text:p>
          </table:table-cell>
          <table:table-cell table:style-name="ce30" table:formula="of:=[.U124]/[.W124]*100" office:value-type="float" office:value="9.09876187733948" calcext:value-type="float">
            <text:p>9</text:p>
          </table:table-cell>
          <table:table-cell table:style-name="ce7" office:value-type="float" office:value="3760" calcext:value-type="float">
            <text:p>3760</text:p>
          </table:table-cell>
          <table:table-cell table:style-name="ce34" table:formula="of:=[.AC124]/[.X124]*100" office:value-type="float" office:value="7.0752497977156" calcext:value-type="float">
            <text:p>7,08</text:p>
          </table:table-cell>
          <table:table-cell table:style-name="ce6" office:value-type="float" office:value="410" calcext:value-type="float">
            <text:p>410</text:p>
          </table:table-cell>
          <table:table-cell table:style-name="ce6" office:value-type="float" office:value="355" calcext:value-type="float">
            <text:p>355</text:p>
          </table:table-cell>
          <table:table-cell table:style-name="ce35" table:formula="of:=[.AE124]/[.AF124]" office:value-type="float" office:value="1.15492957746479" calcext:value-type="float">
            <text:p>1,15</text:p>
          </table:table-cell>
          <table:table-cell table:number-columns-repeated="991"/>
        </table:table-row>
        <table:table-row table:style-name="ro2">
          <table:table-cell table:style-name="ce4" office:value-type="string" calcext:value-type="string">
            <text:p>la</text:p>
          </table:table-cell>
          <table:table-cell table:style-name="ce7"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7" office:value-type="string" calcext:value-type="string">
            <text:p>UD 1.2 Latin / LDT 2.0</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Lati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2.5</text:p>
          </table:table-cell>
          <table:table-cell table:style-name="ce7"/>
          <table:table-cell table:style-name="ce7" office:value-type="string" calcext:value-type="string">
            <text:p>official</text:p>
          </table:table-cell>
          <table:table-cell table:style-name="ce7" office:value-type="float" office:value="2660" calcext:value-type="float">
            <text:p>2660</text:p>
          </table:table-cell>
          <table:table-cell table:style-name="ce7" office:value-type="float" office:value="37819" calcext:value-type="float">
            <text:p>37819</text:p>
          </table:table-cell>
          <table:table-cell table:style-name="ce7" office:value-type="float" office:value="379" calcext:value-type="float">
            <text:p>379</text:p>
          </table:table-cell>
          <table:table-cell table:style-name="ce7" office:value-type="float" office:value="4652" calcext:value-type="float">
            <text:p>4652</text:p>
          </table:table-cell>
          <table:table-cell table:style-name="ce7" office:value-type="float" office:value="230" calcext:value-type="float">
            <text:p>230</text:p>
          </table:table-cell>
          <table:table-cell table:style-name="ce7" office:value-type="float" office:value="4832" calcext:value-type="float">
            <text:p>4832</text:p>
          </table:table-cell>
          <table:table-cell table:style-name="ce6" table:formula="of:=[.Q125]+[.S125]+[.U125]" office:value-type="float" office:value="3269" calcext:value-type="float">
            <text:p>3269</text:p>
          </table:table-cell>
          <table:table-cell table:style-name="ce6" table:formula="of:=[.R125]+[.T125]+[.V125]" office:value-type="float" office:value="47303" calcext:value-type="float">
            <text:p>47303</text:p>
          </table:table-cell>
          <table:table-cell table:style-name="ce29" table:formula="of:=([.R125]+[.T125]+[.V125])/([.Q125]+[.S125]+[.U125])" office:value-type="float" office:value="14.4701743652493" calcext:value-type="float">
            <text:p>14,47</text:p>
          </table:table-cell>
          <table:table-cell table:style-name="ce30" table:formula="of:=[.Q125]/[.W125]*100" office:value-type="float" office:value="81.3704496788009" calcext:value-type="float">
            <text:p>81</text:p>
          </table:table-cell>
          <table:table-cell table:style-name="ce30" table:formula="of:=[.S125]/[.W125]*100" office:value-type="float" office:value="11.5937595594983" calcext:value-type="float">
            <text:p>12</text:p>
          </table:table-cell>
          <table:table-cell table:style-name="ce30" table:formula="of:=[.U125]/[.W125]*100" office:value-type="float" office:value="7.03579076170083" calcext:value-type="float">
            <text:p>7</text:p>
          </table:table-cell>
          <table:table-cell table:style-name="ce7"/>
          <table:table-cell table:style-name="ce35"/>
          <table:table-cell table:style-name="ce7" office:value-type="float" office:value="13803" calcext:value-type="float">
            <text:p>13803</text:p>
          </table:table-cell>
          <table:table-cell table:style-name="ce7" office:value-type="float" office:value="7445" calcext:value-type="float">
            <text:p>7445</text:p>
          </table:table-cell>
          <table:table-cell table:style-name="ce35" table:formula="of:=[.AE125]/[.AF125]" office:value-type="float" office:value="1.85399597044997" calcext:value-type="float">
            <text:p>1,85</text:p>
          </table:table-cell>
          <table:table-cell table:style-name="ce39" table:number-columns-repeated="990"/>
          <table:table-cell table:style-name="ce40"/>
        </table:table-row>
        <table:table-row table:style-name="ro1">
          <table:table-cell table:style-name="ce2" office:value-type="string" calcext:value-type="string">
            <text:p>la</text:p>
          </table:table-cell>
          <table:table-cell table:style-name="ce6"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6" office:value-type="string" calcext:value-type="string">
            <text:p>PROIEL</text:p>
          </table:table-cell>
          <table:table-cell table:style-name="ce14" table:number-columns-repeated="4"/>
          <table:table-cell table:style-name="ce19"/>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26]+[.S126]+[.U126]" office:value-type="float" office:value="0" calcext:value-type="float">
            <text:p>0</text:p>
          </table:table-cell>
          <table:table-cell table:style-name="ce6" table:formula="of:=[.R126]+[.T126]+[.V126]" office:value-type="float" office:value="0" calcext:value-type="float">
            <text:p>0</text:p>
          </table:table-cell>
          <table:table-cell table:style-name="ce29" table:formula="of:=([.R126]+[.T126]+[.V126])/([.Q126]+[.S126]+[.U126])" office:value-type="string" office:string-value="" calcext:value-type="error">
            <text:p>#DIV/0!</text:p>
          </table:table-cell>
          <table:table-cell table:style-name="ce30" table:formula="of:=[.Q126]/[.W126]*100" office:value-type="string" office:string-value="" calcext:value-type="error">
            <text:p>#DIV/0!</text:p>
          </table:table-cell>
          <table:table-cell table:style-name="ce30" table:formula="of:=[.S126]/[.W126]*100" office:value-type="string" office:string-value="" calcext:value-type="error">
            <text:p>#DIV/0!</text:p>
          </table:table-cell>
          <table:table-cell table:style-name="ce30" table:formula="of:=[.U126]/[.W126]*100" office:value-type="string" office:string-value="" calcext:value-type="error">
            <text:p>#DIV/0!</text:p>
          </table:table-cell>
          <table:table-cell table:style-name="ce7"/>
          <table:table-cell table:style-name="ce29" table:formula="of:=[.AC126]/[.X126]*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la</text:p>
          </table:table-cell>
          <table:table-cell table:style-name="ce7"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7" office:value-type="string" calcext:value-type="string">
            <text:p>UD 1.2 Latin / PROIEL</text:p>
          </table:table-cell>
          <table:table-cell table:style-name="ce15" table:number-columns-repeated="4"/>
          <table:table-cell table:style-name="ce20" office:value-type="string" calcext:value-type="string">
            <text:p>/net/data/universal-dependencies-1.2/UD_Latin-PROIEL</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986" calcext:value-type="float">
            <text:p>11986</text:p>
          </table:table-cell>
          <table:table-cell table:style-name="ce7" office:value-type="float" office:value="132376" calcext:value-type="float">
            <text:p>132376</text:p>
          </table:table-cell>
          <table:table-cell table:style-name="ce7" office:value-type="float" office:value="1664" calcext:value-type="float">
            <text:p>1664</text:p>
          </table:table-cell>
          <table:table-cell table:style-name="ce7" office:value-type="float" office:value="17919" calcext:value-type="float">
            <text:p>17919</text:p>
          </table:table-cell>
          <table:table-cell table:style-name="ce7" office:value-type="float" office:value="1332" calcext:value-type="float">
            <text:p>1332</text:p>
          </table:table-cell>
          <table:table-cell table:style-name="ce7" office:value-type="float" office:value="14906" calcext:value-type="float">
            <text:p>14906</text:p>
          </table:table-cell>
          <table:table-cell table:style-name="ce6" table:formula="of:=[.Q127]+[.S127]+[.U127]" office:value-type="float" office:value="14982" calcext:value-type="float">
            <text:p>14982</text:p>
          </table:table-cell>
          <table:table-cell table:style-name="ce6" table:formula="of:=[.R127]+[.T127]+[.V127]" office:value-type="float" office:value="165201" calcext:value-type="float">
            <text:p>165201</text:p>
          </table:table-cell>
          <table:table-cell table:style-name="ce29" table:formula="of:=([.R127]+[.T127]+[.V127])/([.Q127]+[.S127]+[.U127])" office:value-type="float" office:value="11.02663195835" calcext:value-type="float">
            <text:p>11,03</text:p>
          </table:table-cell>
          <table:table-cell table:style-name="ce30" table:formula="of:=[.Q127]/[.W127]*100" office:value-type="float" office:value="80.0026698705113" calcext:value-type="float">
            <text:p>80</text:p>
          </table:table-cell>
          <table:table-cell table:style-name="ce30" table:formula="of:=[.S127]/[.W127]*100" office:value-type="float" office:value="11.1066613269256" calcext:value-type="float">
            <text:p>11</text:p>
          </table:table-cell>
          <table:table-cell table:style-name="ce30" table:formula="of:=[.U127]/[.W127]*100" office:value-type="float" office:value="8.89066880256308" calcext:value-type="float">
            <text:p>9</text:p>
          </table:table-cell>
          <table:table-cell table:style-name="ce7"/>
          <table:table-cell table:style-name="ce35"/>
          <table:table-cell table:style-name="ce7" office:value-type="float" office:value="23504" calcext:value-type="float">
            <text:p>23504</text:p>
          </table:table-cell>
          <table:table-cell table:style-name="ce7" office:value-type="float" office:value="7026" calcext:value-type="float">
            <text:p>7026</text:p>
          </table:table-cell>
          <table:table-cell table:style-name="ce35" table:formula="of:=[.AE127]/[.AF127]" office:value-type="float" office:value="3.34528892684315" calcext:value-type="float">
            <text:p>3,35</text:p>
          </table:table-cell>
          <table:table-cell table:style-name="ce39" table:number-columns-repeated="990"/>
          <table:table-cell table:style-name="ce40"/>
        </table:table-row>
        <table:table-row table:style-name="ro1">
          <table:table-cell table:style-name="ce4" office:value-type="string" calcext:value-type="string">
            <text:p>la</text:p>
          </table:table-cell>
          <table:table-cell table:style-name="ce6"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6" office:value-type="string" calcext:value-type="string">
            <text:p>Index Thomisticus 2015-06-30</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IT-TB_01-Sept-2014</text:p>
          </table:table-cell>
          <table:table-cell table:style-name="ce6" office:value-type="string" calcext:value-type="string">
            <text:p>Dan</text:p>
          </table:table-cell>
          <table:table-cell table:style-name="ce7" office:value-type="string" calcext:value-type="string">
            <text:p>Marco Passarotti</text:p>
          </table:table-cell>
          <table:table-cell table:style-name="ce7" office:value-type="string" calcext:value-type="string">
            <text:p>redistributable</text:p>
          </table:table-cell>
          <table:table-cell table:style-name="ce6" office:value-type="string" calcext:value-type="string">
            <text:p>CC BY-NC-SA</text:p>
          </table:table-cell>
          <table:table-cell table:style-name="ce7" office:value-type="string" calcext:value-type="string">
            <text:p>Marco Passarotti contacted us and wanted to include the treebank in HamleDT.</text:p>
          </table:table-cell>
          <table:table-cell table:style-name="ce7" office:value-type="string" calcext:value-type="string">
            <text:p>ours</text:p>
          </table:table-cell>
          <table:table-cell table:style-name="ce7" office:value-type="float" office:value="14500" calcext:value-type="float">
            <text:p>14500</text:p>
          </table:table-cell>
          <table:table-cell table:style-name="ce7" office:value-type="float" office:value="246607" calcext:value-type="float">
            <text:p>246607</text:p>
          </table:table-cell>
          <table:table-cell table:style-name="ce7" office:value-type="float" office:value="400" calcext:value-type="float">
            <text:p>400</text:p>
          </table:table-cell>
          <table:table-cell table:style-name="ce7" office:value-type="float" office:value="6020" calcext:value-type="float">
            <text:p>6020</text:p>
          </table:table-cell>
          <table:table-cell table:style-name="ce7" office:value-type="float" office:value="394" calcext:value-type="float">
            <text:p>394</text:p>
          </table:table-cell>
          <table:table-cell table:style-name="ce7" office:value-type="float" office:value="7056" calcext:value-type="float">
            <text:p>7056</text:p>
          </table:table-cell>
          <table:table-cell table:style-name="ce6" table:formula="of:=[.Q128]+[.S128]+[.U128]" office:value-type="float" office:value="15294" calcext:value-type="float">
            <text:p>15294</text:p>
          </table:table-cell>
          <table:table-cell table:style-name="ce6" table:formula="of:=[.R128]+[.T128]+[.V128]" office:value-type="float" office:value="259683" calcext:value-type="float">
            <text:p>259683</text:p>
          </table:table-cell>
          <table:table-cell table:style-name="ce29" table:formula="of:=([.R128]+[.T128]+[.V128])/([.Q128]+[.S128]+[.U128])" office:value-type="float" office:value="16.9794036877207" calcext:value-type="float">
            <text:p>16,98</text:p>
          </table:table-cell>
          <table:table-cell table:style-name="ce30" table:formula="of:=[.Q128]/[.W128]*100" office:value-type="float" office:value="94.8084216032431" calcext:value-type="float">
            <text:p>95</text:p>
          </table:table-cell>
          <table:table-cell table:style-name="ce30" table:formula="of:=[.S128]/[.W128]*100" office:value-type="float" office:value="2.61540473388257" calcext:value-type="float">
            <text:p>3</text:p>
          </table:table-cell>
          <table:table-cell table:style-name="ce30" table:formula="of:=[.U128]/[.W128]*100" office:value-type="float" office:value="2.57617366287433" calcext:value-type="float">
            <text:p>3</text:p>
          </table:table-cell>
          <table:table-cell table:style-name="ce7" office:value-type="float" office:value="8646" calcext:value-type="float">
            <text:p>8646</text:p>
          </table:table-cell>
          <table:table-cell table:style-name="ce29" table:formula="of:=[.AC128]/[.X128]*100" office:value-type="float" office:value="3.32944397592449" calcext:value-type="float">
            <text:p>3,33</text:p>
          </table:table-cell>
          <table:table-cell table:style-name="ce6" office:value-type="float" office:value="12211" calcext:value-type="float">
            <text:p>12211</text:p>
          </table:table-cell>
          <table:table-cell table:style-name="ce6" office:value-type="float" office:value="3375" calcext:value-type="float">
            <text:p>3375</text:p>
          </table:table-cell>
          <table:table-cell table:style-name="ce35" table:formula="of:=[.AE128]/[.AF128]" office:value-type="float" office:value="3.61807407407407" calcext:value-type="float">
            <text:p>3,62</text:p>
          </table:table-cell>
          <table:table-cell table:number-columns-repeated="991"/>
        </table:table-row>
        <table:table-row table:style-name="ro2">
          <table:table-cell table:style-name="ce4" office:value-type="string" calcext:value-type="string">
            <text:p>la</text:p>
          </table:table-cell>
          <table:table-cell table:style-name="ce7"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7" office:value-type="string" calcext:value-type="string">
            <text:p>UD 1.2 Latin / Index Thomisticus Treebank</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Latin-ITT</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0" calcext:value-type="float">
            <text:p>14500</text:p>
          </table:table-cell>
          <table:table-cell table:style-name="ce7" office:value-type="float" office:value="246573" calcext:value-type="float">
            <text:p>246573</text:p>
          </table:table-cell>
          <table:table-cell table:style-name="ce7" office:value-type="float" office:value="400" calcext:value-type="float">
            <text:p>400</text:p>
          </table:table-cell>
          <table:table-cell table:style-name="ce7" office:value-type="float" office:value="6040" calcext:value-type="float">
            <text:p>6040</text:p>
          </table:table-cell>
          <table:table-cell table:style-name="ce7" office:value-type="float" office:value="395" calcext:value-type="float">
            <text:p>395</text:p>
          </table:table-cell>
          <table:table-cell table:style-name="ce7" office:value-type="float" office:value="7071" calcext:value-type="float">
            <text:p>7071</text:p>
          </table:table-cell>
          <table:table-cell table:style-name="ce6" table:formula="of:=[.Q129]+[.S129]+[.U129]" office:value-type="float" office:value="15295" calcext:value-type="float">
            <text:p>15295</text:p>
          </table:table-cell>
          <table:table-cell table:style-name="ce6" table:formula="of:=[.R129]+[.T129]+[.V129]" office:value-type="float" office:value="259684" calcext:value-type="float">
            <text:p>259684</text:p>
          </table:table-cell>
          <table:table-cell table:style-name="ce29" table:formula="of:=([.R129]+[.T129]+[.V129])/([.Q129]+[.S129]+[.U129])" office:value-type="float" office:value="16.9783589408303" calcext:value-type="float">
            <text:p>16,98</text:p>
          </table:table-cell>
          <table:table-cell table:style-name="ce30" table:formula="of:=[.Q129]/[.W129]*100" office:value-type="float" office:value="94.8022229486761" calcext:value-type="float">
            <text:p>95</text:p>
          </table:table-cell>
          <table:table-cell table:style-name="ce30" table:formula="of:=[.S129]/[.W129]*100" office:value-type="float" office:value="2.6152337365152" calcext:value-type="float">
            <text:p>3</text:p>
          </table:table-cell>
          <table:table-cell table:style-name="ce30" table:formula="of:=[.U129]/[.W129]*100" office:value-type="float" office:value="2.58254331480876" calcext:value-type="float">
            <text:p>3</text:p>
          </table:table-cell>
          <table:table-cell table:style-name="ce7"/>
          <table:table-cell table:style-name="ce35"/>
          <table:table-cell table:style-name="ce7" office:value-type="float" office:value="12132" calcext:value-type="float">
            <text:p>12132</text:p>
          </table:table-cell>
          <table:table-cell table:style-name="ce7" office:value-type="float" office:value="3374" calcext:value-type="float">
            <text:p>3374</text:p>
          </table:table-cell>
          <table:table-cell table:style-name="ce35" table:formula="of:=[.AE129]/[.AF129]" office:value-type="float" office:value="3.59573206876111" calcext:value-type="float">
            <text:p>3,60</text:p>
          </table:table-cell>
          <table:table-cell table:style-name="ce39" table:number-columns-repeated="990"/>
          <table:table-cell table:style-name="ce40"/>
        </table:table-row>
        <table:table-row table:style-name="ro1">
          <table:table-cell table:style-name="ce2" office:value-type="string" calcext:value-type="string">
            <text:p>non</text:p>
          </table:table-cell>
          <table:table-cell table:style-name="ce6"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6" office:value-type="string" calcext:value-type="string">
            <text:p>PROIEL</text:p>
          </table:table-cell>
          <table:table-cell table:style-name="ce14" table:number-columns-repeated="4"/>
          <table:table-cell table:style-name="ce19"/>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30]+[.S130]+[.U130]" office:value-type="float" office:value="0" calcext:value-type="float">
            <text:p>0</text:p>
          </table:table-cell>
          <table:table-cell table:style-name="ce6" table:formula="of:=[.R130]+[.T130]+[.V130]" office:value-type="float" office:value="0" calcext:value-type="float">
            <text:p>0</text:p>
          </table:table-cell>
          <table:table-cell table:style-name="ce29" table:formula="of:=([.R130]+[.T130]+[.V130])/([.Q130]+[.S130]+[.U130])" office:value-type="string" office:string-value="" calcext:value-type="error">
            <text:p>#DIV/0!</text:p>
          </table:table-cell>
          <table:table-cell table:style-name="ce30" table:formula="of:=[.Q130]/[.W130]*100" office:value-type="string" office:string-value="" calcext:value-type="error">
            <text:p>#DIV/0!</text:p>
          </table:table-cell>
          <table:table-cell table:style-name="ce30" table:formula="of:=[.S130]/[.W130]*100" office:value-type="string" office:string-value="" calcext:value-type="error">
            <text:p>#DIV/0!</text:p>
          </table:table-cell>
          <table:table-cell table:style-name="ce30" table:formula="of:=[.U130]/[.W130]*100" office:value-type="string" office:string-value="" calcext:value-type="error">
            <text:p>#DIV/0!</text:p>
          </table:table-cell>
          <table:table-cell table:style-name="ce7"/>
          <table:table-cell table:style-name="ce29" table:formula="of:=[.AC130]/[.X130]*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6" office:value-type="string" calcext:value-type="string">
            <text:p>NDT</text:p>
          </table:table-cell>
          <table:table-cell table:style-name="ce14" table:number-columns-repeated="4"/>
          <table:table-cell table:style-name="ce19"/>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Q131]+[.S131]+[.U131]" office:value-type="float" office:value="0" calcext:value-type="float">
            <text:p>0</text:p>
          </table:table-cell>
          <table:table-cell table:style-name="ce6" table:formula="of:=[.R131]+[.T131]+[.V131]" office:value-type="float" office:value="0" calcext:value-type="float">
            <text:p>0</text:p>
          </table:table-cell>
          <table:table-cell table:style-name="ce29" table:formula="of:=([.R131]+[.T131]+[.V131])/([.Q131]+[.S131]+[.U131])" office:value-type="string" office:string-value="" calcext:value-type="error">
            <text:p>#DIV/0!</text:p>
          </table:table-cell>
          <table:table-cell table:style-name="ce30" table:formula="of:=[.Q131]/[.W131]*100" office:value-type="string" office:string-value="" calcext:value-type="error">
            <text:p>#DIV/0!</text:p>
          </table:table-cell>
          <table:table-cell table:style-name="ce30" table:formula="of:=[.S131]/[.W131]*100" office:value-type="string" office:string-value="" calcext:value-type="error">
            <text:p>#DIV/0!</text:p>
          </table:table-cell>
          <table:table-cell table:style-name="ce30" table:formula="of:=[.U131]/[.W131]*100" office:value-type="string" office:string-value="" calcext:value-type="error">
            <text:p>#DIV/0!</text:p>
          </table:table-cell>
          <table:table-cell table:style-name="ce7"/>
          <table:table-cell table:style-name="ce29" table:formula="of:=[.AC131]/[.X131]*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no</text:p>
          </table:table-cell>
          <table:table-cell table:style-name="ce6"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6" office:value-type="string" calcext:value-type="string">
            <text:p>UD 1.2 Norwegian</text:p>
          </table:table-cell>
          <table:table-cell table:style-name="ce14" table:number-columns-repeated="4"/>
          <table:table-cell table:style-name="ce20" office:value-type="string" calcext:value-type="string">
            <text:p>/net/data/universal-dependencies-1.2/UD_Norwegian</text:p>
          </table:table-cell>
          <table:table-cell table:style-name="ce6"/>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6" office:value-type="string" calcext:value-type="string">
            <text:p>CC BY-NC-SA</text:p>
          </table:table-cell>
          <table:table-cell table:style-name="ce7"/>
          <table:table-cell table:style-name="ce7" office:value-type="string" calcext:value-type="string">
            <text:p>official</text:p>
          </table:table-cell>
          <table:table-cell table:style-name="ce7" office:value-type="float" office:value="15696" calcext:value-type="float">
            <text:p>15696</text:p>
          </table:table-cell>
          <table:table-cell table:style-name="ce7" office:value-type="float" office:value="244776" calcext:value-type="float">
            <text:p>244776</text:p>
          </table:table-cell>
          <table:table-cell table:style-name="ce7" office:value-type="float" office:value="2410" calcext:value-type="float">
            <text:p>2410</text:p>
          </table:table-cell>
          <table:table-cell table:style-name="ce7" office:value-type="float" office:value="36467" calcext:value-type="float">
            <text:p>36467</text:p>
          </table:table-cell>
          <table:table-cell table:style-name="ce7" office:value-type="float" office:value="1939" calcext:value-type="float">
            <text:p>1939</text:p>
          </table:table-cell>
          <table:table-cell table:style-name="ce7" office:value-type="float" office:value="30034" calcext:value-type="float">
            <text:p>30034</text:p>
          </table:table-cell>
          <table:table-cell table:style-name="ce6" table:formula="of:=[.Q132]+[.S132]+[.U132]" office:value-type="float" office:value="20045" calcext:value-type="float">
            <text:p>20045</text:p>
          </table:table-cell>
          <table:table-cell table:style-name="ce6" table:formula="of:=[.R132]+[.T132]+[.V132]" office:value-type="float" office:value="311277" calcext:value-type="float">
            <text:p>311277</text:p>
          </table:table-cell>
          <table:table-cell table:style-name="ce29" table:formula="of:=([.R132]+[.T132]+[.V132])/([.Q132]+[.S132]+[.U132])" office:value-type="float" office:value="15.5289099526066" calcext:value-type="float">
            <text:p>15,53</text:p>
          </table:table-cell>
          <table:table-cell table:style-name="ce30" table:formula="of:=[.Q132]/[.W132]*100" office:value-type="float" office:value="78.3038164130706" calcext:value-type="float">
            <text:p>78</text:p>
          </table:table-cell>
          <table:table-cell table:style-name="ce30" table:formula="of:=[.S132]/[.W132]*100" office:value-type="float" office:value="12.0229483661761" calcext:value-type="float">
            <text:p>12</text:p>
          </table:table-cell>
          <table:table-cell table:style-name="ce30" table:formula="of:=[.U132]/[.W132]*100" office:value-type="float" office:value="9.67323522075331" calcext:value-type="float">
            <text:p>10</text:p>
          </table:table-cell>
          <table:table-cell table:style-name="ce7"/>
          <table:table-cell table:style-name="ce29"/>
          <table:table-cell table:style-name="ce6" office:value-type="float" office:value="32387" calcext:value-type="float">
            <text:p>32387</text:p>
          </table:table-cell>
          <table:table-cell table:style-name="ce6" office:value-type="float" office:value="23205" calcext:value-type="float">
            <text:p>23205</text:p>
          </table:table-cell>
          <table:table-cell table:style-name="ce35" table:formula="of:=[.AE132]/[.AF132]" office:value-type="float" office:value="1.39569058392588" calcext:value-type="float">
            <text:p>1,40</text:p>
          </table:table-cell>
          <table:table-cell table:number-columns-repeated="991"/>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Q133]+[.S133]+[.U133]" office:value-type="float" office:value="1028" calcext:value-type="float">
            <text:p>1028</text:p>
          </table:table-cell>
          <table:table-cell table:style-name="ce6" table:formula="of:=[.R133]+[.T133]+[.V133]" office:value-type="float" office:value="27110" calcext:value-type="float">
            <text:p>27110</text:p>
          </table:table-cell>
          <table:table-cell table:style-name="ce29" table:formula="of:=([.R133]+[.T133]+[.V133])/([.Q133]+[.S133]+[.U133])" office:value-type="float" office:value="26.3715953307393" calcext:value-type="float">
            <text:p>26,37</text:p>
          </table:table-cell>
          <table:table-cell table:style-name="ce30" table:formula="of:=[.Q133]/[.W133]*100" office:value-type="float" office:value="100" calcext:value-type="float">
            <text:p>100</text:p>
          </table:table-cell>
          <table:table-cell table:style-name="ce30" table:formula="of:=[.S133]/[.W133]*100" office:value-type="float" office:value="0" calcext:value-type="float">
            <text:p>0</text:p>
          </table:table-cell>
          <table:table-cell table:style-name="ce30" table:formula="of:=[.U133]/[.W133]*100" office:value-type="float" office:value="0" calcext:value-type="float">
            <text:p>0</text:p>
          </table:table-cell>
          <table:table-cell table:style-name="ce7"/>
          <table:table-cell table:style-name="ce29" table:formula="of:=[.AC133]/[.X133]*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fa</text:p>
          </table:table-cell>
          <table:table-cell table:style-name="ce7"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7" office:value-type="string" calcext:value-type="string">
            <text:p>PerDT Rasooli</text:p>
          </table:table-cell>
          <table:table-cell table:style-name="ce14" office:value-type="string" calcext:value-type="string">
            <text:p>HamleDT 3.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1800" calcext:value-type="float">
            <text:p>11800</text:p>
          </table:table-cell>
          <table:table-cell table:style-name="ce7" office:value-type="float" office:value="177281" calcext:value-type="float">
            <text:p>177281</text:p>
          </table:table-cell>
          <table:table-cell table:style-name="ce7" office:value-type="float" office:value="326" calcext:value-type="float">
            <text:p>326</text:p>
          </table:table-cell>
          <table:table-cell table:style-name="ce7" office:value-type="float" office:value="5597" calcext:value-type="float">
            <text:p>5597</text:p>
          </table:table-cell>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Q134]+[.S134]+[.U134]" office:value-type="float" office:value="12455" calcext:value-type="float">
            <text:p>12455</text:p>
          </table:table-cell>
          <table:table-cell table:style-name="ce6" table:formula="of:=[.R134]+[.T134]+[.V134]" office:value-type="float" office:value="189572" calcext:value-type="float">
            <text:p>189572</text:p>
          </table:table-cell>
          <table:table-cell table:style-name="ce29" table:formula="of:=([.R134]+[.T134]+[.V134])/([.Q134]+[.S134]+[.U134])" office:value-type="float" office:value="15.2205539943798" calcext:value-type="float">
            <text:p>15,22</text:p>
          </table:table-cell>
          <table:table-cell table:style-name="ce30" table:formula="of:=[.Q134]/[.W134]*100" office:value-type="float" office:value="94.7410678442393" calcext:value-type="float">
            <text:p>95</text:p>
          </table:table-cell>
          <table:table-cell table:style-name="ce30" table:formula="of:=[.S134]/[.W134]*100" office:value-type="float" office:value="2.61742272179847" calcext:value-type="float">
            <text:p>3</text:p>
          </table:table-cell>
          <table:table-cell table:style-name="ce30" table:formula="of:=[.U134]/[.W134]*100" office:value-type="float" office:value="2.64150943396226" calcext:value-type="float">
            <text:p>3</text:p>
          </table:table-cell>
          <table:table-cell table:style-name="ce7" office:value-type="float" office:value="3357" calcext:value-type="float">
            <text:p>3357</text:p>
          </table:table-cell>
          <table:table-cell table:style-name="ce29" table:formula="of:=[.AC134]/[.X134]*100" office:value-type="float" office:value="1.77083113539974" calcext:value-type="float">
            <text:p>1,77</text:p>
          </table:table-cell>
          <table:table-cell table:style-name="ce6" office:value-type="float" office:value="24219" calcext:value-type="float">
            <text:p>24219</text:p>
          </table:table-cell>
          <table:table-cell table:style-name="ce6" office:value-type="float" office:value="13348" calcext:value-type="float">
            <text:p>13348</text:p>
          </table:table-cell>
          <table:table-cell table:style-name="ce35" table:formula="of:=[.AE134]/[.AF134]" office:value-type="float" office:value="1.81442912795924" calcext:value-type="float">
            <text:p>1,81</text:p>
          </table:table-cell>
          <table:table-cell table:number-columns-repeated="991"/>
        </table:table-row>
        <table:table-row table:style-name="ro2">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updt</text:p>
          </table:table-cell>
          <table:table-cell table:style-name="ce12" office:value-type="string" calcext:value-type="string">
            <text:p>ud11</text:p>
          </table:table-cell>
          <table:table-cell table:style-name="ce7" office:value-type="string" calcext:value-type="string">
            <text:p>UD 1.1 Persian / Uppsala</text:p>
          </table:table-cell>
          <table:table-cell table:style-name="ce14"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ud-1.1/fa</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SA 4.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21046" calcext:value-type="float">
            <text:p>121046</text:p>
          </table:table-cell>
          <table:table-cell table:style-name="ce7" office:value-type="float" office:value="600" calcext:value-type="float">
            <text:p>600</text:p>
          </table:table-cell>
          <table:table-cell table:style-name="ce7" office:value-type="float" office:value="15850" calcext:value-type="float">
            <text:p>15850</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Q135]+[.S135]+[.U135]" office:value-type="float" office:value="6000" calcext:value-type="float">
            <text:p>6000</text:p>
          </table:table-cell>
          <table:table-cell table:style-name="ce6" table:formula="of:=[.R135]+[.T135]+[.V135]" office:value-type="float" office:value="152918" calcext:value-type="float">
            <text:p>152918</text:p>
          </table:table-cell>
          <table:table-cell table:style-name="ce29" table:formula="of:=([.R135]+[.T135]+[.V135])/([.Q135]+[.S135]+[.U135])" office:value-type="float" office:value="25.4863333333333" calcext:value-type="float">
            <text:p>25,49</text:p>
          </table:table-cell>
          <table:table-cell table:style-name="ce30" table:formula="of:=[.Q135]/[.W135]*100" office:value-type="float" office:value="80" calcext:value-type="float">
            <text:p>80</text:p>
          </table:table-cell>
          <table:table-cell table:style-name="ce30" table:formula="of:=[.S135]/[.W135]*100" office:value-type="float" office:value="10" calcext:value-type="float">
            <text:p>10</text:p>
          </table:table-cell>
          <table:table-cell table:style-name="ce30" table:formula="of:=[.U135]/[.W135]*100" office:value-type="float" office:value="10" calcext:value-type="float">
            <text:p>10</text:p>
          </table:table-cell>
          <table:table-cell table:style-name="ce7" office:value-type="float" office:value="580" calcext:value-type="float">
            <text:p>580</text:p>
          </table:table-cell>
          <table:table-cell table:style-name="ce34" table:formula="of:=[.AC135]/[.X135]*100" office:value-type="float" office:value="0.379288245988046" calcext:value-type="float">
            <text:p>0,38</text:p>
          </table:table-cell>
          <table:table-cell table:style-name="ce26" office:value-type="float" office:value="15222" calcext:value-type="float">
            <text:p>15222</text:p>
          </table:table-cell>
          <table:table-cell table:style-name="ce26" office:value-type="float" office:value="1" calcext:value-type="float">
            <text:p>1</text:p>
          </table:table-cell>
          <table:table-cell table:style-name="ce34" table:formula="of:=[.AE135]/[.AF135]" office:value-type="float" office:value="15222" calcext:value-type="float">
            <text:p>15222,00</text:p>
          </table:table-cell>
          <table:table-cell table:number-columns-repeated="991"/>
        </table:table-row>
        <table:table-row table:style-name="ro2">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7" office:value-type="string" calcext:value-type="string">
            <text:p>UD 1.2 Persian / Uppsala</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Pers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SA 4.0</text:p>
          </table:table-cell>
          <table:table-cell table:style-name="ce7"/>
          <table:table-cell table:style-name="ce7" office:value-type="string" calcext:value-type="string">
            <text:p>official</text:p>
          </table:table-cell>
          <table:table-cell table:style-name="ce7" office:value-type="float" office:value="4798" calcext:value-type="float">
            <text:p>4798</text:p>
          </table:table-cell>
          <table:table-cell table:style-name="ce7" office:value-type="float" office:value="121020" calcext:value-type="float">
            <text:p>121020</text:p>
          </table:table-cell>
          <table:table-cell table:style-name="ce7" office:value-type="float" office:value="599" calcext:value-type="float">
            <text:p>599</text:p>
          </table:table-cell>
          <table:table-cell table:style-name="ce7" office:value-type="float" office:value="15829" calcext:value-type="float">
            <text:p>15829</text:p>
          </table:table-cell>
          <table:table-cell table:style-name="ce7" office:value-type="float" office:value="600" calcext:value-type="float">
            <text:p>600</text:p>
          </table:table-cell>
          <table:table-cell table:style-name="ce7" office:value-type="float" office:value="16022" calcext:value-type="float">
            <text:p>16022</text:p>
          </table:table-cell>
          <table:table-cell table:style-name="ce6" table:formula="of:=[.Q136]+[.S136]+[.U136]" office:value-type="float" office:value="5997" calcext:value-type="float">
            <text:p>5997</text:p>
          </table:table-cell>
          <table:table-cell table:style-name="ce6" table:formula="of:=[.R136]+[.T136]+[.V136]" office:value-type="float" office:value="152871" calcext:value-type="float">
            <text:p>152871</text:p>
          </table:table-cell>
          <table:table-cell table:style-name="ce29" table:formula="of:=([.R136]+[.T136]+[.V136])/([.Q136]+[.S136]+[.U136])" office:value-type="float" office:value="25.4912456228114" calcext:value-type="float">
            <text:p>25,49</text:p>
          </table:table-cell>
          <table:table-cell table:style-name="ce30" table:formula="of:=[.Q136]/[.W136]*100" office:value-type="float" office:value="80.0066700016675" calcext:value-type="float">
            <text:p>80</text:p>
          </table:table-cell>
          <table:table-cell table:style-name="ce30" table:formula="of:=[.S136]/[.W136]*100" office:value-type="float" office:value="9.98832749708187" calcext:value-type="float">
            <text:p>10</text:p>
          </table:table-cell>
          <table:table-cell table:style-name="ce30" table:formula="of:=[.U136]/[.W136]*100" office:value-type="float" office:value="10.0050025012506" calcext:value-type="float">
            <text:p>10</text:p>
          </table:table-cell>
          <table:table-cell table:style-name="ce7"/>
          <table:table-cell table:style-name="ce35"/>
          <table:table-cell table:style-name="ce7" office:value-type="float" office:value="15217" calcext:value-type="float">
            <text:p>15217</text:p>
          </table:table-cell>
          <table:table-cell table:style-name="ce7" office:value-type="float" office:value="1" calcext:value-type="float">
            <text:p>1</text:p>
          </table:table-cell>
          <table:table-cell table:style-name="ce34" table:formula="of:=[.AE136]/[.AF136]" office:value-type="float" office:value="15217" calcext:value-type="float">
            <text:p>15217,00</text:p>
          </table:table-cell>
          <table:table-cell table:style-name="ce39" table:number-columns-repeated="990"/>
          <table:table-cell table:style-name="ce40"/>
        </table:table-row>
        <table:table-row table:style-name="ro1">
          <table:table-cell table:style-name="ce4" office:value-type="string" calcext:value-type="string">
            <text:p>fa</text:p>
          </table:table-cell>
          <table:table-cell table:style-name="ce7"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Q137]+[.S137]+[.U137]" office:value-type="float" office:value="6000" calcext:value-type="float">
            <text:p>6000</text:p>
          </table:table-cell>
          <table:table-cell table:style-name="ce6" table:formula="of:=[.R137]+[.T137]+[.V137]" office:value-type="float" office:value="151671" calcext:value-type="float">
            <text:p>151671</text:p>
          </table:table-cell>
          <table:table-cell table:style-name="ce29" table:formula="of:=([.R137]+[.T137]+[.V137])/([.Q137]+[.S137]+[.U137])" office:value-type="float" office:value="25.2785" calcext:value-type="float">
            <text:p>25,28</text:p>
          </table:table-cell>
          <table:table-cell table:style-name="ce30" table:formula="of:=[.Q137]/[.W137]*100" office:value-type="float" office:value="80" calcext:value-type="float">
            <text:p>80</text:p>
          </table:table-cell>
          <table:table-cell table:style-name="ce30" table:formula="of:=[.S137]/[.W137]*100" office:value-type="float" office:value="10" calcext:value-type="float">
            <text:p>10</text:p>
          </table:table-cell>
          <table:table-cell table:style-name="ce30" table:formula="of:=[.U137]/[.W137]*100" office:value-type="float" office:value="10" calcext:value-type="float">
            <text:p>10</text:p>
          </table:table-cell>
          <table:table-cell table:style-name="ce7"/>
          <table:table-cell table:style-name="ce29" table:formula="of:=[.AC137]/[.X137]*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pl</text:p>
          </table:table-cell>
          <table:table-cell table:style-name="ce7"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7" office:value-type="string" calcext:value-type="string">
            <text:p>Składnica zależnościowa 0.5</text:p>
          </table:table-cell>
          <table:table-cell table:style-name="ce14"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table-cell table:style-name="ce7" office:value-type="string" calcext:value-type="string">
            <text:p>ours</text:p>
          </table:table-cell>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Q138]+[.S138]+[.U138]" office:value-type="float" office:value="8227" calcext:value-type="float">
            <text:p>8227</text:p>
          </table:table-cell>
          <table:table-cell table:style-name="ce6" table:formula="of:=[.R138]+[.T138]+[.V138]" office:value-type="float" office:value="83571" calcext:value-type="float">
            <text:p>83571</text:p>
          </table:table-cell>
          <table:table-cell table:style-name="ce29" table:formula="of:=([.R138]+[.T138]+[.V138])/([.Q138]+[.S138]+[.U138])" office:value-type="float" office:value="10.1581378388234" calcext:value-type="float">
            <text:p>10,16</text:p>
          </table:table-cell>
          <table:table-cell table:style-name="ce30" table:formula="of:=[.Q138]/[.W138]*100" office:value-type="float" office:value="82.6546736355901" calcext:value-type="float">
            <text:p>83</text:p>
          </table:table-cell>
          <table:table-cell table:style-name="ce30" table:formula="of:=[.S138]/[.W138]*100" office:value-type="float" office:value="8.50856934484016" calcext:value-type="float">
            <text:p>9</text:p>
          </table:table-cell>
          <table:table-cell table:style-name="ce30" table:formula="of:=[.U138]/[.W138]*100" office:value-type="float" office:value="8.83675701956971" calcext:value-type="float">
            <text:p>9</text:p>
          </table:table-cell>
          <table:table-cell table:style-name="ce7" office:value-type="float" office:value="32" calcext:value-type="float">
            <text:p>32</text:p>
          </table:table-cell>
          <table:table-cell table:style-name="ce34" table:formula="of:=[.AC138]/[.X138]*100" office:value-type="float" office:value="0.0382907946536478" calcext:value-type="float">
            <text:p>0,04</text:p>
          </table:table-cell>
          <table:table-cell table:style-name="ce6" office:value-type="float" office:value="25712" calcext:value-type="float">
            <text:p>25712</text:p>
          </table:table-cell>
          <table:table-cell table:style-name="ce6" office:value-type="float" office:value="12651" calcext:value-type="float">
            <text:p>12651</text:p>
          </table:table-cell>
          <table:table-cell table:style-name="ce35" table:formula="of:=[.AE138]/[.AF138]" office:value-type="float" office:value="2.0324085052565" calcext:value-type="float">
            <text:p>2,03</text:p>
          </table:table-cell>
          <table:table-cell table:number-columns-repeated="991"/>
        </table:table-row>
        <table:table-row table:style-name="ro1">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Q139]+[.S139]+[.U139]" office:value-type="float" office:value="7399" calcext:value-type="float">
            <text:p>7399</text:p>
          </table:table-cell>
          <table:table-cell table:style-name="ce6" table:formula="of:=[.R139]+[.T139]+[.V139]" office:value-type="float" office:value="75160" calcext:value-type="float">
            <text:p>75160</text:p>
          </table:table-cell>
          <table:table-cell table:style-name="ce29" table:formula="of:=([.R139]+[.T139]+[.V139])/([.Q139]+[.S139]+[.U139])" office:value-type="float" office:value="10.1581294769563" calcext:value-type="float">
            <text:p>10,16</text:p>
          </table:table-cell>
          <table:table-cell table:style-name="ce30" table:formula="of:=[.Q139]/[.W139]*100" office:value-type="float" office:value="88.9039059332342" calcext:value-type="float">
            <text:p>89</text:p>
          </table:table-cell>
          <table:table-cell table:style-name="ce30" table:formula="of:=[.S139]/[.W139]*100" office:value-type="float" office:value="11.0960940667658" calcext:value-type="float">
            <text:p>11</text:p>
          </table:table-cell>
          <table:table-cell table:style-name="ce30" table:formula="of:=[.U139]/[.W139]*100" office:value-type="float" office:value="0" calcext:value-type="float">
            <text:p>0</text:p>
          </table:table-cell>
          <table:table-cell table:style-name="ce7"/>
          <table:table-cell table:style-name="ce29" table:formula="of:=[.AC139]/[.X139]*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7" office:value-type="string" calcext:value-type="string">
            <text:p>UD 1.2 Polish</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Polis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Q140]+[.S140]+[.U140]" office:value-type="float" office:value="8227" calcext:value-type="float">
            <text:p>8227</text:p>
          </table:table-cell>
          <table:table-cell table:style-name="ce6" table:formula="of:=[.R140]+[.T140]+[.V140]" office:value-type="float" office:value="83571" calcext:value-type="float">
            <text:p>83571</text:p>
          </table:table-cell>
          <table:table-cell table:style-name="ce29" table:formula="of:=([.R140]+[.T140]+[.V140])/([.Q140]+[.S140]+[.U140])" office:value-type="float" office:value="10.1581378388234" calcext:value-type="float">
            <text:p>10,16</text:p>
          </table:table-cell>
          <table:table-cell table:style-name="ce30" table:formula="of:=[.Q140]/[.W140]*100" office:value-type="float" office:value="82.6546736355901" calcext:value-type="float">
            <text:p>83</text:p>
          </table:table-cell>
          <table:table-cell table:style-name="ce30" table:formula="of:=[.S140]/[.W140]*100" office:value-type="float" office:value="8.50856934484016" calcext:value-type="float">
            <text:p>9</text:p>
          </table:table-cell>
          <table:table-cell table:style-name="ce30" table:formula="of:=[.U140]/[.W140]*100" office:value-type="float" office:value="8.83675701956971" calcext:value-type="float">
            <text:p>9</text:p>
          </table:table-cell>
          <table:table-cell table:style-name="ce7"/>
          <table:table-cell table:style-name="ce35"/>
          <table:table-cell table:style-name="ce7" office:value-type="float" office:value="23570" calcext:value-type="float">
            <text:p>23570</text:p>
          </table:table-cell>
          <table:table-cell table:style-name="ce7" office:value-type="float" office:value="12760" calcext:value-type="float">
            <text:p>12760</text:p>
          </table:table-cell>
          <table:table-cell table:style-name="ce35" table:formula="of:=[.AE140]/[.AF140]" office:value-type="float" office:value="1.84717868338558" calcext:value-type="float">
            <text:p>1,85</text:p>
          </table:table-cell>
          <table:table-cell table:style-name="ce39" table:number-columns-repeated="990"/>
          <table:table-cell table:style-name="ce40"/>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7"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Q141]+[.S141]+[.U141]" office:value-type="float" office:value="0" calcext:value-type="float">
            <text:p>0</text:p>
          </table:table-cell>
          <table:table-cell table:style-name="ce6" table:formula="of:=[.R141]+[.T141]+[.V141]" office:value-type="float" office:value="0" calcext:value-type="float">
            <text:p>0</text:p>
          </table:table-cell>
          <table:table-cell table:style-name="ce29" table:formula="of:=([.R141]+[.T141]+[.V141])/([.Q141]+[.S141]+[.U141])" office:value-type="string" office:string-value="" calcext:value-type="error">
            <text:p>#DIV/0!</text:p>
          </table:table-cell>
          <table:table-cell table:style-name="ce30" table:formula="of:=[.Q141]/[.W141]*100" office:value-type="string" office:string-value="" calcext:value-type="error">
            <text:p>#DIV/0!</text:p>
          </table:table-cell>
          <table:table-cell table:style-name="ce30" table:formula="of:=[.S141]/[.W141]*100" office:value-type="string" office:string-value="" calcext:value-type="error">
            <text:p>#DIV/0!</text:p>
          </table:table-cell>
          <table:table-cell table:style-name="ce30" table:formula="of:=[.U141]/[.W141]*100" office:value-type="string" office:string-value="" calcext:value-type="error">
            <text:p>#DIV/0!</text:p>
          </table:table-cell>
          <table:table-cell table:style-name="ce7"/>
          <table:table-cell table:style-name="ce29" table:formula="of:=[.AC141]/[.X141]*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pt</text:p>
          </table:table-cell>
          <table:table-cell table:style-name="ce7"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7" office:value-type="string" calcext:value-type="string">
            <text:p>Floresta Sintáctica / CoNLL 2006</text:p>
          </table:table-cell>
          <table:table-cell table:style-name="ce14"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8800" calcext:value-type="float">
            <text:p>8800</text:p>
          </table:table-cell>
          <table:table-cell table:style-name="ce7" office:value-type="float" office:value="201845" calcext:value-type="float">
            <text:p>201845</text:p>
          </table:table-cell>
          <table:table-cell table:style-name="ce7" office:value-type="float" office:value="271" calcext:value-type="float">
            <text:p>271</text:p>
          </table:table-cell>
          <table:table-cell table:style-name="ce7" office:value-type="float" office:value="4833" calcext:value-type="float">
            <text:p>4833</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Q142]+[.S142]+[.U142]" office:value-type="float" office:value="9359" calcext:value-type="float">
            <text:p>9359</text:p>
          </table:table-cell>
          <table:table-cell table:style-name="ce6" table:formula="of:=[.R142]+[.T142]+[.V142]" office:value-type="float" office:value="212545" calcext:value-type="float">
            <text:p>212545</text:p>
          </table:table-cell>
          <table:table-cell table:style-name="ce29" table:formula="of:=([.R142]+[.T142]+[.V142])/([.Q142]+[.S142]+[.U142])" office:value-type="float" office:value="22.7102254514371" calcext:value-type="float">
            <text:p>22,71</text:p>
          </table:table-cell>
          <table:table-cell table:style-name="ce30" table:formula="of:=[.Q142]/[.W142]*100" office:value-type="float" office:value="94.0271396516722" calcext:value-type="float">
            <text:p>94</text:p>
          </table:table-cell>
          <table:table-cell table:style-name="ce30" table:formula="of:=[.S142]/[.W142]*100" office:value-type="float" office:value="2.89560850518218" calcext:value-type="float">
            <text:p>3</text:p>
          </table:table-cell>
          <table:table-cell table:style-name="ce30" table:formula="of:=[.U142]/[.W142]*100" office:value-type="float" office:value="3.07725184314563" calcext:value-type="float">
            <text:p>3</text:p>
          </table:table-cell>
          <table:table-cell table:style-name="ce7" office:value-type="float" office:value="2704" calcext:value-type="float">
            <text:p>2704</text:p>
          </table:table-cell>
          <table:table-cell table:style-name="ce34" table:formula="of:=[.AC142]/[.X142]*100" office:value-type="float" office:value="1.27220118092639" calcext:value-type="float">
            <text:p>1,27</text:p>
          </table:table-cell>
          <table:table-cell table:style-name="ce6" office:value-type="float" office:value="28995" calcext:value-type="float">
            <text:p>28995</text:p>
          </table:table-cell>
          <table:table-cell table:style-name="ce6" office:value-type="float" office:value="18401" calcext:value-type="float">
            <text:p>18401</text:p>
          </table:table-cell>
          <table:table-cell table:style-name="ce35" table:formula="of:=[.AE142]/[.AF142]" office:value-type="float" office:value="1.57572957991414" calcext:value-type="float">
            <text:p>1,58</text:p>
          </table:table-cell>
          <table:table-cell table:number-columns-repeated="991"/>
        </table:table-row>
        <table:table-row table:style-name="ro2">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7" office:value-type="string" calcext:value-type="string">
            <text:p>UD 1.2 Portuguese / CoNLL 2006</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Portuguese</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8800" calcext:value-type="float">
            <text:p>8800</text:p>
          </table:table-cell>
          <table:table-cell table:style-name="ce7" office:value-type="float" office:value="201845" calcext:value-type="float">
            <text:p>201845</text:p>
          </table:table-cell>
          <table:table-cell table:style-name="ce7" office:value-type="float" office:value="271" calcext:value-type="float">
            <text:p>271</text:p>
          </table:table-cell>
          <table:table-cell table:style-name="ce7" office:value-type="float" office:value="4833" calcext:value-type="float">
            <text:p>4833</text:p>
          </table:table-cell>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Q143]+[.S143]+[.U143]" office:value-type="float" office:value="9359" calcext:value-type="float">
            <text:p>9359</text:p>
          </table:table-cell>
          <table:table-cell table:style-name="ce6" table:formula="of:=[.R143]+[.T143]+[.V143]" office:value-type="float" office:value="212545" calcext:value-type="float">
            <text:p>212545</text:p>
          </table:table-cell>
          <table:table-cell table:style-name="ce29" table:formula="of:=([.R143]+[.T143]+[.V143])/([.Q143]+[.S143]+[.U143])" office:value-type="float" office:value="22.7102254514371" calcext:value-type="float">
            <text:p>22,71</text:p>
          </table:table-cell>
          <table:table-cell table:style-name="ce30" table:formula="of:=[.Q143]/[.W143]*100" office:value-type="float" office:value="94.0271396516722" calcext:value-type="float">
            <text:p>94</text:p>
          </table:table-cell>
          <table:table-cell table:style-name="ce30" table:formula="of:=[.S143]/[.W143]*100" office:value-type="float" office:value="2.89560850518218" calcext:value-type="float">
            <text:p>3</text:p>
          </table:table-cell>
          <table:table-cell table:style-name="ce30" table:formula="of:=[.U143]/[.W143]*100" office:value-type="float" office:value="3.07725184314563" calcext:value-type="float">
            <text:p>3</text:p>
          </table:table-cell>
          <table:table-cell table:style-name="ce7"/>
          <table:table-cell table:style-name="ce35"/>
          <table:table-cell table:style-name="ce7" office:value-type="float" office:value="27801" calcext:value-type="float">
            <text:p>27801</text:p>
          </table:table-cell>
          <table:table-cell table:style-name="ce7" office:value-type="float" office:value="19246" calcext:value-type="float">
            <text:p>19246</text:p>
          </table:table-cell>
          <table:table-cell table:style-name="ce35" table:formula="of:=[.AE143]/[.AF143]" office:value-type="float" office:value="1.44450794970383" calcext:value-type="float">
            <text:p>1,44</text:p>
          </table:table-cell>
          <table:table-cell table:style-name="ce39" table:number-columns-repeated="990"/>
          <table:table-cell table:style-name="ce40"/>
        </table:table-row>
        <table:table-row table:style-name="ro1">
          <table:table-cell table:style-name="ce4" office:value-type="string" calcext:value-type="string">
            <text:p>pt</text:p>
          </table:table-cell>
          <table:table-cell table:style-name="ce7"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table-cell table:style-name="ce15" table:number-columns-repeated="3"/>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Q144]+[.S144]+[.U144]" office:value-type="float" office:value="0" calcext:value-type="float">
            <text:p>0</text:p>
          </table:table-cell>
          <table:table-cell table:style-name="ce6" table:formula="of:=[.R144]+[.T144]+[.V144]" office:value-type="float" office:value="0" calcext:value-type="float">
            <text:p>0</text:p>
          </table:table-cell>
          <table:table-cell table:style-name="ce29" table:formula="of:=([.R144]+[.T144]+[.V144])/([.Q144]+[.S144]+[.U144])" office:value-type="string" office:string-value="" calcext:value-type="error">
            <text:p>#DIV/0!</text:p>
          </table:table-cell>
          <table:table-cell table:style-name="ce30" table:formula="of:=[.Q144]/[.W144]*100" office:value-type="string" office:string-value="" calcext:value-type="error">
            <text:p>#DIV/0!</text:p>
          </table:table-cell>
          <table:table-cell table:style-name="ce30" table:formula="of:=[.S144]/[.W144]*100" office:value-type="string" office:string-value="" calcext:value-type="error">
            <text:p>#DIV/0!</text:p>
          </table:table-cell>
          <table:table-cell table:style-name="ce30" table:formula="of:=[.U144]/[.W144]*100" office:value-type="string" office:string-value="" calcext:value-type="error">
            <text:p>#DIV/0!</text:p>
          </table:table-cell>
          <table:table-cell table:style-name="ce7"/>
          <table:table-cell table:style-name="ce29" table:formula="of:=[.AC144]/[.X144]*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pt</text:p>
          </table:table-cell>
          <table:table-cell table:style-name="ce7"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7" office:value-type="string" calcext:value-type="string">
            <text:p>UDT 2.0</text:p>
          </table:table-cell>
          <table:table-cell table:style-name="ce14"/>
          <table:table-cell table:style-name="ce15" table:number-columns-repeated="3"/>
          <table:table-cell table:style-name="ce20"/>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Q145]+[.S145]+[.U145]" office:value-type="float" office:value="0" calcext:value-type="float">
            <text:p>0</text:p>
          </table:table-cell>
          <table:table-cell table:style-name="ce6" table:formula="of:=[.R145]+[.T145]+[.V145]" office:value-type="float" office:value="0" calcext:value-type="float">
            <text:p>0</text:p>
          </table:table-cell>
          <table:table-cell table:style-name="ce29" table:formula="of:=([.R145]+[.T145]+[.V145])/([.Q145]+[.S145]+[.U145])" office:value-type="string" office:string-value="" calcext:value-type="error">
            <text:p>#DIV/0!</text:p>
          </table:table-cell>
          <table:table-cell table:style-name="ce30" table:formula="of:=[.Q145]/[.W145]*100" office:value-type="string" office:string-value="" calcext:value-type="error">
            <text:p>#DIV/0!</text:p>
          </table:table-cell>
          <table:table-cell table:style-name="ce30" table:formula="of:=[.S145]/[.W145]*100" office:value-type="string" office:string-value="" calcext:value-type="error">
            <text:p>#DIV/0!</text:p>
          </table:table-cell>
          <table:table-cell table:style-name="ce30" table:formula="of:=[.U145]/[.W145]*100" office:value-type="string" office:string-value="" calcext:value-type="error">
            <text:p>#DIV/0!</text:p>
          </table:table-cell>
          <table:table-cell table:style-name="ce7"/>
          <table:table-cell table:style-name="ce29" table:formula="of:=[.AC145]/[.X145]*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ro</text:p>
          </table:table-cell>
          <table:table-cell table:style-name="ce7"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7" office:value-type="string" calcext:value-type="string">
            <text:p>RoDT</text:p>
          </table:table-cell>
          <table:table-cell table:style-name="ce14" office:value-type="string" calcext:value-type="string">
            <text:p>HamleDT 3.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521" calcext:value-type="float">
            <text:p>3521</text:p>
          </table:table-cell>
          <table:table-cell table:style-name="ce7" office:value-type="float" office:value="31355" calcext:value-type="float">
            <text:p>31355</text:p>
          </table:table-cell>
          <table:table-cell table:style-name="ce7" office:value-type="float" office:value="255" calcext:value-type="float">
            <text:p>255</text:p>
          </table:table-cell>
          <table:table-cell table:style-name="ce7" office:value-type="float" office:value="2155" calcext:value-type="float">
            <text:p>2155</text:p>
          </table:table-cell>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Q146]+[.S146]+[.U146]" office:value-type="float" office:value="4042" calcext:value-type="float">
            <text:p>4042</text:p>
          </table:table-cell>
          <table:table-cell table:style-name="ce6" table:formula="of:=[.R146]+[.T146]+[.V146]" office:value-type="float" office:value="36150" calcext:value-type="float">
            <text:p>36150</text:p>
          </table:table-cell>
          <table:table-cell table:style-name="ce29" table:formula="of:=([.R146]+[.T146]+[.V146])/([.Q146]+[.S146]+[.U146])" office:value-type="float" office:value="8.94359228104899" calcext:value-type="float">
            <text:p>8,94</text:p>
          </table:table-cell>
          <table:table-cell table:style-name="ce30" table:formula="of:=[.Q146]/[.W146]*100" office:value-type="float" office:value="87.110341415141" calcext:value-type="float">
            <text:p>87</text:p>
          </table:table-cell>
          <table:table-cell table:style-name="ce30" table:formula="of:=[.S146]/[.W146]*100" office:value-type="float" office:value="6.30875804057397" calcext:value-type="float">
            <text:p>6</text:p>
          </table:table-cell>
          <table:table-cell table:style-name="ce30" table:formula="of:=[.U146]/[.W146]*100" office:value-type="float" office:value="6.58090054428501" calcext:value-type="float">
            <text:p>7</text:p>
          </table:table-cell>
          <table:table-cell table:style-name="ce7" office:value-type="float" office:value="0" calcext:value-type="float">
            <text:p>0</text:p>
          </table:table-cell>
          <table:table-cell table:style-name="ce29" table:formula="of:=[.AC146]/[.X146]*100" office:value-type="float" office:value="0" calcext:value-type="float">
            <text:p>0,00</text:p>
          </table:table-cell>
          <table:table-cell table:number-columns-repeated="2" table:style-name="ce26" office:value-type="float" office:value="8745" calcext:value-type="float">
            <text:p>8745</text:p>
          </table:table-cell>
          <table:table-cell table:style-name="ce34" table:formula="of:=[.AE146]/[.AF146]" office:value-type="float" office:value="1" calcext:value-type="float">
            <text:p>1,00</text:p>
          </table:table-cell>
          <table:table-cell table:number-columns-repeated="991"/>
        </table:table-row>
        <table:table-row table:style-name="ro2">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7" office:value-type="string" calcext:value-type="string">
            <text:p>UD 1.2 Romanian</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Romanian</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SA 4.0</text:p>
          </table:table-cell>
          <table:table-cell table:style-name="ce7"/>
          <table:table-cell table:style-name="ce7" office:value-type="string" calcext:value-type="string">
            <text:p>official</text:p>
          </table:table-cell>
          <table:table-cell table:style-name="ce7" office:value-type="float" office:value="481" calcext:value-type="float">
            <text:p>481</text:p>
          </table:table-cell>
          <table:table-cell table:style-name="ce7" office:value-type="float" office:value="9291" calcext:value-type="float">
            <text:p>9291</text:p>
          </table:table-cell>
          <table:table-cell table:style-name="ce7" office:value-type="float" office:value="76" calcext:value-type="float">
            <text:p>76</text:p>
          </table:table-cell>
          <table:table-cell table:style-name="ce7" office:value-type="float" office:value="1422" calcext:value-type="float">
            <text:p>1422</text:p>
          </table:table-cell>
          <table:table-cell table:style-name="ce7" office:value-type="float" office:value="76" calcext:value-type="float">
            <text:p>76</text:p>
          </table:table-cell>
          <table:table-cell table:style-name="ce7" office:value-type="float" office:value="1381" calcext:value-type="float">
            <text:p>1381</text:p>
          </table:table-cell>
          <table:table-cell table:style-name="ce6" table:formula="of:=[.Q147]+[.S147]+[.U147]" office:value-type="float" office:value="633" calcext:value-type="float">
            <text:p>633</text:p>
          </table:table-cell>
          <table:table-cell table:style-name="ce6" table:formula="of:=[.R147]+[.T147]+[.V147]" office:value-type="float" office:value="12094" calcext:value-type="float">
            <text:p>12094</text:p>
          </table:table-cell>
          <table:table-cell table:style-name="ce29" table:formula="of:=([.R147]+[.T147]+[.V147])/([.Q147]+[.S147]+[.U147])" office:value-type="float" office:value="19.1058451816746" calcext:value-type="float">
            <text:p>19,11</text:p>
          </table:table-cell>
          <table:table-cell table:style-name="ce30" table:formula="of:=[.Q147]/[.W147]*100" office:value-type="float" office:value="75.9873617693523" calcext:value-type="float">
            <text:p>76</text:p>
          </table:table-cell>
          <table:table-cell table:style-name="ce30" table:formula="of:=[.S147]/[.W147]*100" office:value-type="float" office:value="12.0063191153239" calcext:value-type="float">
            <text:p>12</text:p>
          </table:table-cell>
          <table:table-cell table:style-name="ce30" table:formula="of:=[.U147]/[.W147]*100" office:value-type="float" office:value="12.0063191153239" calcext:value-type="float">
            <text:p>12</text:p>
          </table:table-cell>
          <table:table-cell table:style-name="ce7"/>
          <table:table-cell table:style-name="ce35"/>
          <table:table-cell table:style-name="ce7" office:value-type="float" office:value="4449" calcext:value-type="float">
            <text:p>4449</text:p>
          </table:table-cell>
          <table:table-cell table:style-name="ce7" office:value-type="float" office:value="3824" calcext:value-type="float">
            <text:p>3824</text:p>
          </table:table-cell>
          <table:table-cell table:style-name="ce35" table:formula="of:=[.AE147]/[.AF147]" office:value-type="float" office:value="1.16344142259414" calcext:value-type="float">
            <text:p>1,16</text:p>
          </table:table-cell>
          <table:table-cell table:style-name="ce39" table:number-columns-repeated="990"/>
          <table:table-cell table:style-name="ce40"/>
        </table:table-row>
        <table:table-row table:style-name="ro1">
          <table:table-cell table:style-name="ce4" office:value-type="string" calcext:value-type="string">
            <text:p>ru</text:p>
          </table:table-cell>
          <table:table-cell table:style-name="ce7"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7"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Q148]+[.S148]+[.U148]" office:value-type="float" office:value="46" calcext:value-type="float">
            <text:p>46</text:p>
          </table:table-cell>
          <table:table-cell table:style-name="ce6" table:formula="of:=[.R148]+[.T148]+[.V148]" office:value-type="float" office:value="0" calcext:value-type="float">
            <text:p>0</text:p>
          </table:table-cell>
          <table:table-cell table:style-name="ce29" table:formula="of:=([.R148]+[.T148]+[.V148])/([.Q148]+[.S148]+[.U148])" office:value-type="float" office:value="0" calcext:value-type="float">
            <text:p>0,00</text:p>
          </table:table-cell>
          <table:table-cell table:style-name="ce30" table:formula="of:=[.Q148]/[.W148]*100" office:value-type="float" office:value="100" calcext:value-type="float">
            <text:p>100</text:p>
          </table:table-cell>
          <table:table-cell table:style-name="ce30" table:formula="of:=[.S148]/[.W148]*100" office:value-type="float" office:value="0" calcext:value-type="float">
            <text:p>0</text:p>
          </table:table-cell>
          <table:table-cell table:style-name="ce30" table:formula="of:=[.U148]/[.W148]*100" office:value-type="float" office:value="0" calcext:value-type="float">
            <text:p>0</text:p>
          </table:table-cell>
          <table:table-cell table:style-name="ce7"/>
          <table:table-cell table:style-name="ce29" table:formula="of:=[.AC148]/[.X148]*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ru</text:p>
          </table:table-cell>
          <table:table-cell table:style-name="ce7"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7" office:value-type="string" calcext:value-type="string">
            <text:p>Syntagrus</text:p>
          </table:table-cell>
          <table:table-cell table:style-name="ce14" office:value-type="string" calcext:value-type="string">
            <text:p>HamleDT 3.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Q149]+[.S149]+[.U149]" office:value-type="float" office:value="35209" calcext:value-type="float">
            <text:p>35209</text:p>
          </table:table-cell>
          <table:table-cell table:style-name="ce6" table:formula="of:=[.R149]+[.T149]+[.V149]" office:value-type="float" office:value="500787" calcext:value-type="float">
            <text:p>500787</text:p>
          </table:table-cell>
          <table:table-cell table:style-name="ce29" table:formula="of:=([.R149]+[.T149]+[.V149])/([.Q149]+[.S149]+[.U149])" office:value-type="float" office:value="14.2232667783805" calcext:value-type="float">
            <text:p>14,22</text:p>
          </table:table-cell>
          <table:table-cell table:style-name="ce30" table:formula="of:=[.Q149]/[.W149]*100" office:value-type="float" office:value="97.3415887983186" calcext:value-type="float">
            <text:p>97</text:p>
          </table:table-cell>
          <table:table-cell table:style-name="ce30" table:formula="of:=[.S149]/[.W149]*100" office:value-type="float" office:value="1.51665767275413" calcext:value-type="float">
            <text:p>2</text:p>
          </table:table-cell>
          <table:table-cell table:style-name="ce30" table:formula="of:=[.U149]/[.W149]*100" office:value-type="float" office:value="1.14175352892726" calcext:value-type="float">
            <text:p>1</text:p>
          </table:table-cell>
          <table:table-cell table:style-name="ce7" office:value-type="float" office:value="3260" calcext:value-type="float">
            <text:p>3260</text:p>
          </table:table-cell>
          <table:table-cell table:style-name="ce34" table:formula="of:=[.AC149]/[.X149]*100" office:value-type="float" office:value="0.650975364775843" calcext:value-type="float">
            <text:p>0,65</text:p>
          </table:table-cell>
          <table:table-cell table:style-name="ce6" office:value-type="float" office:value="90190" calcext:value-type="float">
            <text:p>90190</text:p>
          </table:table-cell>
          <table:table-cell table:style-name="ce6" office:value-type="float" office:value="31228" calcext:value-type="float">
            <text:p>31228</text:p>
          </table:table-cell>
          <table:table-cell table:style-name="ce35" table:formula="of:=[.AE149]/[.AF149]" office:value-type="float" office:value="2.88811323171513" calcext:value-type="float">
            <text:p>2,89</text:p>
          </table:table-cell>
          <table:table-cell table:number-columns-repeated="991"/>
        </table:table-row>
        <table:table-row table:style-name="ro1">
          <table:table-cell table:style-name="ce4" office:value-type="string" calcext:value-type="string">
            <text:p>orv</text:p>
          </table:table-cell>
          <table:table-cell table:style-name="ce7"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table-cell table:style-name="ce15"/>
          <table:table-cell table:style-name="ce14" table:number-columns-repeated="2"/>
          <table:table-cell table:style-name="ce19"/>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Q150]+[.S150]+[.U150]" office:value-type="float" office:value="1742" calcext:value-type="float">
            <text:p>1742</text:p>
          </table:table-cell>
          <table:table-cell table:style-name="ce6" table:formula="of:=[.R150]+[.T150]+[.V150]" office:value-type="float" office:value="12649" calcext:value-type="float">
            <text:p>12649</text:p>
          </table:table-cell>
          <table:table-cell table:style-name="ce29" table:formula="of:=([.R150]+[.T150]+[.V150])/([.Q150]+[.S150]+[.U150])" office:value-type="float" office:value="7.26119402985075" calcext:value-type="float">
            <text:p>7,26</text:p>
          </table:table-cell>
          <table:table-cell table:style-name="ce30" table:formula="of:=[.Q150]/[.W150]*100" office:value-type="float" office:value="100" calcext:value-type="float">
            <text:p>100</text:p>
          </table:table-cell>
          <table:table-cell table:style-name="ce30" table:formula="of:=[.S150]/[.W150]*100" office:value-type="float" office:value="0" calcext:value-type="float">
            <text:p>0</text:p>
          </table:table-cell>
          <table:table-cell table:style-name="ce30" table:formula="of:=[.U150]/[.W150]*100" office:value-type="float" office:value="0" calcext:value-type="float">
            <text:p>0</text:p>
          </table:table-cell>
          <table:table-cell table:style-name="ce7"/>
          <table:table-cell table:style-name="ce29" table:formula="of:=[.AC150]/[.X150]*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sk</text:p>
          </table:table-cell>
          <table:table-cell table:style-name="ce7"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7" office:value-type="string" calcext:value-type="string">
            <text:p>Slovak Treebank (SNK) annotator 1 + single</text:p>
          </table:table-cell>
          <table:table-cell table:style-name="ce14" office:value-type="string" calcext:value-type="string">
            <text:p>HamleDT 3.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Q151]+[.S151]+[.U151]" office:value-type="float" office:value="63238" calcext:value-type="float">
            <text:p>63238</text:p>
          </table:table-cell>
          <table:table-cell table:style-name="ce6" table:formula="of:=[.R151]+[.T151]+[.V151]" office:value-type="float" office:value="993868" calcext:value-type="float">
            <text:p>993868</text:p>
          </table:table-cell>
          <table:table-cell table:style-name="ce29" table:formula="of:=([.R151]+[.T151]+[.V151])/([.Q151]+[.S151]+[.U151])" office:value-type="float" office:value="15.7163098137196" calcext:value-type="float">
            <text:p>15,72</text:p>
          </table:table-cell>
          <table:table-cell table:style-name="ce30" table:formula="of:=[.Q151]/[.W151]*100" office:value-type="float" office:value="82.0914639931687" calcext:value-type="float">
            <text:p>82</text:p>
          </table:table-cell>
          <table:table-cell table:style-name="ce30" table:formula="of:=[.S151]/[.W151]*100" office:value-type="float" office:value="9.22388437331984" calcext:value-type="float">
            <text:p>9</text:p>
          </table:table-cell>
          <table:table-cell table:style-name="ce30" table:formula="of:=[.U151]/[.W151]*100" office:value-type="float" office:value="8.6846516335115" calcext:value-type="float">
            <text:p>9</text:p>
          </table:table-cell>
          <table:table-cell table:style-name="ce7" office:value-type="float" office:value="23411" calcext:value-type="float">
            <text:p>23411</text:p>
          </table:table-cell>
          <table:table-cell table:style-name="ce36" table:formula="of:=[.AC151]/[.X151]*100" office:value-type="float" office:value="2.3555441970161" calcext:value-type="float">
            <text:p>2,36</text:p>
          </table:table-cell>
          <table:table-cell table:style-name="ce6" office:value-type="float" office:value="109281" calcext:value-type="float">
            <text:p>109281</text:p>
          </table:table-cell>
          <table:table-cell table:style-name="ce6" office:value-type="float" office:value="42831" calcext:value-type="float">
            <text:p>42831</text:p>
          </table:table-cell>
          <table:table-cell table:style-name="ce35" table:formula="of:=[.AE151]/[.AF151]" office:value-type="float" office:value="2.5514463822932" calcext:value-type="float">
            <text:p>2,55</text:p>
          </table:table-cell>
          <table:table-cell table:number-columns-repeated="991"/>
        </table:table-row>
        <table:table-row table:style-name="ro1">
          <table:table-cell table:style-name="ce4" office:value-type="string" calcext:value-type="string">
            <text:p>sk</text:p>
          </table:table-cell>
          <table:table-cell table:style-name="ce7"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Q152]+[.S152]+[.U152]" office:value-type="float" office:value="0" calcext:value-type="float">
            <text:p>0</text:p>
          </table:table-cell>
          <table:table-cell table:style-name="ce6" table:formula="of:=[.R152]+[.T152]+[.V152]" office:value-type="float" office:value="0" calcext:value-type="float">
            <text:p>0</text:p>
          </table:table-cell>
          <table:table-cell table:style-name="ce29" table:formula="of:=([.R152]+[.T152]+[.V152])/([.Q152]+[.S152]+[.U152])" office:value-type="string" office:string-value="" calcext:value-type="error">
            <text:p>#DIV/0!</text:p>
          </table:table-cell>
          <table:table-cell table:style-name="ce30" table:formula="of:=[.Q152]/[.W152]*100" office:value-type="string" office:string-value="" calcext:value-type="error">
            <text:p>#DIV/0!</text:p>
          </table:table-cell>
          <table:table-cell table:style-name="ce30" table:formula="of:=[.S152]/[.W152]*100" office:value-type="string" office:string-value="" calcext:value-type="error">
            <text:p>#DIV/0!</text:p>
          </table:table-cell>
          <table:table-cell table:style-name="ce30" table:formula="of:=[.U152]/[.W152]*100" office:value-type="string" office:string-value="" calcext:value-type="error">
            <text:p>#DIV/0!</text:p>
          </table:table-cell>
          <table:table-cell table:style-name="ce7"/>
          <table:table-cell table:style-name="ce29" table:formula="of:=[.AC152]/[.X152]*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sl</text:p>
          </table:table-cell>
          <table:table-cell table:style-name="ce6"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6" office:value-type="string" calcext:value-type="string">
            <text:p>SDT/CoNLL 2006</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 for research only, cite article</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Q153]+[.S153]+[.U153]" office:value-type="float" office:value="1936" calcext:value-type="float">
            <text:p>1936</text:p>
          </table:table-cell>
          <table:table-cell table:style-name="ce6" table:formula="of:=[.R153]+[.T153]+[.V153]" office:value-type="float" office:value="35140" calcext:value-type="float">
            <text:p>35140</text:p>
          </table:table-cell>
          <table:table-cell table:style-name="ce29" table:formula="of:=([.R153]+[.T153]+[.V153])/([.Q153]+[.S153]+[.U153])" office:value-type="float" office:value="18.150826446281" calcext:value-type="float">
            <text:p>18,15</text:p>
          </table:table-cell>
          <table:table-cell table:style-name="ce30" table:formula="of:=[.Q153]/[.W153]*100" office:value-type="float" office:value="61.9834710743802" calcext:value-type="float">
            <text:p>62</text:p>
          </table:table-cell>
          <table:table-cell table:style-name="ce30" table:formula="of:=[.S153]/[.W153]*100" office:value-type="float" office:value="17.2520661157025" calcext:value-type="float">
            <text:p>17</text:p>
          </table:table-cell>
          <table:table-cell table:style-name="ce30" table:formula="of:=[.U153]/[.W153]*100" office:value-type="float" office:value="20.7644628099174" calcext:value-type="float">
            <text:p>21</text:p>
          </table:table-cell>
          <table:table-cell table:style-name="ce6" office:value-type="float" office:value="481" calcext:value-type="float">
            <text:p>481</text:p>
          </table:table-cell>
          <table:table-cell table:style-name="ce34" table:formula="of:=[.AC153]/[.X153]*100" office:value-type="float" office:value="1.36881047239613" calcext:value-type="float">
            <text:p>1,37</text:p>
          </table:table-cell>
          <table:table-cell table:style-name="ce6" office:value-type="float" office:value="8145" calcext:value-type="float">
            <text:p>8145</text:p>
          </table:table-cell>
          <table:table-cell table:style-name="ce6" office:value-type="float" office:value="4382" calcext:value-type="float">
            <text:p>4382</text:p>
          </table:table-cell>
          <table:table-cell table:style-name="ce35" table:formula="of:=[.AE153]/[.AF153]" office:value-type="float" office:value="1.85874030123231" calcext:value-type="float">
            <text:p>1,86</text:p>
          </table:table-cell>
          <table:table-cell table:number-columns-repeated="991"/>
        </table:table-row>
        <table:table-row table:style-name="ro1">
          <table:table-cell table:style-name="ce4" office:value-type="string" calcext:value-type="string">
            <text:p>sl</text:p>
          </table:table-cell>
          <table:table-cell table:style-name="ce6"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6" office:value-type="string" calcext:value-type="string">
            <text:p>SDT/TEI-XML</text:p>
          </table:table-cell>
          <table:table-cell table:style-name="ce14" table:number-columns-repeated="4"/>
          <table:table-cell table:style-name="ce19"/>
          <table:table-cell table:style-name="ce6"/>
          <table:table-cell table:style-name="ce7" office:value-type="string" calcext:value-type="string">
            <text:p>web</text:p>
          </table:table-cell>
          <table:table-cell table:style-name="ce7" office:value-type="string" calcext:value-type="string">
            <text:p>redistributable</text:p>
          </table:table-cell>
          <table:table-cell table:style-name="ce6" office:value-type="string" calcext:value-type="string">
            <text:p>freely downloadable for research only, cite article</text:p>
          </table:table-cell>
          <table:table-cell table:style-name="ce6" office:value-type="string" calcext:value-type="string">
            <text:p>is_member</text:p>
          </table:table-cell>
          <table:table-cell table:style-name="ce6" table:number-columns-repeated="7"/>
          <table:table-cell table:style-name="ce6" table:formula="of:=[.Q154]+[.S154]+[.U154]" office:value-type="float" office:value="0" calcext:value-type="float">
            <text:p>0</text:p>
          </table:table-cell>
          <table:table-cell table:style-name="ce6" table:formula="of:=[.R154]+[.T154]+[.V154]" office:value-type="float" office:value="0" calcext:value-type="float">
            <text:p>0</text:p>
          </table:table-cell>
          <table:table-cell table:style-name="ce29" table:formula="of:=([.R154]+[.T154]+[.V154])/([.Q154]+[.S154]+[.U154])" office:value-type="string" office:string-value="" calcext:value-type="error">
            <text:p>#DIV/0!</text:p>
          </table:table-cell>
          <table:table-cell table:style-name="ce30" table:formula="of:=[.Q154]/[.W154]*100" office:value-type="string" office:string-value="" calcext:value-type="error">
            <text:p>#DIV/0!</text:p>
          </table:table-cell>
          <table:table-cell table:style-name="ce30" table:formula="of:=[.S154]/[.W154]*100" office:value-type="string" office:string-value="" calcext:value-type="error">
            <text:p>#DIV/0!</text:p>
          </table:table-cell>
          <table:table-cell table:style-name="ce30" table:formula="of:=[.U154]/[.W154]*100" office:value-type="string" office:string-value="" calcext:value-type="error">
            <text:p>#DIV/0!</text:p>
          </table:table-cell>
          <table:table-cell table:style-name="ce6"/>
          <table:table-cell table:style-name="ce29" table:formula="of:=[.AC154]/[.X154]*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sl</text:p>
          </table:table-cell>
          <table:table-cell table:style-name="ce6" office:value-type="string" calcext:value-type="string">
            <text:p>Slovenian</text:p>
          </table:table-cell>
          <table:table-cell table:number-columns-repeated="2" table:style-name="ce8" office:value-type="string" calcext:value-type="string">
            <text:p>ssj500k</text:p>
          </table:table-cell>
          <table:table-cell table:style-name="ce6" office:value-type="string" calcext:value-type="string">
            <text:p>Slovene Training Corpus</text:p>
          </table:table-cell>
          <table:table-cell table:style-name="ce14" table:number-columns-repeated="4"/>
          <table:table-cell table:style-name="ce19"/>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Q155]+[.S155]+[.U155]" office:value-type="float" office:value="27829" calcext:value-type="float">
            <text:p>27829</text:p>
          </table:table-cell>
          <table:table-cell table:style-name="ce6" table:formula="of:=[.R155]+[.T155]+[.V155]" office:value-type="float" office:value="500295" calcext:value-type="float">
            <text:p>500295</text:p>
          </table:table-cell>
          <table:table-cell table:style-name="ce29" table:formula="of:=([.R155]+[.T155]+[.V155])/([.Q155]+[.S155]+[.U155])" office:value-type="float" office:value="17.9774695461569" calcext:value-type="float">
            <text:p>17,98</text:p>
          </table:table-cell>
          <table:table-cell table:style-name="ce30" table:formula="of:=[.Q155]/[.W155]*100" office:value-type="float" office:value="100" calcext:value-type="float">
            <text:p>100</text:p>
          </table:table-cell>
          <table:table-cell table:style-name="ce30" table:formula="of:=[.S155]/[.W155]*100" office:value-type="float" office:value="0" calcext:value-type="float">
            <text:p>0</text:p>
          </table:table-cell>
          <table:table-cell table:style-name="ce30" table:formula="of:=[.U155]/[.W155]*100" office:value-type="float" office:value="0" calcext:value-type="float">
            <text:p>0</text:p>
          </table:table-cell>
          <table:table-cell table:style-name="ce6"/>
          <table:table-cell table:style-name="ce29" table:formula="of:=[.AC155]/[.X155]*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sl</text:p>
          </table:table-cell>
          <table:table-cell table:style-name="ce6"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6" office:value-type="string" calcext:value-type="string">
            <text:p>UD 1.2 Slovenian</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universal-dependencies-1.2/UD_Slovenian</text:p>
          </table:table-cell>
          <table:table-cell table:style-name="ce6"/>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6471" calcext:value-type="float">
            <text:p>6471</text:p>
          </table:table-cell>
          <table:table-cell table:style-name="ce6" office:value-type="float" office:value="112334" calcext:value-type="float">
            <text:p>112334</text:p>
          </table:table-cell>
          <table:table-cell table:style-name="ce6" office:value-type="float" office:value="735" calcext:value-type="float">
            <text:p>735</text:p>
          </table:table-cell>
          <table:table-cell table:style-name="ce6" office:value-type="float" office:value="14021" calcext:value-type="float">
            <text:p>14021</text:p>
          </table:table-cell>
          <table:table-cell table:style-name="ce6" office:value-type="float" office:value="790" calcext:value-type="float">
            <text:p>790</text:p>
          </table:table-cell>
          <table:table-cell table:style-name="ce6" office:value-type="float" office:value="14063" calcext:value-type="float">
            <text:p>14063</text:p>
          </table:table-cell>
          <table:table-cell table:style-name="ce6" table:formula="of:=[.Q156]+[.S156]+[.U156]" office:value-type="float" office:value="7996" calcext:value-type="float">
            <text:p>7996</text:p>
          </table:table-cell>
          <table:table-cell table:style-name="ce6" table:formula="of:=[.R156]+[.T156]+[.V156]" office:value-type="float" office:value="140418" calcext:value-type="float">
            <text:p>140418</text:p>
          </table:table-cell>
          <table:table-cell table:style-name="ce29" table:formula="of:=([.R156]+[.T156]+[.V156])/([.Q156]+[.S156]+[.U156])" office:value-type="float" office:value="17.5610305152576" calcext:value-type="float">
            <text:p>17,56</text:p>
          </table:table-cell>
          <table:table-cell table:style-name="ce30" table:formula="of:=[.Q156]/[.W156]*100" office:value-type="float" office:value="80.927963981991" calcext:value-type="float">
            <text:p>81</text:p>
          </table:table-cell>
          <table:table-cell table:style-name="ce30" table:formula="of:=[.S156]/[.W156]*100" office:value-type="float" office:value="9.19209604802401" calcext:value-type="float">
            <text:p>9</text:p>
          </table:table-cell>
          <table:table-cell table:style-name="ce30" table:formula="of:=[.U156]/[.W156]*100" office:value-type="float" office:value="9.87993996998499" calcext:value-type="float">
            <text:p>10</text:p>
          </table:table-cell>
          <table:table-cell table:style-name="ce6"/>
          <table:table-cell table:style-name="ce29"/>
          <table:table-cell table:style-name="ce6" office:value-type="float" office:value="31515" calcext:value-type="float">
            <text:p>31515</text:p>
          </table:table-cell>
          <table:table-cell table:style-name="ce6" office:value-type="float" office:value="16840" calcext:value-type="float">
            <text:p>16840</text:p>
          </table:table-cell>
          <table:table-cell table:style-name="ce35" table:formula="of:=[.AE156]/[.AF156]" office:value-type="float" office:value="1.87143705463183" calcext:value-type="float">
            <text:p>1,87</text:p>
          </table:table-cell>
          <table:table-cell table:number-columns-repeated="991"/>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Q157]+[.S157]+[.U157]" office:value-type="float" office:value="3512" calcext:value-type="float">
            <text:p>3512</text:p>
          </table:table-cell>
          <table:table-cell table:style-name="ce6" table:formula="of:=[.R157]+[.T157]+[.V157]" office:value-type="float" office:value="95028" calcext:value-type="float">
            <text:p>95028</text:p>
          </table:table-cell>
          <table:table-cell table:style-name="ce29" table:formula="of:=([.R157]+[.T157]+[.V157])/([.Q157]+[.S157]+[.U157])" office:value-type="float" office:value="27.0580865603645" calcext:value-type="float">
            <text:p>27,06</text:p>
          </table:table-cell>
          <table:table-cell table:style-name="ce30" table:formula="of:=[.Q157]/[.W157]*100" office:value-type="float" office:value="94.1343963553531" calcext:value-type="float">
            <text:p>94</text:p>
          </table:table-cell>
          <table:table-cell table:style-name="ce30" table:formula="of:=[.S157]/[.W157]*100" office:value-type="float" office:value="0" calcext:value-type="float">
            <text:p>0</text:p>
          </table:table-cell>
          <table:table-cell table:style-name="ce30" table:formula="of:=[.U157]/[.W157]*100" office:value-type="float" office:value="5.86560364464692" calcext:value-type="float">
            <text:p>6</text:p>
          </table:table-cell>
          <table:table-cell table:style-name="ce6"/>
          <table:table-cell table:style-name="ce29" table:formula="of:=[.AC157]/[.X157]*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7" office:value-type="string" calcext:value-type="string">
            <text:p>AnCora-ES/CoNLL 2009</text:p>
          </table:table-cell>
          <table:table-cell table:style-name="ce14" office:value-type="string" calcext:value-type="string">
            <text:p>HamleDT 3.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Q158]+[.S158]+[.U158]" office:value-type="float" office:value="17709" calcext:value-type="float">
            <text:p>17709</text:p>
          </table:table-cell>
          <table:table-cell table:style-name="ce6" table:formula="of:=[.R158]+[.T158]+[.V158]" office:value-type="float" office:value="528440" calcext:value-type="float">
            <text:p>528440</text:p>
          </table:table-cell>
          <table:table-cell table:style-name="ce29" table:formula="of:=([.R158]+[.T158]+[.V158])/([.Q158]+[.S158]+[.U158])" office:value-type="float" office:value="29.8401942515105" calcext:value-type="float">
            <text:p>29,84</text:p>
          </table:table-cell>
          <table:table-cell table:style-name="ce30" table:formula="of:=[.Q158]/[.W158]*100" office:value-type="float" office:value="80.9136597210458" calcext:value-type="float">
            <text:p>81</text:p>
          </table:table-cell>
          <table:table-cell table:style-name="ce30" table:formula="of:=[.S158]/[.W158]*100" office:value-type="float" office:value="9.34553052120391" calcext:value-type="float">
            <text:p>9</text:p>
          </table:table-cell>
          <table:table-cell table:style-name="ce30" table:formula="of:=[.U158]/[.W158]*100" office:value-type="float" office:value="9.7408097577503" calcext:value-type="float">
            <text:p>10</text:p>
          </table:table-cell>
          <table:table-cell table:style-name="ce6" office:value-type="float" office:value="0" calcext:value-type="float">
            <text:p>0</text:p>
          </table:table-cell>
          <table:table-cell table:style-name="ce29" table:formula="of:=[.AC158]/[.X158]*100" office:value-type="float" office:value="0" calcext:value-type="float">
            <text:p>0,00</text:p>
          </table:table-cell>
          <table:table-cell table:style-name="ce6" office:value-type="float" office:value="45118" calcext:value-type="float">
            <text:p>45118</text:p>
          </table:table-cell>
          <table:table-cell table:style-name="ce6" office:value-type="float" office:value="27930" calcext:value-type="float">
            <text:p>27930</text:p>
          </table:table-cell>
          <table:table-cell table:style-name="ce35" table:formula="of:=[.AE158]/[.AF158]"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7"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Q159]+[.S159]+[.U159]" office:value-type="float" office:value="16006" calcext:value-type="float">
            <text:p>16006</text:p>
          </table:table-cell>
          <table:table-cell table:style-name="ce6" table:formula="of:=[.R159]+[.T159]+[.V159]" office:value-type="float" office:value="432651" calcext:value-type="float">
            <text:p>432651</text:p>
          </table:table-cell>
          <table:table-cell table:style-name="ce29" table:formula="of:=([.R159]+[.T159]+[.V159])/([.Q159]+[.S159]+[.U159])" office:value-type="float" office:value="27.0305510433587" calcext:value-type="float">
            <text:p>27,03</text:p>
          </table:table-cell>
          <table:table-cell table:style-name="ce30" table:formula="of:=[.Q159]/[.W159]*100" office:value-type="float" office:value="88.32312882669" calcext:value-type="float">
            <text:p>88</text:p>
          </table:table-cell>
          <table:table-cell table:style-name="ce30" table:formula="of:=[.S159]/[.W159]*100" office:value-type="float" office:value="9.80257403473697" calcext:value-type="float">
            <text:p>10</text:p>
          </table:table-cell>
          <table:table-cell table:style-name="ce30" table:formula="of:=[.U159]/[.W159]*100" office:value-type="float" office:value="1.87429713857304" calcext:value-type="float">
            <text:p>2</text:p>
          </table:table-cell>
          <table:table-cell table:style-name="ce6" office:value-type="float" office:value="1227" calcext:value-type="float">
            <text:p>1227</text:p>
          </table:table-cell>
          <table:table-cell table:style-name="ce29" table:formula="of:=[.AC159]/[.X159]*100" office:value-type="float" office:value="0.283600407718923" calcext:value-type="float">
            <text:p>0,28</text:p>
          </table:table-cell>
          <table:table-cell table:style-name="ce6" table:number-columns-repeated="2"/>
          <table:table-cell table:style-name="ce29"/>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12" office:value-type="string" calcext:value-type="string">
            <text:p>ud11</text:p>
          </table:table-cell>
          <table:table-cell table:style-name="ce6" office:value-type="string" calcext:value-type="string">
            <text:p>UD 1.1 Spanish</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es</text:p>
          </table:table-cell>
          <table:table-cell table:style-name="ce6"/>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Q160]+[.S160]+[.U160]" office:value-type="float" office:value="16006" calcext:value-type="float">
            <text:p>16006</text:p>
          </table:table-cell>
          <table:table-cell table:style-name="ce6" table:formula="of:=[.R160]+[.T160]+[.V160]" office:value-type="float" office:value="432651" calcext:value-type="float">
            <text:p>432651</text:p>
          </table:table-cell>
          <table:table-cell table:style-name="ce29" table:formula="of:=([.R160]+[.T160]+[.V160])/([.Q160]+[.S160]+[.U160])" office:value-type="float" office:value="27.0305510433587" calcext:value-type="float">
            <text:p>27,03</text:p>
          </table:table-cell>
          <table:table-cell table:style-name="ce30" table:formula="of:=[.Q160]/[.W160]*100" office:value-type="float" office:value="88.32312882669" calcext:value-type="float">
            <text:p>88</text:p>
          </table:table-cell>
          <table:table-cell table:style-name="ce30" table:formula="of:=[.S160]/[.W160]*100" office:value-type="float" office:value="9.80257403473697" calcext:value-type="float">
            <text:p>10</text:p>
          </table:table-cell>
          <table:table-cell table:style-name="ce30" table:formula="of:=[.U160]/[.W160]*100" office:value-type="float" office:value="1.87429713857304" calcext:value-type="float">
            <text:p>2</text:p>
          </table:table-cell>
          <table:table-cell table:style-name="ce6" office:value-type="float" office:value="1227" calcext:value-type="float">
            <text:p>1227</text:p>
          </table:table-cell>
          <table:table-cell table:style-name="ce34" table:formula="of:=[.AC160]/[.X160]*100" office:value-type="float" office:value="0.283600407718923" calcext:value-type="float">
            <text:p>0,28</text:p>
          </table:table-cell>
          <table:table-cell table:style-name="ce26" office:value-type="float" office:value="47210" calcext:value-type="float">
            <text:p>47210</text:p>
          </table:table-cell>
          <table:table-cell table:style-name="ce26" office:value-type="float" office:value="1" calcext:value-type="float">
            <text:p>1</text:p>
          </table:table-cell>
          <table:table-cell table:style-name="ce34" table:formula="of:=[.AE160]/[.AF160]" office:value-type="float" office:value="47210" calcext:value-type="float">
            <text:p>47210,00</text:p>
          </table:table-cell>
          <table:table-cell table:number-columns-repeated="991"/>
        </table:table-row>
        <table:table-row table:style-name="ro2">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7" office:value-type="string" calcext:value-type="string">
            <text:p>UD 1.2 Spanish</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Spanis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 US</text:p>
          </table:table-cell>
          <table:table-cell table:style-name="ce7"/>
          <table:table-cell table:style-name="ce7" office:value-type="string" calcext:value-type="string">
            <text:p>official</text:p>
          </table:table-cell>
          <table:table-cell table:style-name="ce7" office:value-type="float" office:value="14187" calcext:value-type="float">
            <text:p>14187</text:p>
          </table:table-cell>
          <table:table-cell table:style-name="ce7" office:value-type="float" office:value="382436" calcext:value-type="float">
            <text:p>382436</text:p>
          </table:table-cell>
          <table:table-cell table:style-name="ce7" office:value-type="float" office:value="1552" calcext:value-type="float">
            <text:p>1552</text:p>
          </table:table-cell>
          <table:table-cell table:style-name="ce7" office:value-type="float" office:value="41198" calcext:value-type="float">
            <text:p>41198</text:p>
          </table:table-cell>
          <table:table-cell table:style-name="ce7" office:value-type="float" office:value="274" calcext:value-type="float">
            <text:p>274</text:p>
          </table:table-cell>
          <table:table-cell table:style-name="ce7" office:value-type="float" office:value="7953" calcext:value-type="float">
            <text:p>7953</text:p>
          </table:table-cell>
          <table:table-cell table:style-name="ce6" table:formula="of:=[.Q161]+[.S161]+[.U161]" office:value-type="float" office:value="16013" calcext:value-type="float">
            <text:p>16013</text:p>
          </table:table-cell>
          <table:table-cell table:style-name="ce6" table:formula="of:=[.R161]+[.T161]+[.V161]" office:value-type="float" office:value="431587" calcext:value-type="float">
            <text:p>431587</text:p>
          </table:table-cell>
          <table:table-cell table:style-name="ce29" table:formula="of:=([.R161]+[.T161]+[.V161])/([.Q161]+[.S161]+[.U161])" office:value-type="float" office:value="26.9522887653781" calcext:value-type="float">
            <text:p>26,95</text:p>
          </table:table-cell>
          <table:table-cell table:style-name="ce30" table:formula="of:=[.Q161]/[.W161]*100" office:value-type="float" office:value="88.5967651283332" calcext:value-type="float">
            <text:p>89</text:p>
          </table:table-cell>
          <table:table-cell table:style-name="ce30" table:formula="of:=[.S161]/[.W161]*100" office:value-type="float" office:value="9.69212514831699" calcext:value-type="float">
            <text:p>10</text:p>
          </table:table-cell>
          <table:table-cell table:style-name="ce30" table:formula="of:=[.U161]/[.W161]*100" office:value-type="float" office:value="1.71110972334978" calcext:value-type="float">
            <text:p>2</text:p>
          </table:table-cell>
          <table:table-cell table:style-name="ce7"/>
          <table:table-cell table:style-name="ce35"/>
          <table:table-cell table:style-name="ce7" office:value-type="float" office:value="45580" calcext:value-type="float">
            <text:p>45580</text:p>
          </table:table-cell>
          <table:table-cell table:style-name="ce7" office:value-type="float" office:value="35923" calcext:value-type="float">
            <text:p>35923</text:p>
          </table:table-cell>
          <table:table-cell table:style-name="ce35" table:formula="of:=[.AE161]/[.AF161]" office:value-type="float" office:value="1.26882498677727" calcext:value-type="float">
            <text:p>1,27</text:p>
          </table:table-cell>
          <table:table-cell table:style-name="ce39" table:number-columns-repeated="990"/>
          <table:table-cell table:style-name="ce40"/>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7" office:value-type="string" calcext:value-type="string">
            <text:p>UDT 2.0</text:p>
          </table:table-cell>
          <table:table-cell table:style-name="ce14"/>
          <table:table-cell table:style-name="ce15" table:number-columns-repeated="3"/>
          <table:table-cell table:style-name="ce20"/>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62]+[.S162]+[.U162]" office:value-type="float" office:value="0" calcext:value-type="float">
            <text:p>0</text:p>
          </table:table-cell>
          <table:table-cell table:style-name="ce6" table:formula="of:=[.R162]+[.T162]+[.V162]" office:value-type="float" office:value="0" calcext:value-type="float">
            <text:p>0</text:p>
          </table:table-cell>
          <table:table-cell table:style-name="ce29" table:formula="of:=([.R162]+[.T162]+[.V162])/([.Q162]+[.S162]+[.U162])" office:value-type="string" office:string-value="" calcext:value-type="error">
            <text:p>#DIV/0!</text:p>
          </table:table-cell>
          <table:table-cell table:style-name="ce30" table:formula="of:=[.Q162]/[.W162]*100" office:value-type="string" office:string-value="" calcext:value-type="error">
            <text:p>#DIV/0!</text:p>
          </table:table-cell>
          <table:table-cell table:style-name="ce30" table:formula="of:=[.S162]/[.W162]*100" office:value-type="string" office:string-value="" calcext:value-type="error">
            <text:p>#DIV/0!</text:p>
          </table:table-cell>
          <table:table-cell table:style-name="ce30" table:formula="of:=[.U162]/[.W162]*100" office:value-type="string" office:string-value="" calcext:value-type="error">
            <text:p>#DIV/0!</text:p>
          </table:table-cell>
          <table:table-cell table:style-name="ce6"/>
          <table:table-cell table:style-name="ce29" table:formula="of:=[.AC162]/[.X162]*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7"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Q163]+[.S163]+[.U163]" office:value-type="float" office:value="0" calcext:value-type="float">
            <text:p>0</text:p>
          </table:table-cell>
          <table:table-cell table:style-name="ce6" table:formula="of:=[.R163]+[.T163]+[.V163]" office:value-type="float" office:value="0" calcext:value-type="float">
            <text:p>0</text:p>
          </table:table-cell>
          <table:table-cell table:style-name="ce29" table:formula="of:=([.R163]+[.T163]+[.V163])/([.Q163]+[.S163]+[.U163])" office:value-type="string" office:string-value="" calcext:value-type="error">
            <text:p>#DIV/0!</text:p>
          </table:table-cell>
          <table:table-cell table:style-name="ce30" table:formula="of:=[.Q163]/[.W163]*100" office:value-type="string" office:string-value="" calcext:value-type="error">
            <text:p>#DIV/0!</text:p>
          </table:table-cell>
          <table:table-cell table:style-name="ce30" table:formula="of:=[.S163]/[.W163]*100" office:value-type="string" office:string-value="" calcext:value-type="error">
            <text:p>#DIV/0!</text:p>
          </table:table-cell>
          <table:table-cell table:style-name="ce30" table:formula="of:=[.U163]/[.W163]*100" office:value-type="string" office:string-value="" calcext:value-type="error">
            <text:p>#DIV/0!</text:p>
          </table:table-cell>
          <table:table-cell table:style-name="ce6"/>
          <table:table-cell table:style-name="ce29" table:formula="of:=[.AC163]/[.X163]*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es</text:p>
          </table:table-cell>
          <table:table-cell table:style-name="ce7"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table-cell table:style-name="ce15" table:number-columns-repeated="3"/>
          <table:table-cell table:style-name="ce20"/>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Q164]+[.S164]+[.U164]" office:value-type="float" office:value="0" calcext:value-type="float">
            <text:p>0</text:p>
          </table:table-cell>
          <table:table-cell table:style-name="ce6" table:formula="of:=[.R164]+[.T164]+[.V164]" office:value-type="float" office:value="0" calcext:value-type="float">
            <text:p>0</text:p>
          </table:table-cell>
          <table:table-cell table:style-name="ce29" table:formula="of:=([.R164]+[.T164]+[.V164])/([.Q164]+[.S164]+[.U164])" office:value-type="string" office:string-value="" calcext:value-type="error">
            <text:p>#DIV/0!</text:p>
          </table:table-cell>
          <table:table-cell table:style-name="ce30" table:formula="of:=[.Q164]/[.W164]*100" office:value-type="string" office:string-value="" calcext:value-type="error">
            <text:p>#DIV/0!</text:p>
          </table:table-cell>
          <table:table-cell table:style-name="ce30" table:formula="of:=[.S164]/[.W164]*100" office:value-type="string" office:string-value="" calcext:value-type="error">
            <text:p>#DIV/0!</text:p>
          </table:table-cell>
          <table:table-cell table:style-name="ce30" table:formula="of:=[.U164]/[.W164]*100" office:value-type="string" office:string-value="" calcext:value-type="error">
            <text:p>#DIV/0!</text:p>
          </table:table-cell>
          <table:table-cell table:style-name="ce6"/>
          <table:table-cell table:style-name="ce29" table:formula="of:=[.AC164]/[.X164]*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7" office:value-type="string" calcext:value-type="string">
            <text:p>Talbanken05 / 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Q165]+[.S165]+[.U165]" office:value-type="float" office:value="11431" calcext:value-type="float">
            <text:p>11431</text:p>
          </table:table-cell>
          <table:table-cell table:style-name="ce6" table:formula="of:=[.R165]+[.T165]+[.V165]" office:value-type="float" office:value="197123" calcext:value-type="float">
            <text:p>197123</text:p>
          </table:table-cell>
          <table:table-cell table:style-name="ce29" table:formula="of:=([.R165]+[.T165]+[.V165])/([.Q165]+[.S165]+[.U165])" office:value-type="float" office:value="17.2445980229201" calcext:value-type="float">
            <text:p>17,24</text:p>
          </table:table-cell>
          <table:table-cell table:style-name="ce30" table:formula="of:=[.Q165]/[.W165]*100" office:value-type="float" office:value="96.5969731432071" calcext:value-type="float">
            <text:p>97</text:p>
          </table:table-cell>
          <table:table-cell table:style-name="ce30" table:formula="of:=[.S165]/[.W165]*100" office:value-type="float" office:value="0" calcext:value-type="float">
            <text:p>0</text:p>
          </table:table-cell>
          <table:table-cell table:style-name="ce30" table:formula="of:=[.U165]/[.W165]*100" office:value-type="float" office:value="3.40302685679293" calcext:value-type="float">
            <text:p>3</text:p>
          </table:table-cell>
          <table:table-cell table:style-name="ce6" office:value-type="float" office:value="1928" calcext:value-type="float">
            <text:p>1928</text:p>
          </table:table-cell>
          <table:table-cell table:style-name="ce29" table:formula="of:=[.AC165]/[.X165]*100" office:value-type="float" office:value="0.978069530191809" calcext:value-type="float">
            <text:p>0,98</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6" office:value-type="string" calcext:value-type="string">
            <text:p>Talbanken05 / SPMRL 2014</text:p>
          </table:table-cell>
          <table:table-cell table:style-name="ce14" table:number-columns-repeated="4"/>
          <table:table-cell table:style-name="ce20"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Q166]+[.S166]+[.U166]" office:value-type="float" office:value="5494" calcext:value-type="float">
            <text:p>5494</text:p>
          </table:table-cell>
          <table:table-cell table:style-name="ce6" table:formula="of:=[.R166]+[.T166]+[.V166]" office:value-type="float" office:value="85671" calcext:value-type="float">
            <text:p>85671</text:p>
          </table:table-cell>
          <table:table-cell table:style-name="ce29" table:formula="of:=([.R166]+[.T166]+[.V166])/([.Q166]+[.S166]+[.U166])" office:value-type="float" office:value="15.5935566072079" calcext:value-type="float">
            <text:p>15,59</text:p>
          </table:table-cell>
          <table:table-cell table:style-name="ce30" table:formula="of:=[.Q166]/[.W166]*100" office:value-type="float" office:value="91.0083727702949" calcext:value-type="float">
            <text:p>91</text:p>
          </table:table-cell>
          <table:table-cell table:style-name="ce30" table:formula="of:=[.S166]/[.W166]*100" office:value-type="float" office:value="8.99162722970513" calcext:value-type="float">
            <text:p>9</text:p>
          </table:table-cell>
          <table:table-cell table:style-name="ce30" table:formula="of:=[.U166]/[.W166]*100" office:value-type="float" office:value="0" calcext:value-type="float">
            <text:p>0</text:p>
          </table:table-cell>
          <table:table-cell table:style-name="ce7"/>
          <table:table-cell table:style-name="ce29" table:formula="of:=[.AC166]/[.X166]*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4" table:number-columns-repeated="4"/>
          <table:table-cell table:style-name="ce19"/>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Q167]+[.S167]+[.U167]" office:value-type="float" office:value="6026" calcext:value-type="float">
            <text:p>6026</text:p>
          </table:table-cell>
          <table:table-cell table:style-name="ce6" table:formula="of:=[.R167]+[.T167]+[.V167]" office:value-type="float" office:value="96819" calcext:value-type="float">
            <text:p>96819</text:p>
          </table:table-cell>
          <table:table-cell table:style-name="ce29" table:formula="of:=([.R167]+[.T167]+[.V167])/([.Q167]+[.S167]+[.U167])" office:value-type="float" office:value="16.0668768669101" calcext:value-type="float">
            <text:p>16,07</text:p>
          </table:table-cell>
          <table:table-cell table:style-name="ce30" table:formula="of:=[.Q167]/[.W167]*100" office:value-type="float" office:value="71.4072353136409" calcext:value-type="float">
            <text:p>71</text:p>
          </table:table-cell>
          <table:table-cell table:style-name="ce30" table:formula="of:=[.S167]/[.W167]*100" office:value-type="float" office:value="8.36375705277133" calcext:value-type="float">
            <text:p>8</text:p>
          </table:table-cell>
          <table:table-cell table:style-name="ce30" table:formula="of:=[.U167]/[.W167]*100" office:value-type="float" office:value="20.2290076335878" calcext:value-type="float">
            <text:p>20</text:p>
          </table:table-cell>
          <table:table-cell table:style-name="ce6"/>
          <table:table-cell table:style-name="ce35" table:formula="of:=[.AC167]/[.X167]*100" office:value-type="float" office:value="0" calcext:value-type="float">
            <text:p>0,0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12" office:value-type="string" calcext:value-type="string">
            <text:p>ud11</text:p>
          </table:table-cell>
          <table:table-cell table:style-name="ce6" office:value-type="string" calcext:value-type="string">
            <text:p>UD 1.1 Swedish</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treebanks/ud-1.1/sv</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Q168]+[.S168]+[.U168]" office:value-type="float" office:value="6026" calcext:value-type="float">
            <text:p>6026</text:p>
          </table:table-cell>
          <table:table-cell table:style-name="ce6" table:formula="of:=[.R168]+[.T168]+[.V168]" office:value-type="float" office:value="96819" calcext:value-type="float">
            <text:p>96819</text:p>
          </table:table-cell>
          <table:table-cell table:style-name="ce29" table:formula="of:=([.R168]+[.T168]+[.V168])/([.Q168]+[.S168]+[.U168])" office:value-type="float" office:value="16.0668768669101" calcext:value-type="float">
            <text:p>16,07</text:p>
          </table:table-cell>
          <table:table-cell table:style-name="ce30" table:formula="of:=[.Q168]/[.W168]*100" office:value-type="float" office:value="71.4072353136409" calcext:value-type="float">
            <text:p>71</text:p>
          </table:table-cell>
          <table:table-cell table:style-name="ce30" table:formula="of:=[.S168]/[.W168]*100" office:value-type="float" office:value="8.36375705277133" calcext:value-type="float">
            <text:p>8</text:p>
          </table:table-cell>
          <table:table-cell table:style-name="ce30" table:formula="of:=[.U168]/[.W168]*100" office:value-type="float" office:value="20.2290076335878" calcext:value-type="float">
            <text:p>20</text:p>
          </table:table-cell>
          <table:table-cell table:style-name="ce6" office:value-type="float" office:value="185" calcext:value-type="float">
            <text:p>185</text:p>
          </table:table-cell>
          <table:table-cell table:style-name="ce34" table:formula="of:=[.AC168]/[.X168]*100" office:value-type="float" office:value="0.191078197461242" calcext:value-type="float">
            <text:p>0,19</text:p>
          </table:table-cell>
          <table:table-cell table:style-name="ce6" office:value-type="float" office:value="15920" calcext:value-type="float">
            <text:p>15920</text:p>
          </table:table-cell>
          <table:table-cell table:style-name="ce6" office:value-type="float" office:value="9769" calcext:value-type="float">
            <text:p>9769</text:p>
          </table:table-cell>
          <table:table-cell table:style-name="ce35" table:formula="of:=[.AE168]/[.AF168]" office:value-type="float" office:value="1.62964479475893" calcext:value-type="float">
            <text:p>1,63</text:p>
          </table:table-cell>
          <table:table-cell table:number-columns-repeated="991"/>
        </table:table-row>
        <table:table-row table:style-name="ro2">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7" office:value-type="string" calcext:value-type="string">
            <text:p>UD 1.2 Swedish</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Swedish</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SA 4.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6" table:formula="of:=[.Q169]+[.S169]+[.U169]" office:value-type="float" office:value="6026" calcext:value-type="float">
            <text:p>6026</text:p>
          </table:table-cell>
          <table:table-cell table:style-name="ce6" table:formula="of:=[.R169]+[.T169]+[.V169]" office:value-type="float" office:value="96819" calcext:value-type="float">
            <text:p>96819</text:p>
          </table:table-cell>
          <table:table-cell table:style-name="ce29" table:formula="of:=([.R169]+[.T169]+[.V169])/([.Q169]+[.S169]+[.U169])" office:value-type="float" office:value="16.0668768669101" calcext:value-type="float">
            <text:p>16,07</text:p>
          </table:table-cell>
          <table:table-cell table:style-name="ce30" table:formula="of:=[.Q169]/[.W169]*100" office:value-type="float" office:value="71.4072353136409" calcext:value-type="float">
            <text:p>71</text:p>
          </table:table-cell>
          <table:table-cell table:style-name="ce30" table:formula="of:=[.S169]/[.W169]*100" office:value-type="float" office:value="8.36375705277133" calcext:value-type="float">
            <text:p>8</text:p>
          </table:table-cell>
          <table:table-cell table:style-name="ce30" table:formula="of:=[.U169]/[.W169]*100" office:value-type="float" office:value="20.2290076335878" calcext:value-type="float">
            <text:p>20</text:p>
          </table:table-cell>
          <table:table-cell table:style-name="ce7"/>
          <table:table-cell table:style-name="ce35"/>
          <table:table-cell table:style-name="ce7" office:value-type="float" office:value="15094" calcext:value-type="float">
            <text:p>15094</text:p>
          </table:table-cell>
          <table:table-cell table:style-name="ce7" office:value-type="float" office:value="10235" calcext:value-type="float">
            <text:p>10235</text:p>
          </table:table-cell>
          <table:table-cell table:style-name="ce35" table:formula="of:=[.AE169]/[.AF169]" office:value-type="float" office:value="1.47474352711285" calcext:value-type="float">
            <text:p>1,47</text:p>
          </table:table-cell>
          <table:table-cell table:style-name="ce39" table:number-columns-repeated="990"/>
          <table:table-cell table:style-name="ce40"/>
        </table:table-row>
        <table:table-row table:style-name="ro1">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7" office:value-type="string" calcext:value-type="string">
            <text:p>Talbanken05 / UDT 2.0</text:p>
          </table:table-cell>
          <table:table-cell table:style-name="ce14"/>
          <table:table-cell table:style-name="ce15" table:number-columns-repeated="3"/>
          <table:table-cell table:style-name="ce20"/>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Q170]+[.S170]+[.U170]" office:value-type="float" office:value="0" calcext:value-type="float">
            <text:p>0</text:p>
          </table:table-cell>
          <table:table-cell table:style-name="ce6" table:formula="of:=[.R170]+[.T170]+[.V170]" office:value-type="float" office:value="0" calcext:value-type="float">
            <text:p>0</text:p>
          </table:table-cell>
          <table:table-cell table:style-name="ce29" table:formula="of:=([.R170]+[.T170]+[.V170])/([.Q170]+[.S170]+[.U170])" office:value-type="string" office:string-value="" calcext:value-type="error">
            <text:p>#DIV/0!</text:p>
          </table:table-cell>
          <table:table-cell table:style-name="ce30" table:formula="of:=[.Q170]/[.W170]*100" office:value-type="string" office:string-value="" calcext:value-type="error">
            <text:p>#DIV/0!</text:p>
          </table:table-cell>
          <table:table-cell table:style-name="ce30" table:formula="of:=[.S170]/[.W170]*100" office:value-type="string" office:string-value="" calcext:value-type="error">
            <text:p>#DIV/0!</text:p>
          </table:table-cell>
          <table:table-cell table:style-name="ce30" table:formula="of:=[.U170]/[.W170]*100" office:value-type="string" office:string-value="" calcext:value-type="error">
            <text:p>#DIV/0!</text:p>
          </table:table-cell>
          <table:table-cell table:style-name="ce6"/>
          <table:table-cell table:style-name="ce29" table:formula="of:=[.AC170]/[.X170]*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2">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6" office:value-type="string" calcext:value-type="string">
            <text:p>TamilTB</text:p>
          </table:table-cell>
          <table:table-cell table:style-name="ce14" office:value-type="string" calcext:value-type="string">
            <text:p>HamleDT 3.0</text:p>
          </table:table-cell>
          <table:table-cell table:style-name="ce14" office:value-type="string" calcext:value-type="string">
            <text:p>YES</text:p>
          </table:table-cell>
          <table:table-cell table:style-name="ce14" table:number-columns-repeated="2"/>
          <table:table-cell table:style-name="ce19"/>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Q171]+[.S171]+[.U171]" office:value-type="float" office:value="600" calcext:value-type="float">
            <text:p>600</text:p>
          </table:table-cell>
          <table:table-cell table:style-name="ce6" table:formula="of:=[.R171]+[.T171]+[.V171]" office:value-type="float" office:value="9581" calcext:value-type="float">
            <text:p>9581</text:p>
          </table:table-cell>
          <table:table-cell table:style-name="ce29" table:formula="of:=([.R171]+[.T171]+[.V171])/([.Q171]+[.S171]+[.U171])" office:value-type="float" office:value="15.9683333333333" calcext:value-type="float">
            <text:p>15,97</text:p>
          </table:table-cell>
          <table:table-cell table:style-name="ce30" table:formula="of:=[.Q171]/[.W171]*100" office:value-type="float" office:value="66.6666666666667" calcext:value-type="float">
            <text:p>67</text:p>
          </table:table-cell>
          <table:table-cell table:style-name="ce30" table:formula="of:=[.S171]/[.W171]*100" office:value-type="float" office:value="13.3333333333333" calcext:value-type="float">
            <text:p>13</text:p>
          </table:table-cell>
          <table:table-cell table:style-name="ce30" table:formula="of:=[.U171]/[.W171]*100" office:value-type="float" office:value="20" calcext:value-type="float">
            <text:p>20</text:p>
          </table:table-cell>
          <table:table-cell table:style-name="ce6" office:value-type="float" office:value="26" calcext:value-type="float">
            <text:p>26</text:p>
          </table:table-cell>
          <table:table-cell table:style-name="ce34" table:formula="of:=[.AC171]/[.X171]*100" office:value-type="float" office:value="0.271370420624152" calcext:value-type="float">
            <text:p>0,27</text:p>
          </table:table-cell>
          <table:table-cell table:style-name="ce6" office:value-type="float" office:value="3464" calcext:value-type="float">
            <text:p>3464</text:p>
          </table:table-cell>
          <table:table-cell table:style-name="ce6" office:value-type="float" office:value="1910" calcext:value-type="float">
            <text:p>1910</text:p>
          </table:table-cell>
          <table:table-cell table:style-name="ce35" table:formula="of:=[.AE171]/[.AF171]" office:value-type="float" office:value="1.81361256544503" calcext:value-type="float">
            <text:p>1,81</text:p>
          </table:table-cell>
          <table:table-cell table:number-columns-repeated="991"/>
        </table:table-row>
        <table:table-row table:style-name="ro2">
          <table:table-cell table:style-name="ce4" office:value-type="string" calcext:value-type="string">
            <text:p>ta</text:p>
          </table:table-cell>
          <table:table-cell table:style-name="ce7"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7" office:value-type="string" calcext:value-type="string">
            <text:p>UD 1.2 Tamil</text:p>
          </table:table-cell>
          <table:table-cell table:style-name="ce15"/>
          <table:table-cell table:style-name="ce15" office:value-type="string" calcext:value-type="string">
            <text:p>YES</text:p>
          </table:table-cell>
          <table:table-cell table:style-name="ce15" table:number-columns-repeated="2"/>
          <table:table-cell table:style-name="ce20" office:value-type="string" calcext:value-type="string">
            <text:p>/net/data/universal-dependencies-1.2/UD_Tamil</text:p>
          </table:table-cell>
          <table:table-cell table:style-name="ce7"/>
          <table:table-cell table:style-name="ce7" office:value-type="string" calcext:value-type="string">
            <text:p><text:a xlink:href="http://hdl.handle.net/11234/1-1548" xlink:type="simple">http://hdl.handle.net/11234/1-1548</text:a></text:p>
          </table:table-cell>
          <table:table-cell table:style-name="ce7"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00" calcext:value-type="float">
            <text:p>400</text:p>
          </table:table-cell>
          <table:table-cell table:style-name="ce7" office:value-type="float" office:value="6329" calcext:value-type="float">
            <text:p>6329</text:p>
          </table:table-cell>
          <table:table-cell table:style-name="ce7" office:value-type="float" office:value="80" calcext:value-type="float">
            <text:p>80</text:p>
          </table:table-cell>
          <table:table-cell table:style-name="ce7" office:value-type="float" office:value="1263" calcext:value-type="float">
            <text:p>1263</text:p>
          </table:table-cell>
          <table:table-cell table:style-name="ce7" office:value-type="float" office:value="120" calcext:value-type="float">
            <text:p>120</text:p>
          </table:table-cell>
          <table:table-cell table:style-name="ce7" office:value-type="float" office:value="1989" calcext:value-type="float">
            <text:p>1989</text:p>
          </table:table-cell>
          <table:table-cell table:style-name="ce6" table:formula="of:=[.Q172]+[.S172]+[.U172]" office:value-type="float" office:value="600" calcext:value-type="float">
            <text:p>600</text:p>
          </table:table-cell>
          <table:table-cell table:style-name="ce6" table:formula="of:=[.R172]+[.T172]+[.V172]" office:value-type="float" office:value="9581" calcext:value-type="float">
            <text:p>9581</text:p>
          </table:table-cell>
          <table:table-cell table:style-name="ce29" table:formula="of:=([.R172]+[.T172]+[.V172])/([.Q172]+[.S172]+[.U172])" office:value-type="float" office:value="15.9683333333333" calcext:value-type="float">
            <text:p>15,97</text:p>
          </table:table-cell>
          <table:table-cell table:style-name="ce30" table:formula="of:=[.Q172]/[.W172]*100" office:value-type="float" office:value="66.6666666666667" calcext:value-type="float">
            <text:p>67</text:p>
          </table:table-cell>
          <table:table-cell table:style-name="ce30" table:formula="of:=[.S172]/[.W172]*100" office:value-type="float" office:value="13.3333333333333" calcext:value-type="float">
            <text:p>13</text:p>
          </table:table-cell>
          <table:table-cell table:style-name="ce30" table:formula="of:=[.U172]/[.W172]*100" office:value-type="float" office:value="20" calcext:value-type="float">
            <text:p>20</text:p>
          </table:table-cell>
          <table:table-cell table:style-name="ce7"/>
          <table:table-cell table:style-name="ce35"/>
          <table:table-cell table:style-name="ce7" office:value-type="float" office:value="3583" calcext:value-type="float">
            <text:p>3583</text:p>
          </table:table-cell>
          <table:table-cell table:style-name="ce7" office:value-type="float" office:value="2023" calcext:value-type="float">
            <text:p>2023</text:p>
          </table:table-cell>
          <table:table-cell table:style-name="ce35" table:formula="of:=[.AE172]/[.AF172]" office:value-type="float" office:value="1.77113198220465" calcext:value-type="float">
            <text:p>1,77</text:p>
          </table:table-cell>
          <table:table-cell table:style-name="ce39" table:number-columns-repeated="990"/>
          <table:table-cell table:style-name="ce40"/>
        </table:table-row>
        <table:table-row table:style-name="ro1">
          <table:table-cell table:style-name="ce2" office:value-type="string" calcext:value-type="string">
            <text:p>te</text:p>
          </table:table-cell>
          <table:table-cell table:style-name="ce6"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6" office:value-type="string" calcext:value-type="string">
            <text:p>ICON 2009</text:p>
          </table:table-cell>
          <table:table-cell table:style-name="ce14"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Q173]+[.S173]+[.U173]" office:value-type="float" office:value="1606" calcext:value-type="float">
            <text:p>1606</text:p>
          </table:table-cell>
          <table:table-cell table:style-name="ce6" table:formula="of:=[.R173]+[.T173]+[.V173]" office:value-type="float" office:value="6169" calcext:value-type="float">
            <text:p>6169</text:p>
          </table:table-cell>
          <table:table-cell table:style-name="ce29" table:formula="of:=([.R173]+[.T173]+[.V173])/([.Q173]+[.S173]+[.U173])" office:value-type="float" office:value="3.8412204234122" calcext:value-type="float">
            <text:p>3,84</text:p>
          </table:table-cell>
          <table:table-cell table:style-name="ce30" table:formula="of:=[.Q173]/[.W173]*100" office:value-type="float" office:value="90.6600249066002" calcext:value-type="float">
            <text:p>91</text:p>
          </table:table-cell>
          <table:table-cell table:style-name="ce30" table:formula="of:=[.S173]/[.W173]*100" office:value-type="float" office:value="0" calcext:value-type="float">
            <text:p>0</text:p>
          </table:table-cell>
          <table:table-cell table:style-name="ce30" table:formula="of:=[.U173]/[.W173]*100" office:value-type="float" office:value="9.33997509339975" calcext:value-type="float">
            <text:p>9</text:p>
          </table:table-cell>
          <table:table-cell table:style-name="ce6"/>
          <table:table-cell table:style-name="ce29" table:formula="of:=[.AC173]/[.X173]*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6" office:value-type="string" calcext:value-type="string">
            <text:p>ICON 2010</text:p>
          </table:table-cell>
          <table:table-cell table:style-name="ce14" office:value-type="string" calcext:value-type="string">
            <text:p>HamleDT 3.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office:value-type="float" office:value="150" calcext:value-type="float">
            <text:p>150</text:p>
          </table:table-cell>
          <table:table-cell table:style-name="ce6" office:value-type="float" office:value="597" calcext:value-type="float">
            <text:p>597</text:p>
          </table:table-cell>
          <table:table-cell table:style-name="ce6" office:value-type="float" office:value="150" calcext:value-type="float">
            <text:p>150</text:p>
          </table:table-cell>
          <table:table-cell table:style-name="ce6" office:value-type="float" office:value="599" calcext:value-type="float">
            <text:p>599</text:p>
          </table:table-cell>
          <table:table-cell table:style-name="ce6" table:formula="of:=[.Q174]+[.S174]+[.U174]" office:value-type="float" office:value="1600" calcext:value-type="float">
            <text:p>1600</text:p>
          </table:table-cell>
          <table:table-cell table:style-name="ce6" table:formula="of:=[.R174]+[.T174]+[.V174]" office:value-type="float" office:value="6321" calcext:value-type="float">
            <text:p>6321</text:p>
          </table:table-cell>
          <table:table-cell table:style-name="ce29" table:formula="of:=([.R174]+[.T174]+[.V174])/([.Q174]+[.S174]+[.U174])" office:value-type="float" office:value="3.950625" calcext:value-type="float">
            <text:p>3,95</text:p>
          </table:table-cell>
          <table:table-cell table:style-name="ce30" table:formula="of:=[.Q174]/[.W174]*100" office:value-type="float" office:value="81.25" calcext:value-type="float">
            <text:p>81</text:p>
          </table:table-cell>
          <table:table-cell table:style-name="ce30" table:formula="of:=[.S174]/[.W174]*100" office:value-type="float" office:value="9.375" calcext:value-type="float">
            <text:p>9</text:p>
          </table:table-cell>
          <table:table-cell table:style-name="ce30" table:formula="of:=[.U174]/[.W174]*100" office:value-type="float" office:value="9.375" calcext:value-type="float">
            <text:p>9</text:p>
          </table:table-cell>
          <table:table-cell table:style-name="ce6" office:value-type="float" office:value="14" calcext:value-type="float">
            <text:p>14</text:p>
          </table:table-cell>
          <table:table-cell table:style-name="ce34" table:formula="of:=[.AC174]/[.X174]*100" office:value-type="float" office:value="0.221483942414175" calcext:value-type="float">
            <text:p>0,22</text:p>
          </table:table-cell>
          <table:table-cell table:style-name="ce6" office:value-type="float" office:value="2943" calcext:value-type="float">
            <text:p>2943</text:p>
          </table:table-cell>
          <table:table-cell table:style-name="ce6" office:value-type="float" office:value="1606" calcext:value-type="float">
            <text:p>1606</text:p>
          </table:table-cell>
          <table:table-cell table:style-name="ce35" table:formula="of:=[.AE174]/[.AF174]" office:value-type="float" office:value="1.83250311332503" calcext:value-type="float">
            <text:p>1,83</text:p>
          </table:table-cell>
          <table:table-cell table:number-columns-repeated="991"/>
        </table:table-row>
        <table:table-row table:style-name="ro1">
          <table:table-cell table:style-name="ce4" office:value-type="string" calcext:value-type="string">
            <text:p>tr</text:p>
          </table:table-cell>
          <table:table-cell table:style-name="ce7"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Q175]+[.S175]+[.U175]" office:value-type="float" office:value="5620" calcext:value-type="float">
            <text:p>5620</text:p>
          </table:table-cell>
          <table:table-cell table:style-name="ce6" table:formula="of:=[.R175]+[.T175]+[.V175]" office:value-type="float" office:value="65057" calcext:value-type="float">
            <text:p>65057</text:p>
          </table:table-cell>
          <table:table-cell table:style-name="ce29" table:formula="of:=([.R175]+[.T175]+[.V175])/([.Q175]+[.S175]+[.U175])" office:value-type="float" office:value="11.5759786476868" calcext:value-type="float">
            <text:p>11,58</text:p>
          </table:table-cell>
          <table:table-cell table:style-name="ce30" table:formula="of:=[.Q175]/[.W175]*100" office:value-type="float" office:value="88.914590747331" calcext:value-type="float">
            <text:p>89</text:p>
          </table:table-cell>
          <table:table-cell table:style-name="ce30" table:formula="of:=[.S175]/[.W175]*100" office:value-type="float" office:value="0" calcext:value-type="float">
            <text:p>0</text:p>
          </table:table-cell>
          <table:table-cell table:style-name="ce30" table:formula="of:=[.U175]/[.W175]*100" office:value-type="float" office:value="11.085409252669" calcext:value-type="float">
            <text:p>11</text:p>
          </table:table-cell>
          <table:table-cell table:style-name="ce6"/>
          <table:table-cell table:style-name="ce29" table:formula="of:=[.AC175]/[.X175]*100" office:value-type="float" office:value="0" calcext:value-type="float">
            <text:p>0,00</text:p>
          </table:table-cell>
          <table:table-cell table:style-name="ce6" table:number-columns-repeated="2"/>
          <table:table-cell table:style-name="ce29"/>
          <table:table-cell table:number-columns-repeated="991"/>
        </table:table-row>
        <table:table-row table:style-name="ro1">
          <table:table-cell table:style-name="ce3" office:value-type="string" calcext:value-type="string">
            <text:p>tr</text:p>
          </table:table-cell>
          <table:table-cell table:style-name="ce7"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7" office:value-type="string" calcext:value-type="string">
            <text:p>METU Sabanci/CoNLL 2007</text:p>
          </table:table-cell>
          <table:table-cell table:style-name="ce14" office:value-type="string" calcext:value-type="string">
            <text:p>HamleDT 3.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5300" calcext:value-type="float">
            <text:p>5300</text:p>
          </table:table-cell>
          <table:table-cell table:style-name="ce6" office:value-type="float" office:value="58972" calcext:value-type="float">
            <text:p>58972</text:p>
          </table:table-cell>
          <table:table-cell table:style-name="ce6" office:value-type="float" office:value="335" calcext:value-type="float">
            <text:p>335</text:p>
          </table:table-cell>
          <table:table-cell table:style-name="ce6" office:value-type="float" office:value="6210" calcext:value-type="float">
            <text:p>6210</text:p>
          </table:table-cell>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Q176]+[.S176]+[.U176]" office:value-type="float" office:value="5935" calcext:value-type="float">
            <text:p>5935</text:p>
          </table:table-cell>
          <table:table-cell table:style-name="ce6" table:formula="of:=[.R176]+[.T176]+[.V176]" office:value-type="float" office:value="69695" calcext:value-type="float">
            <text:p>69695</text:p>
          </table:table-cell>
          <table:table-cell table:style-name="ce29" table:formula="of:=([.R176]+[.T176]+[.V176])/([.Q176]+[.S176]+[.U176])" office:value-type="float" office:value="11.743049705139" calcext:value-type="float">
            <text:p>11,74</text:p>
          </table:table-cell>
          <table:table-cell table:style-name="ce30" table:formula="of:=[.Q176]/[.W176]*100" office:value-type="float" office:value="89.3007582139848" calcext:value-type="float">
            <text:p>89</text:p>
          </table:table-cell>
          <table:table-cell table:style-name="ce30" table:formula="of:=[.S176]/[.W176]*100" office:value-type="float" office:value="5.64448188711036" calcext:value-type="float">
            <text:p>6</text:p>
          </table:table-cell>
          <table:table-cell table:style-name="ce30" table:formula="of:=[.U176]/[.W176]*100" office:value-type="float" office:value="5.0547598989048" calcext:value-type="float">
            <text:p>5</text:p>
          </table:table-cell>
          <table:table-cell table:style-name="ce6" office:value-type="float" office:value="2430" calcext:value-type="float">
            <text:p>2430</text:p>
          </table:table-cell>
          <table:table-cell table:style-name="ce34" table:formula="of:=[.AC176]/[.X176]*100" office:value-type="float" office:value="3.48662027405122" calcext:value-type="float">
            <text:p>3,49</text:p>
          </table:table-cell>
          <table:table-cell table:style-name="ce6" office:value-type="float" office:value="22749" calcext:value-type="float">
            <text:p>22749</text:p>
          </table:table-cell>
          <table:table-cell table:style-name="ce6" office:value-type="float" office:value="6427" calcext:value-type="float">
            <text:p>6427</text:p>
          </table:table-cell>
          <table:table-cell table:style-name="ce29" table:formula="of:=[.AE176]/[.AF176]" office:value-type="float" office:value="3.53959856853898" calcext:value-type="float">
            <text:p>3,54</text:p>
          </table:table-cell>
          <table:table-cell table:number-columns-repeated="991"/>
        </table:table-row>
        <table:table-row table:style-name="ro1">
          <table:table-cell table:style-name="ce4" office:value-type="string" calcext:value-type="string">
            <text:p>uk</text:p>
          </table:table-cell>
          <table:table-cell table:style-name="ce7"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7"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Q177]+[.S177]+[.U177]" office:value-type="float" office:value="50" calcext:value-type="float">
            <text:p>50</text:p>
          </table:table-cell>
          <table:table-cell table:style-name="ce6" table:formula="of:=[.R177]+[.T177]+[.V177]" office:value-type="float" office:value="0" calcext:value-type="float">
            <text:p>0</text:p>
          </table:table-cell>
          <table:table-cell table:style-name="ce29" table:formula="of:=([.R177]+[.T177]+[.V177])/([.Q177]+[.S177]+[.U177])" office:value-type="float" office:value="0" calcext:value-type="float">
            <text:p>0,00</text:p>
          </table:table-cell>
          <table:table-cell table:style-name="ce30" table:formula="of:=[.Q177]/[.W177]*100" office:value-type="float" office:value="100" calcext:value-type="float">
            <text:p>100</text:p>
          </table:table-cell>
          <table:table-cell table:style-name="ce30" table:formula="of:=[.S177]/[.W177]*100" office:value-type="float" office:value="0" calcext:value-type="float">
            <text:p>0</text:p>
          </table:table-cell>
          <table:table-cell table:style-name="ce30" table:formula="of:=[.U177]/[.W177]*100" office:value-type="float" office:value="0" calcext:value-type="float">
            <text:p>0</text:p>
          </table:table-cell>
          <table:table-cell table:style-name="ce6"/>
          <table:table-cell table:style-name="ce29" table:formula="of:=[.AC177]/[.X177]*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ur</text:p>
          </table:table-cell>
          <table:table-cell table:style-name="ce7"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7"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Q178]+[.S178]+[.U178]" office:value-type="float" office:value="0" calcext:value-type="float">
            <text:p>0</text:p>
          </table:table-cell>
          <table:table-cell table:style-name="ce6" table:formula="of:=[.R178]+[.T178]+[.V178]" office:value-type="float" office:value="0" calcext:value-type="float">
            <text:p>0</text:p>
          </table:table-cell>
          <table:table-cell table:style-name="ce29" table:formula="of:=([.R178]+[.T178]+[.V178])/([.Q178]+[.S178]+[.U178])" office:value-type="string" office:string-value="" calcext:value-type="error">
            <text:p>#DIV/0!</text:p>
          </table:table-cell>
          <table:table-cell table:style-name="ce30" table:formula="of:=[.Q178]/[.W178]*100" office:value-type="string" office:string-value="" calcext:value-type="error">
            <text:p>#DIV/0!</text:p>
          </table:table-cell>
          <table:table-cell table:style-name="ce30" table:formula="of:=[.S178]/[.W178]*100" office:value-type="string" office:string-value="" calcext:value-type="error">
            <text:p>#DIV/0!</text:p>
          </table:table-cell>
          <table:table-cell table:style-name="ce30" table:formula="of:=[.U178]/[.W178]*100" office:value-type="string" office:string-value="" calcext:value-type="error">
            <text:p>#DIV/0!</text:p>
          </table:table-cell>
          <table:table-cell table:style-name="ce6"/>
          <table:table-cell table:style-name="ce29" table:formula="of:=[.AC178]/[.X178]*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4" office:value-type="string" calcext:value-type="string">
            <text:p>vi</text:p>
          </table:table-cell>
          <table:table-cell table:style-name="ce7"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7"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Q179]+[.S179]+[.U179]" office:value-type="float" office:value="0" calcext:value-type="float">
            <text:p>0</text:p>
          </table:table-cell>
          <table:table-cell table:style-name="ce6" table:formula="of:=[.R179]+[.T179]+[.V179]" office:value-type="float" office:value="0" calcext:value-type="float">
            <text:p>0</text:p>
          </table:table-cell>
          <table:table-cell table:style-name="ce29" table:formula="of:=([.R179]+[.T179]+[.V179])/([.Q179]+[.S179]+[.U179])" office:value-type="string" office:string-value="" calcext:value-type="error">
            <text:p>#DIV/0!</text:p>
          </table:table-cell>
          <table:table-cell table:style-name="ce30" table:formula="of:=[.Q179]/[.W179]*100" office:value-type="string" office:string-value="" calcext:value-type="error">
            <text:p>#DIV/0!</text:p>
          </table:table-cell>
          <table:table-cell table:style-name="ce30" table:formula="of:=[.S179]/[.W179]*100" office:value-type="string" office:string-value="" calcext:value-type="error">
            <text:p>#DIV/0!</text:p>
          </table:table-cell>
          <table:table-cell table:style-name="ce30" table:formula="of:=[.U179]/[.W179]*100" office:value-type="string" office:string-value="" calcext:value-type="error">
            <text:p>#DIV/0!</text:p>
          </table:table-cell>
          <table:table-cell table:style-name="ce6"/>
          <table:table-cell table:style-name="ce29" table:formula="of:=[.AC179]/[.X179]*100" office:value-type="string" office:string-value="" calcext:value-type="error">
            <text:p>#DIV/0!</text:p>
          </table:table-cell>
          <table:table-cell table:style-name="ce6" table:number-columns-repeated="2"/>
          <table:table-cell table:style-name="ce29"/>
          <table:table-cell table:number-columns-repeated="991"/>
        </table:table-row>
        <table:table-row table:style-name="ro1">
          <table:table-cell table:style-name="ce1" office:value-type="string" calcext:value-type="string">
            <text:p>51 languages</text:p>
          </table:table-cell>
          <table:table-cell table:style-name="ce1"/>
          <table:table-cell table:style-name="ce1" office:value-type="string" calcext:value-type="string">
            <text:p>85 brands</text:p>
          </table:table-cell>
          <table:table-cell table:style-name="ce1" office:value-type="string" calcext:value-type="string">
            <text:p>55 versions</text:p>
          </table:table-cell>
          <table:table-cell table:style-name="ce1"/>
          <table:table-cell table:style-name="ce13" table:number-columns-repeated="4"/>
          <table:table-cell table:style-name="ce18"/>
          <table:table-cell table:style-name="ce1" table:number-columns-repeated="19"/>
          <table:table-cell table:style-name="ce33"/>
          <table:table-cell table:style-name="ce1" table:number-columns-repeated="2"/>
          <table:table-cell table:style-name="ce33"/>
          <table:table-cell table:style-name="ce1" table:number-columns-repeated="990"/>
          <table:table-cell/>
        </table:table-row>
        <table:table-row table:style-name="ro1" table:number-rows-repeated="1048395">
          <table:table-cell table:number-columns-repeated="1024"/>
        </table:table-row>
        <table:table-row table:style-name="ro1">
          <table:table-cell table:number-columns-repeated="1024"/>
        </table:table-row>
      </table:table>
      <table:table table:name="Legend" table:style-name="ta1">
        <office:forms form:automatic-focus="false" form:apply-design-mode="false"/>
        <table:table-column table:style-name="co10" table:default-cell-style-name="Default"/>
        <table:table-column table:style-name="co15" table:default-cell-style-name="Default"/>
        <table:table-row table:style-name="ro3">
          <table:table-cell table:style-name="ce41"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office:forms form:automatic-focus="false" form:apply-design-mode="false"/>
        <table:table-column table:style-name="co3" table:default-cell-style-name="ce4"/>
        <table:table-column table:style-name="co15" table:default-cell-style-name="Default"/>
        <table:table-row table:style-name="ro1">
          <table:table-cell table:style-name="ce9"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9" office:value-type="string" calcext:value-type="string">
            <text:p>cak20</text:p>
          </table:table-cell>
          <table:table-cell table:formula="of:=IF([.A3]=[.A2];0;1)" office:value-type="float" office:value="1" calcext:value-type="float">
            <text:p>1</text:p>
          </table:table-cell>
        </table:table-row>
        <table:table-row table:style-name="ro1">
          <table:table-cell table:style-name="ce9"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9" office:value-type="string" calcext:value-type="string">
            <text:p>conll2006</text:p>
          </table:table-cell>
          <table:table-cell table:formula="of:=IF([.A6]=[.A5];0;1)" office:value-type="float" office:value="1" calcext:value-type="float">
            <text:p>1</text:p>
          </table:table-cell>
        </table:table-row>
        <table:table-row table:style-name="ro1">
          <table:table-cell table:style-name="ce9" office:value-type="string" calcext:value-type="string">
            <text:p>conll2006</text:p>
          </table:table-cell>
          <table:table-cell table:formula="of:=IF([.A7]=[.A6];0;1)" office:value-type="float" office:value="0" calcext:value-type="float">
            <text:p>0</text:p>
          </table:table-cell>
        </table:table-row>
        <table:table-row table:style-name="ro1">
          <table:table-cell table:style-name="ce9" office:value-type="string" calcext:value-type="string">
            <text:p>conll2006</text:p>
          </table:table-cell>
          <table:table-cell table:formula="of:=IF([.A8]=[.A7];0;1)" office:value-type="float" office:value="0" calcext:value-type="float">
            <text:p>0</text:p>
          </table:table-cell>
        </table:table-row>
        <table:table-row table:style-name="ro1">
          <table:table-cell table:style-name="ce9" office:value-type="string" calcext:value-type="string">
            <text:p>conll2006</text:p>
          </table:table-cell>
          <table:table-cell table:formula="of:=IF([.A9]=[.A8];0;1)" office:value-type="float" office:value="0" calcext:value-type="float">
            <text:p>0</text:p>
          </table:table-cell>
        </table:table-row>
        <table:table-row table:style-name="ro1">
          <table:table-cell table:style-name="ce9"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9"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9"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9"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9"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9"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9"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9"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9"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9"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9"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9"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9"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9"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9"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9"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9"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9" office:value-type="string" calcext:value-type="string">
            <text:p>hdt</text:p>
          </table:table-cell>
          <table:table-cell table:formula="of:=IF([.A44]=[.A43];0;1)" office:value-type="float" office:value="1" calcext:value-type="float">
            <text:p>1</text:p>
          </table:table-cell>
        </table:table-row>
        <table:table-row table:style-name="ro1">
          <table:table-cell table:style-name="ce9"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9"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9"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9"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9"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9"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9"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t</text:p>
          </table:table-cell>
          <table:table-cell table:formula="of:=IF([.A54]=[.A53];0;1)" office:value-type="float" office:value="1" calcext:value-type="float">
            <text:p>1</text:p>
          </table:table-cell>
        </table:table-row>
        <table:table-row table:style-name="ro1">
          <table:table-cell table:style-name="ce9" office:value-type="string" calcext:value-type="string">
            <text:p>iula</text:p>
          </table:table-cell>
          <table:table-cell table:formula="of:=IF([.A55]=[.A54];0;1)" office:value-type="float" office:value="1" calcext:value-type="float">
            <text:p>1</text:p>
          </table:table-cell>
        </table:table-row>
        <table:table-row table:style-name="ro1">
          <table:table-cell table:style-name="ce9" office:value-type="string" calcext:value-type="string">
            <text:p>lassy</text:p>
          </table:table-cell>
          <table:table-cell table:formula="of:=IF([.A56]=[.A55];0;1)" office:value-type="float" office:value="1" calcext:value-type="float">
            <text:p>1</text:p>
          </table:table-cell>
        </table:table-row>
        <table:table-row table:style-name="ro1">
          <table:table-cell table:style-name="ce9" office:value-type="string" calcext:value-type="string">
            <text:p>ldt</text:p>
          </table:table-cell>
          <table:table-cell table:formula="of:=IF([.A57]=[.A56];0;1)" office:value-type="float" office:value="1" calcext:value-type="float">
            <text:p>1</text:p>
          </table:table-cell>
        </table:table-row>
        <table:table-row table:style-name="ro1">
          <table:table-cell table:style-name="ce9" office:value-type="string" calcext:value-type="string">
            <text:p>ndt101</text:p>
          </table:table-cell>
          <table:table-cell table:formula="of:=IF([.A58]=[.A57];0;1)" office:value-type="float" office:value="1" calcext:value-type="float">
            <text:p>1</text:p>
          </table:table-cell>
        </table:table-row>
        <table:table-row table:style-name="ro1">
          <table:table-cell table:style-name="ce9" office:value-type="string" calcext:value-type="string">
            <text:p>padtr349</text:p>
          </table:table-cell>
          <table:table-cell table:formula="of:=IF([.A59]=[.A58];0;1)" office:value-type="float" office:value="1" calcext:value-type="float">
            <text:p>1</text:p>
          </table:table-cell>
        </table:table-row>
        <table:table-row table:style-name="ro1">
          <table:table-cell table:style-name="ce9" office:value-type="string" calcext:value-type="string">
            <text:p>pcedt20</text:p>
          </table:table-cell>
          <table:table-cell table:formula="of:=IF([.A60]=[.A59];0;1)" office:value-type="float" office:value="1" calcext:value-type="float">
            <text:p>1</text:p>
          </table:table-cell>
        </table:table-row>
        <table:table-row table:style-name="ro1">
          <table:table-cell table:style-name="ce9" office:value-type="string" calcext:value-type="string">
            <text:p>pcedt20</text:p>
          </table:table-cell>
          <table:table-cell table:formula="of:=IF([.A61]=[.A60];0;1)" office:value-type="float" office:value="0" calcext:value-type="float">
            <text:p>0</text:p>
          </table:table-cell>
        </table:table-row>
        <table:table-row table:style-name="ro1">
          <table:table-cell table:style-name="ce9" office:value-type="string" calcext:value-type="string">
            <text:p>pdt30</text:p>
          </table:table-cell>
          <table:table-cell table:formula="of:=IF([.A62]=[.A61];0;1)" office:value-type="float" office:value="1" calcext:value-type="float">
            <text:p>1</text:p>
          </table:table-cell>
        </table:table-row>
        <table:table-row table:style-name="ro1">
          <table:table-cell table:style-name="ce9" office:value-type="string" calcext:value-type="string">
            <text:p>perdt</text:p>
          </table:table-cell>
          <table:table-cell table:formula="of:=IF([.A63]=[.A62];0;1)" office:value-type="float" office:value="1" calcext:value-type="float">
            <text:p>1</text:p>
          </table:table-cell>
        </table:table-row>
        <table:table-row table:style-name="ro1">
          <table:table-cell table:style-name="ce9" office:value-type="string" calcext:value-type="string">
            <text:p>proiel</text:p>
          </table:table-cell>
          <table:table-cell table:formula="of:=IF([.A64]=[.A63];0;1)" office:value-type="float" office:value="1" calcext:value-type="float">
            <text:p>1</text:p>
          </table:table-cell>
        </table:table-row>
        <table:table-row table:style-name="ro1">
          <table:table-cell table:style-name="ce9" office:value-type="string" calcext:value-type="string">
            <text:p>proiel</text:p>
          </table:table-cell>
          <table:table-cell table:formula="of:=IF([.A65]=[.A64];0;1)" office:value-type="float" office:value="0" calcext:value-type="float">
            <text:p>0</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9" office:value-type="string" calcext:value-type="string">
            <text:p>proiel</text:p>
          </table:table-cell>
          <table:table-cell table:formula="of:=IF([.A68]=[.A67];0;1)" office:value-type="float" office:value="0" calcext:value-type="float">
            <text:p>0</text:p>
          </table:table-cell>
        </table:table-row>
        <table:table-row table:style-name="ro1">
          <table:table-cell table:style-name="ce9"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9" office:value-type="string" calcext:value-type="string">
            <text:p>proiel</text:p>
          </table:table-cell>
          <table:table-cell table:formula="of:=IF([.A71]=[.A70];0;1)" office:value-type="float" office:value="0" calcext:value-type="float">
            <text:p>0</text:p>
          </table:table-cell>
        </table:table-row>
        <table:table-row table:style-name="ro1">
          <table:table-cell table:style-name="ce9"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uudepank</text:p>
          </table:table-cell>
          <table:table-cell table:formula="of:=IF([.A75]=[.A74];0;1)" office:value-type="float" office:value="1" calcext:value-type="float">
            <text:p>1</text:p>
          </table:table-cell>
        </table:table-row>
        <table:table-row table:style-name="ro1">
          <table:table-cell table:style-name="ce9" office:value-type="string" calcext:value-type="string">
            <text:p>rodt</text:p>
          </table:table-cell>
          <table:table-cell table:formula="of:=IF([.A76]=[.A75];0;1)" office:value-type="float" office:value="1" calcext:value-type="float">
            <text:p>1</text:p>
          </table:table-cell>
        </table:table-row>
        <table:table-row table:style-name="ro1">
          <table:table-cell table:style-name="ce9" office:value-type="string" calcext:value-type="string">
            <text:p>sdt</text:p>
          </table:table-cell>
          <table:table-cell table:formula="of:=IF([.A77]=[.A76];0;1)" office:value-type="float" office:value="1" calcext:value-type="float">
            <text:p>1</text:p>
          </table:table-cell>
        </table:table-row>
        <table:table-row table:style-name="ro1">
          <table:table-cell table:style-name="ce9" office:value-type="string" calcext:value-type="string">
            <text:p>setimes</text:p>
          </table:table-cell>
          <table:table-cell table:formula="of:=IF([.A78]=[.A77];0;1)" office:value-type="float" office:value="1" calcext:value-type="float">
            <text:p>1</text:p>
          </table:table-cell>
        </table:table-row>
        <table:table-row table:style-name="ro1">
          <table:table-cell table:style-name="ce9" office:value-type="string" calcext:value-type="string">
            <text:p>skladnica</text:p>
          </table:table-cell>
          <table:table-cell table:formula="of:=IF([.A79]=[.A78];0;1)" office:value-type="float" office:value="1" calcext:value-type="float">
            <text:p>1</text:p>
          </table:table-cell>
        </table:table-row>
        <table:table-row table:style-name="ro1">
          <table:table-cell table:style-name="ce9" office:value-type="string" calcext:value-type="string">
            <text:p>spmrl2014</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0" calcext:value-type="float">
            <text:p>0</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9"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9" office:value-type="string" calcext:value-type="string">
            <text:p>ssj500k</text:p>
          </table:table-cell>
          <table:table-cell table:formula="of:=IF([.A88]=[.A87];0;1)" office:value-type="float" office:value="1" calcext:value-type="float">
            <text:p>1</text:p>
          </table:table-cell>
        </table:table-row>
        <table:table-row table:style-name="ro1">
          <table:table-cell table:style-name="ce9" office:value-type="string" calcext:value-type="string">
            <text:p>sta1</text:p>
          </table:table-cell>
          <table:table-cell table:formula="of:=IF([.A89]=[.A88];0;1)" office:value-type="float" office:value="1" calcext:value-type="float">
            <text:p>1</text:p>
          </table:table-cell>
        </table:table-row>
        <table:table-row table:style-name="ro1">
          <table:table-cell table:style-name="ce9" office:value-type="string" calcext:value-type="string">
            <text:p>sta2</text:p>
          </table:table-cell>
          <table:table-cell table:formula="of:=IF([.A90]=[.A89];0;1)" office:value-type="float" office:value="1" calcext:value-type="float">
            <text:p>1</text:p>
          </table:table-cell>
        </table:table-row>
        <table:table-row table:style-name="ro1">
          <table:table-cell table:style-name="ce9" office:value-type="string" calcext:value-type="string">
            <text:p>syntagrus</text:p>
          </table:table-cell>
          <table:table-cell table:formula="of:=IF([.A91]=[.A90];0;1)" office:value-type="float" office:value="1" calcext:value-type="float">
            <text:p>1</text:p>
          </table:table-cell>
        </table:table-row>
        <table:table-row table:style-name="ro1">
          <table:table-cell table:style-name="ce9" office:value-type="string" calcext:value-type="string">
            <text:p>tamiltb</text:p>
          </table:table-cell>
          <table:table-cell table:formula="of:=IF([.A92]=[.A91];0;1)" office:value-type="float" office:value="1" calcext:value-type="float">
            <text:p>1</text:p>
          </table:table-cell>
        </table:table-row>
        <table:table-row table:style-name="ro1">
          <table:table-cell table:style-name="ce9" office:value-type="string" calcext:value-type="string">
            <text:p>tueba</text:p>
          </table:table-cell>
          <table:table-cell table:formula="of:=IF([.A93]=[.A92];0;1)" office:value-type="float" office:value="1" calcext:value-type="float">
            <text:p>1</text:p>
          </table:table-cell>
        </table:table-row>
        <table:table-row table:style-name="ro1">
          <table:table-cell table:style-name="ce9" office:value-type="string" calcext:value-type="string">
            <text:p>turku</text:p>
          </table:table-cell>
          <table:table-cell table:formula="of:=IF([.A94]=[.A93];0;1)" office:value-type="float" office:value="1" calcext:value-type="float">
            <text:p>1</text:p>
          </table:table-cell>
        </table:table-row>
        <table:table-row table:style-name="ro1">
          <table:table-cell table:style-name="ce9" office:value-type="string" calcext:value-type="string">
            <text:p>ud10</text:p>
          </table:table-cell>
          <table:table-cell table:formula="of:=IF([.A95]=[.A94];0;1)" office:value-type="float" office:value="1" calcext:value-type="float">
            <text:p>1</text:p>
          </table:table-cell>
        </table:table-row>
        <table:table-row table:style-name="ro1">
          <table:table-cell table:style-name="ce9" office:value-type="string" calcext:value-type="string">
            <text:p>ud10</text:p>
          </table:table-cell>
          <table:table-cell table:formula="of:=IF([.A96]=[.A95];0;1)" office:value-type="float" office:value="0" calcext:value-type="float">
            <text:p>0</text:p>
          </table:table-cell>
        </table:table-row>
        <table:table-row table:style-name="ro1">
          <table:table-cell table:style-name="ce9" office:value-type="string" calcext:value-type="string">
            <text:p>ud10</text:p>
          </table:table-cell>
          <table:table-cell table:formula="of:=IF([.A97]=[.A96];0;1)" office:value-type="float" office:value="0" calcext:value-type="float">
            <text:p>0</text:p>
          </table:table-cell>
        </table:table-row>
        <table:table-row table:style-name="ro1">
          <table:table-cell table:style-name="ce9" office:value-type="string" calcext:value-type="string">
            <text:p>ud10</text:p>
          </table:table-cell>
          <table:table-cell table:formula="of:=IF([.A98]=[.A97];0;1)" office:value-type="float" office:value="0" calcext:value-type="float">
            <text:p>0</text:p>
          </table:table-cell>
        </table:table-row>
        <table:table-row table:style-name="ro1">
          <table:table-cell table:style-name="ce9" office:value-type="string" calcext:value-type="string">
            <text:p>ud10</text:p>
          </table:table-cell>
          <table:table-cell table:formula="of:=IF([.A99]=[.A98];0;1)" office:value-type="float" office:value="0" calcext:value-type="float">
            <text:p>0</text:p>
          </table:table-cell>
        </table:table-row>
        <table:table-row table:style-name="ro1">
          <table:table-cell table:style-name="ce9" office:value-type="string" calcext:value-type="string">
            <text:p>ud10</text:p>
          </table:table-cell>
          <table:table-cell table:formula="of:=IF([.A100]=[.A99];0;1)" office:value-type="float" office:value="0" calcext:value-type="float">
            <text:p>0</text:p>
          </table:table-cell>
        </table:table-row>
        <table:table-row table:style-name="ro1">
          <table:table-cell table:style-name="ce9" office:value-type="string" calcext:value-type="string">
            <text:p>ud10</text:p>
          </table:table-cell>
          <table:table-cell table:formula="of:=IF([.A101]=[.A100];0;1)" office:value-type="float" office:value="0" calcext:value-type="float">
            <text:p>0</text:p>
          </table:table-cell>
        </table:table-row>
        <table:table-row table:style-name="ro1">
          <table:table-cell table:style-name="ce9" office:value-type="string" calcext:value-type="string">
            <text:p>ud10</text:p>
          </table:table-cell>
          <table:table-cell table:formula="of:=IF([.A102]=[.A101];0;1)" office:value-type="float" office:value="0" calcext:value-type="float">
            <text:p>0</text:p>
          </table:table-cell>
        </table:table-row>
        <table:table-row table:style-name="ro1">
          <table:table-cell table:style-name="ce9" office:value-type="string" calcext:value-type="string">
            <text:p>ud10</text:p>
          </table:table-cell>
          <table:table-cell table:formula="of:=IF([.A103]=[.A102];0;1)" office:value-type="float" office:value="0" calcext:value-type="float">
            <text:p>0</text:p>
          </table:table-cell>
        </table:table-row>
        <table:table-row table:style-name="ro1">
          <table:table-cell table:style-name="ce9" office:value-type="string" calcext:value-type="string">
            <text:p>ud10</text:p>
          </table:table-cell>
          <table:table-cell table:formula="of:=IF([.A104]=[.A103];0;1)" office:value-type="float" office:value="0" calcext:value-type="float">
            <text:p>0</text:p>
          </table:table-cell>
        </table:table-row>
        <table:table-row table:style-name="ro1">
          <table:table-cell table:style-name="ce9" office:value-type="string" calcext:value-type="string">
            <text:p>ud11</text:p>
          </table:table-cell>
          <table:table-cell table:formula="of:=IF([.A105]=[.A104];0;1)" office:value-type="float" office:value="1" calcext:value-type="float">
            <text:p>1</text:p>
          </table:table-cell>
        </table:table-row>
        <table:table-row table:style-name="ro1">
          <table:table-cell table:style-name="ce9" office:value-type="string" calcext:value-type="string">
            <text:p>ud11</text:p>
          </table:table-cell>
          <table:table-cell table:formula="of:=IF([.A106]=[.A105];0;1)" office:value-type="float" office:value="0" calcext:value-type="float">
            <text:p>0</text:p>
          </table:table-cell>
        </table:table-row>
        <table:table-row table:style-name="ro1">
          <table:table-cell table:style-name="ce9" office:value-type="string" calcext:value-type="string">
            <text:p>ud11</text:p>
          </table:table-cell>
          <table:table-cell table:formula="of:=IF([.A107]=[.A106];0;1)" office:value-type="float" office:value="0" calcext:value-type="float">
            <text:p>0</text:p>
          </table:table-cell>
        </table:table-row>
        <table:table-row table:style-name="ro1">
          <table:table-cell table:style-name="ce9" office:value-type="string" calcext:value-type="string">
            <text:p>ud11</text:p>
          </table:table-cell>
          <table:table-cell table:formula="of:=IF([.A108]=[.A107];0;1)" office:value-type="float" office:value="0" calcext:value-type="float">
            <text:p>0</text:p>
          </table:table-cell>
        </table:table-row>
        <table:table-row table:style-name="ro1">
          <table:table-cell table:style-name="ce9" office:value-type="string" calcext:value-type="string">
            <text:p>ud11</text:p>
          </table:table-cell>
          <table:table-cell table:formula="of:=IF([.A109]=[.A108];0;1)" office:value-type="float" office:value="0" calcext:value-type="float">
            <text:p>0</text:p>
          </table:table-cell>
        </table:table-row>
        <table:table-row table:style-name="ro1">
          <table:table-cell table:style-name="ce9"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9" office:value-type="string" calcext:value-type="string">
            <text:p>ud11</text:p>
          </table:table-cell>
          <table:table-cell table:formula="of:=IF([.A112]=[.A111];0;1)" office:value-type="float" office:value="0" calcext:value-type="float">
            <text:p>0</text:p>
          </table:table-cell>
        </table:table-row>
        <table:table-row table:style-name="ro1">
          <table:table-cell table:style-name="ce9" office:value-type="string" calcext:value-type="string">
            <text:p>ud11</text:p>
          </table:table-cell>
          <table:table-cell table:formula="of:=IF([.A113]=[.A112];0;1)" office:value-type="float" office:value="0" calcext:value-type="float">
            <text:p>0</text:p>
          </table:table-cell>
        </table:table-row>
        <table:table-row table:style-name="ro1">
          <table:table-cell table:style-name="ce9" office:value-type="string" calcext:value-type="string">
            <text:p>ud11</text:p>
          </table:table-cell>
          <table:table-cell table:formula="of:=IF([.A114]=[.A113];0;1)" office:value-type="float" office:value="0" calcext:value-type="float">
            <text:p>0</text:p>
          </table:table-cell>
        </table:table-row>
        <table:table-row table:style-name="ro1">
          <table:table-cell table:style-name="ce9" office:value-type="string" calcext:value-type="string">
            <text:p>ud11</text:p>
          </table:table-cell>
          <table:table-cell table:formula="of:=IF([.A115]=[.A114];0;1)" office:value-type="float" office:value="0" calcext:value-type="float">
            <text:p>0</text:p>
          </table:table-cell>
        </table:table-row>
        <table:table-row table:style-name="ro1">
          <table:table-cell table:style-name="ce9" office:value-type="string" calcext:value-type="string">
            <text:p>ud11</text:p>
          </table:table-cell>
          <table:table-cell table:formula="of:=IF([.A116]=[.A115];0;1)" office:value-type="float" office:value="0" calcext:value-type="float">
            <text:p>0</text:p>
          </table:table-cell>
        </table:table-row>
        <table:table-row table:style-name="ro1">
          <table:table-cell table:style-name="ce9" office:value-type="string" calcext:value-type="string">
            <text:p>ud11</text:p>
          </table:table-cell>
          <table:table-cell table:formula="of:=IF([.A117]=[.A116];0;1)" office:value-type="float" office:value="0" calcext:value-type="float">
            <text:p>0</text:p>
          </table:table-cell>
        </table:table-row>
        <table:table-row table:style-name="ro1">
          <table:table-cell table:style-name="ce9" office:value-type="string" calcext:value-type="string">
            <text:p>ud11</text:p>
          </table:table-cell>
          <table:table-cell table:formula="of:=IF([.A118]=[.A117];0;1)" office:value-type="float" office:value="0" calcext:value-type="float">
            <text:p>0</text:p>
          </table:table-cell>
        </table:table-row>
        <table:table-row table:style-name="ro1">
          <table:table-cell table:style-name="ce9" office:value-type="string" calcext:value-type="string">
            <text:p>ud11</text:p>
          </table:table-cell>
          <table:table-cell table:formula="of:=IF([.A119]=[.A118];0;1)" office:value-type="float" office:value="0" calcext:value-type="float">
            <text:p>0</text:p>
          </table:table-cell>
        </table:table-row>
        <table:table-row table:style-name="ro1">
          <table:table-cell table:style-name="ce9" office:value-type="string" calcext:value-type="string">
            <text:p>ud11</text:p>
          </table:table-cell>
          <table:table-cell table:formula="of:=IF([.A120]=[.A119];0;1)" office:value-type="float" office:value="0" calcext:value-type="float">
            <text:p>0</text:p>
          </table:table-cell>
        </table:table-row>
        <table:table-row table:style-name="ro1">
          <table:table-cell table:style-name="ce9" office:value-type="string" calcext:value-type="string">
            <text:p>ud11</text:p>
          </table:table-cell>
          <table:table-cell table:formula="of:=IF([.A121]=[.A120];0;1)" office:value-type="float" office:value="0" calcext:value-type="float">
            <text:p>0</text:p>
          </table:table-cell>
        </table:table-row>
        <table:table-row table:style-name="ro1">
          <table:table-cell table:style-name="ce9" office:value-type="string" calcext:value-type="string">
            <text:p>ud11</text:p>
          </table:table-cell>
          <table:table-cell table:formula="of:=IF([.A122]=[.A121];0;1)" office:value-type="float" office:value="0" calcext:value-type="float">
            <text:p>0</text:p>
          </table:table-cell>
        </table:table-row>
        <table:table-row table:style-name="ro1">
          <table:table-cell table:style-name="ce9" office:value-type="string" calcext:value-type="string">
            <text:p>ud11ftb</text:p>
          </table:table-cell>
          <table:table-cell table:formula="of:=IF([.A123]=[.A122];0;1)" office:value-type="float" office:value="1" calcext:value-type="float">
            <text:p>1</text:p>
          </table:table-cell>
        </table:table-row>
        <table:table-row table:style-name="ro1">
          <table:table-cell table:style-name="ce9" office:value-type="string" calcext:value-type="string">
            <text:p>ud12</text:p>
          </table:table-cell>
          <table:table-cell table:formula="of:=IF([.A124]=[.A123];0;1)" office:value-type="float" office:value="1" calcext:value-type="float">
            <text:p>1</text:p>
          </table:table-cell>
        </table:table-row>
        <table:table-row table:style-name="ro1">
          <table:table-cell table:style-name="ce9" office:value-type="string" calcext:value-type="string">
            <text:p>ud12</text:p>
          </table:table-cell>
          <table:table-cell table:formula="of:=IF([.A125]=[.A124];0;1)" office:value-type="float" office:value="0" calcext:value-type="float">
            <text:p>0</text:p>
          </table:table-cell>
        </table:table-row>
        <table:table-row table:style-name="ro1">
          <table:table-cell table:style-name="ce9" office:value-type="string" calcext:value-type="string">
            <text:p>ud12</text:p>
          </table:table-cell>
          <table:table-cell table:formula="of:=IF([.A126]=[.A125];0;1)" office:value-type="float" office:value="0" calcext:value-type="float">
            <text:p>0</text:p>
          </table:table-cell>
        </table:table-row>
        <table:table-row table:style-name="ro1">
          <table:table-cell table:style-name="ce9" office:value-type="string" calcext:value-type="string">
            <text:p>ud12</text:p>
          </table:table-cell>
          <table:table-cell table:formula="of:=IF([.A127]=[.A126];0;1)" office:value-type="float" office:value="0" calcext:value-type="float">
            <text:p>0</text:p>
          </table:table-cell>
        </table:table-row>
        <table:table-row table:style-name="ro1">
          <table:table-cell table:style-name="ce9" office:value-type="string" calcext:value-type="string">
            <text:p>ud12</text:p>
          </table:table-cell>
          <table:table-cell table:formula="of:=IF([.A128]=[.A127];0;1)" office:value-type="float" office:value="0" calcext:value-type="float">
            <text:p>0</text:p>
          </table:table-cell>
        </table:table-row>
        <table:table-row table:style-name="ro1">
          <table:table-cell table:style-name="ce9" office:value-type="string" calcext:value-type="string">
            <text:p>ud12</text:p>
          </table:table-cell>
          <table:table-cell table:formula="of:=IF([.A129]=[.A128];0;1)" office:value-type="float" office:value="0" calcext:value-type="float">
            <text:p>0</text:p>
          </table:table-cell>
        </table:table-row>
        <table:table-row table:style-name="ro1">
          <table:table-cell table:style-name="ce9" office:value-type="string" calcext:value-type="string">
            <text:p>ud12</text:p>
          </table:table-cell>
          <table:table-cell table:formula="of:=IF([.A130]=[.A129];0;1)" office:value-type="float" office:value="0" calcext:value-type="float">
            <text:p>0</text:p>
          </table:table-cell>
        </table:table-row>
        <table:table-row table:style-name="ro1">
          <table:table-cell table:style-name="ce9" office:value-type="string" calcext:value-type="string">
            <text:p>ud12</text:p>
          </table:table-cell>
          <table:table-cell table:formula="of:=IF([.A131]=[.A130];0;1)" office:value-type="float" office:value="0" calcext:value-type="float">
            <text:p>0</text:p>
          </table:table-cell>
        </table:table-row>
        <table:table-row table:style-name="ro1">
          <table:table-cell table:style-name="ce9" office:value-type="string" calcext:value-type="string">
            <text:p>ud12</text:p>
          </table:table-cell>
          <table:table-cell table:formula="of:=IF([.A132]=[.A131];0;1)" office:value-type="float" office:value="0" calcext:value-type="float">
            <text:p>0</text:p>
          </table:table-cell>
        </table:table-row>
        <table:table-row table:style-name="ro1">
          <table:table-cell table:style-name="ce9" office:value-type="string" calcext:value-type="string">
            <text:p>ud12</text:p>
          </table:table-cell>
          <table:table-cell table:formula="of:=IF([.A133]=[.A132];0;1)" office:value-type="float" office:value="0" calcext:value-type="float">
            <text:p>0</text:p>
          </table:table-cell>
        </table:table-row>
        <table:table-row table:style-name="ro1">
          <table:table-cell table:style-name="ce9" office:value-type="string" calcext:value-type="string">
            <text:p>ud12</text:p>
          </table:table-cell>
          <table:table-cell table:formula="of:=IF([.A134]=[.A133];0;1)" office:value-type="float" office:value="0" calcext:value-type="float">
            <text:p>0</text:p>
          </table:table-cell>
        </table:table-row>
        <table:table-row table:style-name="ro1">
          <table:table-cell table:style-name="ce9" office:value-type="string" calcext:value-type="string">
            <text:p>ud12</text:p>
          </table:table-cell>
          <table:table-cell table:formula="of:=IF([.A135]=[.A134];0;1)" office:value-type="float" office:value="0" calcext:value-type="float">
            <text:p>0</text:p>
          </table:table-cell>
        </table:table-row>
        <table:table-row table:style-name="ro1">
          <table:table-cell table:style-name="ce9" office:value-type="string" calcext:value-type="string">
            <text:p>ud12</text:p>
          </table:table-cell>
          <table:table-cell table:formula="of:=IF([.A136]=[.A135];0;1)" office:value-type="float" office:value="0" calcext:value-type="float">
            <text:p>0</text:p>
          </table:table-cell>
        </table:table-row>
        <table:table-row table:style-name="ro1">
          <table:table-cell table:style-name="ce9" office:value-type="string" calcext:value-type="string">
            <text:p>ud12</text:p>
          </table:table-cell>
          <table:table-cell table:formula="of:=IF([.A137]=[.A136];0;1)" office:value-type="float" office:value="0" calcext:value-type="float">
            <text:p>0</text:p>
          </table:table-cell>
        </table:table-row>
        <table:table-row table:style-name="ro1">
          <table:table-cell table:style-name="ce9" office:value-type="string" calcext:value-type="string">
            <text:p>ud12</text:p>
          </table:table-cell>
          <table:table-cell table:formula="of:=IF([.A138]=[.A137];0;1)" office:value-type="float" office:value="0" calcext:value-type="float">
            <text:p>0</text:p>
          </table:table-cell>
        </table:table-row>
        <table:table-row table:style-name="ro1">
          <table:table-cell table:style-name="ce9" office:value-type="string" calcext:value-type="string">
            <text:p>ud12</text:p>
          </table:table-cell>
          <table:table-cell table:formula="of:=IF([.A139]=[.A138];0;1)" office:value-type="float" office:value="0" calcext:value-type="float">
            <text:p>0</text:p>
          </table:table-cell>
        </table:table-row>
        <table:table-row table:style-name="ro1">
          <table:table-cell table:style-name="ce9" office:value-type="string" calcext:value-type="string">
            <text:p>ud12</text:p>
          </table:table-cell>
          <table:table-cell table:formula="of:=IF([.A140]=[.A139];0;1)" office:value-type="float" office:value="0" calcext:value-type="float">
            <text:p>0</text:p>
          </table:table-cell>
        </table:table-row>
        <table:table-row table:style-name="ro1">
          <table:table-cell table:style-name="ce9" office:value-type="string" calcext:value-type="string">
            <text:p>ud12</text:p>
          </table:table-cell>
          <table:table-cell table:formula="of:=IF([.A141]=[.A140];0;1)" office:value-type="float" office:value="0" calcext:value-type="float">
            <text:p>0</text:p>
          </table:table-cell>
        </table:table-row>
        <table:table-row table:style-name="ro1">
          <table:table-cell table:style-name="ce9" office:value-type="string" calcext:value-type="string">
            <text:p>ud12</text:p>
          </table:table-cell>
          <table:table-cell table:formula="of:=IF([.A142]=[.A141];0;1)" office:value-type="float" office:value="0" calcext:value-type="float">
            <text:p>0</text:p>
          </table:table-cell>
        </table:table-row>
        <table:table-row table:style-name="ro1">
          <table:table-cell table:style-name="ce9" office:value-type="string" calcext:value-type="string">
            <text:p>ud12</text:p>
          </table:table-cell>
          <table:table-cell table:formula="of:=IF([.A143]=[.A142];0;1)" office:value-type="float" office:value="0" calcext:value-type="float">
            <text:p>0</text:p>
          </table:table-cell>
        </table:table-row>
        <table:table-row table:style-name="ro1">
          <table:table-cell table:style-name="ce9" office:value-type="string" calcext:value-type="string">
            <text:p>ud12</text:p>
          </table:table-cell>
          <table:table-cell table:formula="of:=IF([.A144]=[.A143];0;1)" office:value-type="float" office:value="0" calcext:value-type="float">
            <text:p>0</text:p>
          </table:table-cell>
        </table:table-row>
        <table:table-row table:style-name="ro1">
          <table:table-cell table:style-name="ce9" office:value-type="string" calcext:value-type="string">
            <text:p>ud12</text:p>
          </table:table-cell>
          <table:table-cell table:formula="of:=IF([.A145]=[.A144];0;1)" office:value-type="float" office:value="0" calcext:value-type="float">
            <text:p>0</text:p>
          </table:table-cell>
        </table:table-row>
        <table:table-row table:style-name="ro1">
          <table:table-cell table:style-name="ce9" office:value-type="string" calcext:value-type="string">
            <text:p>ud12</text:p>
          </table:table-cell>
          <table:table-cell table:formula="of:=IF([.A146]=[.A145];0;1)" office:value-type="float" office:value="0" calcext:value-type="float">
            <text:p>0</text:p>
          </table:table-cell>
        </table:table-row>
        <table:table-row table:style-name="ro1">
          <table:table-cell table:style-name="ce9" office:value-type="string" calcext:value-type="string">
            <text:p>ud12</text:p>
          </table:table-cell>
          <table:table-cell table:formula="of:=IF([.A147]=[.A146];0;1)" office:value-type="float" office:value="0" calcext:value-type="float">
            <text:p>0</text:p>
          </table:table-cell>
        </table:table-row>
        <table:table-row table:style-name="ro1">
          <table:table-cell table:style-name="ce9" office:value-type="string" calcext:value-type="string">
            <text:p>ud12</text:p>
          </table:table-cell>
          <table:table-cell table:formula="of:=IF([.A148]=[.A147];0;1)" office:value-type="float" office:value="0" calcext:value-type="float">
            <text:p>0</text:p>
          </table:table-cell>
        </table:table-row>
        <table:table-row table:style-name="ro1">
          <table:table-cell table:style-name="ce9" office:value-type="string" calcext:value-type="string">
            <text:p>ud12</text:p>
          </table:table-cell>
          <table:table-cell table:formula="of:=IF([.A149]=[.A148];0;1)" office:value-type="float" office:value="0" calcext:value-type="float">
            <text:p>0</text:p>
          </table:table-cell>
        </table:table-row>
        <table:table-row table:style-name="ro1">
          <table:table-cell table:style-name="ce9" office:value-type="string" calcext:value-type="string">
            <text:p>ud12</text:p>
          </table:table-cell>
          <table:table-cell table:formula="of:=IF([.A150]=[.A149];0;1)" office:value-type="float" office:value="0" calcext:value-type="float">
            <text:p>0</text:p>
          </table:table-cell>
        </table:table-row>
        <table:table-row table:style-name="ro1">
          <table:table-cell table:style-name="ce9" office:value-type="string" calcext:value-type="string">
            <text:p>ud12</text:p>
          </table:table-cell>
          <table:table-cell table:formula="of:=IF([.A151]=[.A150];0;1)" office:value-type="float" office:value="0" calcext:value-type="float">
            <text:p>0</text:p>
          </table:table-cell>
        </table:table-row>
        <table:table-row table:style-name="ro1">
          <table:table-cell table:style-name="ce9" office:value-type="string" calcext:value-type="string">
            <text:p>ud12</text:p>
          </table:table-cell>
          <table:table-cell table:formula="of:=IF([.A152]=[.A151];0;1)" office:value-type="float" office:value="0" calcext:value-type="float">
            <text:p>0</text:p>
          </table:table-cell>
        </table:table-row>
        <table:table-row table:style-name="ro1">
          <table:table-cell table:style-name="ce9" office:value-type="string" calcext:value-type="string">
            <text:p>ud12</text:p>
          </table:table-cell>
          <table:table-cell table:formula="of:=IF([.A153]=[.A152];0;1)" office:value-type="float" office:value="0" calcext:value-type="float">
            <text:p>0</text:p>
          </table:table-cell>
        </table:table-row>
        <table:table-row table:style-name="ro1">
          <table:table-cell table:style-name="ce9" office:value-type="string" calcext:value-type="string">
            <text:p>ud12</text:p>
          </table:table-cell>
          <table:table-cell table:formula="of:=IF([.A154]=[.A153];0;1)" office:value-type="float" office:value="0" calcext:value-type="float">
            <text:p>0</text:p>
          </table:table-cell>
        </table:table-row>
        <table:table-row table:style-name="ro1">
          <table:table-cell table:style-name="ce9" office:value-type="string" calcext:value-type="string">
            <text:p>ud12</text:p>
          </table:table-cell>
          <table:table-cell table:formula="of:=IF([.A155]=[.A154];0;1)" office:value-type="float" office:value="0" calcext:value-type="float">
            <text:p>0</text:p>
          </table:table-cell>
        </table:table-row>
        <table:table-row table:style-name="ro1">
          <table:table-cell table:style-name="ce9" office:value-type="string" calcext:value-type="string">
            <text:p>ud12ftb</text:p>
          </table:table-cell>
          <table:table-cell table:formula="of:=IF([.A156]=[.A155];0;1)" office:value-type="float" office:value="1" calcext:value-type="float">
            <text:p>1</text:p>
          </table:table-cell>
        </table:table-row>
        <table:table-row table:style-name="ro1">
          <table:table-cell table:style-name="ce9" office:value-type="string" calcext:value-type="string">
            <text:p>ud12itt</text:p>
          </table:table-cell>
          <table:table-cell table:formula="of:=IF([.A157]=[.A156];0;1)" office:value-type="float" office:value="1" calcext:value-type="float">
            <text:p>1</text:p>
          </table:table-cell>
        </table:table-row>
        <table:table-row table:style-name="ro1">
          <table:table-cell table:style-name="ce9" office:value-type="string" calcext:value-type="string">
            <text:p>ud12ktc</text:p>
          </table:table-cell>
          <table:table-cell table:formula="of:=IF([.A158]=[.A157];0;1)" office:value-type="float" office:value="1" calcext:value-type="float">
            <text:p>1</text:p>
          </table:table-cell>
        </table:table-row>
        <table:table-row table:style-name="ro1">
          <table:table-cell table:style-name="ce9" office:value-type="string" calcext:value-type="string">
            <text:p>ud12proiel</text:p>
          </table:table-cell>
          <table:table-cell table:formula="of:=IF([.A159]=[.A158];0;1)" office:value-type="float" office:value="1" calcext:value-type="float">
            <text:p>1</text:p>
          </table:table-cell>
        </table:table-row>
        <table:table-row table:style-name="ro1">
          <table:table-cell table:style-name="ce9" office:value-type="string" calcext:value-type="string">
            <text:p>ud12proiel</text:p>
          </table:table-cell>
          <table:table-cell table:formula="of:=IF([.A160]=[.A159];0;1)" office:value-type="float" office:value="0" calcext:value-type="float">
            <text:p>0</text:p>
          </table:table-cell>
        </table:table-row>
        <table:table-row table:style-name="ro1">
          <table:table-cell table:style-name="ce9" office:value-type="string" calcext:value-type="string">
            <text:p>udt20</text:p>
          </table:table-cell>
          <table:table-cell table:formula="of:=IF([.A161]=[.A160];0;1)" office:value-type="float" office:value="1" calcext:value-type="float">
            <text:p>1</text:p>
          </table:table-cell>
        </table:table-row>
        <table:table-row table:style-name="ro1">
          <table:table-cell table:style-name="ce9" office:value-type="string" calcext:value-type="string">
            <text:p>udt20</text:p>
          </table:table-cell>
          <table:table-cell table:formula="of:=IF([.A162]=[.A161];0;1)" office:value-type="float" office:value="0" calcext:value-type="float">
            <text:p>0</text:p>
          </table:table-cell>
        </table:table-row>
        <table:table-row table:style-name="ro1">
          <table:table-cell table:style-name="ce9" office:value-type="string" calcext:value-type="string">
            <text:p>udt20</text:p>
          </table:table-cell>
          <table:table-cell table:formula="of:=IF([.A163]=[.A162];0;1)" office:value-type="float" office:value="0" calcext:value-type="float">
            <text:p>0</text:p>
          </table:table-cell>
        </table:table-row>
        <table:table-row table:style-name="ro1">
          <table:table-cell table:style-name="ce9" office:value-type="string" calcext:value-type="string">
            <text:p>udt20</text:p>
          </table:table-cell>
          <table:table-cell table:formula="of:=IF([.A164]=[.A163];0;1)" office:value-type="float" office:value="0" calcext:value-type="float">
            <text:p>0</text:p>
          </table:table-cell>
        </table:table-row>
        <table:table-row table:style-name="ro1">
          <table:table-cell table:style-name="ce9" office:value-type="string" calcext:value-type="string">
            <text:p>udt20</text:p>
          </table:table-cell>
          <table:table-cell table:formula="of:=IF([.A165]=[.A164];0;1)" office:value-type="float" office:value="0" calcext:value-type="float">
            <text:p>0</text:p>
          </table:table-cell>
        </table:table-row>
        <table:table-row table:style-name="ro1">
          <table:table-cell table:style-name="ce9" office:value-type="string" calcext:value-type="string">
            <text:p>udt20</text:p>
          </table:table-cell>
          <table:table-cell table:formula="of:=IF([.A166]=[.A165];0;1)" office:value-type="float" office:value="0" calcext:value-type="float">
            <text:p>0</text:p>
          </table:table-cell>
        </table:table-row>
        <table:table-row table:style-name="ro1">
          <table:table-cell table:style-name="ce9" office:value-type="string" calcext:value-type="string">
            <text:p>udt20</text:p>
          </table:table-cell>
          <table:table-cell table:formula="of:=IF([.A167]=[.A166];0;1)" office:value-type="float" office:value="0" calcext:value-type="float">
            <text:p>0</text:p>
          </table:table-cell>
        </table:table-row>
        <table:table-row table:style-name="ro1">
          <table:table-cell table:style-name="ce9" office:value-type="string" calcext:value-type="string">
            <text:p>udt20</text:p>
          </table:table-cell>
          <table:table-cell table:formula="of:=IF([.A168]=[.A167];0;1)" office:value-type="float" office:value="0" calcext:value-type="float">
            <text:p>0</text:p>
          </table:table-cell>
        </table:table-row>
        <table:table-row table:style-name="ro1">
          <table:table-cell table:style-name="ce9" office:value-type="string" calcext:value-type="string">
            <text:p>udt20</text:p>
          </table:table-cell>
          <table:table-cell table:formula="of:=IF([.A169]=[.A168];0;1)" office:value-type="float" office:value="0" calcext:value-type="float">
            <text:p>0</text:p>
          </table:table-cell>
        </table:table-row>
        <table:table-row table:style-name="ro1">
          <table:table-cell table:style-name="ce9" office:value-type="string" calcext:value-type="string">
            <text:p>udt20</text:p>
          </table:table-cell>
          <table:table-cell table:formula="of:=IF([.A170]=[.A169];0;1)" office:value-type="float" office:value="0" calcext:value-type="float">
            <text:p>0</text:p>
          </table:table-cell>
        </table:table-row>
        <table:table-row table:style-name="ro1">
          <table:table-cell table:style-name="ce9" office:value-type="string" calcext:value-type="string">
            <text:p>udt20</text:p>
          </table:table-cell>
          <table:table-cell table:formula="of:=IF([.A171]=[.A170];0;1)" office:value-type="float" office:value="0" calcext:value-type="float">
            <text:p>0</text:p>
          </table:table-cell>
        </table:table-row>
        <table:table-row table:style-name="ro1">
          <table:table-cell table:style-name="ce9" office:value-type="string" calcext:value-type="string">
            <text:p>updt</text:p>
          </table:table-cell>
          <table:table-cell table:formula="of:=IF([.A172]=[.A171];0;1)" office:value-type="float" office:value="1" calcext:value-type="float">
            <text:p>1</text:p>
          </table:table-cell>
        </table:table-row>
        <table:table-row table:style-name="ro1">
          <table:table-cell table:style-name="ce9" office:value-type="string" calcext:value-type="string">
            <text:p>utb10</text:p>
          </table:table-cell>
          <table:table-cell table:formula="of:=IF([.A173]=[.A172];0;1)" office:value-type="float" office:value="1" calcext:value-type="float">
            <text:p>1</text:p>
          </table:table-cell>
        </table:table-row>
        <table:table-row table:style-name="ro1">
          <table:table-cell table:style-name="ce9" office:value-type="string" calcext:value-type="string">
            <text:p>viet</text:p>
          </table:table-cell>
          <table:table-cell table:formula="of:=IF([.A174]=[.A173];0;1)" office:value-type="float" office:value="1" calcext:value-type="float">
            <text:p>1</text:p>
          </table:table-cell>
        </table:table-row>
        <table:table-row table:style-name="ro1">
          <table:table-cell table:style-name="ce9"/>
          <table:table-cell table:formula="of:=IF([.A175]=[.A174];0;1)" office:value-type="float" office:value="1" calcext:value-type="float">
            <text:p>1</text:p>
          </table:table-cell>
        </table:table-row>
        <table:table-row table:style-name="ro1">
          <table:table-cell table:style-name="ce9"/>
          <table:table-cell table:formula="of:=IF([.A176]=[.A175];0;1)" office:value-type="float" office:value="0" calcext:value-type="float">
            <text:p>0</text:p>
          </table:table-cell>
        </table:table-row>
        <table:table-row table:style-name="ro1">
          <table:table-cell table:style-name="ce9"/>
          <table:table-cell table:formula="of:=IF([.A177]=[.A176];0;1)" office:value-type="float" office:value="0" calcext:value-type="float">
            <text:p>0</text:p>
          </table:table-cell>
        </table:table-row>
        <table:table-row table:style-name="ro1" table:number-rows-repeated="1048398">
          <table:table-cell table:number-columns-repeated="2"/>
        </table:table-row>
        <table:table-row table:style-name="ro1">
          <table:table-cell table:number-columns-repeated="2"/>
        </table:table-row>
      </table:table>
      <table:named-expressions/>
      <table:database-ranges>
        <table:database-range table:name="__Anonymous_Sheet_DB__0" table:target-range-address="Treebanks.A3:Treebanks.AG179"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17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2">00.00.0000</text:date>, <text:time style:data-style-name="N2" text:time-value="11:11:33.421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12-12T14:13:42.152000000</dc:date>
    <meta:editing-cycles>355</meta:editing-cycles>
    <meta:editing-duration>P11DT15H41M23S</meta:editing-duration>
    <dc:creator>Daniel Zeman</dc:creator>
    <meta:document-statistic meta:table-count="3" meta:cell-count="4545" meta:object-count="0"/>
  </office:meta>
</office:document-meta>
</file>